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erif" svg:font-family="'Liberation Serif'"/>
    <style:font-face style:name="Liberation Sans" svg:font-family="'Liberation Sans'" style:font-family-generic="roman" style:font-pitch="variable"/>
    <style:font-face style:name="Liberation Serif1"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808080" draw:stroke-linejoin="round" svg:stroke-linecap="square" draw:fill="none" fo:padding-top="0.017cm" fo:padding-bottom="0.017cm" fo:padding-left="0.017cm" fo:padding-right="0.017cm"/>
    </style:style>
    <style:style style:name="gr2" style:family="graphic" style:parent-style-name="standard">
      <style:graphic-properties draw:stroke="solid" svg:stroke-width="0.027cm" svg:stroke-color="#000000" draw:stroke-linejoin="round" svg:stroke-linecap="butt" draw:fill="none" fo:padding-top="0.013cm" fo:padding-bottom="0.013cm" fo:padding-left="0.013cm" fo:padding-right="0.013cm"/>
    </style:style>
    <style:style style:name="gr3" style:family="graphic" style:parent-style-name="standard">
      <style:graphic-properties draw:stroke="solid" svg:stroke-width="0.105cm" svg:stroke-color="#ff0000" draw:stroke-linejoin="round" svg:stroke-linecap="square" draw:fill="none" fo:padding-top="0.052cm" fo:padding-bottom="0.052cm" fo:padding-left="0.052cm" fo:padding-right="0.052cm"/>
    </style:style>
    <style:style style:name="gr4" style:family="graphic" style:parent-style-name="standard">
      <style:graphic-properties draw:stroke="solid" svg:stroke-width="0.027cm" svg:stroke-color="#000000" draw:stroke-linejoin="miter" svg:stroke-linecap="square" draw:fill="none" fo:padding-top="0.013cm" fo:padding-bottom="0.013cm" fo:padding-left="0.013cm" fo:padding-right="0.013cm"/>
    </style:style>
    <style:style style:name="gr5" style:family="graphic" style:parent-style-name="standard">
      <style:graphic-properties draw:stroke="none" draw:fill="none" draw:textarea-horizontal-align="left" draw:textarea-vertical-align="top" draw:auto-grow-height="true" draw:auto-grow-width="true" fo:min-height="1.41cm" fo:min-width="1.41cm" fo:padding-top="0cm" fo:padding-bottom="0cm" fo:padding-left="0cm" fo:padding-right="0cm"/>
    </style:style>
    <style:style style:name="gr6" style:family="graphic" style:parent-style-name="standard">
      <style:graphic-properties draw:stroke="solid" svg:stroke-width="0.105cm" svg:stroke-color="#0000ff" draw:stroke-linejoin="round" svg:stroke-linecap="square" draw:fill="none" fo:padding-top="0.052cm" fo:padding-bottom="0.052cm" fo:padding-left="0.052cm" fo:padding-right="0.052cm"/>
    </style:style>
    <style:style style:name="gr7" style:family="graphic" style:parent-style-name="standard">
      <style:graphic-properties draw:stroke="solid" svg:stroke-width="0.051cm" svg:stroke-color="#808080" draw:stroke-linejoin="round" svg:stroke-linecap="butt" draw:fill="none" fo:padding-top="0.025cm" fo:padding-bottom="0.025cm" fo:padding-left="0.025cm" fo:padding-right="0.025cm"/>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none" draw:fill="none" draw:textarea-horizontal-align="left" draw:textarea-vertical-align="top" draw:auto-grow-height="true" draw:auto-grow-width="true" fo:min-height="1.269cm" fo:min-width="1.269cm" fo:padding-top="0cm" fo:padding-bottom="0cm" fo:padding-left="0cm" fo:padding-right="0cm"/>
    </style:style>
    <style:style style:name="gr10" style:family="graphic" style:parent-style-name="standard">
      <style:graphic-properties draw:stroke="solid" svg:stroke-width="0.105cm" svg:stroke-color="#008000" draw:stroke-linejoin="round" svg:stroke-linecap="butt" draw:fill="none" fo:padding-top="0.052cm" fo:padding-bottom="0.052cm" fo:padding-left="0.052cm" fo:padding-right="0.052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40pt" style:font-size-asian="40pt" style:font-size-complex="40pt"/>
    </style:style>
    <style:style style:name="P4" style:family="paragraph">
      <loext:graphic-properties draw:fill="none"/>
      <style:text-properties fo:font-size="36pt" style:font-size-asian="36pt" style:font-size-complex="36pt"/>
    </style:style>
    <style:style style:name="T1" style:family="text">
      <style:text-properties fo:color="#000000" style:font-name="DejaVu Sans" fo:font-size="40pt" style:font-size-asian="40pt" style:font-name-complex="DejaVu Sans" style:font-size-complex="40pt"/>
    </style:style>
    <style:style style:name="T2" style:family="text">
      <style:text-properties fo:color="#000000" style:font-name="Liberation Serif" fo:font-size="40pt" style:font-size-asian="40pt" style:font-name-complex="Liberation Serif" style:font-size-complex="40pt"/>
    </style:style>
    <style:style style:name="T3" style:family="text">
      <style:text-properties fo:color="#000000" style:font-name="Liberation Serif" fo:font-size="36pt" style:font-size-asian="36pt" style:font-name-complex="Liberation Serif"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4.543cm" svg:y1="12.589cm" svg:x2="4.543cm" svg:y2="0.256cm">
          <text:p/>
        </draw:line>
        <draw:line draw:style-name="gr2" draw:text-style-name="P1" draw:layer="layout" svg:x1="4.543cm" svg:y1="12.589cm" svg:x2="4.543cm" svg:y2="12.762cm">
          <text:p/>
        </draw:line>
        <draw:line draw:style-name="gr2" draw:text-style-name="P1" draw:layer="layout" svg:x1="11.754cm" svg:y1="12.589cm" svg:x2="11.754cm" svg:y2="12.762cm">
          <text:p/>
        </draw:line>
        <draw:line draw:style-name="gr2" draw:text-style-name="P1" draw:layer="layout" svg:x1="18.972cm" svg:y1="12.589cm" svg:x2="18.972cm" svg:y2="12.762cm">
          <text:p/>
        </draw:line>
        <draw:line draw:style-name="gr2" draw:text-style-name="P1" draw:layer="layout" svg:x1="26.186cm" svg:y1="12.589cm" svg:x2="26.186cm" svg:y2="12.762cm">
          <text:p/>
        </draw:line>
        <draw:line draw:style-name="gr2" draw:text-style-name="P1" draw:layer="layout" svg:x1="33.401cm" svg:y1="12.589cm" svg:x2="33.401cm" svg:y2="12.762cm">
          <text:p/>
        </draw:line>
        <draw:line draw:style-name="gr2" draw:text-style-name="P1" draw:layer="layout" svg:x1="40.615cm" svg:y1="12.589cm" svg:x2="40.615cm" svg:y2="12.762cm">
          <text:p/>
        </draw:line>
        <draw:line draw:style-name="gr2" draw:text-style-name="P1" draw:layer="layout" svg:x1="2.758cm" svg:y1="12.028cm" svg:x2="2.624cm" svg:y2="12.028cm">
          <text:p/>
        </draw:line>
        <draw:line draw:style-name="gr2" draw:text-style-name="P1" draw:layer="layout" svg:x1="2.758cm" svg:y1="10.627cm" svg:x2="2.624cm" svg:y2="10.627cm">
          <text:p/>
        </draw:line>
        <draw:line draw:style-name="gr2" draw:text-style-name="P1" draw:layer="layout" svg:x1="2.758cm" svg:y1="9.223cm" svg:x2="2.624cm" svg:y2="9.223cm">
          <text:p/>
        </draw:line>
        <draw:line draw:style-name="gr2" draw:text-style-name="P1" draw:layer="layout" svg:x1="2.758cm" svg:y1="7.823cm" svg:x2="2.624cm" svg:y2="7.823cm">
          <text:p/>
        </draw:line>
        <draw:line draw:style-name="gr2" draw:text-style-name="P1" draw:layer="layout" svg:x1="2.758cm" svg:y1="6.422cm" svg:x2="2.624cm" svg:y2="6.422cm">
          <text:p/>
        </draw:line>
        <draw:line draw:style-name="gr2" draw:text-style-name="P1" draw:layer="layout" svg:x1="2.758cm" svg:y1="5.022cm" svg:x2="2.624cm" svg:y2="5.022cm">
          <text:p/>
        </draw:line>
        <draw:line draw:style-name="gr2" draw:text-style-name="P1" draw:layer="layout" svg:x1="2.758cm" svg:y1="3.621cm" svg:x2="2.624cm" svg:y2="3.621cm">
          <text:p/>
        </draw:line>
        <draw:line draw:style-name="gr2" draw:text-style-name="P1" draw:layer="layout" svg:x1="2.758cm" svg:y1="2.217cm" svg:x2="2.624cm" svg:y2="2.217cm">
          <text:p/>
        </draw:line>
        <draw:line draw:style-name="gr2" draw:text-style-name="P1" draw:layer="layout" svg:x1="2.758cm" svg:y1="0.817cm" svg:x2="2.624cm" svg:y2="0.817cm">
          <text:p/>
        </draw:line>
        <draw:polyline draw:style-name="gr3" draw:text-style-name="P1" draw:layer="layout" svg:width="35.659cm" svg:height="11.214cm" svg:x="4.543cm" svg:y="0.817cm" svg:viewBox="0 0 35660 11215" draw:points="0,11215 92,11215 103,10951 113,10845 124,10870 134,10838 145,10510 159,10351 180,9892 212,9504 237,8778 247,8584 268,7416 304,5395 325,2215 335,1668 346,1711 360,2501 371,3566 381,3884 402,4748 417,4780 438,5518 448,5649 462,5691 473,5705 484,5973 498,5617 508,5176 533,3612 565,215 589,465 611,3242 632,4406 646,4378 656,4759 667,4929 681,4982 692,4706 713,5126 727,4681 738,4992 748,4855 773,4908 780,4901 794,4992 815,5620 826,5525 850,4660 882,6086 893,6312 903,6386 918,6767 928,6964 960,8026 974,8601 985,8559 995,8393 1020,9275 1030,9536 1055,9871 1066,10125 1076,10552 1087,11215 1605,11215 1620,11032 1644,10908 1655,10937 1665,11067 1704,10817 1715,10789 1736,10774 1821,10774 2431,10774 2445,10570 2456,10291 2491,9797 2516,9635 2526,9427 2547,8379 2558,7924 2583,6820 2593,6262 2604,5264 2625,1855 2639,1266 2650,1079 2660,1005 2671,1834 2685,2938 2706,4011 2731,4053 2741,4141 2752,4265 2766,4127 2777,4392 2798,4494 2812,4360 2823,3947 2833,3407 2847,3220 2858,3171 2868,3217 2882,2959 2893,3026 2904,3164 2914,3220 2928,3235 2953,3238 2985,3242 2999,3333 3013,3326 3024,3280 3034,3520 3045,3485 3055,3496 3069,3707 3080,3418 3091,3753 3101,4328 3115,4173 3126,4092 3136,4074 3151,3901 3172,5412 3182,5991 3196,6284 3207,6379 3218,6411 3228,6418 3239,6763 3260,7875 3274,8136 3285,7998 3295,7942 3306,7966 3316,8301 3341,9381 3352,9607 3373,9857 3398,10711 3408,11215 4004,11215 4015,11007 4029,11004 4040,11032 4050,10997 4061,10848 4075,10827 4096,10880 4110,10810 4121,10817 4131,10810 4142,10820 4156,10792 4167,10781 4177,10796 4202,10778 4237,10774 4248,10785 4272,10774 4354,10774 4544,10774 4555,10792 4579,10778 4590,10792 4615,10778 4660,10774 4756,10774 4780,10203 4812,9730 4826,9614 4837,9377 4862,8270 4872,7924 4897,6481 4907,6068 4932,2197 4943,1379 4953,1104 4967,1090 4978,1277 4989,2525 5013,3813 5024,4060 5034,4145 5045,4452 5070,4716 5080,4741 5105,4957 5116,4989 5130,4614 5140,3834 5151,3439 5165,3305 5176,3263 5200,2582 5211,2649 5225,3005 5250,3302 5260,3312 5271,3563 5295,4236 5306,4127 5320,4184 5331,4064 5345,3792 5366,3704 5380,3446 5391,3365 5401,3739 5412,3947 5426,4374 5437,4349 5451,4162 5461,4095 5472,4201 5486,5021 5507,6008 5521,6308 5532,6396 5546,6414 5557,6777 5567,6979 5581,7656 5592,7998 5606,8192 5617,7995 5627,7942 5638,8100 5662,9339 5676,9589 5698,9910 5712,10309 5722,10891 5736,11215 6220,11215 6230,11060 6241,11215 6255,11046 6266,10958 6280,10901 6290,10965 6304,10979 6315,10968 6329,10866 6340,10838 6350,10796 6364,10856 6375,10789 6389,10778 6424,10774 6495,10774 6509,10792 6534,10778 6555,10774 6565,10792 6590,10778 6640,10774 6745,10774 6756,10792 6781,10778 6802,10774 6816,10792 6841,10778 6887,10774 6897,10789 6911,10799 6936,10778 6971,10774 7006,10774 7021,10848 7031,10810 7045,10785 7056,10778 7066,10792 7081,10778 7112,10774 7126,10619 7151,10048 7162,10005 7183,9783 7197,9649 7208,9416 7218,8831 7232,8598 7243,8220 7253,7275 7278,6090 7303,2712 7324,1174 7338,1315 7349,1668 7384,3810 7430,5045 7440,5052 7451,5324 7465,5426 7476,5373 7486,5582 7497,4816 7522,3891 7546,2557 7557,2063 7567,1294 7578,1661 7592,2413 7617,3164 7631,3231 7677,4751 7705,4766 7737,4908 7768,4876 7800,5165 7832,5091 7864,4416 7892,5539 7924,6121 7955,6403 7987,6421 8019,6643 8051,6996 8075,7049 8097,7730 8132,8139 8146,8566 8160,8294 8174,8118 8185,8252 8195,8474 8209,8996 8220,9296 8245,9628 8276,10002 8301,10739 8315,11215 9786,11215 9800,10520 9846,8816 9867,6975 9882,5469 9903,691 9913,0 9924,0 9938,546 9949,1111 9959,2808 9984,4332 9994,4233 10019,4148 10030,4501 10040,4586 10051,4780 10076,4279 10090,4272 10100,4438 10111,4413 10121,3767 10132,3383 10146,3287 10167,2719 10178,2635 10192,3111 10203,3129 10213,3136 10227,3203 10238,3231 10248,3125 10259,3203 10273,3227 10284,3298 10330,4430 10344,4614 10365,4194 10375,4011 10386,4180 10400,3965 10411,3926 10435,4032 10457,4162 10467,5352 10485,5645 10492,6164 10502,6340 10513,6396 10527,6414 10538,6421 10548,6516 10559,6897 10573,7702 10584,8072 10598,8277 10619,7871 10629,7959 10654,9303 10665,9582 10689,9931 10714,11046 10728,11215 12023,11215 12037,11074 12048,10870 12058,10806 12069,10799 12083,10693 12094,10450 12108,10326 12118,10051 12139,9758 12164,9455 12175,8929 12185,8820 12199,8372 12231,6495 12242,6033 12256,4769 12266,4166 12280,2279 12291,1555 12302,1795 12323,3778 12337,3958 12348,4233 12372,5176 12383,5525 12397,5659 12407,5694 12422,5779 12432,6128 12446,5920 12482,3453 12492,3185 12517,938 12527,945 12552,2391 12563,2695 12587,3552 12598,3746 12612,4328 12623,4180 12633,4674 12644,4730 12658,4769 12669,4677 12679,4798 12693,4699 12700,4876 12725,4830 12736,4908 12750,4939 12771,5197 12781,5095 12806,4321 12817,4823 12827,5532 12852,6291 12866,6386 12898,6968 12933,8340 12944,8414 12954,8287 12965,8400 12990,9349 13000,9578 13025,9903 13039,10309 13050,10866 13060,11215 13544,11215 13559,11025 13569,11050 13594,10975 13601,10873 13615,10926 13626,10933 13640,10901 13650,10803 13661,10799 13671,10806 13686,10785 13696,10824 13710,10785 13735,10774 13816,10774 13968,10774 13982,10785 14007,10774 14038,10774 14049,10848 14063,10785 14084,10774 14190,10774 14225,10774 14239,10796 14250,10806 14264,10785 14285,10774 14296,10792 14324,10774 14395,10774 14416,10774 14426,10566 14451,9998 14462,9963 14497,9663 14553,7772 14585,5754 14599,3358 14610,2152 14620,1432 14631,1121 14645,1305 14656,1573 14666,3319 14691,4134 14702,4508 14716,4635 14737,5306 14762,5659 14772,5627 14786,5687 14797,5377 14807,4466 14832,3541 14857,2021 14867,1661 14878,1689 14892,1788 14903,2839 14913,3065 14924,3143 14938,3164 14948,3263 14963,3781 14973,4311 14984,4639 14998,4787 15008,4872 15019,4908 15033,4730 15044,4887 15065,4887 15090,4943 15100,4925 15111,5130 15125,5144 15146,4275 15171,5557 15181,5998 15192,6220 15217,6453 15227,6890 15241,7003 15277,8538 15287,8524 15301,8365 15347,9607 15372,9956 15407,11215 16557,11215 16568,11032 16582,11215 16737,11215 16762,10912 16786,10968 16797,10746 16811,10404 16822,10305 16843,9811 16853,9741 16868,9603 16878,9342 16889,8933 16903,8732 16910,8323 16949,6259 16980,2469 16991,2201 17002,2233 17016,2624 17037,4416 17048,4709 17062,4922 17072,5331 17083,5606 17093,5673 17104,5698 17122,5709 17132,6149 17143,6336 17153,6026 17178,4282 17203,3005 17213,2857 17224,1693 17238,956 17259,2871 17270,3104 17284,3203 17294,3227 17305,3330 17316,3326 17330,3591 17340,4321 17351,4427 17376,4855 17386,4957 17411,5014 17421,5006 17432,5130 17443,5451 17467,5426 17492,5659 17503,5694 17524,4918 17538,5402 17548,5712 17559,6153 17573,6347 17594,6911 17605,7003 17619,7247 17640,8432 17651,8700 17665,8630 17675,8806 17686,9250 17700,9511 17711,9660 17725,9794 17735,10002 17746,10475 17760,10767 17771,11215 19069,11215 19094,10859 19108,10845 19118,10736 19129,10386 19143,10277 19154,9974 19164,9787 19175,9702 19189,9540 19203,9176 19214,8781 19224,8566 19235,7991 19249,7215 19259,6707 19284,5038 19295,3400 19305,2628 19319,2614 19344,3150 19355,3806 19376,4113 19401,4901 19415,5416 19425,5617 19436,5680 19446,5701 19461,6001 19471,6026 19485,5821 19496,4865 19506,4363 19520,3580 19545,1093 19556,825 19570,1322 19591,2966 19605,3026 19619,3556 19630,3538 19658,4497 19683,4869 19693,4964 19707,4996 19732,5006 19743,5006 19757,5066 19767,5447 19782,5659 19792,5610 19803,5514 19817,5656 19827,5691 19842,5705 19852,5112 19866,4865 19877,5698 19891,6192 19905,6354 19916,6396 19930,6802 19940,6989 19954,7028 19969,7564 19983,7892 19993,8559 20007,8640 20018,8510 20046,9332 20085,9952 20127,11215 20766,11215 20776,10997 20790,11215 20801,11071 20815,10983 20829,11004 20840,11000 20850,10990 20865,10877 20875,10866 20889,10838 20900,10916 20910,10810 20921,10785 20935,10796 20946,10781 20956,10796 20967,10781 20992,10774 21147,10774 21246,10774 21256,10803 21270,10781 21291,10774 21443,10774 21528,10774 21560,10090 21584,9797 21605,9586 21616,9342 21630,8654 21641,8192 21651,7984 21662,7106 21687,6093 21732,1245 21743,1164 21754,1495 21778,3337 21792,3827 21799,3997 21814,4409 21824,4476 21838,4229 21849,4423 21859,4755 21870,4830 21884,5091 21895,5102 21905,4378 21916,3541 21930,3340 21941,3273 21951,3249 21965,3242 21986,2388 21997,2501 22032,4109 22046,4402 22060,4254 22068,4370 22082,4402 22092,4769 22103,4837 22117,4872 22128,4579 22138,4827 22152,4660 22170,4890 22187,4876 22195,4911 22209,4837 22219,4360 22230,4194 22240,4413 22255,5380 22265,5934 22279,6248 22286,6372 22300,6403 22311,6418 22325,6848 22336,7123 22346,7673 22371,8474 22385,8171 22396,8245 22410,8654 22420,9254 22434,9554 22459,9857 22470,10256 22494,11215 23020,11215 23031,11067 23041,11060 23052,11057 23066,11074 23076,10997 23091,10947 23101,11043 23112,10894 23122,11032 23133,11032 23147,10866 23168,10810 23182,10859 23193,10789 23207,10792 23228,10774 23278,10774 23288,10796 23299,10781 23323,10774 23334,10774 23345,10789 23355,10778 23390,10774 23507,10774 23517,10792 23528,10778 23553,10774 23719,10774 23884,10774 23898,10323 23909,10090 23923,9970 23934,9773 23948,9723 23955,9564 23969,9187 23983,8548 23994,8206 24018,6728 24033,6121 24054,3037 24068,1711 24078,1340 24092,1449 24107,2127 24128,3545 24152,3986 24163,4039 24174,4169 24188,4490 24202,4402 24212,4526 24227,4816 24237,4950 24251,4989 24262,4042 24276,3478 24287,3319 24311,3252 24322,3242 24336,3051 24361,2264 24371,2441 24382,3439 24396,4011 24410,4265 24421,4610 24431,4607 24445,4681 24456,4780 24466,4734 24481,4776 24491,4904 24505,4876 24516,4692 24526,4848 24562,5070 24576,5031 24590,4879 24597,4318 24608,4367 24622,4550 24632,5437 24643,5948 24657,6287 24668,6379 24682,6411 24717,7275 24731,7811 24752,8404 24763,8203 24777,8266 24787,8598 24812,9476 24851,10118 24865,10609 24876,11215 25475,11215 25486,11046 25500,11018 25514,11039 25525,11004 25535,10877 25560,10951 25574,10827 25585,10824 25595,10901 25606,10803 25620,10803 25634,10817 25645,10806 25655,10785 25666,10799 25680,10856 25691,10806 25705,10806 25715,10799 25729,10781 25740,10792 25751,10778 25786,10774 25796,10799 25811,10781 25835,10774 25867,10774 25881,10810 25892,10789 25902,10778 25927,10774 25938,10799 25952,10781 25962,10778 25976,10792 25987,10781 26008,10774 26033,10774 26047,10799 26057,10781 26082,10774 26128,10774 26142,10792 26163,10778 26177,10789 26202,10774 26248,10774 26259,10898 26269,10531 26280,10383 26294,10312 26315,9847 26329,9744 26340,9586 26350,9272 26361,8778 26375,8457 26389,7882 26400,6964 26410,6315 26446,2465 26456,1495 26467,1661 26477,1629 26495,2000 26502,3372 26527,4667 26548,5479 26562,5638 26573,5680 26594,5709 26608,5712 26632,5183 26643,4134 26657,3499 26668,3079 26678,2370 26689,2197 26703,1449 26717,2638 26728,3072 26749,3319 26763,3774 26774,3845 26788,4416 26798,4536 26809,4798 26823,4830 26844,4968 26858,4992 26869,4957 26879,4992 26894,5250 26904,5299 26918,5098 26929,5130 26939,5599 26954,5673 26964,5698 26975,5444 26989,4632 26999,5038 27024,6097 27035,6319 27045,6386 27070,6929 27084,7010 27105,8122 27116,8580 27130,8749 27140,8686 27165,9441 27190,9744 27204,9949 27243,11215 27768,11215 27783,11067 27793,11215 27804,11004 27818,11039 27828,11050 27843,11014 27853,11046 27878,10933 27892,10944 27902,10887 27927,10880 27938,10916 27952,10866 27962,10866 27973,10845 27987,10803 28001,10799 28012,10789 28026,10799 28033,10799 28047,10831 28058,10806 28072,10817 28082,10856 28097,10789 28107,10778 28132,10774 28142,10803 28156,10785 28178,10774 28312,10774 28393,10774 28407,10792 28421,10778 28446,10774 28467,10774 28481,10785 28492,10848 28502,10785 28516,10778 28527,10866 28541,10792 28552,10778 28562,10774 28587,10824 28601,10792 28612,10778 28643,10774 28657,10633 28672,10249 28686,10125 28710,9818 28721,9723 28732,9575 28746,9205 28756,8661 28767,8495 28781,7910 28802,6492 28816,6033 28834,3030 28848,2349 28859,2092 28873,2367 28883,2959 28894,3206 28904,3746 28918,3908 28929,4004 28940,4046 28954,4363 28961,5028 28975,5412 28986,5613 28996,5680 29010,5701 29021,5409 29031,5010 29056,3672 29070,3312 29081,3160 29102,1915 29116,2081 29130,2790 29141,2942 29155,3714 29165,3668 29176,4328 29187,4660 29211,4879 29222,4915 29236,4975 29247,4996 29257,5003 29271,5253 29282,5102 29296,5172 29307,5031 29317,4975 29342,5571 29352,5680 29367,5532 29377,4879 29388,4561 29402,4897 29423,6174 29434,6329 29448,6393 29494,7328 29518,7963 29529,8591 29539,8601 29550,8548 29575,9430 29610,9959 29635,10760 29649,11215 30414,11215 30425,11007 30435,11215 30450,11004 30464,11215 30471,11000 30485,11053 30495,10993 30506,11215 30520,11043 30531,11046 30555,11021 30566,11053 30580,10954 30591,10905 30601,10972 30615,10856 30640,11025 30651,10901 30661,10905 30672,10944 30686,10866 30696,10845 30707,10891 30721,10873 30732,10827 30742,10951 30756,10891 30767,10933 30781,10901 30792,10979 30802,10873 30816,10827 30827,10838 30841,10870 30866,10789 30873,10803 30887,10799 30901,10781 30912,10856 30922,10785 30933,10778 30947,10806 30958,10781 30982,10774 30993,10774 31007,10792 31018,10778 31032,10774 31042,10672 31053,10348 31077,9945 31088,9780 31099,9684 31113,9540 31123,9169 31159,7455 31183,6315 31194,4992 31219,1767 31233,1728 31243,1164 31254,1566 31279,3831 31289,4134 31300,4557 31324,4837 31335,5324 31349,5578 31360,5670 31370,5663 31384,5694 31395,5525 31420,4395 31434,4215 31444,3637 31455,3351 31480,1968 31494,1898 31504,2046 31515,2924 31529,3108 31540,3369 31550,4155 31564,4282 31575,4723 31585,4911 31600,4844 31610,4961 31621,4787 31635,4783 31645,5091 31656,4950 31667,5003 31681,5014 31691,4975 31702,5006 31712,5405 31727,5574 31737,5479 31748,4646 31762,4258 31772,4769 31797,6047 31808,6301 31818,6382 31829,6407 31843,6869 31854,6993 31864,7162 31875,7568 31889,8400 31899,8651 31914,8534 31924,8517 31935,9173 31959,9631 31970,9769 31981,9963 32016,11215 32690,11215 32700,11060 32714,10961 32725,11046 32750,10983 32764,11039 32774,11000 32785,10894 32799,10990 32810,11021 32831,10965 32845,10894 32855,10954 32866,10856 32880,10845 32891,10841 32905,10824 32915,10884 32926,10799 32940,10781 32951,10806 32961,10813 32972,10810 32986,10785 32997,10778 33007,10848 33021,10785 33032,10778 33046,10774 33057,10799 33067,10781 33092,10774 33141,10774 33152,10792 33166,10778 33201,10774 33226,10774 33236,10792 33261,10778 33286,10774 33296,10785 33321,10774 33406,10774 33431,10291 33441,10231 33452,10097 33476,9769 33490,9614 33533,7846 33568,5165 33593,2035 33614,1781 33639,2691 33660,4603 33674,4876 33688,5352 33695,5578 33709,5684 33720,5705 33734,5941 33744,6068 33755,6259 33769,6202 33780,5006 33794,4413 33804,3220 33815,3280 33840,1005 33854,885 33864,1665 33875,2843 33903,3178 33914,3231 33935,3238 33949,3527 33960,3295 33974,3573 33995,4751 34020,4936 34030,4992 34044,5003 34066,5814 34076,5716 34090,5786 34101,5733 34111,5716 34122,5712 34147,4529 34157,5183 34182,6213 34207,6492 34217,6876 34231,6996 34242,7165 34277,8682 34288,8668 34302,8887 34327,9564 34355,9857 34372,10520 34387,11215 34803,11215 34824,10827 34838,10806 34849,10718 34863,10697 34873,10612 34884,10577 34898,10566 34909,10584 34923,10538 34933,10542 34947,10584 34958,10531 34986,10591 34997,10545 35011,10542 35022,10527 35036,10559 35050,10573 35060,10573 35074,10552 35089,10619 35099,10609 35110,10566 35124,10619 35138,10552 35149,10640 35159,10559 35173,10616 35184,10584 35194,10651 35205,10672 35219,10580 35233,10633 35244,10633 35254,10686 35265,10679 35293,10619 35304,10686 35318,10693 35328,10665 35343,10683 35353,10683 35364,10711 35378,10633 35388,10693 35403,10729 35413,10633 35427,10711 35438,10700 35452,10679 35463,10729 35473,10739 35487,10679 35498,10693 35508,10637 35522,10721 35533,10707 35547,10665 35558,10665 35572,10736 35586,10651 35597,10714 35621,10753 35635,10760 35649,10743 35660,10760">
          <text:p/>
        </draw:polyline>
        <draw:line draw:style-name="gr4" draw:text-style-name="P1" draw:layer="layout" svg:x1="2.758cm" svg:y1="12.589cm" svg:x2="40.768cm" svg:y2="12.614cm">
          <text:p/>
        </draw:line>
        <draw:line draw:style-name="gr1" draw:text-style-name="P1" draw:layer="layout" svg:x1="4.543cm" svg:y1="27.388cm" svg:x2="4.543cm" svg:y2="15.055cm">
          <text:p/>
        </draw:line>
        <draw:line draw:style-name="gr2" draw:text-style-name="P1" draw:layer="layout" svg:x1="4.543cm" svg:y1="27.388cm" svg:x2="4.543cm" svg:y2="27.561cm">
          <text:p/>
        </draw:line>
        <draw:line draw:style-name="gr1" draw:text-style-name="P1" draw:layer="layout" svg:x1="11.754cm" svg:y1="27.388cm" svg:x2="11.754cm" svg:y2="15.055cm">
          <text:p/>
        </draw:line>
        <draw:line draw:style-name="gr2" draw:text-style-name="P1" draw:layer="layout" svg:x1="11.754cm" svg:y1="27.388cm" svg:x2="11.754cm" svg:y2="27.561cm">
          <text:p/>
        </draw:line>
        <draw:line draw:style-name="gr2" draw:text-style-name="P1" draw:layer="layout" svg:x1="18.972cm" svg:y1="27.388cm" svg:x2="18.972cm" svg:y2="27.561cm">
          <text:p/>
        </draw:line>
        <draw:line draw:style-name="gr2" draw:text-style-name="P1" draw:layer="layout" svg:x1="26.186cm" svg:y1="27.388cm" svg:x2="26.186cm" svg:y2="27.561cm">
          <text:p/>
        </draw:line>
        <draw:line draw:style-name="gr2" draw:text-style-name="P1" draw:layer="layout" svg:x1="33.401cm" svg:y1="27.388cm" svg:x2="33.401cm" svg:y2="27.561cm">
          <text:p/>
        </draw:line>
        <draw:line draw:style-name="gr2" draw:text-style-name="P1" draw:layer="layout" svg:x1="40.615cm" svg:y1="27.388cm" svg:x2="40.615cm" svg:y2="27.561cm">
          <text:p/>
        </draw:line>
        <draw:line draw:style-name="gr2" draw:text-style-name="P1" draw:layer="layout" svg:x1="2.758cm" svg:y1="25.73cm" svg:x2="2.624cm" svg:y2="25.73cm">
          <text:p/>
        </draw:line>
        <draw:frame draw:style-name="gr5" draw:text-style-name="P3" draw:layer="layout" svg:width="6.056cm" svg:height="1.644cm" draw:transform="rotate (1.5707963267949) translate (0.507cm 9.647cm)">
          <draw:text-box>
            <text:p text:style-name="P2"><text:span text:style-name="T1">Force(N)</text:span></text:p>
          </draw:text-box>
        </draw:frame>
        <draw:line draw:style-name="gr2" draw:text-style-name="P1" draw:layer="layout" svg:x1="2.758cm" svg:y1="23.902cm" svg:x2="2.624cm" svg:y2="23.902cm">
          <text:p/>
        </draw:line>
        <draw:line draw:style-name="gr2" draw:text-style-name="P1" draw:layer="layout" svg:x1="2.758cm" svg:y1="22.078cm" svg:x2="2.624cm" svg:y2="22.078cm">
          <text:p/>
        </draw:line>
        <draw:line draw:style-name="gr2" draw:text-style-name="P1" draw:layer="layout" svg:x1="2.758cm" svg:y1="20.251cm" svg:x2="2.624cm" svg:y2="20.251cm">
          <text:p/>
        </draw:line>
        <draw:line draw:style-name="gr2" draw:text-style-name="P1" draw:layer="layout" svg:x1="2.758cm" svg:y1="18.424cm" svg:x2="2.624cm" svg:y2="18.424cm">
          <text:p/>
        </draw:line>
        <draw:line draw:style-name="gr2" draw:text-style-name="P1" draw:layer="layout" svg:x1="2.758cm" svg:y1="16.6cm" svg:x2="2.624cm" svg:y2="16.6cm">
          <text:p/>
        </draw:line>
        <draw:polyline draw:style-name="gr6" draw:text-style-name="P1" draw:layer="layout" svg:width="35.659cm" svg:height="11.214cm" svg:x="4.543cm" svg:y="15.616cm" svg:viewBox="0 0 35660 11215" draw:points="0,3535 43,3535 67,3542 92,3542 103,3680 124,3680 134,4093 145,4093 159,4851 180,4851 191,5719 212,5719 223,6753 247,6753 258,8326 279,8326 293,9850 304,10079 325,10079 335,10475 360,10475 371,10397 381,10397 392,10030 417,10030 427,9815 438,9790 462,9790 473,9963 498,9963 508,10450 533,10450 544,10940 554,10940 565,11187 589,11187 600,11067 621,11067 632,10845 656,10845 667,10662 692,10662 702,10566 713,10559 738,10559 748,10531 759,10531 773,10457 794,10457 815,10143 836,10143 850,9914 872,9914 882,9504 903,9504 918,8905 928,8905 939,8421 960,8160 974,8160 985,7702 1006,7702 1020,6936 1041,6936 1055,5546 1066,5546 1076,4364 1087,3849 1112,3849 1122,3218 1136,3218 1147,2766 1172,2766 1182,2823 1207,2823 1217,3130 1228,3193 1253,3193 1263,3370 1288,3370 1295,3648 1320,3648 1330,3878 1355,3878 1366,3962 1390,3962 1401,4040 1411,4040 1422,4093 1447,4093 1457,4139 1482,4139 1493,4170 1514,4170 1528,4170 1535,4188 1560,4188 1570,4199 1584,4199 1595,4206 1620,4206 1630,4213 1680,4216 1690,4223 1725,4227 1785,4234 1866,4241 1877,4245 1990,4248 2011,4255 2124,4259 2145,4262 2315,4266 2374,4273 2385,4273 2399,4280 2420,4280 2431,4410 2456,4410 2470,4943 2477,5137 2501,5137 2516,6157 2537,6157 2547,7501 2569,7501 2583,9113 2593,9113 2604,10316 2625,10316 2639,10813 2660,10813 2671,10552 2696,10552 2706,10164 2720,10164 2731,10005 2741,9984 2787,9984 2798,10164 2823,10164 2833,10524 2858,10524 2868,10813 2882,10849 2904,10849 2914,10866 2928,10866 2939,10707 2964,10707 2974,10602 2999,10602 3013,10538 3034,10538 3045,10499 3055,10499 3069,10471 3080,10460 3101,10460 3115,10351 3126,10351 3136,10146 3161,10146 3172,9836 3196,9836 3207,9409 3228,9409 3239,8958 3260,8958 3274,8368 3285,8368 3295,7730 3316,7349 3341,7349 3352,6629 3362,6629 3373,5137 3398,5137 3408,3881 3422,3691 3443,3691 3458,3229 3468,3229 3482,2872 3503,2872 3528,3147 3553,3147 3563,3338 3585,3338 3595,3606 3620,3606 3630,3804 3641,3832 3662,3832 3676,3931 3687,3931 3697,3998 3722,3998 3729,4036 3754,4036 3764,4061 3789,4061 3800,4079 3821,4079 3831,4089 3888,4093 3902,4103 3913,4103 3923,4110 3948,4110 3969,4121 3997,4121 4004,4128 4029,4128 4050,4132 4075,4135 4121,4142 4142,4146 4188,4146 4202,4153 4283,4156 4308,4163 4389,4167 4445,4170 4509,4174 4555,4177 4579,4177 4625,4181 4671,4185 4699,4188 4710,4188 4720,4206 4745,4206 4756,4329 4780,4329 4791,4693 4802,4693 4812,5779 4837,5779 4862,7815 4883,7815 4897,9409 4907,9409 4918,10549 4943,10549 4953,10827 4978,10827 4989,10464 4999,10464 5013,10139 5034,10139 5045,9974 5070,9974 5080,9952 5105,9952 5116,10132 5130,10132 5140,10517 5165,10517 5176,10792 5186,10894 5211,10894 5225,10958 5236,10958 5250,10760 5271,10760 5285,10609 5295,10587 5320,10587 5331,10531 5345,10531 5355,10510 5380,10506 5391,10506 5401,10464 5412,10464 5426,10348 5451,10348 5461,10143 5486,10143 5497,9737 5521,9737 5532,9205 5546,9088 5557,9088 5567,8654 5592,8654 5606,8167 5627,8167 5638,7504 5662,7504 5676,6287 5698,6287 5712,4467 5736,4467 5747,3426 5772,3426 5782,2713 5793,2713 5807,2459 5821,2488 5832,2488 5842,2685 5867,2685 5878,2992 5902,2992 5913,3260 5938,3260 5948,3437 5973,3437 5983,3567 6008,3567 6019,3677 6029,3677 6040,3758 6065,3758 6075,3814 6089,3835 6110,3835 6125,3867 6135,3867 6149,3885 6170,3885 6181,3902 6241,3909 6255,3920 6266,3920 6280,3927 6304,3927 6315,3938 6340,3938 6350,3945 6400,3952 6424,3952 6438,3952 6449,3959 6495,3962 6520,3966 6565,3969 6580,3976 6640,3976 6675,3976 6767,3983 6887,3987 7056,3998 7066,3998 7081,4019 7102,4019 7112,4156 7126,4156 7137,4654 7162,4654 7183,5896 7208,5896 7218,6777 7232,6777 7243,8594 7264,8594 7278,9945 7289,10429 7313,10429 7324,10736 7349,10736 7359,10422 7384,10422 7395,10108 7405,10108 7419,9903 7440,9903 7451,9910 7476,9910 7497,10432 7522,10432 7532,10813 7557,10813 7567,11050 7578,11050 7592,11021 7617,11021 7631,10824 7652,10824 7663,10651 7677,10651 7705,10542 7768,10460 7800,10358 7832,10168 7987,9081 8019,9039 8051,8908 8075,8735 8097,8499 8114,8499 8132,8178 8146,8090 8160,8090 8174,7691 8185,7691 8195,7116 8220,7116 8231,6333 8255,6333 8266,5483 8276,5483 8291,4643 8315,4643 8326,3602 8351,3602 8361,2347 8375,2347 8386,1016 8411,1016 8421,321 8435,112 8456,112 8467,0 8481,0 8495,239 8506,278 8516,278 8530,426 8552,426 8566,522 8590,522 8601,575 8622,575 8636,596 8647,596 8661,617 8682,617 8696,645 8707,652 8721,652 8732,680 8753,680 8767,747 8777,747 8792,874 8816,874 8827,991 8841,1047 8862,1047 8876,1118 8887,1118 8901,1181 8922,1181 8936,1199 8961,1207 8996,1214 9021,1214 9067,1221 9102,1225 9162,1228 9187,1232 9257,1235 9409,1246 9631,1253 9691,1260 9705,1366 9730,1366 9740,1761 9765,1761 9776,2625 9786,2625 9800,4213 9822,4213 9836,6915 9857,6915 9867,9642 9882,10058 9903,10058 9913,11067 9924,11067 9938,10831 9959,10831 9970,10266 9994,10266 10009,9938 10030,9938 10040,9783 10051,9783 10065,9804 10090,9804 10100,10122 10121,10122 10132,10566 10146,10626 10167,10626 10178,10767 10192,10767 10203,10785 10227,10785 10238,10665 10259,10665 10273,10492 10284,10464 10308,10464 10319,10408 10330,10408 10344,10379 10365,10379 10386,10351 10411,10351 10425,10256 10446,10256 10457,10058 10467,10058 10485,9751 10513,9751 10527,9395 10538,9395 10548,8968 10573,8968 10584,8421 10598,8277 10619,8277 10629,7550 10654,7550 10665,6192 10679,6192 10689,5211 10714,5211 10728,3588 10753,3588 10764,2371 10788,2371 10799,2054 10813,2054 10827,2230 10848,2230 10859,2516 10873,2569 10898,2569 10908,2721 10919,2721 10929,2893 10954,2893 10965,3080 10986,3080 11000,3225 11010,3243 11025,3243 11035,3317 11060,3317 11070,3384 11092,3384 11106,3440 11116,3454 11137,3454 11148,3507 11173,3507 11183,3535 11208,3535 11219,3546 11264,3546 11289,3553 11300,3553 11324,3557 11384,3564 11406,3567 11578,3581 11660,3585 11684,3588 11832,3595 12012,3606 12023,3617 12048,3617 12058,3853 12083,3853 12094,4382 12118,4382 12129,5130 12139,5130 12153,6273 12175,6273 12185,7462 12199,8097 12221,8097 12231,9339 12256,9339 12266,10249 12280,10249 12291,10482 12312,10482 12323,10217 12348,10217 12358,9952 12372,9952 12383,9762 12407,9762 12422,9896 12432,10090 12457,10090 12467,10609 12492,10609 12503,11021 12517,11021 12527,11166 12552,11166 12563,10976 12587,10976 12598,10778 12612,10778 12623,10633 12644,10633 12658,10577 12669,10563 12693,10563 12700,10545 12725,10545 12736,10496 12760,10496 12771,10277 12781,10217 12796,10217 12806,10005 12827,10005 12841,9504 12866,9504 12873,8940 12887,8831 12898,8831 12912,8481 12933,8481 12944,7945 12965,7945 12979,7229 13000,7229 13014,5896 13025,5896 13039,4622 13050,4050 13071,4050 13085,3109 13106,3109 13117,2516 13141,2516 13155,2382 13166,2382 13180,2643 13201,2643 13212,2883 13237,2883 13247,3207 13272,3207 13282,3454 13294,3497 13308,3497 13315,3638 13340,3638 13350,3754 13372,3754 13382,3839 13407,3839 13417,3892 13442,3892 13453,3931 13474,3931 13488,3948 13513,3948 13523,3969 13544,3969 13559,3980 13580,3980 13594,3987 13615,3987 13626,3998 13640,3998 13650,4008 13671,4008 13696,4019 13710,4019 13721,4026 13802,4029 13827,4036 13876,4036 13897,4040 13922,4043 14017,4050 14074,4054 14169,4061 14296,4065 14345,4068 14356,4068 14370,4079 14395,4079 14405,4170 14426,4170 14440,4562 14451,4562 14462,5204 14476,5656 14497,5656 14518,6788 14539,6788 14553,8305 14564,8305 14575,9744 14599,9744 14610,10609 14631,10609 14645,10651 14666,10651 14680,10214 14691,10214 14702,9949 14726,9871 14737,9871 14751,9854 14772,9854 14786,10065 14797,10065 14807,10580 14832,10580 14846,10933 14857,11057 14913,11060 14924,10859 14938,10859 14948,10711 14973,10711 14984,10609 15008,10609 15019,10552 15033,10552 15044,10520 15065,10520 15079,10457 15100,10457 15111,10210 15125,10136 15146,10136 15160,9811 15181,9811 15192,9388 15206,9388 15217,8933 15241,8933 15252,8446 15277,8446 15287,7779 15312,7779 15322,6788 15333,6516 15347,6516 15358,5645 15382,5645 15393,4283 15421,4283 15432,3306 15442,3109 15456,3109 15467,2509 15492,2509 15502,2008 15527,2008 15538,2220 15552,2294 15573,2294 15587,2523 15598,2523 15612,2735 15622,2770 15633,2770 15647,2900 15668,2900 15682,3063 15703,3063 15718,3225 15728,3253 15753,3253 15763,3352 15778,3352 15792,3444 15813,3444 15827,3507 15837,3528 15862,3528 15873,3546 15894,3546 15908,3560 15919,3560 15929,3571 15989,3578 16003,3585 16053,3588 16077,3595 16162,3599 16183,3602 16233,3606 16737,3627 16751,3722 16776,3722 16786,4216 16797,4361 16822,4361 16832,5091 16843,5091 16853,6047 16878,6047 16889,7190 16910,7190 16924,8450 16949,8450 16959,9748 16980,9748 16991,10471 17016,10471 17026,10231 17037,10171 17048,10171 17062,9970 17083,9970 17093,9787 17122,9787 17132,9910 17153,9910 17164,10563 17189,10563 17203,11021 17224,11021 17238,11198 17259,11198 17270,10972 17294,10972 17305,10781 17330,10781 17340,10630 17351,10630 17365,10566 17376,10549 17397,10549 17411,10520 17432,10520 17443,10436 17467,10436 17478,10256 17492,10256 17503,10002 17524,10002 17538,9550 17559,9550 17573,9074 17580,8817 17605,8817 17619,8298 17640,8298 17651,7726 17675,7726 17686,6982 17711,6982 17725,5684 17735,5684 17746,4562 17760,4082 17781,4082 17792,3267 17806,3267 17820,2467 17841,2467 17852,1863 17877,1863 17891,1750 17912,1750 17926,2078 17937,2138 17961,2138 17972,2304 17982,2304 17993,2484 18018,2484 18028,2685 18053,2685 18064,2848 18074,2876 18099,2876 18109,2960 18131,2960 18145,3130 18155,3130 18166,3232 18176,3278 18201,3278 18212,3331 18236,3331 18247,3370 18268,3370 18279,3384 18293,3384 18314,3398 18374,3401 18385,3412 18409,3412 18420,3423 18455,3426 18847,3465 18963,3468 19012,3475 19034,3472 19048,3472 19058,3490 19069,3490 19083,3677 19108,3677 19118,4156 19143,4156 19154,4943 19164,4943 19175,6100 19203,6100 19214,7261 19224,7889 19249,7889 19259,8884 19284,8884 19295,10154 19305,10154 19319,10383 19330,10281 19355,10281 19365,10016 19390,10016 19401,9797 19415,9797 19425,9727 19446,9727 19461,9903 19485,9903 19496,10513 19520,10513 19531,11064 19545,11131 19570,11131 19580,11138 19591,11138 19605,10880 19630,10880 19644,10651 19669,10651 19683,10524 19693,10513 19707,10513 19718,10485 19743,10485 19757,10460 19767,10460 19792,10284 19817,10284 19827,10111 19852,10111 19866,9709 19877,9709 19891,9194 19905,9085 19916,9085 19930,8665 19954,8665 19969,8266 19983,8266 19993,7779 20018,7779 20032,7123 20046,7123 20060,5885 20085,5885 20099,4449 20113,4202 20127,4202 20138,3324 20166,3324 20180,2858 20191,2858 20205,2809 20230,2809 20244,3063 20254,3063 20265,3303 20290,3303 20307,3557 20314,3557 20325,3754 20353,3754 20360,3920 20385,3920 20399,4047 20420,4047 20434,4096 20455,4096 20469,4156 20491,4156 20505,4195 20561,4199 20596,4213 20656,4216 20681,4223 20706,4223 20716,4230 20766,4234 20790,4237 20875,4245 20921,4248 20981,4252 21002,4255 21037,4255 21062,4262 21210,4266 21246,4269 21457,4276 21489,4283 21503,4329 21528,4329 21538,4569 21560,4569 21570,5144 21595,5144 21605,6139 21630,6139 21641,7793 21662,7793 21676,9646 21687,9956 21697,9956 21711,10591 21732,10591 21743,10654 21768,10654 21778,10302 21792,10161 21814,10161 21824,10016 21849,10016 21859,9977 21870,9977 21884,10178 21905,10337 21930,10337 21941,10665 21951,10665 21965,10887 21986,10887 21997,10919 22025,10919 22032,10714 22046,10679 22060,10679 22068,10605 22092,10605 22103,10531 22128,10531 22138,10478 22163,10478 22170,10358 22195,10358 22209,10221 22230,10221 22240,9896 22255,9896 22265,9526 22286,9314 22300,9314 22311,8993 22336,8993 22346,8439 22371,8439 22385,7592 22410,7592 22420,6714 22445,6714 22459,5557 22470,5557 22484,4326 22509,4326 22519,3412 22544,3412 22554,2805 22568,2805 22579,2784 22593,2929 22614,2929 22628,3116 22639,3116 22657,3426 22678,3426 22692,3677 22703,3719 22713,3719 22727,3853 22752,3853 22763,3952 22784,3952 22798,4005 22819,4005 22833,4036 22844,4036 22854,4054 22879,4054 22890,4068 22914,4068 22925,4075 22960,4082 22981,4086 22992,4086 23041,4103 23101,4107 23133,4118 23207,4121 23228,4128 23334,4132 23355,4135 23472,4142 23493,4142 23683,4149 23814,4153 23824,4163 23849,4163 23863,4276 23874,4329 23884,4329 23898,4731 23923,4731 23934,5543 23955,5543 23969,6703 23994,6703 24008,8231 24018,8231 24033,10058 24054,10058 24068,10767 24078,10750 24092,10750 24107,10499 24128,10499 24138,10108 24163,10108 24174,9914 24188,9900 24202,9900 24212,9963 24237,9963 24251,10214 24276,10214 24287,10637 24301,10637 24311,10877 24322,10912 24350,10912 24361,10940 24371,10940 24382,10774 24410,10774 24421,10616 24445,10616 24456,10524 24481,10524 24491,10492 24516,10492 24526,10453 24551,10453 24562,10351 24576,10351 24590,10104 24608,10104 24622,9818 24632,9631 24657,9631 24668,9229 24692,9229 24706,8813 24717,8813 24731,8379 24752,8379 24763,7878 24787,7878 24802,6950 24812,6950 24826,5839 24837,5246 24865,5246 24876,4400 24886,4400 24900,3327 24925,3327 24936,2537 24946,2424 24971,2424 24985,2308 24996,2308 25006,2586 25031,2586 25045,2879 25066,2879 25077,3077 25087,3158 25112,3158 25123,3267 25147,3267 25158,3423 25168,3423 25183,3532 25193,3571 25218,3571 25225,3631 25250,3631 25260,3677 25285,3677 25295,3715 25320,3715 25331,3737 25355,3737 25366,3747 25391,3747 25401,3758 25415,3758 25440,3765 25451,3765 25465,3772 25525,3775 25535,3782 25585,3786 25606,3796 25666,3800 25691,3804 25729,3807 25775,3811 25811,3814 25856,3814 26008,3821 26033,3825 26177,3828 26202,3835 26213,3835 26223,3888 26248,3888 26259,4252 26280,4252 26294,4922 26304,5116 26315,5116 26329,5744 26350,5744 26361,7300 26389,7300 26400,9099 26410,9469 26421,9469 26435,10302 26456,10302 26467,10693 26495,10693 26502,10288 26516,10217 26537,10217 26548,9995 26562,9995 26573,9822 26594,9822 26618,10228 26643,10228 26657,10714 26668,10714 26678,11099 26703,11099 26717,11124 26738,11124 26749,10898 26763,10898 26774,10739 26798,10739 26809,10626 26834,10626 26844,10556 26858,10556 26879,10499 26904,10499 26918,10362 26939,10362 26954,10129 26964,10129 26975,9857 26999,9857 27010,9515 27035,9515 27045,9060 27059,9060 27070,8566 27095,8566 27105,8055 27130,8055 27140,7462 27155,7462 27165,6322 27190,6322 27204,4816 27215,4509 27243,4509 27253,3497 27264,3497 27278,2752 27303,2752 27313,2399 27342,2399 27352,2555 27373,2555 27387,2897 27402,2897 27412,3204 27433,3204 27447,3398 27458,3486 27483,3486 27493,3613 27504,3613 27518,3705 27543,3705 27553,3775 27578,3775 27592,3825 27603,3825 27613,3864 27638,3864 27648,3888 27673,3888 27684,3895 27694,3895 27708,3906 27733,3906 27744,3916 27952,3948 28072,3962 28097,3962 28142,3969 28167,3969 28213,3976 28432,3991 28562,3994 28587,3998 28601,4012 28612,4012 28629,4118 28657,4118 28672,4417 28686,4417 28696,5017 28721,5017 28732,5959 28746,5959 28756,7497 28781,7497 28788,8929 28802,9586 28827,9586 28834,10411 28859,10411 28873,10492 28883,10492 28894,10185 28918,10185 28929,9931 28954,9931 28961,9783 28986,9783 28996,9857 29010,9857 29021,10203 29045,10203 29056,10644 29081,10644 29095,11018 29102,11018 29116,11050 29141,10954 29155,10954 29165,10803 29187,10803 29201,10658 29211,10658 29222,10563 29247,10563 29257,10517 29282,10517 29296,10439 29307,10411 29331,10411 29342,10224 29367,10224 29377,9974 29388,9974 29402,9638 29423,9638 29434,9233 29458,9233 29469,8820 29494,8820 29504,8266 29518,8266 29539,7423 29564,7423 29575,6516 29599,6516 29610,5338 29624,5338 29635,4227 29659,4227 29670,3433 29695,3433 29705,2897 29716,2897 29730,2668 29755,2668 29765,2946 29779,2999 29800,2999 29815,3204 29825,3204 29836,3468 29860,3468 29875,3673 29885,3708 29910,3708 29920,3789 29931,3789 29945,3874 29966,3874 29980,3923 30002,3923 30016,3973 30030,3973 30040,3994 30065,4001 30076,4001 30086,4012 30111,4012 30146,4026 30171,4026 30181,4033 30206,4033 30220,4043 30241,4043 30256,4050 30305,4054 30330,4058 30379,4061 30414,4068 30435,4068 30450,4075 30566,4075 30591,4082 30661,4082 30686,4086 30802,4089 30827,4093 30947,4096 30968,4100 30982,4100 30993,4107 31018,4107 31032,4216 31042,4216 31053,4551 31077,4551 31088,5313 31113,5313 31123,6795 31137,6795 31148,8333 31159,8714 31183,8714 31194,10101 31219,10101 31233,10704 31243,10704 31254,10566 31279,10566 31289,10221 31314,10221 31324,9935 31335,9935 31349,9892 31360,9956 31384,9956 31395,10164 31420,10164 31434,10640 31444,10640 31455,10979 31469,11074 31494,11074 31504,11039 31529,11039 31540,10831 31564,10831 31575,10665 31600,10665 31610,10570 31621,10556 31635,10556 31645,10520 31667,10520 31681,10457 31702,10457 31712,10281 31737,10281 31748,10023 31772,10023 31783,9628 31797,9628 31808,9212 31829,8961 31843,8961 31854,8608 31875,8608 31889,8118 31899,8118 31914,7356 31935,7356 31949,6157 31959,5846 31981,5846 31995,4626 32016,4626 32026,3666 32041,3666 32051,2929 32065,2791 32076,2791 32086,2459 32111,2459 32122,2392 32146,2392 32157,2742 32171,2809 32196,2809 32206,3045 32220,3045 32231,3232 32252,3232 32266,3412 32291,3412 32298,3539 32312,3560 32337,3560 32347,3634 32358,3634 32369,3687 32393,3687 32407,3722 32422,3722 32432,3747 32453,3747 32467,3761 32492,3761 32503,3768 32524,3768 32538,3786 32552,3786 32563,3796 32587,3796 32601,3811 32845,3842 32880,3849 32905,3853 32997,3856 33046,3867 33092,3867 33117,3871 33191,3874 33212,3881 33346,3888 33360,3909 33371,3966 33395,3966 33406,4223 33431,4223 33441,4703 33466,4703 33476,5504 33490,5504 33498,6615 33522,6615 33533,8400 33558,8400 33568,10132 33582,10372 33593,10372 33603,10711 33628,10711 33639,10506 33660,10506 33674,10182 33695,10182 33709,9896 33720,9896 33734,9910 33744,10055 33769,10055 33780,10397 33804,10397 33815,10976 33829,10976 33840,11215 33854,11173 33875,11173 33893,10947 33914,10947 33924,10743 33935,10743 33949,10658 33974,10658 33984,10570 34009,10570 34020,10524 34030,10510 34055,10510 34066,10400 34090,10400 34101,10196 34111,10196 34122,9928 34147,9928 34157,9593 34182,9593 34196,9042 34217,9042 34231,8418 34242,8301 34252,8301 34263,7762 34288,7762 34302,7067 34327,7067 34337,6114 34355,6114 34362,4897 34387,4897 34397,3613 34422,3613 34432,2982 34447,2943 34457,2943 34468,2999 34492,2999 34506,3285 34531,3285 34542,3581 34552,3631 34566,3631 34581,3782 34605,3782 34616,3987 34630,3987 34641,4139 34665,4139 34676,4227 34690,4255 34704,4255 34715,4287 34736,4287 34750,4326 34775,4326 34789,4361 34803,4361 34810,4375 34838,4382 34873,4386 34898,4389 34909,4389 34923,4396 34947,4396 34958,4403 35022,4407 35050,4410 35149,4417 35194,4421 35254,4421 35279,4424 35378,4428 35498,4428 35522,4431 35660,4435">
          <text:p/>
        </draw:polyline>
        <draw:line draw:style-name="gr7" draw:text-style-name="P1" draw:layer="layout" svg:x1="4.543cm" svg:y1="18.424cm" svg:x2="4.737cm" svg:y2="18.424cm">
          <text:p/>
        </draw:line>
        <draw:line draw:style-name="gr7" draw:text-style-name="P1" draw:layer="layout" svg:x1="4.822cm" svg:y1="18.424cm" svg:x2="5.016cm" svg:y2="18.424cm">
          <text:p/>
        </draw:line>
        <draw:line draw:style-name="gr7" draw:text-style-name="P1" draw:layer="layout" svg:x1="5.101cm" svg:y1="18.424cm" svg:x2="5.295cm" svg:y2="18.424cm">
          <text:p/>
        </draw:line>
        <draw:line draw:style-name="gr7" draw:text-style-name="P1" draw:layer="layout" svg:x1="5.379cm" svg:y1="18.424cm" svg:x2="5.573cm" svg:y2="18.424cm">
          <text:p/>
        </draw:line>
        <draw:line draw:style-name="gr7" draw:text-style-name="P1" draw:layer="layout" svg:x1="5.658cm" svg:y1="18.424cm" svg:x2="5.852cm" svg:y2="18.424cm">
          <text:p/>
        </draw:line>
        <draw:line draw:style-name="gr7" draw:text-style-name="P1" draw:layer="layout" svg:x1="5.937cm" svg:y1="18.424cm" svg:x2="6.131cm" svg:y2="18.424cm">
          <text:p/>
        </draw:line>
        <draw:line draw:style-name="gr7" draw:text-style-name="P1" draw:layer="layout" svg:x1="6.215cm" svg:y1="18.424cm" svg:x2="6.413cm" svg:y2="18.424cm">
          <text:p/>
        </draw:line>
        <draw:line draw:style-name="gr7" draw:text-style-name="P1" draw:layer="layout" svg:x1="6.494cm" svg:y1="18.424cm" svg:x2="6.692cm" svg:y2="18.424cm">
          <text:p/>
        </draw:line>
        <draw:line draw:style-name="gr7" draw:text-style-name="P1" draw:layer="layout" svg:x1="6.773cm" svg:y1="18.424cm" svg:x2="6.97cm" svg:y2="18.424cm">
          <text:p/>
        </draw:line>
        <draw:line draw:style-name="gr7" draw:text-style-name="P1" draw:layer="layout" svg:x1="7.055cm" svg:y1="18.424cm" svg:x2="7.249cm" svg:y2="18.424cm">
          <text:p/>
        </draw:line>
        <draw:line draw:style-name="gr7" draw:text-style-name="P1" draw:layer="layout" svg:x1="7.334cm" svg:y1="18.424cm" svg:x2="7.528cm" svg:y2="18.424cm">
          <text:p/>
        </draw:line>
        <draw:line draw:style-name="gr7" draw:text-style-name="P1" draw:layer="layout" svg:x1="7.612cm" svg:y1="18.424cm" svg:x2="7.806cm" svg:y2="18.424cm">
          <text:p/>
        </draw:line>
        <draw:line draw:style-name="gr7" draw:text-style-name="P1" draw:layer="layout" svg:x1="7.891cm" svg:y1="18.424cm" svg:x2="8.085cm" svg:y2="18.424cm">
          <text:p/>
        </draw:line>
        <draw:line draw:style-name="gr7" draw:text-style-name="P1" draw:layer="layout" svg:x1="8.17cm" svg:y1="18.424cm" svg:x2="8.364cm" svg:y2="18.424cm">
          <text:p/>
        </draw:line>
        <draw:line draw:style-name="gr7" draw:text-style-name="P1" draw:layer="layout" svg:x1="8.449cm" svg:y1="18.424cm" svg:x2="8.643cm" svg:y2="18.424cm">
          <text:p/>
        </draw:line>
        <draw:line draw:style-name="gr7" draw:text-style-name="P1" draw:layer="layout" svg:x1="8.727cm" svg:y1="18.424cm" svg:x2="8.921cm" svg:y2="18.424cm">
          <text:p/>
        </draw:line>
        <draw:line draw:style-name="gr7" draw:text-style-name="P1" draw:layer="layout" svg:x1="9.006cm" svg:y1="18.424cm" svg:x2="9.2cm" svg:y2="18.424cm">
          <text:p/>
        </draw:line>
        <draw:line draw:style-name="gr7" draw:text-style-name="P1" draw:layer="layout" svg:x1="9.285cm" svg:y1="18.424cm" svg:x2="9.482cm" svg:y2="18.424cm">
          <text:p/>
        </draw:line>
        <draw:line draw:style-name="gr7" draw:text-style-name="P1" draw:layer="layout" svg:x1="9.563cm" svg:y1="18.424cm" svg:x2="9.761cm" svg:y2="18.424cm">
          <text:p/>
        </draw:line>
        <draw:line draw:style-name="gr7" draw:text-style-name="P1" draw:layer="layout" svg:x1="9.842cm" svg:y1="18.424cm" svg:x2="10.04cm" svg:y2="18.424cm">
          <text:p/>
        </draw:line>
        <draw:line draw:style-name="gr7" draw:text-style-name="P1" draw:layer="layout" svg:x1="10.124cm" svg:y1="18.424cm" svg:x2="10.318cm" svg:y2="18.424cm">
          <text:p/>
        </draw:line>
        <draw:line draw:style-name="gr7" draw:text-style-name="P1" draw:layer="layout" svg:x1="10.403cm" svg:y1="18.424cm" svg:x2="10.597cm" svg:y2="18.424cm">
          <text:p/>
        </draw:line>
        <draw:line draw:style-name="gr7" draw:text-style-name="P1" draw:layer="layout" svg:x1="10.682cm" svg:y1="18.424cm" svg:x2="10.876cm" svg:y2="18.424cm">
          <text:p/>
        </draw:line>
        <draw:line draw:style-name="gr7" draw:text-style-name="P1" draw:layer="layout" svg:x1="10.96cm" svg:y1="18.424cm" svg:x2="11.154cm" svg:y2="18.424cm">
          <text:p/>
        </draw:line>
        <draw:line draw:style-name="gr7" draw:text-style-name="P1" draw:layer="layout" svg:x1="11.239cm" svg:y1="18.424cm" svg:x2="11.433cm" svg:y2="18.424cm">
          <text:p/>
        </draw:line>
        <draw:line draw:style-name="gr7" draw:text-style-name="P1" draw:layer="layout" svg:x1="11.518cm" svg:y1="18.424cm" svg:x2="11.712cm" svg:y2="18.424cm">
          <text:p/>
        </draw:line>
        <draw:line draw:style-name="gr7" draw:text-style-name="P1" draw:layer="layout" svg:x1="11.796cm" svg:y1="18.424cm" svg:x2="11.99cm" svg:y2="18.424cm">
          <text:p/>
        </draw:line>
        <draw:line draw:style-name="gr7" draw:text-style-name="P1" draw:layer="layout" svg:x1="12.075cm" svg:y1="18.424cm" svg:x2="12.269cm" svg:y2="18.424cm">
          <text:p/>
        </draw:line>
        <draw:line draw:style-name="gr7" draw:text-style-name="P1" draw:layer="layout" svg:x1="12.354cm" svg:y1="18.424cm" svg:x2="12.548cm" svg:y2="18.424cm">
          <text:p/>
        </draw:line>
        <draw:line draw:style-name="gr7" draw:text-style-name="P1" draw:layer="layout" svg:x1="12.632cm" svg:y1="18.424cm" svg:x2="12.83cm" svg:y2="18.424cm">
          <text:p/>
        </draw:line>
        <draw:line draw:style-name="gr7" draw:text-style-name="P1" draw:layer="layout" svg:x1="12.911cm" svg:y1="18.424cm" svg:x2="13.109cm" svg:y2="18.424cm">
          <text:p/>
        </draw:line>
        <draw:line draw:style-name="gr7" draw:text-style-name="P1" draw:layer="layout" svg:x1="13.19cm" svg:y1="18.424cm" svg:x2="13.387cm" svg:y2="18.424cm">
          <text:p/>
        </draw:line>
        <draw:line draw:style-name="gr7" draw:text-style-name="P1" draw:layer="layout" svg:x1="13.472cm" svg:y1="18.424cm" svg:x2="13.666cm" svg:y2="18.424cm">
          <text:p/>
        </draw:line>
        <draw:line draw:style-name="gr7" draw:text-style-name="P1" draw:layer="layout" svg:x1="13.751cm" svg:y1="18.424cm" svg:x2="13.945cm" svg:y2="18.424cm">
          <text:p/>
        </draw:line>
        <draw:line draw:style-name="gr7" draw:text-style-name="P1" draw:layer="layout" svg:x1="14.029cm" svg:y1="18.424cm" svg:x2="14.224cm" svg:y2="18.424cm">
          <text:p/>
        </draw:line>
        <draw:line draw:style-name="gr7" draw:text-style-name="P1" draw:layer="layout" svg:x1="14.308cm" svg:y1="18.424cm" svg:x2="14.502cm" svg:y2="18.424cm">
          <text:p/>
        </draw:line>
        <draw:line draw:style-name="gr7" draw:text-style-name="P1" draw:layer="layout" svg:x1="14.587cm" svg:y1="18.424cm" svg:x2="14.781cm" svg:y2="18.424cm">
          <text:p/>
        </draw:line>
        <draw:line draw:style-name="gr7" draw:text-style-name="P1" draw:layer="layout" svg:x1="14.866cm" svg:y1="18.424cm" svg:x2="15.06cm" svg:y2="18.424cm">
          <text:p/>
        </draw:line>
        <draw:line draw:style-name="gr7" draw:text-style-name="P1" draw:layer="layout" svg:x1="15.144cm" svg:y1="18.424cm" svg:x2="15.338cm" svg:y2="18.424cm">
          <text:p/>
        </draw:line>
        <draw:line draw:style-name="gr7" draw:text-style-name="P1" draw:layer="layout" svg:x1="15.423cm" svg:y1="18.424cm" svg:x2="15.617cm" svg:y2="18.424cm">
          <text:p/>
        </draw:line>
        <draw:line draw:style-name="gr7" draw:text-style-name="P1" draw:layer="layout" svg:x1="15.702cm" svg:y1="18.424cm" svg:x2="15.899cm" svg:y2="18.424cm">
          <text:p/>
        </draw:line>
        <draw:line draw:style-name="gr7" draw:text-style-name="P1" draw:layer="layout" svg:x1="15.98cm" svg:y1="18.424cm" svg:x2="16.178cm" svg:y2="18.424cm">
          <text:p/>
        </draw:line>
        <draw:line draw:style-name="gr7" draw:text-style-name="P1" draw:layer="layout" svg:x1="16.259cm" svg:y1="18.424cm" svg:x2="16.457cm" svg:y2="18.424cm">
          <text:p/>
        </draw:line>
        <draw:line draw:style-name="gr7" draw:text-style-name="P1" draw:layer="layout" svg:x1="16.541cm" svg:y1="18.424cm" svg:x2="16.735cm" svg:y2="18.424cm">
          <text:p/>
        </draw:line>
        <draw:line draw:style-name="gr7" draw:text-style-name="P1" draw:layer="layout" svg:x1="16.82cm" svg:y1="18.424cm" svg:x2="17.014cm" svg:y2="18.424cm">
          <text:p/>
        </draw:line>
        <draw:line draw:style-name="gr7" draw:text-style-name="P1" draw:layer="layout" svg:x1="17.099cm" svg:y1="18.424cm" svg:x2="17.293cm" svg:y2="18.424cm">
          <text:p/>
        </draw:line>
        <draw:line draw:style-name="gr7" draw:text-style-name="P1" draw:layer="layout" svg:x1="17.377cm" svg:y1="18.424cm" svg:x2="17.571cm" svg:y2="18.424cm">
          <text:p/>
        </draw:line>
        <draw:line draw:style-name="gr7" draw:text-style-name="P1" draw:layer="layout" svg:x1="17.656cm" svg:y1="18.424cm" svg:x2="17.85cm" svg:y2="18.424cm">
          <text:p/>
        </draw:line>
        <draw:line draw:style-name="gr7" draw:text-style-name="P1" draw:layer="layout" svg:x1="17.935cm" svg:y1="18.424cm" svg:x2="18.129cm" svg:y2="18.424cm">
          <text:p/>
        </draw:line>
        <draw:line draw:style-name="gr7" draw:text-style-name="P1" draw:layer="layout" svg:x1="18.213cm" svg:y1="18.424cm" svg:x2="18.407cm" svg:y2="18.424cm">
          <text:p/>
        </draw:line>
        <draw:line draw:style-name="gr7" draw:text-style-name="P1" draw:layer="layout" svg:x1="18.492cm" svg:y1="18.424cm" svg:x2="18.686cm" svg:y2="18.424cm">
          <text:p/>
        </draw:line>
        <draw:line draw:style-name="gr7" draw:text-style-name="P1" draw:layer="layout" svg:x1="18.771cm" svg:y1="18.424cm" svg:x2="18.965cm" svg:y2="18.424cm">
          <text:p/>
        </draw:line>
        <draw:line draw:style-name="gr7" draw:text-style-name="P1" draw:layer="layout" svg:x1="19.05cm" svg:y1="18.424cm" svg:x2="19.247cm" svg:y2="18.424cm">
          <text:p/>
        </draw:line>
        <draw:line draw:style-name="gr7" draw:text-style-name="P1" draw:layer="layout" svg:x1="19.328cm" svg:y1="18.424cm" svg:x2="19.526cm" svg:y2="18.424cm">
          <text:p/>
        </draw:line>
        <draw:line draw:style-name="gr7" draw:text-style-name="P1" draw:layer="layout" svg:x1="19.607cm" svg:y1="18.424cm" svg:x2="19.804cm" svg:y2="18.424cm">
          <text:p/>
        </draw:line>
        <draw:line draw:style-name="gr7" draw:text-style-name="P1" draw:layer="layout" svg:x1="19.889cm" svg:y1="18.424cm" svg:x2="20.083cm" svg:y2="18.424cm">
          <text:p/>
        </draw:line>
        <draw:line draw:style-name="gr7" draw:text-style-name="P1" draw:layer="layout" svg:x1="20.168cm" svg:y1="18.424cm" svg:x2="20.362cm" svg:y2="18.424cm">
          <text:p/>
        </draw:line>
        <draw:line draw:style-name="gr7" draw:text-style-name="P1" draw:layer="layout" svg:x1="20.447cm" svg:y1="18.424cm" svg:x2="20.641cm" svg:y2="18.424cm">
          <text:p/>
        </draw:line>
        <draw:line draw:style-name="gr7" draw:text-style-name="P1" draw:layer="layout" svg:x1="20.725cm" svg:y1="18.424cm" svg:x2="20.919cm" svg:y2="18.424cm">
          <text:p/>
        </draw:line>
        <draw:line draw:style-name="gr7" draw:text-style-name="P1" draw:layer="layout" svg:x1="21.004cm" svg:y1="18.424cm" svg:x2="21.198cm" svg:y2="18.424cm">
          <text:p/>
        </draw:line>
        <draw:line draw:style-name="gr7" draw:text-style-name="P1" draw:layer="layout" svg:x1="21.283cm" svg:y1="18.424cm" svg:x2="21.477cm" svg:y2="18.424cm">
          <text:p/>
        </draw:line>
        <draw:line draw:style-name="gr7" draw:text-style-name="P1" draw:layer="layout" svg:x1="21.561cm" svg:y1="18.424cm" svg:x2="21.755cm" svg:y2="18.424cm">
          <text:p/>
        </draw:line>
        <draw:line draw:style-name="gr7" draw:text-style-name="P1" draw:layer="layout" svg:x1="21.84cm" svg:y1="18.424cm" svg:x2="22.034cm" svg:y2="18.424cm">
          <text:p/>
        </draw:line>
        <draw:line draw:style-name="gr7" draw:text-style-name="P1" draw:layer="layout" svg:x1="22.119cm" svg:y1="18.424cm" svg:x2="22.316cm" svg:y2="18.424cm">
          <text:p/>
        </draw:line>
        <draw:line draw:style-name="gr7" draw:text-style-name="P1" draw:layer="layout" svg:x1="22.397cm" svg:y1="18.424cm" svg:x2="22.595cm" svg:y2="18.424cm">
          <text:p/>
        </draw:line>
        <draw:line draw:style-name="gr7" draw:text-style-name="P1" draw:layer="layout" svg:x1="22.676cm" svg:y1="18.424cm" svg:x2="22.874cm" svg:y2="18.424cm">
          <text:p/>
        </draw:line>
        <draw:line draw:style-name="gr7" draw:text-style-name="P1" draw:layer="layout" svg:x1="22.955cm" svg:y1="18.424cm" svg:x2="23.152cm" svg:y2="18.424cm">
          <text:p/>
        </draw:line>
        <draw:line draw:style-name="gr7" draw:text-style-name="P1" draw:layer="layout" svg:x1="23.237cm" svg:y1="18.424cm" svg:x2="23.431cm" svg:y2="18.424cm">
          <text:p/>
        </draw:line>
        <draw:line draw:style-name="gr7" draw:text-style-name="P1" draw:layer="layout" svg:x1="23.516cm" svg:y1="18.424cm" svg:x2="23.71cm" svg:y2="18.424cm">
          <text:p/>
        </draw:line>
        <draw:line draw:style-name="gr7" draw:text-style-name="P1" draw:layer="layout" svg:x1="23.794cm" svg:y1="18.424cm" svg:x2="23.988cm" svg:y2="18.424cm">
          <text:p/>
        </draw:line>
        <draw:line draw:style-name="gr7" draw:text-style-name="P1" draw:layer="layout" svg:x1="24.073cm" svg:y1="18.424cm" svg:x2="24.267cm" svg:y2="18.424cm">
          <text:p/>
        </draw:line>
        <draw:line draw:style-name="gr7" draw:text-style-name="P1" draw:layer="layout" svg:x1="24.352cm" svg:y1="18.424cm" svg:x2="24.546cm" svg:y2="18.424cm">
          <text:p/>
        </draw:line>
        <draw:line draw:style-name="gr7" draw:text-style-name="P1" draw:layer="layout" svg:x1="24.63cm" svg:y1="18.424cm" svg:x2="24.824cm" svg:y2="18.424cm">
          <text:p/>
        </draw:line>
        <draw:line draw:style-name="gr7" draw:text-style-name="P1" draw:layer="layout" svg:x1="24.909cm" svg:y1="18.424cm" svg:x2="25.103cm" svg:y2="18.424cm">
          <text:p/>
        </draw:line>
        <draw:line draw:style-name="gr7" draw:text-style-name="P1" draw:layer="layout" svg:x1="25.188cm" svg:y1="18.424cm" svg:x2="25.382cm" svg:y2="18.424cm">
          <text:p/>
        </draw:line>
        <draw:line draw:style-name="gr7" draw:text-style-name="P1" draw:layer="layout" svg:x1="25.467cm" svg:y1="18.424cm" svg:x2="25.664cm" svg:y2="18.424cm">
          <text:p/>
        </draw:line>
        <draw:line draw:style-name="gr7" draw:text-style-name="P1" draw:layer="layout" svg:x1="25.745cm" svg:y1="18.424cm" svg:x2="25.943cm" svg:y2="18.424cm">
          <text:p/>
        </draw:line>
        <draw:line draw:style-name="gr7" draw:text-style-name="P1" draw:layer="layout" svg:x1="26.024cm" svg:y1="18.424cm" svg:x2="26.221cm" svg:y2="18.424cm">
          <text:p/>
        </draw:line>
        <draw:line draw:style-name="gr7" draw:text-style-name="P1" draw:layer="layout" svg:x1="26.306cm" svg:y1="18.424cm" svg:x2="26.5cm" svg:y2="18.424cm">
          <text:p/>
        </draw:line>
        <draw:line draw:style-name="gr7" draw:text-style-name="P1" draw:layer="layout" svg:x1="26.585cm" svg:y1="18.424cm" svg:x2="26.779cm" svg:y2="18.424cm">
          <text:p/>
        </draw:line>
        <draw:line draw:style-name="gr7" draw:text-style-name="P1" draw:layer="layout" svg:x1="26.864cm" svg:y1="18.424cm" svg:x2="27.058cm" svg:y2="18.424cm">
          <text:p/>
        </draw:line>
        <draw:line draw:style-name="gr7" draw:text-style-name="P1" draw:layer="layout" svg:x1="27.142cm" svg:y1="18.424cm" svg:x2="27.336cm" svg:y2="18.424cm">
          <text:p/>
        </draw:line>
        <draw:line draw:style-name="gr7" draw:text-style-name="P1" draw:layer="layout" svg:x1="27.421cm" svg:y1="18.424cm" svg:x2="27.615cm" svg:y2="18.424cm">
          <text:p/>
        </draw:line>
        <draw:line draw:style-name="gr7" draw:text-style-name="P1" draw:layer="layout" svg:x1="27.7cm" svg:y1="18.424cm" svg:x2="27.894cm" svg:y2="18.424cm">
          <text:p/>
        </draw:line>
        <draw:line draw:style-name="gr7" draw:text-style-name="P1" draw:layer="layout" svg:x1="27.978cm" svg:y1="18.424cm" svg:x2="28.172cm" svg:y2="18.424cm">
          <text:p/>
        </draw:line>
        <draw:line draw:style-name="gr7" draw:text-style-name="P1" draw:layer="layout" svg:x1="28.257cm" svg:y1="18.424cm" svg:x2="28.451cm" svg:y2="18.424cm">
          <text:p/>
        </draw:line>
        <draw:line draw:style-name="gr7" draw:text-style-name="P1" draw:layer="layout" svg:x1="28.536cm" svg:y1="18.424cm" svg:x2="28.733cm" svg:y2="18.424cm">
          <text:p/>
        </draw:line>
        <draw:line draw:style-name="gr7" draw:text-style-name="P1" draw:layer="layout" svg:x1="28.814cm" svg:y1="18.424cm" svg:x2="29.012cm" svg:y2="18.424cm">
          <text:p/>
        </draw:line>
        <draw:line draw:style-name="gr7" draw:text-style-name="P1" draw:layer="layout" svg:x1="29.093cm" svg:y1="18.424cm" svg:x2="29.291cm" svg:y2="18.424cm">
          <text:p/>
        </draw:line>
        <draw:line draw:style-name="gr7" draw:text-style-name="P1" draw:layer="layout" svg:x1="29.372cm" svg:y1="18.424cm" svg:x2="29.569cm" svg:y2="18.424cm">
          <text:p/>
        </draw:line>
        <draw:line draw:style-name="gr7" draw:text-style-name="P1" draw:layer="layout" svg:x1="29.654cm" svg:y1="18.424cm" svg:x2="29.848cm" svg:y2="18.424cm">
          <text:p/>
        </draw:line>
        <draw:line draw:style-name="gr7" draw:text-style-name="P1" draw:layer="layout" svg:x1="29.933cm" svg:y1="18.424cm" svg:x2="30.127cm" svg:y2="18.424cm">
          <text:p/>
        </draw:line>
        <draw:line draw:style-name="gr7" draw:text-style-name="P1" draw:layer="layout" svg:x1="30.211cm" svg:y1="18.424cm" svg:x2="30.405cm" svg:y2="18.424cm">
          <text:p/>
        </draw:line>
        <draw:line draw:style-name="gr7" draw:text-style-name="P1" draw:layer="layout" svg:x1="30.49cm" svg:y1="18.424cm" svg:x2="30.684cm" svg:y2="18.424cm">
          <text:p/>
        </draw:line>
        <draw:line draw:style-name="gr7" draw:text-style-name="P1" draw:layer="layout" svg:x1="30.769cm" svg:y1="18.424cm" svg:x2="30.963cm" svg:y2="18.424cm">
          <text:p/>
        </draw:line>
        <draw:line draw:style-name="gr7" draw:text-style-name="P1" draw:layer="layout" svg:x1="31.047cm" svg:y1="18.424cm" svg:x2="31.242cm" svg:y2="18.424cm">
          <text:p/>
        </draw:line>
        <draw:line draw:style-name="gr7" draw:text-style-name="P1" draw:layer="layout" svg:x1="31.326cm" svg:y1="18.424cm" svg:x2="31.52cm" svg:y2="18.424cm">
          <text:p/>
        </draw:line>
        <draw:line draw:style-name="gr7" draw:text-style-name="P1" draw:layer="layout" svg:x1="31.605cm" svg:y1="18.424cm" svg:x2="31.799cm" svg:y2="18.424cm">
          <text:p/>
        </draw:line>
        <draw:line draw:style-name="gr7" draw:text-style-name="P1" draw:layer="layout" svg:x1="31.884cm" svg:y1="18.424cm" svg:x2="32.081cm" svg:y2="18.424cm">
          <text:p/>
        </draw:line>
        <draw:line draw:style-name="gr7" draw:text-style-name="P1" draw:layer="layout" svg:x1="32.162cm" svg:y1="18.424cm" svg:x2="32.36cm" svg:y2="18.424cm">
          <text:p/>
        </draw:line>
        <draw:line draw:style-name="gr7" draw:text-style-name="P1" draw:layer="layout" svg:x1="32.441cm" svg:y1="18.424cm" svg:x2="32.639cm" svg:y2="18.424cm">
          <text:p/>
        </draw:line>
        <draw:line draw:style-name="gr7" draw:text-style-name="P1" draw:layer="layout" svg:x1="32.723cm" svg:y1="18.424cm" svg:x2="32.917cm" svg:y2="18.424cm">
          <text:p/>
        </draw:line>
        <draw:line draw:style-name="gr7" draw:text-style-name="P1" draw:layer="layout" svg:x1="33.002cm" svg:y1="18.424cm" svg:x2="33.196cm" svg:y2="18.424cm">
          <text:p/>
        </draw:line>
        <draw:line draw:style-name="gr7" draw:text-style-name="P1" draw:layer="layout" svg:x1="33.281cm" svg:y1="18.424cm" svg:x2="33.475cm" svg:y2="18.424cm">
          <text:p/>
        </draw:line>
        <draw:line draw:style-name="gr7" draw:text-style-name="P1" draw:layer="layout" svg:x1="33.559cm" svg:y1="18.424cm" svg:x2="33.753cm" svg:y2="18.424cm">
          <text:p/>
        </draw:line>
        <draw:line draw:style-name="gr7" draw:text-style-name="P1" draw:layer="layout" svg:x1="33.838cm" svg:y1="18.424cm" svg:x2="34.032cm" svg:y2="18.424cm">
          <text:p/>
        </draw:line>
        <draw:line draw:style-name="gr7" draw:text-style-name="P1" draw:layer="layout" svg:x1="34.117cm" svg:y1="18.424cm" svg:x2="34.311cm" svg:y2="18.424cm">
          <text:p/>
        </draw:line>
        <draw:line draw:style-name="gr7" draw:text-style-name="P1" draw:layer="layout" svg:x1="34.395cm" svg:y1="18.424cm" svg:x2="34.589cm" svg:y2="18.424cm">
          <text:p/>
        </draw:line>
        <draw:line draw:style-name="gr7" draw:text-style-name="P1" draw:layer="layout" svg:x1="34.674cm" svg:y1="18.424cm" svg:x2="34.868cm" svg:y2="18.424cm">
          <text:p/>
        </draw:line>
        <draw:line draw:style-name="gr7" draw:text-style-name="P1" draw:layer="layout" svg:x1="34.953cm" svg:y1="18.424cm" svg:x2="35.147cm" svg:y2="18.424cm">
          <text:p/>
        </draw:line>
        <draw:line draw:style-name="gr7" draw:text-style-name="P1" draw:layer="layout" svg:x1="35.231cm" svg:y1="18.424cm" svg:x2="35.429cm" svg:y2="18.424cm">
          <text:p/>
        </draw:line>
        <draw:line draw:style-name="gr7" draw:text-style-name="P1" draw:layer="layout" svg:x1="35.51cm" svg:y1="18.424cm" svg:x2="35.708cm" svg:y2="18.424cm">
          <text:p/>
        </draw:line>
        <draw:line draw:style-name="gr7" draw:text-style-name="P1" draw:layer="layout" svg:x1="35.789cm" svg:y1="18.424cm" svg:x2="35.986cm" svg:y2="18.424cm">
          <text:p/>
        </draw:line>
        <draw:line draw:style-name="gr7" draw:text-style-name="P1" draw:layer="layout" svg:x1="36.071cm" svg:y1="18.424cm" svg:x2="36.265cm" svg:y2="18.424cm">
          <text:p/>
        </draw:line>
        <draw:line draw:style-name="gr7" draw:text-style-name="P1" draw:layer="layout" svg:x1="36.35cm" svg:y1="18.424cm" svg:x2="36.544cm" svg:y2="18.424cm">
          <text:p/>
        </draw:line>
        <draw:line draw:style-name="gr7" draw:text-style-name="P1" draw:layer="layout" svg:x1="36.628cm" svg:y1="18.424cm" svg:x2="36.822cm" svg:y2="18.424cm">
          <text:p/>
        </draw:line>
        <draw:line draw:style-name="gr7" draw:text-style-name="P1" draw:layer="layout" svg:x1="36.907cm" svg:y1="18.424cm" svg:x2="37.101cm" svg:y2="18.424cm">
          <text:p/>
        </draw:line>
        <draw:line draw:style-name="gr7" draw:text-style-name="P1" draw:layer="layout" svg:x1="37.186cm" svg:y1="18.424cm" svg:x2="37.38cm" svg:y2="18.424cm">
          <text:p/>
        </draw:line>
        <draw:line draw:style-name="gr7" draw:text-style-name="P1" draw:layer="layout" svg:x1="37.465cm" svg:y1="18.424cm" svg:x2="37.659cm" svg:y2="18.424cm">
          <text:p/>
        </draw:line>
        <draw:line draw:style-name="gr7" draw:text-style-name="P1" draw:layer="layout" svg:x1="37.743cm" svg:y1="18.424cm" svg:x2="37.937cm" svg:y2="18.424cm">
          <text:p/>
        </draw:line>
        <draw:line draw:style-name="gr7" draw:text-style-name="P1" draw:layer="layout" svg:x1="38.022cm" svg:y1="18.424cm" svg:x2="38.216cm" svg:y2="18.424cm">
          <text:p/>
        </draw:line>
        <draw:line draw:style-name="gr7" draw:text-style-name="P1" draw:layer="layout" svg:x1="38.301cm" svg:y1="18.424cm" svg:x2="38.498cm" svg:y2="18.424cm">
          <text:p/>
        </draw:line>
        <draw:line draw:style-name="gr7" draw:text-style-name="P1" draw:layer="layout" svg:x1="38.579cm" svg:y1="18.424cm" svg:x2="38.777cm" svg:y2="18.424cm">
          <text:p/>
        </draw:line>
        <draw:line draw:style-name="gr7" draw:text-style-name="P1" draw:layer="layout" svg:x1="38.858cm" svg:y1="18.424cm" svg:x2="39.056cm" svg:y2="18.424cm">
          <text:p/>
        </draw:line>
        <draw:line draw:style-name="gr7" draw:text-style-name="P1" draw:layer="layout" svg:x1="39.14cm" svg:y1="18.424cm" svg:x2="39.334cm" svg:y2="18.424cm">
          <text:p/>
        </draw:line>
        <draw:line draw:style-name="gr7" draw:text-style-name="P1" draw:layer="layout" svg:x1="39.419cm" svg:y1="18.424cm" svg:x2="39.613cm" svg:y2="18.424cm">
          <text:p/>
        </draw:line>
        <draw:line draw:style-name="gr7" draw:text-style-name="P1" draw:layer="layout" svg:x1="39.698cm" svg:y1="18.424cm" svg:x2="39.892cm" svg:y2="18.424cm">
          <text:p/>
        </draw:line>
        <draw:line draw:style-name="gr7" draw:text-style-name="P1" draw:layer="layout" svg:x1="39.976cm" svg:y1="18.424cm" svg:x2="40.17cm" svg:y2="18.424cm">
          <text:p/>
        </draw:line>
        <draw:line draw:style-name="gr4" draw:text-style-name="P1" draw:layer="layout" svg:x1="2.758cm" svg:y1="27.389cm" svg:x2="40.768cm" svg:y2="27.317cm">
          <text:p/>
        </draw:line>
        <draw:frame draw:style-name="gr5" draw:text-style-name="P3" draw:layer="layout" svg:width="5.328cm" svg:height="1.644cm" svg:x="19.939cm" svg:y="28.195cm">
          <draw:text-box>
            <text:p text:style-name="P2"><text:span text:style-name="T1">T</text:span><text:span text:style-name="T1">i</text:span><text:span text:style-name="T1">m</text:span><text:span text:style-name="T1">e</text:span><text:span text:style-name="T1">(</text:span><text:span text:style-name="T1">s</text:span><text:span text:style-name="T1">)</text:span></text:p>
          </draw:text-box>
        </draw:frame>
        <draw:frame draw:style-name="gr5" draw:text-style-name="P3" draw:layer="layout" svg:width="10.01cm" svg:height="1.644cm" draw:transform="rotate (1.5707963267949) translate (0.006cm 25.071cm)">
          <draw:text-box>
            <text:p text:style-name="P2"><text:span text:style-name="T1">D</text:span><text:span text:style-name="T1">i</text:span><text:span text:style-name="T1">s</text:span><text:span text:style-name="T1">t</text:span><text:span text:style-name="T1">a</text:span><text:span text:style-name="T1">n</text:span><text:span text:style-name="T1">c</text:span><text:span text:style-name="T1">e</text:span><text:span text:style-name="T1">(</text:span><text:span text:style-name="T1">m</text:span><text:span text:style-name="T1">m</text:span><text:span text:style-name="T1">)</text:span></text:p>
          </draw:text-box>
        </draw:frame>
        <draw:frame draw:style-name="gr5" draw:text-style-name="P3" draw:layer="layout" svg:width="1.41cm" svg:height="1.563cm" svg:x="1.887cm" svg:y="0.064cm">
          <draw:text-box>
            <text:p text:style-name="P2"><text:span text:style-name="T2">8</text:span></text:p>
          </draw:text-box>
        </draw:frame>
        <draw:frame draw:style-name="gr5" draw:text-style-name="P3" draw:layer="layout" svg:width="1.41cm" svg:height="1.563cm" svg:x="1.887cm" svg:y="2.844cm">
          <draw:text-box>
            <text:p text:style-name="P2"><text:span text:style-name="T2">6</text:span></text:p>
          </draw:text-box>
        </draw:frame>
        <draw:frame draw:style-name="gr5" draw:text-style-name="P3" draw:layer="layout" svg:width="1.41cm" svg:height="1.563cm" svg:x="1.887cm" svg:y="5.779cm">
          <draw:text-box>
            <text:p text:style-name="P2"><text:span text:style-name="T2">4</text:span></text:p>
          </draw:text-box>
        </draw:frame>
        <draw:frame draw:style-name="gr5" draw:text-style-name="P3" draw:layer="layout" svg:width="1.41cm" svg:height="1.563cm" svg:x="1.887cm" svg:y="8.612cm">
          <draw:text-box>
            <text:p text:style-name="P2"><text:span text:style-name="T2">2</text:span></text:p>
          </draw:text-box>
        </draw:frame>
        <draw:frame draw:style-name="gr5" draw:text-style-name="P3" draw:layer="layout" svg:width="1.41cm" svg:height="1.563cm" svg:x="1.887cm" svg:y="11.445cm">
          <draw:text-box>
            <text:p text:style-name="P2"><text:span text:style-name="T2">0</text:span></text:p>
          </draw:text-box>
        </draw:frame>
        <draw:frame draw:style-name="gr5" draw:text-style-name="P3" draw:layer="layout" svg:width="1.411cm" svg:height="1.563cm" svg:x="1.489cm" svg:y="15.826cm">
          <draw:text-box>
            <text:p text:style-name="P2"><text:span text:style-name="T2"><text:s/></text:span><text:span text:style-name="T2">2</text:span><text:span text:style-name="T2"> </text:span></text:p>
          </draw:text-box>
        </draw:frame>
        <draw:frame draw:style-name="gr5" draw:text-style-name="P3" draw:layer="layout" svg:width="1.41cm" svg:height="1.563cm" svg:x="1.489cm" svg:y="17.742cm">
          <draw:text-box>
            <text:p text:style-name="P2"><text:span text:style-name="T2"><text:s/></text:span><text:span text:style-name="T2">0</text:span></text:p>
          </draw:text-box>
        </draw:frame>
        <draw:frame draw:style-name="gr5" draw:text-style-name="P3" draw:layer="layout" svg:width="1.41cm" svg:height="1.563cm" svg:x="1.386cm" svg:y="21.323cm">
          <draw:text-box>
            <text:p text:style-name="P2"><text:span text:style-name="T2">-</text:span><text:span text:style-name="T2">4</text:span></text:p>
          </draw:text-box>
        </draw:frame>
        <draw:frame draw:style-name="gr5" draw:text-style-name="P3" draw:layer="layout" svg:width="1.41cm" svg:height="1.563cm" svg:x="1.386cm" svg:y="25.059cm">
          <draw:text-box>
            <text:p text:style-name="P2"><text:span text:style-name="T2">-</text:span><text:span text:style-name="T2">8</text:span></text:p>
          </draw:text-box>
        </draw:frame>
        <draw:frame draw:style-name="gr5" draw:text-style-name="P3" draw:layer="layout" svg:width="36.942cm" svg:height="1.563cm" svg:x="4.191cm" svg:y="27.179cm">
          <draw:text-box>
            <text:p text:style-name="P2"><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1</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2</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3</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4</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5</text:span><text:span text:style-name="T2">0</text:span></text:p>
          </draw:text-box>
        </draw:frame>
        <draw:line draw:style-name="gr8" draw:text-style-name="P1" draw:layer="layout" svg:x1="6.766cm" svg:y1="12.321cm" svg:x2="6.766cm" svg:y2="12.426cm">
          <text:p/>
        </draw:line>
        <draw:line draw:style-name="gr8" draw:text-style-name="P1" draw:layer="layout" svg:x1="6.766cm" svg:y1="12.532cm" svg:x2="6.766cm" svg:y2="12.635cm">
          <text:p/>
        </draw:line>
        <draw:line draw:style-name="gr8" draw:text-style-name="P1" draw:layer="layout" svg:x1="6.766cm" svg:y1="12.74cm" svg:x2="6.766cm" svg:y2="12.843cm">
          <text:p/>
        </draw:line>
        <draw:line draw:style-name="gr8" draw:text-style-name="P1" draw:layer="layout" svg:x1="6.766cm" svg:y1="12.949cm" svg:x2="6.766cm" svg:y2="13.051cm">
          <text:p/>
        </draw:line>
        <draw:line draw:style-name="gr8" draw:text-style-name="P1" draw:layer="layout" svg:x1="6.762cm" svg:y1="13.157cm" svg:x2="6.762cm" svg:y2="13.263cm">
          <text:p/>
        </draw:line>
        <draw:line draw:style-name="gr8" draw:text-style-name="P1" draw:layer="layout" svg:x1="6.762cm" svg:y1="13.365cm" svg:x2="6.762cm" svg:y2="13.471cm">
          <text:p/>
        </draw:line>
        <draw:line draw:style-name="gr8" draw:text-style-name="P1" draw:layer="layout" svg:x1="6.762cm" svg:y1="13.573cm" svg:x2="6.762cm" svg:y2="13.679cm">
          <text:p/>
        </draw:line>
        <draw:line draw:style-name="gr8" draw:text-style-name="P1" draw:layer="layout" svg:x1="6.762cm" svg:y1="13.785cm" svg:x2="6.762cm" svg:y2="13.887cm">
          <text:p/>
        </draw:line>
        <draw:line draw:style-name="gr8" draw:text-style-name="P1" draw:layer="layout" svg:x1="6.762cm" svg:y1="13.993cm" svg:x2="6.762cm" svg:y2="14.095cm">
          <text:p/>
        </draw:line>
        <draw:line draw:style-name="gr8" draw:text-style-name="P1" draw:layer="layout" svg:x1="6.762cm" svg:y1="14.201cm" svg:x2="6.762cm" svg:y2="14.307cm">
          <text:p/>
        </draw:line>
        <draw:line draw:style-name="gr8" draw:text-style-name="P1" draw:layer="layout" svg:x1="6.762cm" svg:y1="14.409cm" svg:x2="6.762cm" svg:y2="14.515cm">
          <text:p/>
        </draw:line>
        <draw:line draw:style-name="gr8" draw:text-style-name="P1" draw:layer="layout" svg:x1="6.762cm" svg:y1="14.617cm" svg:x2="6.762cm" svg:y2="14.723cm">
          <text:p/>
        </draw:line>
        <draw:line draw:style-name="gr8" draw:text-style-name="P1" draw:layer="layout" svg:x1="6.763cm" svg:y1="14.829cm" svg:x2="6.759cm" svg:y2="14.932cm">
          <text:p/>
        </draw:line>
        <draw:line draw:style-name="gr8" draw:text-style-name="P1" draw:layer="layout" svg:x1="6.759cm" svg:y1="15.037cm" svg:x2="6.759cm" svg:y2="15.139cm">
          <text:p/>
        </draw:line>
        <draw:line draw:style-name="gr8" draw:text-style-name="P1" draw:layer="layout" svg:x1="6.759cm" svg:y1="15.245cm" svg:x2="6.759cm" svg:y2="15.351cm">
          <text:p/>
        </draw:line>
        <draw:line draw:style-name="gr8" draw:text-style-name="P1" draw:layer="layout" svg:x1="6.759cm" svg:y1="15.453cm" svg:x2="6.759cm" svg:y2="15.559cm">
          <text:p/>
        </draw:line>
        <draw:line draw:style-name="gr8" draw:text-style-name="P1" draw:layer="layout" svg:x1="6.759cm" svg:y1="15.661cm" svg:x2="6.759cm" svg:y2="15.767cm">
          <text:p/>
        </draw:line>
        <draw:line draw:style-name="gr8" draw:text-style-name="P1" draw:layer="layout" svg:x1="6.759cm" svg:y1="15.873cm" svg:x2="6.759cm" svg:y2="15.975cm">
          <text:p/>
        </draw:line>
        <draw:line draw:style-name="gr8" draw:text-style-name="P1" draw:layer="layout" svg:x1="6.759cm" svg:y1="16.081cm" svg:x2="6.759cm" svg:y2="16.187cm">
          <text:p/>
        </draw:line>
        <draw:line draw:style-name="gr8" draw:text-style-name="P1" draw:layer="layout" svg:x1="6.755cm" svg:y1="16.289cm" svg:x2="6.755cm" svg:y2="16.395cm">
          <text:p/>
        </draw:line>
        <draw:line draw:style-name="gr8" draw:text-style-name="P1" draw:layer="layout" svg:x1="6.755cm" svg:y1="16.498cm" svg:x2="6.755cm" svg:y2="16.603cm">
          <text:p/>
        </draw:line>
        <draw:line draw:style-name="gr8" draw:text-style-name="P1" draw:layer="layout" svg:x1="6.755cm" svg:y1="16.709cm" svg:x2="6.755cm" svg:y2="16.812cm">
          <text:p/>
        </draw:line>
        <draw:line draw:style-name="gr8" draw:text-style-name="P1" draw:layer="layout" svg:x1="6.755cm" svg:y1="16.917cm" svg:x2="6.755cm" svg:y2="17.02cm">
          <text:p/>
        </draw:line>
        <draw:line draw:style-name="gr8" draw:text-style-name="P1" draw:layer="layout" svg:x1="6.755cm" svg:y1="17.125cm" svg:x2="6.755cm" svg:y2="17.231cm">
          <text:p/>
        </draw:line>
        <draw:line draw:style-name="gr8" draw:text-style-name="P1" draw:layer="layout" svg:x1="6.755cm" svg:y1="17.334cm" svg:x2="6.755cm" svg:y2="17.436cm">
          <text:p/>
        </draw:line>
        <draw:line draw:style-name="gr8" draw:text-style-name="P1" draw:layer="layout" svg:x1="6.755cm" svg:y1="17.542cm" svg:x2="6.755cm" svg:y2="17.648cm">
          <text:p/>
        </draw:line>
        <draw:line draw:style-name="gr8" draw:text-style-name="P1" draw:layer="layout" svg:x1="6.755cm" svg:y1="17.75cm" svg:x2="6.755cm" svg:y2="17.856cm">
          <text:p/>
        </draw:line>
        <draw:line draw:style-name="gr8" draw:text-style-name="P1" draw:layer="layout" svg:x1="6.756cm" svg:y1="17.958cm" svg:x2="6.752cm" svg:y2="18.065cm">
          <text:p/>
        </draw:line>
        <draw:line draw:style-name="gr8" draw:text-style-name="P1" draw:layer="layout" svg:x1="6.752cm" svg:y1="18.17cm" svg:x2="6.752cm" svg:y2="18.272cm">
          <text:p/>
        </draw:line>
        <draw:line draw:style-name="gr8" draw:text-style-name="P1" draw:layer="layout" svg:x1="6.752cm" svg:y1="18.378cm" svg:x2="6.752cm" svg:y2="18.484cm">
          <text:p/>
        </draw:line>
        <draw:line draw:style-name="gr8" draw:text-style-name="P1" draw:layer="layout" svg:x1="6.752cm" svg:y1="18.586cm" svg:x2="6.752cm" svg:y2="18.692cm">
          <text:p/>
        </draw:line>
        <draw:line draw:style-name="gr8" draw:text-style-name="P1" draw:layer="layout" svg:x1="6.752cm" svg:y1="18.794cm" svg:x2="6.752cm" svg:y2="18.9cm">
          <text:p/>
        </draw:line>
        <draw:line draw:style-name="gr8" draw:text-style-name="P1" draw:layer="layout" svg:x1="6.752cm" svg:y1="19.006cm" svg:x2="6.752cm" svg:y2="19.108cm">
          <text:p/>
        </draw:line>
        <draw:line draw:style-name="gr8" draw:text-style-name="P1" draw:layer="layout" svg:x1="6.754cm" svg:y1="19.214cm" svg:x2="6.748cm" svg:y2="19.317cm">
          <text:p/>
        </draw:line>
        <draw:line draw:style-name="gr8" draw:text-style-name="P1" draw:layer="layout" svg:x1="6.748cm" svg:y1="19.422cm" svg:x2="6.748cm" svg:y2="19.528cm">
          <text:p/>
        </draw:line>
        <draw:line draw:style-name="gr8" draw:text-style-name="P1" draw:layer="layout" svg:x1="6.748cm" svg:y1="19.63cm" svg:x2="6.748cm" svg:y2="19.736cm">
          <text:p/>
        </draw:line>
        <draw:line draw:style-name="gr8" draw:text-style-name="P1" draw:layer="layout" svg:x1="6.748cm" svg:y1="19.838cm" svg:x2="6.748cm" svg:y2="19.944cm">
          <text:p/>
        </draw:line>
        <draw:line draw:style-name="gr8" draw:text-style-name="P1" draw:layer="layout" svg:x1="6.748cm" svg:y1="20.05cm" svg:x2="6.748cm" svg:y2="20.152cm">
          <text:p/>
        </draw:line>
        <draw:line draw:style-name="gr8" draw:text-style-name="P1" draw:layer="layout" svg:x1="6.748cm" svg:y1="20.258cm" svg:x2="6.748cm" svg:y2="20.36cm">
          <text:p/>
        </draw:line>
        <draw:line draw:style-name="gr8" draw:text-style-name="P1" draw:layer="layout" svg:x1="6.748cm" svg:y1="20.466cm" svg:x2="6.748cm" svg:y2="20.572cm">
          <text:p/>
        </draw:line>
        <draw:line draw:style-name="gr8" draw:text-style-name="P1" draw:layer="layout" svg:x1="6.748cm" svg:y1="20.674cm" svg:x2="6.748cm" svg:y2="20.78cm">
          <text:p/>
        </draw:line>
        <draw:line draw:style-name="gr8" draw:text-style-name="P1" draw:layer="layout" svg:x1="6.748cm" svg:y1="20.883cm" svg:x2="6.748cm" svg:y2="20.988cm">
          <text:p/>
        </draw:line>
        <draw:line draw:style-name="gr8" draw:text-style-name="P1" draw:layer="layout" svg:x1="6.745cm" svg:y1="21.094cm" svg:x2="6.745cm" svg:y2="21.197cm">
          <text:p/>
        </draw:line>
        <draw:line draw:style-name="gr8" draw:text-style-name="P1" draw:layer="layout" svg:x1="6.745cm" svg:y1="21.302cm" svg:x2="6.745cm" svg:y2="21.405cm">
          <text:p/>
        </draw:line>
        <draw:line draw:style-name="gr8" draw:text-style-name="P1" draw:layer="layout" svg:x1="6.745cm" svg:y1="21.511cm" svg:x2="6.745cm" svg:y2="21.616cm">
          <text:p/>
        </draw:line>
        <draw:line draw:style-name="gr8" draw:text-style-name="P1" draw:layer="layout" svg:x1="6.745cm" svg:y1="21.719cm" svg:x2="6.745cm" svg:y2="21.824cm">
          <text:p/>
        </draw:line>
        <draw:line draw:style-name="gr8" draw:text-style-name="P1" draw:layer="layout" svg:x1="6.745cm" svg:y1="21.927cm" svg:x2="6.745cm" svg:y2="22.033cm">
          <text:p/>
        </draw:line>
        <draw:line draw:style-name="gr8" draw:text-style-name="P1" draw:layer="layout" svg:x1="6.745cm" svg:y1="22.135cm" svg:x2="6.745cm" svg:y2="22.241cm">
          <text:p/>
        </draw:line>
        <draw:line draw:style-name="gr8" draw:text-style-name="P1" draw:layer="layout" svg:x1="6.746cm" svg:y1="22.347cm" svg:x2="6.741cm" svg:y2="22.45cm">
          <text:p/>
        </draw:line>
        <draw:line draw:style-name="gr8" draw:text-style-name="P1" draw:layer="layout" svg:x1="6.741cm" svg:y1="22.555cm" svg:x2="6.741cm" svg:y2="22.657cm">
          <text:p/>
        </draw:line>
        <draw:line draw:style-name="gr8" draw:text-style-name="P1" draw:layer="layout" svg:x1="6.741cm" svg:y1="22.763cm" svg:x2="6.741cm" svg:y2="22.869cm">
          <text:p/>
        </draw:line>
        <draw:line draw:style-name="gr8" draw:text-style-name="P1" draw:layer="layout" svg:x1="6.741cm" svg:y1="22.971cm" svg:x2="6.741cm" svg:y2="23.077cm">
          <text:p/>
        </draw:line>
        <draw:line draw:style-name="gr8" draw:text-style-name="P1" draw:layer="layout" svg:x1="6.741cm" svg:y1="23.179cm" svg:x2="6.741cm" svg:y2="23.285cm">
          <text:p/>
        </draw:line>
        <draw:line draw:style-name="gr8" draw:text-style-name="P1" draw:layer="layout" svg:x1="6.741cm" svg:y1="23.391cm" svg:x2="6.741cm" svg:y2="23.493cm">
          <text:p/>
        </draw:line>
        <draw:line draw:style-name="gr8" draw:text-style-name="P1" draw:layer="layout" svg:x1="6.741cm" svg:y1="23.599cm" svg:x2="6.741cm" svg:y2="23.701cm">
          <text:p/>
        </draw:line>
        <draw:line draw:style-name="gr8" draw:text-style-name="P1" draw:layer="layout" svg:x1="6.741cm" svg:y1="23.807cm" svg:x2="6.741cm" svg:y2="23.913cm">
          <text:p/>
        </draw:line>
        <draw:line draw:style-name="gr8" draw:text-style-name="P1" draw:layer="layout" svg:x1="6.741cm" svg:y1="24.015cm" svg:x2="6.741cm" svg:y2="24.121cm">
          <text:p/>
        </draw:line>
        <draw:line draw:style-name="gr8" draw:text-style-name="P1" draw:layer="layout" svg:x1="6.738cm" svg:y1="24.223cm" svg:x2="6.738cm" svg:y2="24.329cm">
          <text:p/>
        </draw:line>
        <draw:line draw:style-name="gr8" draw:text-style-name="P1" draw:layer="layout" svg:x1="6.738cm" svg:y1="24.435cm" svg:x2="6.738cm" svg:y2="24.537cm">
          <text:p/>
        </draw:line>
        <draw:line draw:style-name="gr8" draw:text-style-name="P1" draw:layer="layout" svg:x1="6.738cm" svg:y1="24.643cm" svg:x2="6.738cm" svg:y2="24.745cm">
          <text:p/>
        </draw:line>
        <draw:line draw:style-name="gr8" draw:text-style-name="P1" draw:layer="layout" svg:x1="6.738cm" svg:y1="24.851cm" svg:x2="6.738cm" svg:y2="24.957cm">
          <text:p/>
        </draw:line>
        <draw:line draw:style-name="gr8" draw:text-style-name="P1" draw:layer="layout" svg:x1="6.738cm" svg:y1="25.059cm" svg:x2="6.738cm" svg:y2="25.165cm">
          <text:p/>
        </draw:line>
        <draw:line draw:style-name="gr8" draw:text-style-name="P1" draw:layer="layout" svg:x1="6.738cm" svg:y1="25.268cm" svg:x2="6.738cm" svg:y2="25.373cm">
          <text:p/>
        </draw:line>
        <draw:line draw:style-name="gr8" draw:text-style-name="P1" draw:layer="layout" svg:x1="6.739cm" svg:y1="25.479cm" svg:x2="6.734cm" svg:y2="25.583cm">
          <text:p/>
        </draw:line>
        <draw:line draw:style-name="gr8" draw:text-style-name="P1" draw:layer="layout" svg:x1="6.734cm" svg:y1="25.687cm" svg:x2="6.734cm" svg:y2="25.79cm">
          <text:p/>
        </draw:line>
        <draw:line draw:style-name="gr8" draw:text-style-name="P1" draw:layer="layout" svg:x1="6.734cm" svg:y1="25.896cm" svg:x2="6.734cm" svg:y2="26.001cm">
          <text:p/>
        </draw:line>
        <draw:line draw:style-name="gr8" draw:text-style-name="P1" draw:layer="layout" svg:x1="6.734cm" svg:y1="26.104cm" svg:x2="6.734cm" svg:y2="26.21cm">
          <text:p/>
        </draw:line>
        <draw:line draw:style-name="gr8" draw:text-style-name="P1" draw:layer="layout" svg:x1="6.734cm" svg:y1="26.312cm" svg:x2="6.734cm" svg:y2="26.418cm">
          <text:p/>
        </draw:line>
        <draw:line draw:style-name="gr8" draw:text-style-name="P1" draw:layer="layout" svg:x1="6.734cm" svg:y1="26.52cm" svg:x2="6.734cm" svg:y2="26.626cm">
          <text:p/>
        </draw:line>
        <draw:line draw:style-name="gr8" draw:text-style-name="P1" draw:layer="layout" svg:x1="6.734cm" svg:y1="26.732cm" svg:x2="6.734cm" svg:y2="26.834cm">
          <text:p/>
        </draw:line>
        <draw:line draw:style-name="gr8" draw:text-style-name="P1" draw:layer="layout" svg:x1="6.734cm" svg:y1="26.94cm" svg:x2="6.734cm" svg:y2="27.042cm">
          <text:p/>
        </draw:line>
        <draw:line draw:style-name="gr8" draw:text-style-name="P1" draw:layer="layout" svg:x1="6.734cm" svg:y1="27.148cm" svg:x2="6.734cm" svg:y2="27.254cm">
          <text:p/>
        </draw:line>
        <draw:line draw:style-name="gr8" draw:text-style-name="P1" draw:layer="layout" svg:x1="6.731cm" svg:y1="27.356cm" svg:x2="6.731cm" svg:y2="27.462cm">
          <text:p/>
        </draw:line>
        <draw:line draw:style-name="gr8" draw:text-style-name="P1" draw:layer="layout" svg:x1="6.731cm" svg:y1="27.564cm" svg:x2="6.731cm" svg:y2="27.67cm">
          <text:p/>
        </draw:line>
        <draw:line draw:style-name="gr8" draw:text-style-name="P1" draw:layer="layout" svg:x1="6.731cm" svg:y1="27.776cm" svg:x2="6.731cm" svg:y2="27.878cm">
          <text:p/>
        </draw:line>
        <draw:line draw:style-name="gr8" draw:text-style-name="P1" draw:layer="layout" svg:x1="9.126cm" svg:y1="12.314cm" svg:x2="9.126cm" svg:y2="12.416cm">
          <text:p/>
        </draw:line>
        <draw:line draw:style-name="gr8" draw:text-style-name="P1" draw:layer="layout" svg:x1="9.126cm" svg:y1="12.522cm" svg:x2="9.13cm" svg:y2="12.625cm">
          <text:p/>
        </draw:line>
        <draw:line draw:style-name="gr8" draw:text-style-name="P1" draw:layer="layout" svg:x1="9.129cm" svg:y1="12.73cm" svg:x2="9.129cm" svg:y2="12.836cm">
          <text:p/>
        </draw:line>
        <draw:line draw:style-name="gr8" draw:text-style-name="P1" draw:layer="layout" svg:x1="9.129cm" svg:y1="12.938cm" svg:x2="9.129cm" svg:y2="13.044cm">
          <text:p/>
        </draw:line>
        <draw:line draw:style-name="gr8" draw:text-style-name="P1" draw:layer="layout" svg:x1="9.129cm" svg:y1="13.146cm" svg:x2="9.129cm" svg:y2="13.252cm">
          <text:p/>
        </draw:line>
        <draw:line draw:style-name="gr8" draw:text-style-name="P1" draw:layer="layout" svg:x1="9.129cm" svg:y1="13.358cm" svg:x2="9.129cm" svg:y2="13.46cm">
          <text:p/>
        </draw:line>
        <draw:line draw:style-name="gr8" draw:text-style-name="P1" draw:layer="layout" svg:x1="9.129cm" svg:y1="13.566cm" svg:x2="9.129cm" svg:y2="13.668cm">
          <text:p/>
        </draw:line>
        <draw:line draw:style-name="gr8" draw:text-style-name="P1" draw:layer="layout" svg:x1="9.129cm" svg:y1="13.774cm" svg:x2="9.129cm" svg:y2="13.88cm">
          <text:p/>
        </draw:line>
        <draw:line draw:style-name="gr8" draw:text-style-name="P1" draw:layer="layout" svg:x1="9.129cm" svg:y1="13.982cm" svg:x2="9.129cm" svg:y2="14.088cm">
          <text:p/>
        </draw:line>
        <draw:line draw:style-name="gr8" draw:text-style-name="P1" draw:layer="layout" svg:x1="9.129cm" svg:y1="14.19cm" svg:x2="9.129cm" svg:y2="14.296cm">
          <text:p/>
        </draw:line>
        <draw:line draw:style-name="gr8" draw:text-style-name="P1" draw:layer="layout" svg:x1="9.129cm" svg:y1="14.402cm" svg:x2="9.129cm" svg:y2="14.504cm">
          <text:p/>
        </draw:line>
        <draw:line draw:style-name="gr8" draw:text-style-name="P1" draw:layer="layout" svg:x1="9.129cm" svg:y1="14.61cm" svg:x2="9.129cm" svg:y2="14.712cm">
          <text:p/>
        </draw:line>
        <draw:line draw:style-name="gr8" draw:text-style-name="P1" draw:layer="layout" svg:x1="9.129cm" svg:y1="14.818cm" svg:x2="9.129cm" svg:y2="14.924cm">
          <text:p/>
        </draw:line>
        <draw:line draw:style-name="gr8" draw:text-style-name="P1" draw:layer="layout" svg:x1="9.129cm" svg:y1="15.026cm" svg:x2="9.129cm" svg:y2="15.132cm">
          <text:p/>
        </draw:line>
        <draw:line draw:style-name="gr8" draw:text-style-name="P1" draw:layer="layout" svg:x1="9.129cm" svg:y1="15.235cm" svg:x2="9.129cm" svg:y2="15.34cm">
          <text:p/>
        </draw:line>
        <draw:line draw:style-name="gr8" draw:text-style-name="P1" draw:layer="layout" svg:x1="9.129cm" svg:y1="15.446cm" svg:x2="9.129cm" svg:y2="15.549cm">
          <text:p/>
        </draw:line>
        <draw:line draw:style-name="gr8" draw:text-style-name="P1" draw:layer="layout" svg:x1="9.133cm" svg:y1="15.654cm" svg:x2="9.133cm" svg:y2="15.757cm">
          <text:p/>
        </draw:line>
        <draw:line draw:style-name="gr8" draw:text-style-name="P1" draw:layer="layout" svg:x1="9.133cm" svg:y1="15.863cm" svg:x2="9.133cm" svg:y2="15.968cm">
          <text:p/>
        </draw:line>
        <draw:line draw:style-name="gr8" draw:text-style-name="P1" draw:layer="layout" svg:x1="9.133cm" svg:y1="16.071cm" svg:x2="9.133cm" svg:y2="16.177cm">
          <text:p/>
        </draw:line>
        <draw:line draw:style-name="gr8" draw:text-style-name="P1" draw:layer="layout" svg:x1="9.133cm" svg:y1="16.279cm" svg:x2="9.133cm" svg:y2="16.385cm">
          <text:p/>
        </draw:line>
        <draw:line draw:style-name="gr8" draw:text-style-name="P1" draw:layer="layout" svg:x1="9.133cm" svg:y1="16.487cm" svg:x2="9.133cm" svg:y2="16.593cm">
          <text:p/>
        </draw:line>
        <draw:line draw:style-name="gr8" draw:text-style-name="P1" draw:layer="layout" svg:x1="9.133cm" svg:y1="16.699cm" svg:x2="9.133cm" svg:y2="16.801cm">
          <text:p/>
        </draw:line>
        <draw:line draw:style-name="gr8" draw:text-style-name="P1" draw:layer="layout" svg:x1="9.133cm" svg:y1="16.907cm" svg:x2="9.133cm" svg:y2="17.009cm">
          <text:p/>
        </draw:line>
        <draw:line draw:style-name="gr8" draw:text-style-name="P1" draw:layer="layout" svg:x1="9.133cm" svg:y1="17.115cm" svg:x2="9.133cm" svg:y2="17.221cm">
          <text:p/>
        </draw:line>
        <draw:line draw:style-name="gr8" draw:text-style-name="P1" draw:layer="layout" svg:x1="9.133cm" svg:y1="17.323cm" svg:x2="9.133cm" svg:y2="17.429cm">
          <text:p/>
        </draw:line>
        <draw:line draw:style-name="gr8" draw:text-style-name="P1" draw:layer="layout" svg:x1="9.133cm" svg:y1="17.531cm" svg:x2="9.133cm" svg:y2="17.637cm">
          <text:p/>
        </draw:line>
        <draw:line draw:style-name="gr8" draw:text-style-name="P1" draw:layer="layout" svg:x1="9.133cm" svg:y1="17.743cm" svg:x2="9.133cm" svg:y2="17.845cm">
          <text:p/>
        </draw:line>
        <draw:line draw:style-name="gr8" draw:text-style-name="P1" draw:layer="layout" svg:x1="9.133cm" svg:y1="17.951cm" svg:x2="9.133cm" svg:y2="18.053cm">
          <text:p/>
        </draw:line>
        <draw:line draw:style-name="gr8" draw:text-style-name="P1" draw:layer="layout" svg:x1="9.133cm" svg:y1="18.159cm" svg:x2="9.133cm" svg:y2="18.265cm">
          <text:p/>
        </draw:line>
        <draw:line draw:style-name="gr8" draw:text-style-name="P1" draw:layer="layout" svg:x1="9.133cm" svg:y1="18.367cm" svg:x2="9.133cm" svg:y2="18.473cm">
          <text:p/>
        </draw:line>
        <draw:line draw:style-name="gr8" draw:text-style-name="P1" draw:layer="layout" svg:x1="9.133cm" svg:y1="18.575cm" svg:x2="9.133cm" svg:y2="18.681cm">
          <text:p/>
        </draw:line>
        <draw:line draw:style-name="gr8" draw:text-style-name="P1" draw:layer="layout" svg:x1="9.133cm" svg:y1="18.787cm" svg:x2="9.133cm" svg:y2="18.889cm">
          <text:p/>
        </draw:line>
        <draw:line draw:style-name="gr8" draw:text-style-name="P1" draw:layer="layout" svg:x1="9.133cm" svg:y1="18.995cm" svg:x2="9.133cm" svg:y2="19.098cm">
          <text:p/>
        </draw:line>
        <draw:line draw:style-name="gr8" draw:text-style-name="P1" draw:layer="layout" svg:x1="9.133cm" svg:y1="19.203cm" svg:x2="9.133cm" svg:y2="19.309cm">
          <text:p/>
        </draw:line>
        <draw:line draw:style-name="gr8" draw:text-style-name="P1" draw:layer="layout" svg:x1="9.133cm" svg:y1="19.411cm" svg:x2="9.137cm" svg:y2="19.518cm">
          <text:p/>
        </draw:line>
        <draw:line draw:style-name="gr8" draw:text-style-name="P1" draw:layer="layout" svg:x1="9.136cm" svg:y1="19.623cm" svg:x2="9.136cm" svg:y2="19.725cm">
          <text:p/>
        </draw:line>
        <draw:line draw:style-name="gr8" draw:text-style-name="P1" draw:layer="layout" svg:x1="9.136cm" svg:y1="19.831cm" svg:x2="9.136cm" svg:y2="19.934cm">
          <text:p/>
        </draw:line>
        <draw:line draw:style-name="gr8" draw:text-style-name="P1" draw:layer="layout" svg:x1="9.136cm" svg:y1="20.039cm" svg:x2="9.136cm" svg:y2="20.145cm">
          <text:p/>
        </draw:line>
        <draw:line draw:style-name="gr8" draw:text-style-name="P1" draw:layer="layout" svg:x1="9.136cm" svg:y1="20.248cm" svg:x2="9.136cm" svg:y2="20.353cm">
          <text:p/>
        </draw:line>
        <draw:line draw:style-name="gr8" draw:text-style-name="P1" draw:layer="layout" svg:x1="9.136cm" svg:y1="20.456cm" svg:x2="9.136cm" svg:y2="20.562cm">
          <text:p/>
        </draw:line>
        <draw:line draw:style-name="gr8" draw:text-style-name="P1" draw:layer="layout" svg:x1="9.136cm" svg:y1="20.667cm" svg:x2="9.136cm" svg:y2="20.77cm">
          <text:p/>
        </draw:line>
        <draw:line draw:style-name="gr8" draw:text-style-name="P1" draw:layer="layout" svg:x1="9.136cm" svg:y1="20.872cm" svg:x2="9.136cm" svg:y2="20.978cm">
          <text:p/>
        </draw:line>
        <draw:line draw:style-name="gr8" draw:text-style-name="P1" draw:layer="layout" svg:x1="9.136cm" svg:y1="21.084cm" svg:x2="9.136cm" svg:y2="21.186cm">
          <text:p/>
        </draw:line>
        <draw:line draw:style-name="gr8" draw:text-style-name="P1" draw:layer="layout" svg:x1="9.136cm" svg:y1="21.292cm" svg:x2="9.136cm" svg:y2="21.394cm">
          <text:p/>
        </draw:line>
        <draw:line draw:style-name="gr8" draw:text-style-name="P1" draw:layer="layout" svg:x1="9.136cm" svg:y1="21.5cm" svg:x2="9.136cm" svg:y2="21.606cm">
          <text:p/>
        </draw:line>
        <draw:line draw:style-name="gr8" draw:text-style-name="P1" draw:layer="layout" svg:x1="9.136cm" svg:y1="21.708cm" svg:x2="9.136cm" svg:y2="21.814cm">
          <text:p/>
        </draw:line>
        <draw:line draw:style-name="gr8" draw:text-style-name="P1" draw:layer="layout" svg:x1="9.136cm" svg:y1="21.92cm" svg:x2="9.136cm" svg:y2="22.022cm">
          <text:p/>
        </draw:line>
        <draw:line draw:style-name="gr8" draw:text-style-name="P1" draw:layer="layout" svg:x1="9.136cm" svg:y1="22.128cm" svg:x2="9.136cm" svg:y2="22.23cm">
          <text:p/>
        </draw:line>
        <draw:line draw:style-name="gr8" draw:text-style-name="P1" draw:layer="layout" svg:x1="9.136cm" svg:y1="22.336cm" svg:x2="9.142cm" svg:y2="22.443cm">
          <text:p/>
        </draw:line>
        <draw:line draw:style-name="gr8" draw:text-style-name="P1" draw:layer="layout" svg:x1="9.14cm" svg:y1="22.544cm" svg:x2="9.14cm" svg:y2="22.65cm">
          <text:p/>
        </draw:line>
        <draw:line draw:style-name="gr8" draw:text-style-name="P1" draw:layer="layout" svg:x1="9.14cm" svg:y1="22.752cm" svg:x2="9.14cm" svg:y2="22.858cm">
          <text:p/>
        </draw:line>
        <draw:line draw:style-name="gr8" draw:text-style-name="P1" draw:layer="layout" svg:x1="9.14cm" svg:y1="22.964cm" svg:x2="9.14cm" svg:y2="23.066cm">
          <text:p/>
        </draw:line>
        <draw:line draw:style-name="gr8" draw:text-style-name="P1" draw:layer="layout" svg:x1="9.14cm" svg:y1="23.172cm" svg:x2="9.14cm" svg:y2="23.274cm">
          <text:p/>
        </draw:line>
        <draw:line draw:style-name="gr8" draw:text-style-name="P1" draw:layer="layout" svg:x1="9.14cm" svg:y1="23.38cm" svg:x2="9.14cm" svg:y2="23.486cm">
          <text:p/>
        </draw:line>
        <draw:line draw:style-name="gr8" draw:text-style-name="P1" draw:layer="layout" svg:x1="9.14cm" svg:y1="23.588cm" svg:x2="9.14cm" svg:y2="23.694cm">
          <text:p/>
        </draw:line>
        <draw:line draw:style-name="gr8" draw:text-style-name="P1" draw:layer="layout" svg:x1="9.14cm" svg:y1="23.797cm" svg:x2="9.14cm" svg:y2="23.902cm">
          <text:p/>
        </draw:line>
        <draw:line draw:style-name="gr8" draw:text-style-name="P1" draw:layer="layout" svg:x1="9.14cm" svg:y1="24.008cm" svg:x2="9.14cm" svg:y2="24.11cm">
          <text:p/>
        </draw:line>
        <draw:line draw:style-name="gr8" draw:text-style-name="P1" draw:layer="layout" svg:x1="9.14cm" svg:y1="24.216cm" svg:x2="9.14cm" svg:y2="24.319cm">
          <text:p/>
        </draw:line>
        <draw:line draw:style-name="gr8" draw:text-style-name="P1" draw:layer="layout" svg:x1="9.14cm" svg:y1="24.424cm" svg:x2="9.14cm" svg:y2="24.53cm">
          <text:p/>
        </draw:line>
        <draw:line draw:style-name="gr8" draw:text-style-name="P1" draw:layer="layout" svg:x1="9.14cm" svg:y1="24.633cm" svg:x2="9.14cm" svg:y2="24.738cm">
          <text:p/>
        </draw:line>
        <draw:line draw:style-name="gr8" draw:text-style-name="P1" draw:layer="layout" svg:x1="9.14cm" svg:y1="24.841cm" svg:x2="9.14cm" svg:y2="24.947cm">
          <text:p/>
        </draw:line>
        <draw:line draw:style-name="gr8" draw:text-style-name="P1" draw:layer="layout" svg:x1="9.14cm" svg:y1="25.052cm" svg:x2="9.14cm" svg:y2="25.155cm">
          <text:p/>
        </draw:line>
        <draw:line draw:style-name="gr8" draw:text-style-name="P1" draw:layer="layout" svg:x1="9.14cm" svg:y1="25.261cm" svg:x2="9.14cm" svg:y2="25.363cm">
          <text:p/>
        </draw:line>
        <draw:line draw:style-name="gr8" draw:text-style-name="P1" draw:layer="layout" svg:x1="9.14cm" svg:y1="25.469cm" svg:x2="9.14cm" svg:y2="25.571cm">
          <text:p/>
        </draw:line>
        <draw:line draw:style-name="gr8" draw:text-style-name="P1" draw:layer="layout" svg:x1="9.14cm" svg:y1="25.677cm" svg:x2="9.14cm" svg:y2="25.783cm">
          <text:p/>
        </draw:line>
        <draw:line draw:style-name="gr8" draw:text-style-name="P1" draw:layer="layout" svg:x1="9.14cm" svg:y1="25.885cm" svg:x2="9.14cm" svg:y2="25.991cm">
          <text:p/>
        </draw:line>
        <draw:line draw:style-name="gr8" draw:text-style-name="P1" draw:layer="layout" svg:x1="9.14cm" svg:y1="26.093cm" svg:x2="9.14cm" svg:y2="26.199cm">
          <text:p/>
        </draw:line>
        <draw:line draw:style-name="gr8" draw:text-style-name="P1" draw:layer="layout" svg:x1="9.14cm" svg:y1="26.305cm" svg:x2="9.145cm" svg:y2="26.408cm">
          <text:p/>
        </draw:line>
        <draw:line draw:style-name="gr8" draw:text-style-name="P1" draw:layer="layout" svg:x1="9.144cm" svg:y1="26.513cm" svg:x2="9.144cm" svg:y2="26.615cm">
          <text:p/>
        </draw:line>
        <draw:line draw:style-name="gr8" draw:text-style-name="P1" draw:layer="layout" svg:x1="9.144cm" svg:y1="26.721cm" svg:x2="9.144cm" svg:y2="26.827cm">
          <text:p/>
        </draw:line>
        <draw:line draw:style-name="gr8" draw:text-style-name="P1" draw:layer="layout" svg:x1="9.144cm" svg:y1="26.929cm" svg:x2="9.144cm" svg:y2="27.035cm">
          <text:p/>
        </draw:line>
        <draw:line draw:style-name="gr8" draw:text-style-name="P1" draw:layer="layout" svg:x1="9.144cm" svg:y1="27.137cm" svg:x2="9.144cm" svg:y2="27.243cm">
          <text:p/>
        </draw:line>
        <draw:line draw:style-name="gr8" draw:text-style-name="P1" draw:layer="layout" svg:x1="9.144cm" svg:y1="27.349cm" svg:x2="9.144cm" svg:y2="27.451cm">
          <text:p/>
        </draw:line>
        <draw:line draw:style-name="gr8" draw:text-style-name="P1" draw:layer="layout" svg:x1="9.144cm" svg:y1="27.557cm" svg:x2="9.144cm" svg:y2="27.659cm">
          <text:p/>
        </draw:line>
        <draw:line draw:style-name="gr8" draw:text-style-name="P1" draw:layer="layout" svg:x1="9.144cm" svg:y1="27.765cm" svg:x2="9.144cm" svg:y2="27.815cm">
          <text:p/>
        </draw:line>
        <draw:frame draw:style-name="gr5" draw:text-style-name="P3" draw:layer="layout" svg:width="36.942cm" svg:height="1.563cm" svg:x="4.191cm" svg:y="12.574cm">
          <draw:text-box>
            <text:p text:style-name="P2"><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1</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2</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3</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4</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5</text:span><text:span text:style-name="T2">0</text:span></text:p>
          </draw:text-box>
        </draw:frame>
        <draw:line draw:style-name="gr8" draw:text-style-name="P1" draw:layer="layout" svg:x1="6.732cm" svg:y1="27.815cm" svg:x2="6.649cm" svg:y2="27.879cm">
          <text:p/>
        </draw:line>
        <draw:line draw:style-name="gr8" draw:text-style-name="P1" draw:layer="layout" svg:x1="6.569cm" svg:y1="27.945cm" svg:x2="6.487cm" svg:y2="28.013cm">
          <text:p/>
        </draw:line>
        <draw:line draw:style-name="gr8" draw:text-style-name="P1" draw:layer="layout" svg:x1="6.407cm" svg:y1="28.076cm" svg:x2="6.321cm" svg:y2="28.14cm">
          <text:p/>
        </draw:line>
        <draw:line draw:style-name="gr8" draw:text-style-name="P1" draw:layer="layout" svg:x1="6.241cm" svg:y1="28.206cm" svg:x2="6.159cm" svg:y2="28.274cm">
          <text:p/>
        </draw:line>
        <draw:line draw:style-name="gr8" draw:text-style-name="P1" draw:layer="layout" svg:x1="9.144cm" svg:y1="27.815cm" svg:x2="9.226cm" svg:y2="27.879cm">
          <text:p/>
        </draw:line>
        <draw:line draw:style-name="gr8" draw:text-style-name="P1" draw:layer="layout" svg:x1="9.306cm" svg:y1="27.945cm" svg:x2="9.388cm" svg:y2="28.013cm">
          <text:p/>
        </draw:line>
        <draw:line draw:style-name="gr8" draw:text-style-name="P1" draw:layer="layout" svg:x1="9.468cm" svg:y1="28.076cm" svg:x2="9.554cm" svg:y2="28.14cm">
          <text:p/>
        </draw:line>
        <draw:line draw:style-name="gr8" draw:text-style-name="P1" draw:layer="layout" svg:x1="9.634cm" svg:y1="28.206cm" svg:x2="9.716cm" svg:y2="28.274cm">
          <text:p/>
        </draw:line>
        <draw:frame draw:style-name="gr9" draw:text-style-name="P4" draw:layer="layout" svg:width="3.037cm" svg:height="1.406cm" svg:x="6.604cm" svg:y="27.812cm">
          <draw:text-box>
            <text:p text:style-name="P2"><text:span text:style-name="T3">3</text:span><text:span text:style-name="T3">.</text:span><text:span text:style-name="T3">1</text:span><text:span text:style-name="T3">2</text:span><text:span text:style-name="T3"> </text:span><text:span text:style-name="T3">s</text:span></text:p>
          </draw:text-box>
        </draw:frame>
        <draw:polyline draw:style-name="gr10" draw:text-style-name="P1" draw:layer="layout" svg:width="0.18cm" svg:height="0.031cm" svg:x="32.857cm" svg:y="12cm" svg:viewBox="0 0 181 32" draw:points="0,32 178,32 181,0">
          <text:p/>
        </draw:polyline>
        <draw:line draw:style-name="gr10" draw:text-style-name="P1" draw:layer="layout" svg:x1="33.041cm" svg:y1="11.867cm" svg:x2="33.049cm" svg:y2="11.657cm">
          <text:p/>
        </draw:line>
        <draw:line draw:style-name="gr10" draw:text-style-name="P1" draw:layer="layout" svg:x1="33.055cm" svg:y1="11.524cm" svg:x2="33.063cm" svg:y2="11.315cm">
          <text:p/>
        </draw:line>
        <draw:line draw:style-name="gr10" draw:text-style-name="P1" draw:layer="layout" svg:x1="33.069cm" svg:y1="11.179cm" svg:x2="33.077cm" svg:y2="10.97cm">
          <text:p/>
        </draw:line>
        <draw:line draw:style-name="gr10" draw:text-style-name="P1" draw:layer="layout" svg:x1="33.083cm" svg:y1="10.836cm" svg:x2="33.091cm" svg:y2="10.627cm">
          <text:p/>
        </draw:line>
        <draw:line draw:style-name="gr10" draw:text-style-name="P1" draw:layer="layout" svg:x1="33.094cm" svg:y1="10.494cm" svg:x2="33.105cm" svg:y2="10.285cm">
          <text:p/>
        </draw:line>
        <draw:line draw:style-name="gr10" draw:text-style-name="P1" draw:layer="layout" svg:x1="33.108cm" svg:y1="10.152cm" svg:x2="33.116cm" svg:y2="9.939cm">
          <text:p/>
        </draw:line>
        <draw:line draw:style-name="gr10" draw:text-style-name="P1" draw:layer="layout" svg:x1="33.122cm" svg:y1="9.806cm" svg:x2="33.13cm" svg:y2="9.597cm">
          <text:p/>
        </draw:line>
        <draw:line draw:style-name="gr10" draw:text-style-name="P1" draw:layer="layout" svg:x1="33.136cm" svg:y1="9.464cm" svg:x2="33.144cm" svg:y2="9.255cm">
          <text:p/>
        </draw:line>
        <draw:polyline draw:style-name="gr10" draw:text-style-name="P1" draw:layer="layout" svg:width="0.007cm" svg:height="0.208cm" svg:x="33.15cm" svg:y="8.913cm" svg:viewBox="0 0 8 209" draw:points="0,209 4,81 8,0">
          <text:p/>
        </draw:polyline>
        <draw:line draw:style-name="gr10" draw:text-style-name="P1" draw:layer="layout" svg:x1="33.164cm" svg:y1="8.776cm" svg:x2="33.177cm" svg:y2="8.567cm">
          <text:p/>
        </draw:line>
        <draw:line draw:style-name="gr10" draw:text-style-name="P1" draw:layer="layout" svg:x1="33.182cm" svg:y1="8.434cm" svg:x2="33.193cm" svg:y2="8.225cm">
          <text:p/>
        </draw:line>
        <draw:line draw:style-name="gr10" draw:text-style-name="P1" draw:layer="layout" svg:x1="33.199cm" svg:y1="8.092cm" svg:x2="33.211cm" svg:y2="7.883cm">
          <text:p/>
        </draw:line>
        <draw:polyline draw:style-name="gr10" draw:text-style-name="P1" draw:layer="layout" svg:width="0.011cm" svg:height="0.208cm" svg:x="33.217cm" svg:y="7.541cm" svg:viewBox="0 0 12 209" draw:points="0,209 12,31 12,0">
          <text:p/>
        </draw:polyline>
        <draw:line draw:style-name="gr10" draw:text-style-name="P1" draw:layer="layout" svg:x1="33.235cm" svg:y1="7.404cm" svg:x2="33.246cm" svg:y2="7.198cm">
          <text:p/>
        </draw:line>
        <draw:line draw:style-name="gr10" draw:text-style-name="P1" draw:layer="layout" svg:x1="33.249cm" svg:y1="7.062cm" svg:x2="33.26cm" svg:y2="6.853cm">
          <text:p/>
        </draw:line>
        <draw:line draw:style-name="gr10" draw:text-style-name="P1" draw:layer="layout" svg:x1="33.266cm" svg:y1="6.72cm" svg:x2="33.278cm" svg:y2="6.51cm">
          <text:p/>
        </draw:line>
        <draw:line draw:style-name="gr10" draw:text-style-name="P1" draw:layer="layout" svg:x1="33.284cm" svg:y1="6.377cm" svg:x2="33.292cm" svg:y2="6.168cm">
          <text:p/>
        </draw:line>
        <draw:line draw:style-name="gr10" draw:text-style-name="P1" draw:layer="layout" svg:x1="33.298cm" svg:y1="6.035cm" svg:x2="33.31cm" svg:y2="5.822cm">
          <text:p/>
        </draw:line>
        <draw:line draw:style-name="gr10" draw:text-style-name="P1" draw:layer="layout" svg:x1="33.316cm" svg:y1="5.689cm" svg:x2="33.327cm" svg:y2="5.48cm">
          <text:p/>
        </draw:line>
        <draw:line draw:style-name="gr10" draw:text-style-name="P1" draw:layer="layout" svg:x1="33.33cm" svg:y1="5.347cm" svg:x2="33.342cm" svg:y2="5.138cm">
          <text:p/>
        </draw:line>
        <draw:line draw:style-name="gr10" draw:text-style-name="P1" draw:layer="layout" svg:x1="33.351cm" svg:y1="5.005cm" svg:x2="33.363cm" svg:y2="4.796cm">
          <text:p/>
        </draw:line>
        <draw:line draw:style-name="gr10" draw:text-style-name="P1" draw:layer="layout" svg:x1="33.369cm" svg:y1="4.663cm" svg:x2="33.384cm" svg:y2="4.454cm">
          <text:p/>
        </draw:line>
        <draw:line draw:style-name="gr10" draw:text-style-name="P1" draw:layer="layout" svg:x1="33.39cm" svg:y1="4.317cm" svg:x2="33.405cm" svg:y2="4.108cm">
          <text:p/>
        </draw:line>
        <draw:line draw:style-name="gr10" draw:text-style-name="P1" draw:layer="layout" svg:x1="33.411cm" svg:y1="3.975cm" svg:x2="33.426cm" svg:y2="3.766cm">
          <text:p/>
        </draw:line>
        <draw:polyline draw:style-name="gr10" draw:text-style-name="P1" draw:layer="layout" svg:width="0.014cm" svg:height="0.208cm" svg:x="33.436cm" svg:y="3.424cm" svg:viewBox="0 0 15 209" draw:points="0,209 0,163 15,0">
          <text:p/>
        </draw:polyline>
        <draw:line draw:style-name="gr10" draw:text-style-name="P1" draw:layer="layout" svg:x1="33.46cm" svg:y1="3.291cm" svg:x2="33.479cm" svg:y2="3.081cm">
          <text:p/>
        </draw:line>
        <draw:line draw:style-name="gr10" draw:text-style-name="P1" draw:layer="layout" svg:x1="33.492cm" svg:y1="2.948cm" svg:x2="33.514cm" svg:y2="2.739cm">
          <text:p/>
        </draw:line>
        <draw:polyline draw:style-name="gr10" draw:text-style-name="P1" draw:layer="layout" svg:width="0.035cm" svg:height="0.204cm" svg:x="33.528cm" svg:y="2.401cm" svg:viewBox="0 0 36 205" draw:points="0,205 25,52 36,0">
          <text:p/>
        </draw:polyline>
        <draw:polyline draw:style-name="gr10" draw:text-style-name="P1" draw:layer="layout" svg:width="0.102cm" svg:height="0.124cm" svg:x="33.595cm" svg:y="2.217cm" svg:viewBox="0 0 103 125" draw:points="0,53 3,46 29,7 43,0 50,7 64,21 89,79 103,121 103,125">
          <text:p/>
        </draw:polyline>
        <draw:polyline draw:style-name="gr10" draw:text-style-name="P1" draw:layer="layout" svg:width="0.028cm" svg:height="0.208cm" svg:x="33.722cm" svg:y="2.471cm" svg:viewBox="0 0 29 209" draw:points="0,0 8,53 29,209">
          <text:p/>
        </draw:polyline>
        <draw:line draw:style-name="gr10" draw:text-style-name="P1" draw:layer="layout" svg:x1="33.764cm" svg:y1="2.813cm" svg:x2="33.79cm" svg:y2="3.022cm">
          <text:p/>
        </draw:line>
        <draw:line draw:style-name="gr10" draw:text-style-name="P1" draw:layer="layout" svg:x1="33.799cm" svg:y1="3.155cm" svg:x2="33.818cm" svg:y2="3.365cm">
          <text:p/>
        </draw:line>
        <draw:polyline draw:style-name="gr10" draw:text-style-name="P1" draw:layer="layout" svg:width="0.014cm" svg:height="0.208cm" svg:x="33.831cm" svg:y="3.498cm" svg:viewBox="0 0 15 209" draw:points="0,0 7,88 15,209">
          <text:p/>
        </draw:polyline>
        <draw:line draw:style-name="gr10" draw:text-style-name="P1" draw:layer="layout" svg:x1="33.856cm" svg:y1="3.84cm" svg:x2="33.867cm" svg:y2="4.049cm">
          <text:p/>
        </draw:line>
        <draw:line draw:style-name="gr10" draw:text-style-name="P1" draw:layer="layout" svg:x1="33.877cm" svg:y1="4.182cm" svg:x2="33.888cm" svg:y2="4.391cm">
          <text:p/>
        </draw:line>
        <draw:line draw:style-name="gr10" draw:text-style-name="P1" draw:layer="layout" svg:x1="33.898cm" svg:y1="4.524cm" svg:x2="33.91cm" svg:y2="4.733cm">
          <text:p/>
        </draw:line>
        <draw:polyline draw:style-name="gr10" draw:text-style-name="P1" draw:layer="layout" svg:width="0.011cm" svg:height="0.209cm" svg:x="33.919cm" svg:y="4.866cm" svg:viewBox="0 0 12 210" draw:points="0,0 0,11 12,210">
          <text:p/>
        </draw:polyline>
        <draw:line draw:style-name="gr10" draw:text-style-name="P1" draw:layer="layout" svg:x1="33.937cm" svg:y1="5.212cm" svg:x2="33.948cm" svg:y2="5.421cm">
          <text:p/>
        </draw:line>
        <draw:line draw:style-name="gr10" draw:text-style-name="P1" draw:layer="layout" svg:x1="33.951cm" svg:y1="5.554cm" svg:x2="33.966cm" svg:y2="5.764cm">
          <text:p/>
        </draw:line>
        <draw:line draw:style-name="gr10" draw:text-style-name="P1" draw:layer="layout" svg:x1="33.968cm" svg:y1="5.897cm" svg:x2="33.98cm" svg:y2="6.106cm">
          <text:p/>
        </draw:line>
        <draw:line draw:style-name="gr10" draw:text-style-name="P1" draw:layer="layout" svg:x1="33.986cm" svg:y1="6.239cm" svg:x2="33.998cm" svg:y2="6.448cm">
          <text:p/>
        </draw:line>
        <draw:line draw:style-name="gr10" draw:text-style-name="P1" draw:layer="layout" svg:x1="34.004cm" svg:y1="6.581cm" svg:x2="34.012cm" svg:y2="6.79cm">
          <text:p/>
        </draw:line>
        <draw:line draw:style-name="gr10" draw:text-style-name="P1" draw:layer="layout" svg:x1="34.018cm" svg:y1="6.927cm" svg:x2="34.029cm" svg:y2="7.136cm">
          <text:p/>
        </draw:line>
        <draw:line draw:style-name="gr10" draw:text-style-name="P1" draw:layer="layout" svg:x1="34.032cm" svg:y1="7.269cm" svg:x2="34.044cm" svg:y2="7.478cm">
          <text:p/>
        </draw:line>
        <draw:line draw:style-name="gr10" draw:text-style-name="P1" draw:layer="layout" svg:x1="34.046cm" svg:y1="7.611cm" svg:x2="34.058cm" svg:y2="7.82cm">
          <text:p/>
        </draw:line>
        <draw:line draw:style-name="gr10" draw:text-style-name="P1" draw:layer="layout" svg:x1="34.06cm" svg:y1="7.953cm" svg:x2="34.072cm" svg:y2="8.166cm">
          <text:p/>
        </draw:line>
        <draw:line draw:style-name="gr10" draw:text-style-name="P1" draw:layer="layout" svg:x1="34.078cm" svg:y1="8.299cm" svg:x2="34.086cm" svg:y2="8.508cm">
          <text:p/>
        </draw:line>
        <draw:line draw:style-name="gr10" draw:text-style-name="P1" draw:layer="layout" svg:x1="34.092cm" svg:y1="8.641cm" svg:x2="34.1cm" svg:y2="8.85cm">
          <text:p/>
        </draw:line>
        <draw:polyline draw:style-name="gr10" draw:text-style-name="P1" draw:layer="layout" svg:width="0.007cm" svg:height="0.209cm" svg:x="34.106cm" svg:y="8.983cm" svg:viewBox="0 0 8 210" draw:points="0,0 0,11 8,210">
          <text:p/>
        </draw:polyline>
        <draw:line draw:style-name="gr10" draw:text-style-name="P1" draw:layer="layout" svg:x1="34.12cm" svg:y1="9.329cm" svg:x2="34.128cm" svg:y2="9.538cm">
          <text:p/>
        </draw:line>
        <draw:line draw:style-name="gr10" draw:text-style-name="P1" draw:layer="layout" svg:x1="34.131cm" svg:y1="9.671cm" svg:x2="34.142cm" svg:y2="9.88cm">
          <text:p/>
        </draw:line>
        <draw:line draw:style-name="gr10" draw:text-style-name="P1" draw:layer="layout" svg:x1="34.145cm" svg:y1="10.013cm" svg:x2="34.153cm" svg:y2="10.223cm">
          <text:p/>
        </draw:line>
        <draw:line draw:style-name="gr10" draw:text-style-name="P1" draw:layer="layout" svg:x1="34.159cm" svg:y1="10.356cm" svg:x2="34.167cm" svg:y2="10.568cm">
          <text:p/>
        </draw:line>
        <draw:line draw:style-name="gr10" draw:text-style-name="P1" draw:layer="layout" svg:x1="34.173cm" svg:y1="10.701cm" svg:x2="34.181cm" svg:y2="10.911cm">
          <text:p/>
        </draw:line>
        <draw:line draw:style-name="gr10" draw:text-style-name="P1" draw:layer="layout" svg:x1="34.187cm" svg:y1="11.044cm" svg:x2="34.195cm" svg:y2="11.253cm">
          <text:p/>
        </draw:line>
        <draw:line draw:style-name="gr10" draw:text-style-name="P1" draw:layer="layout" svg:x1="34.198cm" svg:y1="11.386cm" svg:x2="34.209cm" svg:y2="11.595cm">
          <text:p/>
        </draw:line>
        <draw:line draw:style-name="gr10" draw:text-style-name="P1" draw:layer="layout" svg:x1="34.212cm" svg:y1="11.728cm" svg:x2="34.22cm" svg:y2="11.941cm">
          <text:p/>
        </draw:line>
        <draw:line draw:style-name="gr10" draw:text-style-name="P1" draw:layer="layout" svg:x1="34.268cm" svg:y1="12.031cm" svg:x2="34.476cm" svg:y2="12.031cm">
          <text:p/>
        </draw:line>
        <draw:line draw:style-name="gr10" draw:text-style-name="P1" draw:layer="layout" svg:x1="34.611cm" svg:y1="12.031cm" svg:x2="34.819cm" svg:y2="12.031cm">
          <text:p/>
        </draw:line>
        <draw:line draw:style-name="gr10" draw:text-style-name="P1" draw:layer="layout" svg:x1="34.956cm" svg:y1="12.031cm" svg:x2="35.161cm" svg:y2="12.031cm">
          <text:p/>
        </draw:line>
        <draw:polyline draw:style-name="gr10" draw:text-style-name="P1" draw:layer="layout" svg:width="0.124cm" svg:height="0.091cm" svg:x="35.298cm" svg:y="11.94cm" svg:viewBox="0 0 125 92" draw:points="0,92 118,92 125,0">
          <text:p/>
        </draw:polyline>
        <draw:line draw:style-name="gr10" draw:text-style-name="P1" draw:layer="layout" svg:x1="35.425cm" svg:y1="11.807cm" svg:x2="35.437cm" svg:y2="11.597cm">
          <text:p/>
        </draw:line>
        <draw:line draw:style-name="gr10" draw:text-style-name="P1" draw:layer="layout" svg:x1="35.44cm" svg:y1="11.464cm" svg:x2="35.451cm" svg:y2="11.255cm">
          <text:p/>
        </draw:line>
        <draw:line draw:style-name="gr10" draw:text-style-name="P1" draw:layer="layout" svg:x1="35.454cm" svg:y1="11.122cm" svg:x2="35.465cm" svg:y2="10.913cm">
          <text:p/>
        </draw:line>
        <draw:line draw:style-name="gr10" draw:text-style-name="P1" draw:layer="layout" svg:x1="35.468cm" svg:y1="10.776cm" svg:x2="35.476cm" svg:y2="10.567cm">
          <text:p/>
        </draw:line>
        <draw:line draw:style-name="gr10" draw:text-style-name="P1" draw:layer="layout" svg:x1="35.482cm" svg:y1="10.434cm" svg:x2="35.49cm" svg:y2="10.225cm">
          <text:p/>
        </draw:line>
        <draw:line draw:style-name="gr10" draw:text-style-name="P1" draw:layer="layout" svg:x1="35.496cm" svg:y1="10.092cm" svg:x2="35.504cm" svg:y2="9.883cm">
          <text:p/>
        </draw:line>
        <draw:line draw:style-name="gr10" draw:text-style-name="P1" draw:layer="layout" svg:x1="35.51cm" svg:y1="9.75cm" svg:x2="35.518cm" svg:y2="9.537cm">
          <text:p/>
        </draw:line>
        <draw:line draw:style-name="gr10" draw:text-style-name="P1" draw:layer="layout" svg:x1="35.524cm" svg:y1="9.404cm" svg:x2="35.532cm" svg:y2="9.195cm">
          <text:p/>
        </draw:line>
        <draw:line draw:style-name="gr10" draw:text-style-name="P1" draw:layer="layout" svg:x1="35.538cm" svg:y1="9.062cm" svg:x2="35.546cm" svg:y2="8.853cm">
          <text:p/>
        </draw:line>
        <draw:line draw:style-name="gr10" draw:text-style-name="P1" draw:layer="layout" svg:x1="35.552cm" svg:y1="8.72cm" svg:x2="35.561cm" svg:y2="8.511cm">
          <text:p/>
        </draw:line>
        <draw:line draw:style-name="gr10" draw:text-style-name="P1" draw:layer="layout" svg:x1="35.563cm" svg:y1="8.374cm" svg:x2="35.575cm" svg:y2="8.165cm">
          <text:p/>
        </draw:line>
        <draw:line draw:style-name="gr10" draw:text-style-name="P1" draw:layer="layout" svg:x1="35.577cm" svg:y1="8.032cm" svg:x2="35.589cm" svg:y2="7.823cm">
          <text:p/>
        </draw:line>
        <draw:line draw:style-name="gr10" draw:text-style-name="P1" draw:layer="layout" svg:x1="35.591cm" svg:y1="7.69cm" svg:x2="35.603cm" svg:y2="7.481cm">
          <text:p/>
        </draw:line>
        <draw:line draw:style-name="gr10" draw:text-style-name="P1" draw:layer="layout" svg:x1="35.605cm" svg:y1="7.347cm" svg:x2="35.617cm" svg:y2="7.138cm">
          <text:p/>
        </draw:line>
        <draw:line draw:style-name="gr10" draw:text-style-name="P1" draw:layer="layout" svg:x1="35.619cm" svg:y1="7.002cm" svg:x2="35.631cm" svg:y2="6.793cm">
          <text:p/>
        </draw:line>
        <draw:line draw:style-name="gr10" draw:text-style-name="P1" draw:layer="layout" svg:x1="35.637cm" svg:y1="6.66cm" svg:x2="35.645cm" svg:y2="6.45cm">
          <text:p/>
        </draw:line>
        <draw:line draw:style-name="gr10" draw:text-style-name="P1" draw:layer="layout" svg:x1="35.651cm" svg:y1="6.317cm" svg:x2="35.663cm" svg:y2="6.108cm">
          <text:p/>
        </draw:line>
        <draw:line draw:style-name="gr10" draw:text-style-name="P1" draw:layer="layout" svg:x1="35.669cm" svg:y1="5.975cm" svg:x2="35.68cm" svg:y2="5.766cm">
          <text:p/>
        </draw:line>
        <draw:polyline draw:style-name="gr10" draw:text-style-name="P1" draw:layer="layout" svg:width="0.01cm" svg:height="0.208cm" svg:x="35.687cm" svg:y="5.42cm" svg:viewBox="0 0 11 209" draw:points="0,209 3,121 11,0">
          <text:p/>
        </draw:polyline>
        <draw:line draw:style-name="gr10" draw:text-style-name="P1" draw:layer="layout" svg:x1="35.704cm" svg:y1="5.287cm" svg:x2="35.717cm" svg:y2="5.078cm">
          <text:p/>
        </draw:line>
        <draw:line draw:style-name="gr10" draw:text-style-name="P1" draw:layer="layout" svg:x1="35.722cm" svg:y1="4.945cm" svg:x2="35.733cm" svg:y2="4.736cm">
          <text:p/>
        </draw:line>
        <draw:line draw:style-name="gr10" draw:text-style-name="P1" draw:layer="layout" svg:x1="35.743cm" svg:y1="4.603cm" svg:x2="35.755cm" svg:y2="4.394cm">
          <text:p/>
        </draw:line>
        <draw:line draw:style-name="gr10" draw:text-style-name="P1" draw:layer="layout" svg:x1="35.764cm" svg:y1="4.261cm" svg:x2="35.777cm" svg:y2="4.048cm">
          <text:p/>
        </draw:line>
        <draw:line draw:style-name="gr10" draw:text-style-name="P1" draw:layer="layout" svg:x1="35.785cm" svg:y1="3.915cm" svg:x2="35.8cm" svg:y2="3.709cm">
          <text:p/>
        </draw:line>
        <draw:polyline draw:style-name="gr10" draw:text-style-name="P1" draw:layer="layout" svg:width="0.014cm" svg:height="0.208cm" svg:x="35.81cm" svg:y="3.364cm" svg:viewBox="0 0 15 209" draw:points="0,209 12,67 15,0">
          <text:p/>
        </draw:polyline>
        <draw:line draw:style-name="gr10" draw:text-style-name="P1" draw:layer="layout" svg:x1="35.838cm" svg:y1="3.231cm" svg:x2="35.857cm" svg:y2="3.021cm">
          <text:p/>
        </draw:line>
        <draw:line draw:style-name="gr10" draw:text-style-name="P1" draw:layer="layout" svg:x1="35.87cm" svg:y1="2.888cm" svg:x2="35.896cm" svg:y2="2.683cm">
          <text:p/>
        </draw:line>
        <draw:polyline draw:style-name="gr10" draw:text-style-name="P1" draw:layer="layout" svg:width="0.036cm" svg:height="0.205cm" svg:x="35.912cm" svg:y="2.344cm" svg:viewBox="0 0 37 206" draw:points="0,206 14,110 37,0">
          <text:p/>
        </draw:polyline>
        <draw:polyline draw:style-name="gr10" draw:text-style-name="P1" draw:layer="layout" svg:width="0.082cm" svg:height="0.18cm" svg:x="36cm" svg:y="2.217cm" svg:viewBox="0 0 83 181" draw:points="0,4 12,0 23,7 37,22 58,79 83,177 83,181">
          <text:p/>
        </draw:polyline>
        <draw:polyline draw:style-name="gr10" draw:text-style-name="P1" draw:layer="layout" svg:width="0.029cm" svg:height="0.205cm" svg:x="36.106cm" svg:y="2.531cm" svg:viewBox="0 0 30 206" draw:points="0,0 21,167 30,206">
          <text:p/>
        </draw:polyline>
        <draw:polyline draw:style-name="gr10" draw:text-style-name="P1" draw:layer="layout" svg:width="0.021cm" svg:height="0.208cm" svg:x="36.149cm" svg:y="2.87cm" svg:viewBox="0 0 22 209" draw:points="0,0 15,156 22,209">
          <text:p/>
        </draw:polyline>
        <draw:line draw:style-name="gr10" draw:text-style-name="P1" draw:layer="layout" svg:x1="36.18cm" svg:y1="3.212cm" svg:x2="36.199cm" svg:y2="3.421cm">
          <text:p/>
        </draw:line>
        <draw:polyline draw:style-name="gr10" draw:text-style-name="P1" draw:layer="layout" svg:width="0.014cm" svg:height="0.208cm" svg:x="36.209cm" svg:y="3.554cm" svg:viewBox="0 0 15 209" draw:points="0,0 0,32 15,209">
          <text:p/>
        </draw:polyline>
        <draw:line draw:style-name="gr10" draw:text-style-name="P1" draw:layer="layout" svg:x1="36.23cm" svg:y1="3.896cm" svg:x2="36.245cm" svg:y2="4.105cm">
          <text:p/>
        </draw:line>
        <draw:line draw:style-name="gr10" draw:text-style-name="P1" draw:layer="layout" svg:x1="36.251cm" svg:y1="4.242cm" svg:x2="36.266cm" svg:y2="4.451cm">
          <text:p/>
        </draw:line>
        <draw:line draw:style-name="gr10" draw:text-style-name="P1" draw:layer="layout" svg:x1="36.272cm" svg:y1="4.584cm" svg:x2="36.287cm" svg:y2="4.793cm">
          <text:p/>
        </draw:line>
        <draw:line draw:style-name="gr10" draw:text-style-name="P1" draw:layer="layout" svg:x1="36.29cm" svg:y1="4.926cm" svg:x2="36.305cm" svg:y2="5.136cm">
          <text:p/>
        </draw:line>
        <draw:line draw:style-name="gr10" draw:text-style-name="P1" draw:layer="layout" svg:x1="36.311cm" svg:y1="5.269cm" svg:x2="36.323cm" svg:y2="5.478cm">
          <text:p/>
        </draw:line>
        <draw:line draw:style-name="gr10" draw:text-style-name="P1" draw:layer="layout" svg:x1="36.329cm" svg:y1="5.611cm" svg:x2="36.34cm" svg:y2="5.82cm">
          <text:p/>
        </draw:line>
        <draw:polyline draw:style-name="gr10" draw:text-style-name="P1" draw:layer="layout" svg:width="0.011cm" svg:height="0.212cm" svg:x="36.346cm" svg:y="5.953cm" svg:viewBox="0 0 12 213" draw:points="0,0 4,65 12,213">
          <text:p/>
        </draw:polyline>
        <draw:line draw:style-name="gr10" draw:text-style-name="P1" draw:layer="layout" svg:x1="36.36cm" svg:y1="6.299cm" svg:x2="36.372cm" svg:y2="6.508cm">
          <text:p/>
        </draw:line>
        <draw:line draw:style-name="gr10" draw:text-style-name="P1" draw:layer="layout" svg:x1="36.378cm" svg:y1="6.641cm" svg:x2="36.386cm" svg:y2="6.85cm">
          <text:p/>
        </draw:line>
        <draw:line draw:style-name="gr10" draw:text-style-name="P1" draw:layer="layout" svg:x1="36.392cm" svg:y1="6.983cm" svg:x2="36.4cm" svg:y2="7.192cm">
          <text:p/>
        </draw:line>
        <draw:line draw:style-name="gr10" draw:text-style-name="P1" draw:layer="layout" svg:x1="36.406cm" svg:y1="7.329cm" svg:x2="36.418cm" svg:y2="7.538cm">
          <text:p/>
        </draw:line>
        <draw:line draw:style-name="gr10" draw:text-style-name="P1" draw:layer="layout" svg:x1="36.42cm" svg:y1="7.671cm" svg:x2="36.432cm" svg:y2="7.88cm">
          <text:p/>
        </draw:line>
        <draw:line draw:style-name="gr10" draw:text-style-name="P1" draw:layer="layout" svg:x1="36.434cm" svg:y1="8.013cm" svg:x2="36.447cm" svg:y2="8.222cm">
          <text:p/>
        </draw:line>
        <draw:line draw:style-name="gr10" draw:text-style-name="P1" draw:layer="layout" svg:x1="36.452cm" svg:y1="8.355cm" svg:x2="36.46cm" svg:y2="8.568cm">
          <text:p/>
        </draw:line>
        <draw:polyline draw:style-name="gr10" draw:text-style-name="P1" draw:layer="layout" svg:width="0.007cm" svg:height="0.208cm" svg:x="36.466cm" svg:y="8.701cm" svg:viewBox="0 0 8 209" draw:points="0,0 0,4 8,209">
          <text:p/>
        </draw:polyline>
        <draw:line draw:style-name="gr10" draw:text-style-name="P1" draw:layer="layout" svg:x1="36.48cm" svg:y1="9.043cm" svg:x2="36.488cm" svg:y2="9.252cm">
          <text:p/>
        </draw:line>
        <draw:line draw:style-name="gr10" draw:text-style-name="P1" draw:layer="layout" svg:x1="36.491cm" svg:y1="9.386cm" svg:x2="36.502cm" svg:y2="9.595cm">
          <text:p/>
        </draw:line>
        <draw:line draw:style-name="gr10" draw:text-style-name="P1" draw:layer="layout" svg:x1="36.505cm" svg:y1="9.731cm" svg:x2="36.513cm" svg:y2="9.94cm">
          <text:p/>
        </draw:line>
        <draw:polyline draw:style-name="gr10" draw:text-style-name="P1" draw:layer="layout" svg:width="0.007cm" svg:height="0.209cm" svg:x="36.519cm" svg:y="10.073cm" svg:viewBox="0 0 8 210" draw:points="0,0 5,118 8,210">
          <text:p/>
        </draw:polyline>
        <draw:line draw:style-name="gr10" draw:text-style-name="P1" draw:layer="layout" svg:x1="36.533cm" svg:y1="10.416cm" svg:x2="36.541cm" svg:y2="10.625cm">
          <text:p/>
        </draw:line>
        <draw:line draw:style-name="gr10" draw:text-style-name="P1" draw:layer="layout" svg:x1="36.544cm" svg:y1="10.758cm" svg:x2="36.555cm" svg:y2="10.967cm">
          <text:p/>
        </draw:line>
        <draw:line draw:style-name="gr10" draw:text-style-name="P1" draw:layer="layout" svg:x1="36.558cm" svg:y1="11.104cm" svg:x2="36.566cm" svg:y2="11.313cm">
          <text:p/>
        </draw:line>
        <draw:line draw:style-name="gr10" draw:text-style-name="P1" draw:layer="layout" svg:x1="36.572cm" svg:y1="11.446cm" svg:x2="36.58cm" svg:y2="11.655cm">
          <text:p/>
        </draw:line>
        <draw:line draw:style-name="gr10" draw:text-style-name="P1" draw:layer="layout" svg:x1="36.586cm" svg:y1="11.788cm" svg:x2="36.594cm" svg:y2="11.997cm">
          <text:p/>
        </draw:line>
        <draw:line draw:style-name="gr10" draw:text-style-name="P1" draw:layer="layout" svg:x1="36.695cm" svg:y1="12.031cm" svg:x2="36.904cm" svg:y2="12.031cm">
          <text:p/>
        </draw:line>
        <draw:line draw:style-name="gr10" draw:text-style-name="P1" draw:layer="layout" svg:x1="37.038cm" svg:y1="12.031cm" svg:x2="37.246cm" svg:y2="12.031cm">
          <text:p/>
        </draw:line>
        <draw:line draw:style-name="gr10" draw:text-style-name="P1" draw:layer="layout" svg:x1="37.383cm" svg:y1="12.031cm" svg:x2="37.592cm" svg:y2="12.031cm">
          <text:p/>
        </draw:line>
        <draw:polyline draw:style-name="gr10" draw:text-style-name="P1" draw:layer="layout" svg:width="0.074cm" svg:height="0.141cm" svg:x="37.726cm" svg:y="11.89cm" svg:viewBox="0 0 75 142" draw:points="0,142 68,142 75,0">
          <text:p/>
        </draw:polyline>
        <draw:line draw:style-name="gr10" draw:text-style-name="P1" draw:layer="layout" svg:x1="37.803cm" svg:y1="11.754cm" svg:x2="37.811cm" svg:y2="11.545cm">
          <text:p/>
        </draw:line>
        <draw:line draw:style-name="gr10" draw:text-style-name="P1" draw:layer="layout" svg:x1="37.817cm" svg:y1="11.411cm" svg:x2="37.825cm" svg:y2="11.202cm">
          <text:p/>
        </draw:line>
        <draw:line draw:style-name="gr10" draw:text-style-name="P1" draw:layer="layout" svg:x1="37.831cm" svg:y1="11.069cm" svg:x2="37.839cm" svg:y2="10.86cm">
          <text:p/>
        </draw:line>
        <draw:line draw:style-name="gr10" draw:text-style-name="P1" draw:layer="layout" svg:x1="37.846cm" svg:y1="10.727cm" svg:x2="37.854cm" svg:y2="10.514cm">
          <text:p/>
        </draw:line>
        <draw:line draw:style-name="gr10" draw:text-style-name="P1" draw:layer="layout" svg:x1="37.856cm" svg:y1="10.381cm" svg:x2="37.868cm" svg:y2="10.172cm">
          <text:p/>
        </draw:line>
        <draw:line draw:style-name="gr10" draw:text-style-name="P1" draw:layer="layout" svg:x1="37.87cm" svg:y1="10.039cm" svg:x2="37.882cm" svg:y2="9.83cm">
          <text:p/>
        </draw:line>
        <draw:line draw:style-name="gr10" draw:text-style-name="P1" draw:layer="layout" svg:x1="37.884cm" svg:y1="9.697cm" svg:x2="37.892cm" svg:y2="9.488cm">
          <text:p/>
        </draw:line>
        <draw:line draw:style-name="gr10" draw:text-style-name="P1" draw:layer="layout" svg:x1="37.898cm" svg:y1="9.351cm" svg:x2="37.906cm" svg:y2="9.142cm">
          <text:p/>
        </draw:line>
        <draw:line draw:style-name="gr10" draw:text-style-name="P1" draw:layer="layout" svg:x1="37.913cm" svg:y1="9.009cm" svg:x2="37.921cm" svg:y2="8.8cm">
          <text:p/>
        </draw:line>
        <draw:line draw:style-name="gr10" draw:text-style-name="P1" draw:layer="layout" svg:x1="37.927cm" svg:y1="8.667cm" svg:x2="37.935cm" svg:y2="8.458cm">
          <text:p/>
        </draw:line>
        <draw:line draw:style-name="gr10" draw:text-style-name="P1" draw:layer="layout" svg:x1="37.941cm" svg:y1="8.325cm" svg:x2="37.949cm" svg:y2="8.112cm">
          <text:p/>
        </draw:line>
        <draw:line draw:style-name="gr10" draw:text-style-name="P1" draw:layer="layout" svg:x1="37.955cm" svg:y1="7.979cm" svg:x2="37.963cm" svg:y2="7.77cm">
          <text:p/>
        </draw:line>
        <draw:line draw:style-name="gr10" draw:text-style-name="P1" draw:layer="layout" svg:x1="37.969cm" svg:y1="7.637cm" svg:x2="37.977cm" svg:y2="7.428cm">
          <text:p/>
        </draw:line>
        <draw:line draw:style-name="gr10" draw:text-style-name="P1" draw:layer="layout" svg:x1="37.983cm" svg:y1="7.295cm" svg:x2="37.995cm" svg:y2="7.082cm">
          <text:p/>
        </draw:line>
        <draw:line draw:style-name="gr10" draw:text-style-name="P1" draw:layer="layout" svg:x1="37.997cm" svg:y1="6.952cm" svg:x2="38.009cm" svg:y2="6.74cm">
          <text:p/>
        </draw:line>
        <draw:line draw:style-name="gr10" draw:text-style-name="P1" draw:layer="layout" svg:x1="38.015cm" svg:y1="6.607cm" svg:x2="38.026cm" svg:y2="6.398cm">
          <text:p/>
        </draw:line>
        <draw:line draw:style-name="gr10" draw:text-style-name="P1" draw:layer="layout" svg:x1="38.032cm" svg:y1="6.264cm" svg:x2="38.044cm" svg:y2="6.055cm">
          <text:p/>
        </draw:line>
        <draw:line draw:style-name="gr10" draw:text-style-name="P1" draw:layer="layout" svg:x1="38.05cm" svg:y1="5.922cm" svg:x2="38.058cm" svg:y2="5.713cm">
          <text:p/>
        </draw:line>
        <draw:line draw:style-name="gr10" draw:text-style-name="P1" draw:layer="layout" svg:x1="38.064cm" svg:y1="5.58cm" svg:x2="38.077cm" svg:y2="5.367cm">
          <text:p/>
        </draw:line>
        <draw:line draw:style-name="gr10" draw:text-style-name="P1" draw:layer="layout" svg:x1="38.082cm" svg:y1="5.234cm" svg:x2="38.093cm" svg:y2="5.025cm">
          <text:p/>
        </draw:line>
        <draw:polyline draw:style-name="gr10" draw:text-style-name="P1" draw:layer="layout" svg:width="0.01cm" svg:height="0.208cm" svg:x="38.1cm" svg:y="4.683cm" svg:viewBox="0 0 11 209" draw:points="0,209 0,194 11,0">
          <text:p/>
        </draw:polyline>
        <draw:line draw:style-name="gr10" draw:text-style-name="P1" draw:layer="layout" svg:x1="38.117cm" svg:y1="4.55cm" svg:x2="38.132cm" svg:y2="4.341cm">
          <text:p/>
        </draw:line>
        <draw:polyline draw:style-name="gr10" draw:text-style-name="P1" draw:layer="layout" svg:width="0.014cm" svg:height="0.208cm" svg:x="38.138cm" svg:y="3.999cm" svg:viewBox="0 0 15 209" draw:points="0,209 8,92 15,0">
          <text:p/>
        </draw:polyline>
        <draw:polyline draw:style-name="gr10" draw:text-style-name="P1" draw:layer="layout" svg:width="0.014cm" svg:height="0.208cm" svg:x="38.163cm" svg:y="3.653cm" svg:viewBox="0 0 15 209" draw:points="0,209 7,92 15,0">
          <text:p/>
        </draw:polyline>
        <draw:line draw:style-name="gr10" draw:text-style-name="P1" draw:layer="layout" svg:x1="38.188cm" svg:y1="3.523cm" svg:x2="38.206cm" svg:y2="3.314cm">
          <text:p/>
        </draw:line>
        <draw:line draw:style-name="gr10" draw:text-style-name="P1" draw:layer="layout" svg:x1="38.216cm" svg:y1="3.181cm" svg:x2="38.238cm" svg:y2="2.972cm">
          <text:p/>
        </draw:line>
        <draw:polyline draw:style-name="gr10" draw:text-style-name="P1" draw:layer="layout" svg:width="0.024cm" svg:height="0.208cm" svg:x="38.248cm" svg:y="2.63cm" svg:viewBox="0 0 25 209" draw:points="0,209 3,169 25,0">
          <text:p/>
        </draw:polyline>
        <draw:polyline draw:style-name="gr10" draw:text-style-name="P1" draw:layer="layout" svg:width="0.046cm" svg:height="0.205cm" svg:x="38.29cm" svg:y="2.291cm" svg:viewBox="0 0 47 206" draw:points="0,206 21,103 47,4 47,0">
          <text:p/>
        </draw:polyline>
        <draw:polyline draw:style-name="gr10" draw:text-style-name="P1" draw:layer="layout" svg:width="0.053cm" svg:height="0.197cm" svg:x="38.41cm" svg:y="2.249cm" svg:viewBox="0 0 54 198" draw:points="0,0 25,47 54,198">
          <text:p/>
        </draw:polyline>
        <draw:polyline draw:style-name="gr10" draw:text-style-name="P1" draw:layer="layout" svg:width="0.024cm" svg:height="0.209cm" svg:x="38.488cm" svg:y="2.58cm" svg:viewBox="0 0 25 210" draw:points="0,0 14,118 25,210">
          <text:p/>
        </draw:polyline>
        <draw:line draw:style-name="gr10" draw:text-style-name="P1" draw:layer="layout" svg:x1="38.526cm" svg:y1="2.923cm" svg:x2="38.549cm" svg:y2="3.132cm">
          <text:p/>
        </draw:line>
        <draw:line draw:style-name="gr10" draw:text-style-name="P1" draw:layer="layout" svg:x1="38.558cm" svg:y1="3.265cm" svg:x2="38.577cm" svg:y2="3.474cm">
          <text:p/>
        </draw:line>
        <draw:polyline draw:style-name="gr10" draw:text-style-name="P1" draw:layer="layout" svg:width="0.014cm" svg:height="0.208cm" svg:x="38.586cm" svg:y="3.607cm" svg:viewBox="0 0 15 209" draw:points="0,0 12,139 15,209">
          <text:p/>
        </draw:polyline>
        <draw:line draw:style-name="gr10" draw:text-style-name="P1" draw:layer="layout" svg:x1="38.611cm" svg:y1="3.949cm" svg:x2="38.626cm" svg:y2="4.158cm">
          <text:p/>
        </draw:line>
        <draw:polyline draw:style-name="gr10" draw:text-style-name="P1" draw:layer="layout" svg:width="0.011cm" svg:height="0.209cm" svg:x="38.632cm" svg:y="4.291cm" svg:viewBox="0 0 12 210" draw:points="0,0 12,180 12,210">
          <text:p/>
        </draw:polyline>
        <draw:line draw:style-name="gr10" draw:text-style-name="P1" draw:layer="layout" svg:x1="38.65cm" svg:y1="4.634cm" svg:x2="38.665cm" svg:y2="4.843cm">
          <text:p/>
        </draw:line>
        <draw:line draw:style-name="gr10" draw:text-style-name="P1" draw:layer="layout" svg:x1="38.671cm" svg:y1="4.976cm" svg:x2="38.683cm" svg:y2="5.185cm">
          <text:p/>
        </draw:line>
        <draw:line draw:style-name="gr10" draw:text-style-name="P1" draw:layer="layout" svg:x1="38.689cm" svg:y1="5.318cm" svg:x2="38.7cm" svg:y2="5.531cm">
          <text:p/>
        </draw:line>
        <draw:polyline draw:style-name="gr10" draw:text-style-name="P1" draw:layer="layout" svg:width="0.011cm" svg:height="0.208cm" svg:x="38.706cm" svg:y="5.664cm" svg:viewBox="0 0 12 209" draw:points="0,0 7,114 12,209">
          <text:p/>
        </draw:polyline>
        <draw:line draw:style-name="gr10" draw:text-style-name="P1" draw:layer="layout" svg:x1="38.724cm" svg:y1="6.006cm" svg:x2="38.737cm" svg:y2="6.215cm">
          <text:p/>
        </draw:line>
        <draw:line draw:style-name="gr10" draw:text-style-name="P1" draw:layer="layout" svg:x1="38.742cm" svg:y1="6.348cm" svg:x2="38.75cm" svg:y2="6.557cm">
          <text:p/>
        </draw:line>
        <draw:line draw:style-name="gr10" draw:text-style-name="P1" draw:layer="layout" svg:x1="38.756cm" svg:y1="6.69cm" svg:x2="38.767cm" svg:y2="6.903cm">
          <text:p/>
        </draw:line>
        <draw:line draw:style-name="gr10" draw:text-style-name="P1" draw:layer="layout" svg:x1="38.773cm" svg:y1="7.036cm" svg:x2="38.781cm" svg:y2="7.245cm">
          <text:p/>
        </draw:line>
        <draw:line draw:style-name="gr10" draw:text-style-name="P1" draw:layer="layout" svg:x1="38.787cm" svg:y1="7.378cm" svg:x2="38.795cm" svg:y2="7.587cm">
          <text:p/>
        </draw:line>
        <draw:line draw:style-name="gr10" draw:text-style-name="P1" draw:layer="layout" svg:x1="38.802cm" svg:y1="7.72cm" svg:x2="38.81cm" svg:y2="7.93cm">
          <text:p/>
        </draw:line>
        <draw:line draw:style-name="gr10" draw:text-style-name="P1" draw:layer="layout" svg:x1="38.816cm" svg:y1="8.066cm" svg:x2="38.824cm" svg:y2="8.275cm">
          <text:p/>
        </draw:line>
        <draw:line draw:style-name="gr10" draw:text-style-name="P1" draw:layer="layout" svg:x1="38.83cm" svg:y1="8.408cm" svg:x2="38.838cm" svg:y2="8.617cm">
          <text:p/>
        </draw:line>
        <draw:line draw:style-name="gr10" draw:text-style-name="P1" draw:layer="layout" svg:x1="38.844cm" svg:y1="8.751cm" svg:x2="38.852cm" svg:y2="8.96cm">
          <text:p/>
        </draw:line>
        <draw:line draw:style-name="gr10" draw:text-style-name="P1" draw:layer="layout" svg:x1="38.858cm" svg:y1="9.093cm" svg:x2="38.866cm" svg:y2="9.305cm">
          <text:p/>
        </draw:line>
        <draw:line draw:style-name="gr10" draw:text-style-name="P1" draw:layer="layout" svg:x1="38.872cm" svg:y1="9.438cm" svg:x2="38.88cm" svg:y2="9.648cm">
          <text:p/>
        </draw:line>
        <draw:line draw:style-name="gr10" draw:text-style-name="P1" draw:layer="layout" svg:x1="38.886cm" svg:y1="9.781cm" svg:x2="38.894cm" svg:y2="9.99cm">
          <text:p/>
        </draw:line>
        <draw:line draw:style-name="gr10" draw:text-style-name="P1" draw:layer="layout" svg:x1="38.9cm" svg:y1="10.123cm" svg:x2="38.908cm" svg:y2="10.332cm">
          <text:p/>
        </draw:line>
        <draw:line draw:style-name="gr10" draw:text-style-name="P1" draw:layer="layout" svg:x1="38.914cm" svg:y1="10.465cm" svg:x2="38.922cm" svg:y2="10.678cm">
          <text:p/>
        </draw:line>
        <draw:line draw:style-name="gr10" draw:text-style-name="P1" draw:layer="layout" svg:x1="38.929cm" svg:y1="10.811cm" svg:x2="38.937cm" svg:y2="11.02cm">
          <text:p/>
        </draw:line>
        <draw:line draw:style-name="gr10" draw:text-style-name="P1" draw:layer="layout" svg:x1="38.943cm" svg:y1="11.153cm" svg:x2="38.951cm" svg:y2="11.362cm">
          <text:p/>
        </draw:line>
        <draw:line draw:style-name="gr10" draw:text-style-name="P1" draw:layer="layout" svg:x1="38.953cm" svg:y1="11.495cm" svg:x2="38.965cm" svg:y2="11.704cm">
          <text:p/>
        </draw:line>
        <draw:polyline draw:style-name="gr10" draw:text-style-name="P1" draw:layer="layout" svg:width="0.025cm" svg:height="0.19cm" svg:x="38.967cm" svg:y="11.841cm" svg:viewBox="0 0 26 191" draw:points="0,0 7,191 26,191">
          <text:p/>
        </draw:polyline>
        <draw:line draw:style-name="gr10" draw:text-style-name="P1" draw:layer="layout" svg:x1="39.13cm" svg:y1="12.031cm" svg:x2="39.338cm" svg:y2="12.031cm">
          <text:p/>
        </draw:line>
        <draw:line draw:style-name="gr10" draw:text-style-name="P1" draw:layer="layout" svg:x1="39.472cm" svg:y1="12.031cm" svg:x2="39.68cm" svg:y2="12.031cm">
          <text:p/>
        </draw:line>
        <draw:line draw:style-name="gr10" draw:text-style-name="P1" draw:layer="layout" svg:x1="39.814cm" svg:y1="12.031cm" svg:x2="40.022cm" svg:y2="12.031cm">
          <text:p/>
        </draw:line>
        <draw:line draw:style-name="gr10" draw:text-style-name="P1" draw:layer="layout" svg:x1="40.16cm" svg:y1="12.031cm" svg:x2="40.202cm" svg:y2="12.031cm">
          <text:p/>
        </draw:line>
        <draw:line draw:style-name="gr10" draw:text-style-name="P1" draw:layer="layout" svg:x1="26.183cm" svg:y1="5.545cm" svg:x2="26.194cm" svg:y2="5.336cm">
          <text:p/>
        </draw:line>
        <draw:line draw:style-name="gr10" draw:text-style-name="P1" draw:layer="layout" svg:x1="26.204cm" svg:y1="5.203cm" svg:x2="26.215cm" svg:y2="4.993cm">
          <text:p/>
        </draw:line>
        <draw:line draw:style-name="gr10" draw:text-style-name="P1" draw:layer="layout" svg:x1="26.221cm" svg:y1="4.86cm" svg:x2="26.233cm" svg:y2="4.651cm">
          <text:p/>
        </draw:line>
        <draw:line draw:style-name="gr10" draw:text-style-name="P1" draw:layer="layout" svg:x1="26.239cm" svg:y1="4.518cm" svg:x2="26.254cm" svg:y2="4.309cm">
          <text:p/>
        </draw:line>
        <draw:line draw:style-name="gr10" draw:text-style-name="P1" draw:layer="layout" svg:x1="26.26cm" svg:y1="4.176cm" svg:x2="26.272cm" svg:y2="3.963cm">
          <text:p/>
        </draw:line>
        <draw:line draw:style-name="gr10" draw:text-style-name="P1" draw:layer="layout" svg:x1="26.278cm" svg:y1="3.83cm" svg:x2="26.297cm" svg:y2="3.621cm">
          <text:p/>
        </draw:line>
        <draw:polyline draw:style-name="gr10" draw:text-style-name="P1" draw:layer="layout" svg:width="0.014cm" svg:height="0.208cm" svg:x="26.306cm" svg:y="3.279cm" svg:viewBox="0 0 15 209" draw:points="0,209 15,7 15,0">
          <text:p/>
        </draw:polyline>
        <draw:line draw:style-name="gr10" draw:text-style-name="P1" draw:layer="layout" svg:x1="26.334cm" svg:y1="3.146cm" svg:x2="26.357cm" svg:y2="2.94cm">
          <text:p/>
        </draw:line>
        <draw:polyline draw:style-name="gr10" draw:text-style-name="P1" draw:layer="layout" svg:width="0.021cm" svg:height="0.208cm" svg:x="26.37cm" svg:y="2.598cm" svg:viewBox="0 0 22 209" draw:points="0,209 22,8 22,0">
          <text:p/>
        </draw:polyline>
        <draw:polyline draw:style-name="gr10" draw:text-style-name="P1" draw:layer="layout" svg:width="0.046cm" svg:height="0.205cm" svg:x="26.412cm" svg:y="2.259cm" svg:viewBox="0 0 47 206" draw:points="0,206 0,195 36,36 47,4 47,0">
          <text:p/>
        </draw:polyline>
        <draw:polyline draw:style-name="gr10" draw:text-style-name="P1" draw:layer="layout" svg:width="0.043cm" svg:height="0.204cm" svg:x="26.535cm" svg:y="2.281cm" svg:viewBox="0 0 44 205" draw:points="0,0 4,14 33,113 44,205">
          <text:p/>
        </draw:polyline>
        <draw:polyline draw:style-name="gr10" draw:text-style-name="P1" draw:layer="layout" svg:width="0.025cm" svg:height="0.205cm" svg:x="26.599cm" svg:y="2.619cm" svg:viewBox="0 0 26 206" draw:points="0,0 12,78 26,206">
          <text:p/>
        </draw:polyline>
        <draw:polyline draw:style-name="gr10" draw:text-style-name="P1" draw:layer="layout" svg:width="0.021cm" svg:height="0.208cm" svg:x="26.638cm" svg:y="2.958cm" svg:viewBox="0 0 22 209" draw:points="0,0 8,68 22,209">
          <text:p/>
        </draw:polyline>
        <draw:polyline draw:style-name="gr10" draw:text-style-name="P1" draw:layer="layout" svg:width="0.017cm" svg:height="0.208cm" svg:x="26.67cm" svg:y="3.3cm" svg:viewBox="0 0 18 209" draw:points="0,0 10,131 18,209">
          <text:p/>
        </draw:polyline>
        <draw:line draw:style-name="gr10" draw:text-style-name="P1" draw:layer="layout" svg:x1="26.694cm" svg:y1="3.642cm" svg:x2="26.713cm" svg:y2="3.851cm">
          <text:p/>
        </draw:line>
        <draw:polyline draw:style-name="gr10" draw:text-style-name="P1" draw:layer="layout" svg:width="0.011cm" svg:height="0.208cm" svg:x="26.722cm" svg:y="3.985cm" svg:viewBox="0 0 12 209" draw:points="0,0 8,106 12,209">
          <text:p/>
        </draw:polyline>
        <draw:line draw:style-name="gr10" draw:text-style-name="P1" draw:layer="layout" svg:x1="26.744cm" svg:y1="4.33cm" svg:x2="26.755cm" svg:y2="4.539cm">
          <text:p/>
        </draw:line>
        <draw:line draw:style-name="gr10" draw:text-style-name="P1" draw:layer="layout" svg:x1="26.761cm" svg:y1="4.672cm" svg:x2="26.773cm" svg:y2="4.882cm">
          <text:p/>
        </draw:line>
        <draw:line draw:style-name="gr10" draw:text-style-name="P1" draw:layer="layout" svg:x1="26.779cm" svg:y1="5.015cm" svg:x2="26.79cm" svg:y2="5.224cm">
          <text:p/>
        </draw:line>
        <draw:polyline draw:style-name="gr10" draw:text-style-name="P1" draw:layer="layout" svg:width="0.01cm" svg:height="0.208cm" svg:x="26.797cm" svg:y="5.357cm" svg:viewBox="0 0 11 209" draw:points="0,0 11,184 11,209">
          <text:p/>
        </draw:polyline>
        <draw:line draw:style-name="gr10" draw:text-style-name="P1" draw:layer="layout" svg:x1="26.814cm" svg:y1="5.699cm" svg:x2="26.827cm" svg:y2="5.908cm">
          <text:p/>
        </draw:line>
        <draw:line draw:style-name="gr10" draw:text-style-name="P1" draw:layer="layout" svg:x1="26.832cm" svg:y1="6.045cm" svg:x2="26.84cm" svg:y2="6.254cm">
          <text:p/>
        </draw:line>
        <draw:line draw:style-name="gr10" draw:text-style-name="P1" draw:layer="layout" svg:x1="26.846cm" svg:y1="6.387cm" svg:x2="26.857cm" svg:y2="6.596cm">
          <text:p/>
        </draw:line>
        <draw:line draw:style-name="gr10" draw:text-style-name="P1" draw:layer="layout" svg:x1="26.864cm" svg:y1="6.729cm" svg:x2="26.875cm" svg:y2="6.938cm">
          <text:p/>
        </draw:line>
        <draw:line draw:style-name="gr10" draw:text-style-name="P1" draw:layer="layout" svg:x1="26.878cm" svg:y1="7.071cm" svg:x2="26.889cm" svg:y2="7.284cm">
          <text:p/>
        </draw:line>
        <draw:polyline draw:style-name="gr10" draw:text-style-name="P1" draw:layer="layout" svg:width="0.007cm" svg:height="0.208cm" svg:x="26.895cm" svg:y="7.417cm" svg:viewBox="0 0 8 209" draw:points="0,0 8,155 8,209">
          <text:p/>
        </draw:polyline>
        <draw:line draw:style-name="gr10" draw:text-style-name="P1" draw:layer="layout" svg:x1="26.909cm" svg:y1="7.759cm" svg:x2="26.921cm" svg:y2="7.968cm">
          <text:p/>
        </draw:line>
        <draw:line draw:style-name="gr10" draw:text-style-name="P1" draw:layer="layout" svg:x1="26.924cm" svg:y1="8.101cm" svg:x2="26.935cm" svg:y2="8.311cm">
          <text:p/>
        </draw:line>
        <draw:line draw:style-name="gr10" draw:text-style-name="P1" draw:layer="layout" svg:x1="26.938cm" svg:y1="8.444cm" svg:x2="26.949cm" svg:y2="8.656cm">
          <text:p/>
        </draw:line>
        <draw:line draw:style-name="gr10" draw:text-style-name="P1" draw:layer="layout" svg:x1="26.952cm" svg:y1="8.789cm" svg:x2="26.96cm" svg:y2="8.998cm">
          <text:p/>
        </draw:line>
        <draw:line draw:style-name="gr10" draw:text-style-name="P1" draw:layer="layout" svg:x1="26.966cm" svg:y1="9.132cm" svg:x2="26.974cm" svg:y2="9.341cm">
          <text:p/>
        </draw:line>
        <draw:line draw:style-name="gr10" draw:text-style-name="P1" draw:layer="layout" svg:x1="26.98cm" svg:y1="9.474cm" svg:x2="26.988cm" svg:y2="9.683cm">
          <text:p/>
        </draw:line>
        <draw:line draw:style-name="gr10" draw:text-style-name="P1" draw:layer="layout" svg:x1="26.994cm" svg:y1="9.816cm" svg:x2="27.007cm" svg:y2="10.029cm">
          <text:p/>
        </draw:line>
        <draw:line draw:style-name="gr10" draw:text-style-name="P1" draw:layer="layout" svg:x1="27.008cm" svg:y1="10.162cm" svg:x2="27.02cm" svg:y2="10.371cm">
          <text:p/>
        </draw:line>
        <draw:line draw:style-name="gr10" draw:text-style-name="P1" draw:layer="layout" svg:x1="27.022cm" svg:y1="10.504cm" svg:x2="27.034cm" svg:y2="10.713cm">
          <text:p/>
        </draw:line>
        <draw:line draw:style-name="gr10" draw:text-style-name="P1" draw:layer="layout" svg:x1="27.036cm" svg:y1="10.846cm" svg:x2="27.048cm" svg:y2="11.055cm">
          <text:p/>
        </draw:line>
        <draw:line draw:style-name="gr10" draw:text-style-name="P1" draw:layer="layout" svg:x1="27.051cm" svg:y1="11.192cm" svg:x2="27.062cm" svg:y2="11.401cm">
          <text:p/>
        </draw:line>
        <draw:line draw:style-name="gr10" draw:text-style-name="P1" draw:layer="layout" svg:x1="27.065cm" svg:y1="11.534cm" svg:x2="27.076cm" svg:y2="11.743cm">
          <text:p/>
        </draw:line>
        <draw:polyline draw:style-name="gr10" draw:text-style-name="P1" draw:layer="layout" svg:width="0.063cm" svg:height="0.155cm" svg:x="27.079cm" svg:y="11.876cm" svg:viewBox="0 0 64 156" draw:points="0,0 7,156 64,156">
          <text:p/>
        </draw:polyline>
        <draw:line draw:style-name="gr10" draw:text-style-name="P1" draw:layer="layout" svg:x1="27.276cm" svg:y1="12.031cm" svg:x2="27.484cm" svg:y2="12.031cm">
          <text:p/>
        </draw:line>
        <draw:line draw:style-name="gr10" draw:text-style-name="P1" draw:layer="layout" svg:x1="27.618cm" svg:y1="12.031cm" svg:x2="27.827cm" svg:y2="12.031cm">
          <text:p/>
        </draw:line>
        <draw:line draw:style-name="gr10" draw:text-style-name="P1" draw:layer="layout" svg:x1="27.964cm" svg:y1="12.031cm" svg:x2="28.172cm" svg:y2="12.031cm">
          <text:p/>
        </draw:line>
        <draw:line draw:style-name="gr10" draw:text-style-name="P1" draw:layer="layout" svg:x1="28.264cm" svg:y1="11.987cm" svg:x2="28.272cm" svg:y2="11.777cm">
          <text:p/>
        </draw:line>
        <draw:line draw:style-name="gr10" draw:text-style-name="P1" draw:layer="layout" svg:x1="28.275cm" svg:y1="11.644cm" svg:x2="28.286cm" svg:y2="11.435cm">
          <text:p/>
        </draw:line>
        <draw:line draw:style-name="gr10" draw:text-style-name="P1" draw:layer="layout" svg:x1="28.289cm" svg:y1="11.299cm" svg:x2="28.297cm" svg:y2="11.089cm">
          <text:p/>
        </draw:line>
        <draw:polyline draw:style-name="gr10" draw:text-style-name="P1" draw:layer="layout" svg:width="0.007cm" svg:height="0.208cm" svg:x="28.303cm" svg:y="10.747cm" svg:viewBox="0 0 8 209" draw:points="0,209 4,53 8,0">
          <text:p/>
        </draw:polyline>
        <draw:line draw:style-name="gr10" draw:text-style-name="P1" draw:layer="layout" svg:x1="28.313cm" svg:y1="10.614cm" svg:x2="28.325cm" svg:y2="10.405cm">
          <text:p/>
        </draw:line>
        <draw:line draw:style-name="gr10" draw:text-style-name="P1" draw:layer="layout" svg:x1="28.328cm" svg:y1="10.272cm" svg:x2="28.339cm" svg:y2="10.059cm">
          <text:p/>
        </draw:line>
        <draw:line draw:style-name="gr10" draw:text-style-name="P1" draw:layer="layout" svg:x1="28.342cm" svg:y1="9.926cm" svg:x2="28.353cm" svg:y2="9.717cm">
          <text:p/>
        </draw:line>
        <draw:line draw:style-name="gr10" draw:text-style-name="P1" draw:layer="layout" svg:x1="28.356cm" svg:y1="9.584cm" svg:x2="28.364cm" svg:y2="9.375cm">
          <text:p/>
        </draw:line>
        <draw:line draw:style-name="gr10" draw:text-style-name="P1" draw:layer="layout" svg:x1="28.37cm" svg:y1="9.242cm" svg:x2="28.378cm" svg:y2="9.033cm">
          <text:p/>
        </draw:line>
        <draw:line draw:style-name="gr10" draw:text-style-name="P1" draw:layer="layout" svg:x1="28.384cm" svg:y1="8.896cm" svg:x2="28.392cm" svg:y2="8.687cm">
          <text:p/>
        </draw:line>
        <draw:line draw:style-name="gr10" draw:text-style-name="P1" draw:layer="layout" svg:x1="28.398cm" svg:y1="8.554cm" svg:x2="28.41cm" svg:y2="8.345cm">
          <text:p/>
        </draw:line>
        <draw:polyline draw:style-name="gr10" draw:text-style-name="P1" draw:layer="layout" svg:width="0.011cm" svg:height="0.208cm" svg:x="28.412cm" svg:y="8.003cm" svg:viewBox="0 0 12 209" draw:points="0,209 5,131 12,0">
          <text:p/>
        </draw:polyline>
        <draw:line draw:style-name="gr10" draw:text-style-name="P1" draw:layer="layout" svg:x1="28.426cm" svg:y1="7.87cm" svg:x2="28.438cm" svg:y2="7.657cm">
          <text:p/>
        </draw:line>
        <draw:line draw:style-name="gr10" draw:text-style-name="P1" draw:layer="layout" svg:x1="28.444cm" svg:y1="7.527cm" svg:x2="28.452cm" svg:y2="7.315cm">
          <text:p/>
        </draw:line>
        <draw:line draw:style-name="gr10" draw:text-style-name="P1" draw:layer="layout" svg:x1="28.458cm" svg:y1="7.182cm" svg:x2="28.47cm" svg:y2="6.973cm">
          <text:p/>
        </draw:line>
        <draw:line draw:style-name="gr10" draw:text-style-name="P1" draw:layer="layout" svg:x1="28.476cm" svg:y1="6.839cm" svg:x2="28.484cm" svg:y2="6.63cm">
          <text:p/>
        </draw:line>
        <draw:line draw:style-name="gr10" draw:text-style-name="P1" draw:layer="layout" svg:x1="28.49cm" svg:y1="6.497cm" svg:x2="28.501cm" svg:y2="6.288cm">
          <text:p/>
        </draw:line>
        <draw:line draw:style-name="gr10" draw:text-style-name="P1" draw:layer="layout" svg:x1="28.507cm" svg:y1="6.152cm" svg:x2="28.519cm" svg:y2="5.942cm">
          <text:p/>
        </draw:line>
        <draw:line draw:style-name="gr10" draw:text-style-name="P1" draw:layer="layout" svg:x1="28.525cm" svg:y1="5.809cm" svg:x2="28.537cm" svg:y2="5.6cm">
          <text:p/>
        </draw:line>
        <draw:polyline draw:style-name="gr10" draw:text-style-name="P1" draw:layer="layout" svg:width="0.011cm" svg:height="0.208cm" svg:x="28.539cm" svg:y="5.258cm" svg:viewBox="0 0 12 209" draw:points="0,209 12,54 12,0">
          <text:p/>
        </draw:polyline>
        <draw:line draw:style-name="gr10" draw:text-style-name="P1" draw:layer="layout" svg:x1="28.56cm" svg:y1="5.125cm" svg:x2="28.572cm" svg:y2="4.916cm">
          <text:p/>
        </draw:line>
        <draw:line draw:style-name="gr10" draw:text-style-name="P1" draw:layer="layout" svg:x1="28.582cm" svg:y1="4.783cm" svg:x2="28.593cm" svg:y2="4.57cm">
          <text:p/>
        </draw:line>
        <draw:line draw:style-name="gr10" draw:text-style-name="P1" draw:layer="layout" svg:x1="28.599cm" svg:y1="4.437cm" svg:x2="28.614cm" svg:y2="4.228cm">
          <text:p/>
        </draw:line>
        <draw:polyline draw:style-name="gr10" draw:text-style-name="P1" draw:layer="layout" svg:width="0.014cm" svg:height="0.208cm" svg:x="28.62cm" svg:y="3.886cm" svg:viewBox="0 0 15 209" draw:points="0,209 0,205 15,28 15,0">
          <text:p/>
        </draw:polyline>
        <draw:polyline draw:style-name="gr10" draw:text-style-name="P1" draw:layer="layout" svg:width="0.014cm" svg:height="0.208cm" svg:x="28.649cm" svg:y="3.544cm" svg:viewBox="0 0 15 209" draw:points="0,209 0,202 15,0">
          <text:p/>
        </draw:polyline>
        <draw:line draw:style-name="gr10" draw:text-style-name="P1" draw:layer="layout" svg:x1="28.67cm" svg:y1="3.41cm" svg:x2="28.692cm" svg:y2="3.201cm">
          <text:p/>
        </draw:line>
        <draw:polyline draw:style-name="gr10" draw:text-style-name="P1" draw:layer="layout" svg:width="0.021cm" svg:height="0.208cm" svg:x="28.702cm" svg:y="2.859cm" svg:viewBox="0 0 22 209" draw:points="0,209 14,46 22,0">
          <text:p/>
        </draw:polyline>
        <draw:polyline draw:style-name="gr10" draw:text-style-name="P1" draw:layer="layout" svg:width="0.032cm" svg:height="0.205cm" svg:x="28.74cm" svg:y="2.52cm" svg:viewBox="0 0 33 206" draw:points="0,206 15,86 33,0">
          <text:p/>
        </draw:polyline>
        <draw:polyline draw:style-name="gr10" draw:text-style-name="P1" draw:layer="layout" svg:width="0.088cm" svg:height="0.169cm" svg:x="28.793cm" svg:y="2.217cm" svg:viewBox="0 0 89 170" draw:points="0,170 25,79 51,21 61,7 72,0 86,7 89,11">
          <text:p/>
        </draw:polyline>
        <draw:polyline draw:style-name="gr10" draw:text-style-name="P1" draw:layer="layout" svg:width="0.039cm" svg:height="0.208cm" svg:x="28.927cm" svg:y="2.351cm" svg:viewBox="0 0 40 209" draw:points="0,0 12,43 37,174 40,209">
          <text:p/>
        </draw:polyline>
        <draw:polyline draw:style-name="gr10" draw:text-style-name="P1" draw:layer="layout" svg:width="0.021cm" svg:height="0.205cm" svg:x="28.987cm" svg:y="2.693cm" svg:viewBox="0 0 22 206" draw:points="0,0 0,4 22,206">
          <text:p/>
        </draw:polyline>
        <draw:line draw:style-name="gr10" draw:text-style-name="P1" draw:layer="layout" svg:x1="29.023cm" svg:y1="3.032cm" svg:x2="29.041cm" svg:y2="3.241cm">
          <text:p/>
        </draw:line>
        <draw:line draw:style-name="gr10" draw:text-style-name="P1" draw:layer="layout" svg:x1="29.051cm" svg:y1="3.374cm" svg:x2="29.069cm" svg:y2="3.583cm">
          <text:p/>
        </draw:line>
        <draw:line draw:style-name="gr10" draw:text-style-name="P1" draw:layer="layout" svg:x1="29.079cm" svg:y1="3.716cm" svg:x2="29.094cm" svg:y2="3.926cm">
          <text:p/>
        </draw:line>
        <draw:line draw:style-name="gr10" draw:text-style-name="P1" draw:layer="layout" svg:x1="29.104cm" svg:y1="4.059cm" svg:x2="29.119cm" svg:y2="4.268cm">
          <text:p/>
        </draw:line>
        <draw:polyline draw:style-name="gr10" draw:text-style-name="P1" draw:layer="layout" svg:width="0.011cm" svg:height="0.205cm" svg:x="29.128cm" svg:y="4.404cm" svg:viewBox="0 0 12 206" draw:points="0,0 4,67 12,206">
          <text:p/>
        </draw:polyline>
        <draw:polyline draw:style-name="gr10" draw:text-style-name="P1" draw:layer="layout" svg:width="0.007cm" svg:height="0.208cm" svg:x="29.146cm" svg:y="4.747cm" svg:viewBox="0 0 8 209" draw:points="0,0 4,130 8,209">
          <text:p/>
        </draw:polyline>
        <draw:line draw:style-name="gr10" draw:text-style-name="P1" draw:layer="layout" svg:x1="29.16cm" svg:y1="5.089cm" svg:x2="29.175cm" svg:y2="5.298cm">
          <text:p/>
        </draw:line>
        <draw:line draw:style-name="gr10" draw:text-style-name="P1" draw:layer="layout" svg:x1="29.181cm" svg:y1="5.431cm" svg:x2="29.193cm" svg:y2="5.64cm">
          <text:p/>
        </draw:line>
        <draw:line draw:style-name="gr10" draw:text-style-name="P1" draw:layer="layout" svg:x1="29.199cm" svg:y1="5.773cm" svg:x2="29.211cm" svg:y2="5.982cm">
          <text:p/>
        </draw:line>
        <draw:polyline draw:style-name="gr10" draw:text-style-name="P1" draw:layer="layout" svg:width="0.01cm" svg:height="0.208cm" svg:x="29.217cm" svg:y="6.119cm" svg:viewBox="0 0 11 209" draw:points="0,0 7,145 11,209">
          <text:p/>
        </draw:polyline>
        <draw:line draw:style-name="gr10" draw:text-style-name="P1" draw:layer="layout" svg:x1="29.234cm" svg:y1="6.461cm" svg:x2="29.242cm" svg:y2="6.67cm">
          <text:p/>
        </draw:line>
        <draw:line draw:style-name="gr10" draw:text-style-name="P1" draw:layer="layout" svg:x1="29.248cm" svg:y1="6.803cm" svg:x2="29.26cm" svg:y2="7.012cm">
          <text:p/>
        </draw:line>
        <draw:line draw:style-name="gr10" draw:text-style-name="P1" draw:layer="layout" svg:x1="29.262cm" svg:y1="7.145cm" svg:x2="29.274cm" svg:y2="7.355cm">
          <text:p/>
        </draw:line>
        <draw:line draw:style-name="gr10" draw:text-style-name="P1" draw:layer="layout" svg:x1="29.277cm" svg:y1="7.491cm" svg:x2="29.288cm" svg:y2="7.7cm">
          <text:p/>
        </draw:line>
        <draw:line draw:style-name="gr10" draw:text-style-name="P1" draw:layer="layout" svg:x1="29.294cm" svg:y1="7.833cm" svg:x2="29.302cm" svg:y2="8.042cm">
          <text:p/>
        </draw:line>
        <draw:line draw:style-name="gr10" draw:text-style-name="P1" draw:layer="layout" svg:x1="29.308cm" svg:y1="8.176cm" svg:x2="29.316cm" svg:y2="8.385cm">
          <text:p/>
        </draw:line>
        <draw:line draw:style-name="gr10" draw:text-style-name="P1" draw:layer="layout" svg:x1="29.322cm" svg:y1="8.518cm" svg:x2="29.334cm" svg:y2="8.73cm">
          <text:p/>
        </draw:line>
        <draw:polyline draw:style-name="gr10" draw:text-style-name="P1" draw:layer="layout" svg:width="0.01cm" svg:height="0.212cm" svg:x="29.337cm" svg:y="8.86cm" svg:viewBox="0 0 11 213" draw:points="0,0 7,135 11,213">
          <text:p/>
        </draw:polyline>
        <draw:line draw:style-name="gr10" draw:text-style-name="P1" draw:layer="layout" svg:x1="29.351cm" svg:y1="9.206cm" svg:x2="29.362cm" svg:y2="9.415cm">
          <text:p/>
        </draw:line>
        <draw:line draw:style-name="gr10" draw:text-style-name="P1" draw:layer="layout" svg:x1="29.365cm" svg:y1="9.548cm" svg:x2="29.376cm" svg:y2="9.757cm">
          <text:p/>
        </draw:line>
        <draw:line draw:style-name="gr10" draw:text-style-name="P1" draw:layer="layout" svg:x1="29.379cm" svg:y1="9.89cm" svg:x2="29.39cm" svg:y2="10.099cm">
          <text:p/>
        </draw:line>
        <draw:line draw:style-name="gr10" draw:text-style-name="P1" draw:layer="layout" svg:x1="29.393cm" svg:y1="10.236cm" svg:x2="29.405cm" svg:y2="10.445cm">
          <text:p/>
        </draw:line>
        <draw:line draw:style-name="gr10" draw:text-style-name="P1" draw:layer="layout" svg:x1="29.407cm" svg:y1="10.578cm" svg:x2="29.419cm" svg:y2="10.787cm">
          <text:p/>
        </draw:line>
        <draw:line draw:style-name="gr10" draw:text-style-name="P1" draw:layer="layout" svg:x1="29.421cm" svg:y1="10.92cm" svg:x2="29.433cm" svg:y2="11.129cm">
          <text:p/>
        </draw:line>
        <draw:line draw:style-name="gr10" draw:text-style-name="P1" draw:layer="layout" svg:x1="29.435cm" svg:y1="11.262cm" svg:x2="29.447cm" svg:y2="11.475cm">
          <text:p/>
        </draw:line>
        <draw:polyline draw:style-name="gr10" draw:text-style-name="P1" draw:layer="layout" svg:width="0.011cm" svg:height="0.208cm" svg:x="29.449cm" svg:y="11.608cm" svg:viewBox="0 0 12 209" draw:points="0,0 4,113 12,209">
          <text:p/>
        </draw:polyline>
        <draw:polyline draw:style-name="gr10" draw:text-style-name="P1" draw:layer="layout" svg:width="0.13cm" svg:height="0.081cm" svg:x="29.464cm" svg:y="11.95cm" svg:viewBox="0 0 131 82" draw:points="0,0 3,82 131,82">
          <text:p/>
        </draw:polyline>
        <draw:line draw:style-name="gr10" draw:text-style-name="P1" draw:layer="layout" svg:x1="29.728cm" svg:y1="12.031cm" svg:x2="29.94cm" svg:y2="12.031cm">
          <text:p/>
        </draw:line>
        <draw:line draw:style-name="gr10" draw:text-style-name="P1" draw:layer="layout" svg:x1="30.074cm" svg:y1="12.031cm" svg:x2="30.282cm" svg:y2="12.031cm">
          <text:p/>
        </draw:line>
        <draw:line draw:style-name="gr10" draw:text-style-name="P1" draw:layer="layout" svg:x1="30.416cm" svg:y1="12.031cm" svg:x2="30.624cm" svg:y2="12.031cm">
          <text:p/>
        </draw:line>
        <draw:line draw:style-name="gr10" draw:text-style-name="P1" draw:layer="layout" svg:x1="30.649cm" svg:y1="11.916cm" svg:x2="30.66cm" svg:y2="11.71cm">
          <text:p/>
        </draw:line>
        <draw:line draw:style-name="gr10" draw:text-style-name="P1" draw:layer="layout" svg:x1="30.663cm" svg:y1="11.574cm" svg:x2="30.675cm" svg:y2="11.365cm">
          <text:p/>
        </draw:line>
        <draw:line draw:style-name="gr10" draw:text-style-name="P1" draw:layer="layout" svg:x1="30.677cm" svg:y1="11.232cm" svg:x2="30.685cm" svg:y2="11.022cm">
          <text:p/>
        </draw:line>
        <draw:line draw:style-name="gr10" draw:text-style-name="P1" draw:layer="layout" svg:x1="30.691cm" svg:y1="10.889cm" svg:x2="30.699cm" svg:y2="10.68cm">
          <text:p/>
        </draw:line>
        <draw:polyline draw:style-name="gr10" draw:text-style-name="P1" draw:layer="layout" svg:width="0.007cm" svg:height="0.211cm" svg:x="30.705cm" svg:y="10.335cm" svg:viewBox="0 0 8 212" draw:points="0,212 0,159 8,0">
          <text:p/>
        </draw:polyline>
        <draw:line draw:style-name="gr10" draw:text-style-name="P1" draw:layer="layout" svg:x1="30.719cm" svg:y1="10.201cm" svg:x2="30.727cm" svg:y2="9.992cm">
          <text:p/>
        </draw:line>
        <draw:line draw:style-name="gr10" draw:text-style-name="P1" draw:layer="layout" svg:x1="30.734cm" svg:y1="9.859cm" svg:x2="30.742cm" svg:y2="9.65cm">
          <text:p/>
        </draw:line>
        <draw:line draw:style-name="gr10" draw:text-style-name="P1" draw:layer="layout" svg:x1="30.744cm" svg:y1="9.517cm" svg:x2="30.757cm" svg:y2="9.304cm">
          <text:p/>
        </draw:line>
        <draw:line draw:style-name="gr10" draw:text-style-name="P1" draw:layer="layout" svg:x1="30.758cm" svg:y1="9.171cm" svg:x2="30.77cm" svg:y2="8.962cm">
          <text:p/>
        </draw:line>
        <draw:line draw:style-name="gr10" draw:text-style-name="P1" draw:layer="layout" svg:x1="30.772cm" svg:y1="8.829cm" svg:x2="30.784cm" svg:y2="8.62cm">
          <text:p/>
        </draw:line>
        <draw:line draw:style-name="gr10" draw:text-style-name="P1" draw:layer="layout" svg:x1="30.786cm" svg:y1="8.487cm" svg:x2="30.798cm" svg:y2="8.278cm">
          <text:p/>
        </draw:line>
        <draw:line draw:style-name="gr10" draw:text-style-name="P1" draw:layer="layout" svg:x1="30.801cm" svg:y1="8.141cm" svg:x2="30.812cm" svg:y2="7.932cm">
          <text:p/>
        </draw:line>
        <draw:line draw:style-name="gr10" draw:text-style-name="P1" draw:layer="layout" svg:x1="30.815cm" svg:y1="7.799cm" svg:x2="30.826cm" svg:y2="7.59cm">
          <text:p/>
        </draw:line>
        <draw:polyline draw:style-name="gr10" draw:text-style-name="P1" draw:layer="layout" svg:width="0.007cm" svg:height="0.208cm" svg:x="30.829cm" svg:y="7.248cm" svg:viewBox="0 0 8 209" draw:points="0,209 8,53 8,0">
          <text:p/>
        </draw:polyline>
        <draw:line draw:style-name="gr10" draw:text-style-name="P1" draw:layer="layout" svg:x1="30.843cm" svg:y1="7.115cm" svg:x2="30.854cm" svg:y2="6.902cm">
          <text:p/>
        </draw:line>
        <draw:line draw:style-name="gr10" draw:text-style-name="P1" draw:layer="layout" svg:x1="30.861cm" svg:y1="6.769cm" svg:x2="30.869cm" svg:y2="6.56cm">
          <text:p/>
        </draw:line>
        <draw:line draw:style-name="gr10" draw:text-style-name="P1" draw:layer="layout" svg:x1="30.875cm" svg:y1="6.427cm" svg:x2="30.886cm" svg:y2="6.218cm">
          <text:p/>
        </draw:line>
        <draw:line draw:style-name="gr10" draw:text-style-name="P1" draw:layer="layout" svg:x1="30.892cm" svg:y1="6.085cm" svg:x2="30.9cm" svg:y2="5.875cm">
          <text:p/>
        </draw:line>
        <draw:line draw:style-name="gr10" draw:text-style-name="P1" draw:layer="layout" svg:x1="30.906cm" svg:y1="5.742cm" svg:x2="30.918cm" svg:y2="5.533cm">
          <text:p/>
        </draw:line>
        <draw:line draw:style-name="gr10" draw:text-style-name="P1" draw:layer="layout" svg:x1="30.924cm" svg:y1="5.4cm" svg:x2="30.939cm" svg:y2="5.187cm">
          <text:p/>
        </draw:line>
        <draw:line draw:style-name="gr10" draw:text-style-name="P1" draw:layer="layout" svg:x1="30.945cm" svg:y1="5.054cm" svg:x2="30.957cm" svg:y2="4.845cm">
          <text:p/>
        </draw:line>
        <draw:line draw:style-name="gr10" draw:text-style-name="P1" draw:layer="layout" svg:x1="30.963cm" svg:y1="4.712cm" svg:x2="30.974cm" svg:y2="4.503cm">
          <text:p/>
        </draw:line>
        <draw:line draw:style-name="gr10" draw:text-style-name="P1" draw:layer="layout" svg:x1="30.98cm" svg:y1="4.37cm" svg:x2="30.996cm" svg:y2="4.161cm">
          <text:p/>
        </draw:line>
        <draw:line draw:style-name="gr10" draw:text-style-name="P1" draw:layer="layout" svg:x1="31.005cm" svg:y1="4.028cm" svg:x2="31.017cm" svg:y2="3.819cm">
          <text:p/>
        </draw:line>
        <draw:polyline draw:style-name="gr10" draw:text-style-name="P1" draw:layer="layout" svg:width="0.014cm" svg:height="0.212cm" svg:x="31.026cm" svg:y="3.473cm" svg:viewBox="0 0 15 213" draw:points="0,213 12,114 15,0">
          <text:p/>
        </draw:polyline>
        <draw:line draw:style-name="gr10" draw:text-style-name="P1" draw:layer="layout" svg:x1="31.051cm" svg:y1="3.34cm" svg:x2="31.073cm" svg:y2="3.134cm">
          <text:p/>
        </draw:line>
        <draw:polyline draw:style-name="gr10" draw:text-style-name="P1" draw:layer="layout" svg:width="0.021cm" svg:height="0.208cm" svg:x="31.083cm" svg:y="2.792cm" svg:viewBox="0 0 22 209" draw:points="0,209 22,7 22,0">
          <text:p/>
        </draw:polyline>
        <draw:polyline draw:style-name="gr10" draw:text-style-name="P1" draw:layer="layout" svg:width="0.032cm" svg:height="0.208cm" svg:x="31.118cm" svg:y="2.45cm" svg:viewBox="0 0 33 209" draw:points="0,209 7,156 33,0">
          <text:p/>
        </draw:polyline>
        <draw:polyline draw:style-name="gr10" draw:text-style-name="P1" draw:layer="layout" svg:width="0.102cm" svg:height="0.102cm" svg:x="31.178cm" svg:y="2.217cm" svg:viewBox="0 0 103 103" draw:points="0,103 7,79 32,21 42,7 53,0 67,7 81,21 103,74">
          <text:p/>
        </draw:polyline>
        <draw:polyline draw:style-name="gr10" draw:text-style-name="P1" draw:layer="layout" svg:width="0.035cm" svg:height="0.204cm" svg:x="31.309cm" svg:y="2.422cm" svg:viewBox="0 0 36 205" draw:points="0,0 21,102 36,205">
          <text:p/>
        </draw:polyline>
        <draw:line draw:style-name="gr10" draw:text-style-name="P1" draw:layer="layout" svg:x1="31.358cm" svg:y1="2.76cm" svg:x2="31.384cm" svg:y2="2.97cm">
          <text:p/>
        </draw:line>
        <draw:line draw:style-name="gr10" draw:text-style-name="P1" draw:layer="layout" svg:x1="31.393cm" svg:y1="3.103cm" svg:x2="31.412cm" svg:y2="3.312cm">
          <text:p/>
        </draw:line>
        <draw:polyline draw:style-name="gr10" draw:text-style-name="P1" draw:layer="layout" svg:width="0.018cm" svg:height="0.208cm" svg:x="31.421cm" svg:y="3.445cm" svg:viewBox="0 0 19 209" draw:points="0,0 16,141 19,209">
          <text:p/>
        </draw:polyline>
        <draw:line draw:style-name="gr10" draw:text-style-name="P1" draw:layer="layout" svg:x1="31.45cm" svg:y1="3.787cm" svg:x2="31.465cm" svg:y2="3.996cm">
          <text:p/>
        </draw:line>
        <draw:line draw:style-name="gr10" draw:text-style-name="P1" draw:layer="layout" svg:x1="31.471cm" svg:y1="4.129cm" svg:x2="31.486cm" svg:y2="4.338cm">
          <text:p/>
        </draw:line>
        <draw:line draw:style-name="gr10" draw:text-style-name="P1" draw:layer="layout" svg:x1="31.492cm" svg:y1="4.475cm" svg:x2="31.507cm" svg:y2="4.684cm">
          <text:p/>
        </draw:line>
        <draw:line draw:style-name="gr10" draw:text-style-name="P1" draw:layer="layout" svg:x1="31.513cm" svg:y1="4.817cm" svg:x2="31.525cm" svg:y2="5.026cm">
          <text:p/>
        </draw:line>
        <draw:polyline draw:style-name="gr10" draw:text-style-name="P1" draw:layer="layout" svg:width="0.014cm" svg:height="0.208cm" svg:x="31.531cm" svg:y="5.159cm" svg:viewBox="0 0 15 209" draw:points="0,0 11,153 15,209">
          <text:p/>
        </draw:polyline>
        <draw:line draw:style-name="gr10" draw:text-style-name="P1" draw:layer="layout" svg:x1="31.552cm" svg:y1="5.501cm" svg:x2="31.56cm" svg:y2="5.711cm">
          <text:p/>
        </draw:line>
        <draw:line draw:style-name="gr10" draw:text-style-name="P1" draw:layer="layout" svg:x1="31.566cm" svg:y1="5.847cm" svg:x2="31.578cm" svg:y2="6.056cm">
          <text:p/>
        </draw:line>
        <draw:line draw:style-name="gr10" draw:text-style-name="P1" draw:layer="layout" svg:x1="31.584cm" svg:y1="6.189cm" svg:x2="31.592cm" svg:y2="6.399cm">
          <text:p/>
        </draw:line>
        <draw:line draw:style-name="gr10" draw:text-style-name="P1" draw:layer="layout" svg:x1="31.598cm" svg:y1="6.532cm" svg:x2="31.609cm" svg:y2="6.741cm">
          <text:p/>
        </draw:line>
        <draw:line draw:style-name="gr10" draw:text-style-name="P1" draw:layer="layout" svg:x1="31.615cm" svg:y1="6.874cm" svg:x2="31.627cm" svg:y2="7.083cm">
          <text:p/>
        </draw:line>
        <draw:polyline draw:style-name="gr10" draw:text-style-name="P1" draw:layer="layout" svg:width="0.007cm" svg:height="0.208cm" svg:x="31.633cm" svg:y="7.216cm" svg:viewBox="0 0 8 209" draw:points="0,0 5,85 8,209">
          <text:p/>
        </draw:polyline>
        <draw:line draw:style-name="gr10" draw:text-style-name="P1" draw:layer="layout" svg:x1="31.647cm" svg:y1="7.562cm" svg:x2="31.655cm" svg:y2="7.771cm">
          <text:p/>
        </draw:line>
        <draw:line draw:style-name="gr10" draw:text-style-name="P1" draw:layer="layout" svg:x1="31.661cm" svg:y1="7.904cm" svg:x2="31.673cm" svg:y2="8.113cm">
          <text:p/>
        </draw:line>
        <draw:line draw:style-name="gr10" draw:text-style-name="P1" draw:layer="layout" svg:x1="31.675cm" svg:y1="8.246cm" svg:x2="31.687cm" svg:y2="8.455cm">
          <text:p/>
        </draw:line>
        <draw:line draw:style-name="gr10" draw:text-style-name="P1" draw:layer="layout" svg:x1="31.69cm" svg:y1="8.588cm" svg:x2="31.701cm" svg:y2="8.801cm">
          <text:p/>
        </draw:line>
        <draw:line draw:style-name="gr10" draw:text-style-name="P1" draw:layer="layout" svg:x1="31.707cm" svg:y1="8.934cm" svg:x2="31.715cm" svg:y2="9.143cm">
          <text:p/>
        </draw:line>
        <draw:line draw:style-name="gr10" draw:text-style-name="P1" draw:layer="layout" svg:x1="31.718cm" svg:y1="9.276cm" svg:x2="31.729cm" svg:y2="9.485cm">
          <text:p/>
        </draw:line>
        <draw:line draw:style-name="gr10" draw:text-style-name="P1" draw:layer="layout" svg:x1="31.735cm" svg:y1="9.618cm" svg:x2="31.743cm" svg:y2="9.828cm">
          <text:p/>
        </draw:line>
        <draw:line draw:style-name="gr10" draw:text-style-name="P1" draw:layer="layout" svg:x1="31.75cm" svg:y1="9.964cm" svg:x2="31.758cm" svg:y2="10.173cm">
          <text:p/>
        </draw:line>
        <draw:line draw:style-name="gr10" draw:text-style-name="P1" draw:layer="layout" svg:x1="31.764cm" svg:y1="10.306cm" svg:x2="31.772cm" svg:y2="10.515cm">
          <text:p/>
        </draw:line>
        <draw:line draw:style-name="gr10" draw:text-style-name="P1" draw:layer="layout" svg:x1="31.778cm" svg:y1="10.648cm" svg:x2="31.786cm" svg:y2="10.858cm">
          <text:p/>
        </draw:line>
        <draw:line draw:style-name="gr10" draw:text-style-name="P1" draw:layer="layout" svg:x1="31.792cm" svg:y1="10.991cm" svg:x2="31.8cm" svg:y2="11.203cm">
          <text:p/>
        </draw:line>
        <draw:line draw:style-name="gr10" draw:text-style-name="P1" draw:layer="layout" svg:x1="31.806cm" svg:y1="11.336cm" svg:x2="31.814cm" svg:y2="11.546cm">
          <text:p/>
        </draw:line>
        <draw:line draw:style-name="gr10" draw:text-style-name="P1" draw:layer="layout" svg:x1="31.82cm" svg:y1="11.679cm" svg:x2="31.828cm" svg:y2="11.888cm">
          <text:p/>
        </draw:line>
        <draw:polyline draw:style-name="gr10" draw:text-style-name="P1" draw:layer="layout" svg:width="0.201cm" svg:height="0.01cm" svg:x="31.834cm" svg:y="12.021cm" svg:viewBox="0 0 202 11" draw:points="0,0 0,11 202,11">
          <text:p/>
        </draw:polyline>
        <draw:line draw:style-name="gr10" draw:text-style-name="P1" draw:layer="layout" svg:x1="32.169cm" svg:y1="12.031cm" svg:x2="32.377cm" svg:y2="12.031cm">
          <text:p/>
        </draw:line>
        <draw:line draw:style-name="gr10" draw:text-style-name="P1" draw:layer="layout" svg:x1="32.512cm" svg:y1="12.031cm" svg:x2="32.72cm" svg:y2="12.031cm">
          <text:p/>
        </draw:line>
        <draw:line draw:style-name="gr10" draw:text-style-name="P1" draw:layer="layout" svg:x1="18.21cm" svg:y1="12.031cm" svg:x2="18.418cm" svg:y2="12.031cm">
          <text:p/>
        </draw:line>
        <draw:line draw:style-name="gr10" draw:text-style-name="P1" draw:layer="layout" svg:x1="18.552cm" svg:y1="12.031cm" svg:x2="18.76cm" svg:y2="12.031cm">
          <text:p/>
        </draw:line>
        <draw:line draw:style-name="gr10" draw:text-style-name="P1" draw:layer="layout" svg:x1="18.806cm" svg:y1="11.941cm" svg:x2="18.818cm" svg:y2="11.728cm">
          <text:p/>
        </draw:line>
        <draw:line draw:style-name="gr10" draw:text-style-name="P1" draw:layer="layout" svg:x1="18.82cm" svg:y1="11.595cm" svg:x2="18.832cm" svg:y2="11.386cm">
          <text:p/>
        </draw:line>
        <draw:line draw:style-name="gr10" draw:text-style-name="P1" draw:layer="layout" svg:x1="18.834cm" svg:y1="11.253cm" svg:x2="18.842cm" svg:y2="11.044cm">
          <text:p/>
        </draw:line>
        <draw:line draw:style-name="gr10" draw:text-style-name="P1" draw:layer="layout" svg:x1="18.848cm" svg:y1="10.911cm" svg:x2="18.856cm" svg:y2="10.701cm">
          <text:p/>
        </draw:line>
        <draw:line draw:style-name="gr10" draw:text-style-name="P1" draw:layer="layout" svg:x1="18.859cm" svg:y1="10.568cm" svg:x2="18.871cm" svg:y2="10.356cm">
          <text:p/>
        </draw:line>
        <draw:line draw:style-name="gr10" draw:text-style-name="P1" draw:layer="layout" svg:x1="18.873cm" svg:y1="10.223cm" svg:x2="18.885cm" svg:y2="10.013cm">
          <text:p/>
        </draw:line>
        <draw:line draw:style-name="gr10" draw:text-style-name="P1" draw:layer="layout" svg:x1="18.887cm" svg:y1="9.88cm" svg:x2="18.899cm" svg:y2="9.671cm">
          <text:p/>
        </draw:line>
        <draw:line draw:style-name="gr10" draw:text-style-name="P1" draw:layer="layout" svg:x1="18.901cm" svg:y1="9.538cm" svg:x2="18.913cm" svg:y2="9.329cm">
          <text:p/>
        </draw:line>
        <draw:line draw:style-name="gr10" draw:text-style-name="P1" draw:layer="layout" svg:x1="18.915cm" svg:y1="9.193cm" svg:x2="18.927cm" svg:y2="8.983cm">
          <text:p/>
        </draw:line>
        <draw:line draw:style-name="gr10" draw:text-style-name="P1" draw:layer="layout" svg:x1="18.93cm" svg:y1="8.85cm" svg:x2="18.941cm" svg:y2="8.641cm">
          <text:p/>
        </draw:line>
        <draw:line draw:style-name="gr10" draw:text-style-name="P1" draw:layer="layout" svg:x1="18.947cm" svg:y1="8.508cm" svg:x2="18.955cm" svg:y2="8.299cm">
          <text:p/>
        </draw:line>
        <draw:line draw:style-name="gr10" draw:text-style-name="P1" draw:layer="layout" svg:x1="18.961cm" svg:y1="8.166cm" svg:x2="18.969cm" svg:y2="7.953cm">
          <text:p/>
        </draw:line>
        <draw:line draw:style-name="gr10" draw:text-style-name="P1" draw:layer="layout" svg:x1="18.975cm" svg:y1="7.82cm" svg:x2="18.983cm" svg:y2="7.611cm">
          <text:p/>
        </draw:line>
        <draw:line draw:style-name="gr10" draw:text-style-name="P1" draw:layer="layout" svg:x1="18.99cm" svg:y1="7.478cm" svg:x2="19.001cm" svg:y2="7.269cm">
          <text:p/>
        </draw:line>
        <draw:line draw:style-name="gr10" draw:text-style-name="P1" draw:layer="layout" svg:x1="19.004cm" svg:y1="7.136cm" svg:x2="19.015cm" svg:y2="6.927cm">
          <text:p/>
        </draw:line>
        <draw:line draw:style-name="gr10" draw:text-style-name="P1" draw:layer="layout" svg:x1="19.018cm" svg:y1="6.79cm" svg:x2="19.029cm" svg:y2="6.581cm">
          <text:p/>
        </draw:line>
        <draw:polyline draw:style-name="gr10" draw:text-style-name="P1" draw:layer="layout" svg:width="0.01cm" svg:height="0.208cm" svg:x="19.032cm" svg:y="6.239cm" svg:viewBox="0 0 11 209" draw:points="0,209 8,24 11,0">
          <text:p/>
        </draw:polyline>
        <draw:polyline draw:style-name="gr10" draw:text-style-name="P1" draw:layer="layout" svg:width="0.014cm" svg:height="0.208cm" svg:x="19.053cm" svg:y="5.897cm" svg:viewBox="0 0 15 209" draw:points="0,209 7,121 15,0">
          <text:p/>
        </draw:polyline>
        <draw:line draw:style-name="gr10" draw:text-style-name="P1" draw:layer="layout" svg:x1="19.074cm" svg:y1="5.764cm" svg:x2="19.082cm" svg:y2="5.554cm">
          <text:p/>
        </draw:line>
        <draw:polyline draw:style-name="gr10" draw:text-style-name="P1" draw:layer="layout" svg:width="0.011cm" svg:height="0.208cm" svg:x="19.088cm" svg:y="5.212cm" svg:viewBox="0 0 12 209" draw:points="0,209 8,100 12,0">
          <text:p/>
        </draw:polyline>
        <draw:line draw:style-name="gr10" draw:text-style-name="P1" draw:layer="layout" svg:x1="19.106cm" svg:y1="5.076cm" svg:x2="19.121cm" svg:y2="4.866cm">
          <text:p/>
        </draw:line>
        <draw:line draw:style-name="gr10" draw:text-style-name="P1" draw:layer="layout" svg:x1="19.127cm" svg:y1="4.733cm" svg:x2="19.139cm" svg:y2="4.524cm">
          <text:p/>
        </draw:line>
        <draw:line draw:style-name="gr10" draw:text-style-name="P1" draw:layer="layout" svg:x1="19.145cm" svg:y1="4.391cm" svg:x2="19.16cm" svg:y2="4.182cm">
          <text:p/>
        </draw:line>
        <draw:line draw:style-name="gr10" draw:text-style-name="P1" draw:layer="layout" svg:x1="19.166cm" svg:y1="4.049cm" svg:x2="19.181cm" svg:y2="3.84cm">
          <text:p/>
        </draw:line>
        <draw:line draw:style-name="gr10" draw:text-style-name="P1" draw:layer="layout" svg:x1="19.191cm" svg:y1="3.707cm" svg:x2="19.206cm" svg:y2="3.498cm">
          <text:p/>
        </draw:line>
        <draw:polyline draw:style-name="gr10" draw:text-style-name="P1" draw:layer="layout" svg:width="0.018cm" svg:height="0.209cm" svg:x="19.215cm" svg:y="3.155cm" svg:viewBox="0 0 19 210" draw:points="0,210 8,132 19,0">
          <text:p/>
        </draw:polyline>
        <draw:polyline draw:style-name="gr10" draw:text-style-name="P1" draw:layer="layout" svg:width="0.021cm" svg:height="0.208cm" svg:x="19.247cm" svg:y="2.813cm" svg:viewBox="0 0 22 209" draw:points="0,209 11,92 22,0">
          <text:p/>
        </draw:polyline>
        <draw:polyline draw:style-name="gr10" draw:text-style-name="P1" draw:layer="layout" svg:width="0.032cm" svg:height="0.208cm" svg:x="19.282cm" svg:y="2.471cm" svg:viewBox="0 0 33 209" draw:points="0,209 23,53 33,0">
          <text:p/>
        </draw:polyline>
        <draw:polyline draw:style-name="gr10" draw:text-style-name="P1" draw:layer="layout" svg:width="0.095cm" svg:height="0.124cm" svg:x="19.339cm" svg:y="2.217cm" svg:viewBox="0 0 96 125" draw:points="0,125 10,79 35,21 49,7 60,0 70,7 81,21 96,57">
          <text:p/>
        </draw:polyline>
        <draw:polyline draw:style-name="gr10" draw:text-style-name="P1" draw:layer="layout" svg:width="0.036cm" svg:height="0.208cm" svg:x="19.469cm" svg:y="2.401cm" svg:viewBox="0 0 37 209" draw:points="0,0 37,205 37,209">
          <text:p/>
        </draw:polyline>
        <draw:line draw:style-name="gr10" draw:text-style-name="P1" draw:layer="layout" svg:x1="19.519cm" svg:y1="2.743cm" svg:x2="19.541cm" svg:y2="2.952cm">
          <text:p/>
        </draw:line>
        <draw:line draw:style-name="gr10" draw:text-style-name="P1" draw:layer="layout" svg:x1="19.55cm" svg:y1="3.085cm" svg:x2="19.573cm" svg:y2="3.294cm">
          <text:p/>
        </draw:line>
        <draw:polyline draw:style-name="gr10" draw:text-style-name="P1" draw:layer="layout" svg:width="0.014cm" svg:height="0.208cm" svg:x="19.586cm" svg:y="3.427cm" svg:viewBox="0 0 15 209" draw:points="0,0 0,4 15,209">
          <text:p/>
        </draw:polyline>
        <draw:line draw:style-name="gr10" draw:text-style-name="P1" draw:layer="layout" svg:x1="19.607cm" svg:y1="3.769cm" svg:x2="19.622cm" svg:y2="3.978cm">
          <text:p/>
        </draw:line>
        <draw:line draw:style-name="gr10" draw:text-style-name="P1" draw:layer="layout" svg:x1="19.628cm" svg:y1="4.112cm" svg:x2="19.643cm" svg:y2="4.321cm">
          <text:p/>
        </draw:line>
        <draw:line draw:style-name="gr10" draw:text-style-name="P1" draw:layer="layout" svg:x1="19.653cm" svg:y1="4.454cm" svg:x2="19.668cm" svg:y2="4.663cm">
          <text:p/>
        </draw:line>
        <draw:line draw:style-name="gr10" draw:text-style-name="P1" draw:layer="layout" svg:x1="19.674cm" svg:y1="4.796cm" svg:x2="19.687cm" svg:y2="5.005cm">
          <text:p/>
        </draw:line>
        <draw:line draw:style-name="gr10" draw:text-style-name="P1" draw:layer="layout" svg:x1="19.692cm" svg:y1="5.138cm" svg:x2="19.703cm" svg:y2="5.347cm">
          <text:p/>
        </draw:line>
        <draw:polyline draw:style-name="gr10" draw:text-style-name="P1" draw:layer="layout" svg:width="0.011cm" svg:height="0.208cm" svg:x="19.709cm" svg:y="5.484cm" svg:viewBox="0 0 12 209" draw:points="0,0 4,57 12,209">
          <text:p/>
        </draw:polyline>
        <draw:line draw:style-name="gr10" draw:text-style-name="P1" draw:layer="layout" svg:x1="19.727cm" svg:y1="5.826cm" svg:x2="19.735cm" svg:y2="6.035cm">
          <text:p/>
        </draw:line>
        <draw:line draw:style-name="gr10" draw:text-style-name="P1" draw:layer="layout" svg:x1="19.741cm" svg:y1="6.168cm" svg:x2="19.753cm" svg:y2="6.377cm">
          <text:p/>
        </draw:line>
        <draw:line draw:style-name="gr10" draw:text-style-name="P1" draw:layer="layout" svg:x1="19.759cm" svg:y1="6.51cm" svg:x2="19.77cm" svg:y2="6.72cm">
          <text:p/>
        </draw:line>
        <draw:polyline draw:style-name="gr10" draw:text-style-name="P1" draw:layer="layout" svg:width="0.007cm" svg:height="0.208cm" svg:x="19.776cm" svg:y="6.856cm" svg:viewBox="0 0 8 209" draw:points="0,0 8,178 8,209">
          <text:p/>
        </draw:polyline>
        <draw:line draw:style-name="gr10" draw:text-style-name="P1" draw:layer="layout" svg:x1="19.79cm" svg:y1="7.198cm" svg:x2="19.798cm" svg:y2="7.407cm">
          <text:p/>
        </draw:line>
        <draw:line draw:style-name="gr10" draw:text-style-name="P1" draw:layer="layout" svg:x1="19.804cm" svg:y1="7.541cm" svg:x2="19.817cm" svg:y2="7.75cm">
          <text:p/>
        </draw:line>
        <draw:line draw:style-name="gr10" draw:text-style-name="P1" draw:layer="layout" svg:x1="19.819cm" svg:y1="7.883cm" svg:x2="19.83cm" svg:y2="8.095cm">
          <text:p/>
        </draw:line>
        <draw:line draw:style-name="gr10" draw:text-style-name="P1" draw:layer="layout" svg:x1="19.833cm" svg:y1="8.225cm" svg:x2="19.844cm" svg:y2="8.438cm">
          <text:p/>
        </draw:line>
        <draw:line draw:style-name="gr10" draw:text-style-name="P1" draw:layer="layout" svg:x1="19.847cm" svg:y1="8.571cm" svg:x2="19.858cm" svg:y2="8.78cm">
          <text:p/>
        </draw:line>
        <draw:line draw:style-name="gr10" draw:text-style-name="P1" draw:layer="layout" svg:x1="19.861cm" svg:y1="8.913cm" svg:x2="19.872cm" svg:y2="9.122cm">
          <text:p/>
        </draw:line>
        <draw:line draw:style-name="gr10" draw:text-style-name="P1" draw:layer="layout" svg:x1="19.875cm" svg:y1="9.255cm" svg:x2="19.887cm" svg:y2="9.464cm">
          <text:p/>
        </draw:line>
        <draw:line draw:style-name="gr10" draw:text-style-name="P1" draw:layer="layout" svg:x1="19.889cm" svg:y1="9.601cm" svg:x2="19.901cm" svg:y2="9.81cm">
          <text:p/>
        </draw:line>
        <draw:line draw:style-name="gr10" draw:text-style-name="P1" draw:layer="layout" svg:x1="19.903cm" svg:y1="9.943cm" svg:x2="19.911cm" svg:y2="10.152cm">
          <text:p/>
        </draw:line>
        <draw:line draw:style-name="gr10" draw:text-style-name="P1" draw:layer="layout" svg:x1="19.917cm" svg:y1="10.285cm" svg:x2="19.925cm" svg:y2="10.494cm">
          <text:p/>
        </draw:line>
        <draw:line draw:style-name="gr10" draw:text-style-name="P1" draw:layer="layout" svg:x1="19.931cm" svg:y1="10.627cm" svg:x2="19.94cm" svg:y2="10.84cm">
          <text:p/>
        </draw:line>
        <draw:line draw:style-name="gr10" draw:text-style-name="P1" draw:layer="layout" svg:x1="19.946cm" svg:y1="10.973cm" svg:x2="19.954cm" svg:y2="11.182cm">
          <text:p/>
        </draw:line>
        <draw:line draw:style-name="gr10" draw:text-style-name="P1" draw:layer="layout" svg:x1="19.956cm" svg:y1="11.315cm" svg:x2="19.968cm" svg:y2="11.524cm">
          <text:p/>
        </draw:line>
        <draw:line draw:style-name="gr10" draw:text-style-name="P1" draw:layer="layout" svg:x1="19.97cm" svg:y1="11.657cm" svg:x2="19.982cm" svg:y2="11.87cm">
          <text:p/>
        </draw:line>
        <draw:polyline draw:style-name="gr10" draw:text-style-name="P1" draw:layer="layout" svg:width="0.184cm" svg:height="0.028cm" svg:x="19.984cm" svg:y="12.003cm" svg:viewBox="0 0 185 29" draw:points="0,0 0,29 185,29">
          <text:p/>
        </draw:polyline>
        <draw:line draw:style-name="gr10" draw:text-style-name="P1" draw:layer="layout" svg:x1="20.302cm" svg:y1="12.031cm" svg:x2="20.51cm" svg:y2="12.031cm">
          <text:p/>
        </draw:line>
        <draw:line draw:style-name="gr10" draw:text-style-name="P1" draw:layer="layout" svg:x1="20.644cm" svg:y1="12.031cm" svg:x2="20.852cm" svg:y2="12.031cm">
          <text:p/>
        </draw:line>
        <draw:polyline draw:style-name="gr10" draw:text-style-name="P1" draw:layer="layout" svg:width="0.198cm" svg:height="0.014cm" svg:x="20.986cm" svg:y="12.017cm" svg:viewBox="0 0 199 15" draw:points="0,15 199,15 199,0">
          <text:p/>
        </draw:polyline>
        <draw:line draw:style-name="gr10" draw:text-style-name="P1" draw:layer="layout" svg:x1="21.191cm" svg:y1="11.884cm" svg:x2="21.199cm" svg:y2="11.675cm">
          <text:p/>
        </draw:line>
        <draw:line draw:style-name="gr10" draw:text-style-name="P1" draw:layer="layout" svg:x1="21.205cm" svg:y1="11.542cm" svg:x2="21.213cm" svg:y2="11.333cm">
          <text:p/>
        </draw:line>
        <draw:line draw:style-name="gr10" draw:text-style-name="P1" draw:layer="layout" svg:x1="21.219cm" svg:y1="11.2cm" svg:x2="21.227cm" svg:y2="10.987cm">
          <text:p/>
        </draw:line>
        <draw:line draw:style-name="gr10" draw:text-style-name="P1" draw:layer="layout" svg:x1="21.23cm" svg:y1="10.854cm" svg:x2="21.241cm" svg:y2="10.645cm">
          <text:p/>
        </draw:line>
        <draw:line draw:style-name="gr10" draw:text-style-name="P1" draw:layer="layout" svg:x1="21.244cm" svg:y1="10.512cm" svg:x2="21.252cm" svg:y2="10.303cm">
          <text:p/>
        </draw:line>
        <draw:line draw:style-name="gr10" draw:text-style-name="P1" draw:layer="layout" svg:x1="21.258cm" svg:y1="10.17cm" svg:x2="21.266cm" svg:y2="9.961cm">
          <text:p/>
        </draw:line>
        <draw:line draw:style-name="gr10" draw:text-style-name="P1" draw:layer="layout" svg:x1="21.272cm" svg:y1="9.824cm" svg:x2="21.28cm" svg:y2="9.618cm">
          <text:p/>
        </draw:line>
        <draw:line draw:style-name="gr10" draw:text-style-name="P1" draw:layer="layout" svg:x1="21.286cm" svg:y1="9.482cm" svg:x2="21.294cm" svg:y2="9.273cm">
          <text:p/>
        </draw:line>
        <draw:line draw:style-name="gr10" draw:text-style-name="P1" draw:layer="layout" svg:x1="21.3cm" svg:y1="9.14cm" svg:x2="21.308cm" svg:y2="8.93cm">
          <text:p/>
        </draw:line>
        <draw:line draw:style-name="gr10" draw:text-style-name="P1" draw:layer="layout" svg:x1="21.311cm" svg:y1="8.797cm" svg:x2="21.322cm" svg:y2="8.588cm">
          <text:p/>
        </draw:line>
        <draw:line draw:style-name="gr10" draw:text-style-name="P1" draw:layer="layout" svg:x1="21.325cm" svg:y1="8.455cm" svg:x2="21.337cm" svg:y2="8.243cm">
          <text:p/>
        </draw:line>
        <draw:line draw:style-name="gr10" draw:text-style-name="P1" draw:layer="layout" svg:x1="21.339cm" svg:y1="8.109cm" svg:x2="21.351cm" svg:y2="7.9cm">
          <text:p/>
        </draw:line>
        <draw:polyline draw:style-name="gr10" draw:text-style-name="P1" draw:layer="layout" svg:width="0.011cm" svg:height="0.208cm" svg:x="21.353cm" svg:y="7.558cm" svg:viewBox="0 0 12 209" draw:points="0,209 12,14 12,0">
          <text:p/>
        </draw:polyline>
        <draw:line draw:style-name="gr10" draw:text-style-name="P1" draw:layer="layout" svg:x1="21.371cm" svg:y1="7.425cm" svg:x2="21.379cm" svg:y2="7.216cm">
          <text:p/>
        </draw:line>
        <draw:line draw:style-name="gr10" draw:text-style-name="P1" draw:layer="layout" svg:x1="21.385cm" svg:y1="7.079cm" svg:x2="21.396cm" svg:y2="6.87cm">
          <text:p/>
        </draw:line>
        <draw:line draw:style-name="gr10" draw:text-style-name="P1" draw:layer="layout" svg:x1="21.399cm" svg:y1="6.737cm" svg:x2="21.411cm" svg:y2="6.528cm">
          <text:p/>
        </draw:line>
        <draw:line draw:style-name="gr10" draw:text-style-name="P1" draw:layer="layout" svg:x1="21.417cm" svg:y1="6.395cm" svg:x2="21.425cm" svg:y2="6.186cm">
          <text:p/>
        </draw:line>
        <draw:line draw:style-name="gr10" draw:text-style-name="P1" draw:layer="layout" svg:x1="21.431cm" svg:y1="6.053cm" svg:x2="21.442cm" svg:y2="5.84cm">
          <text:p/>
        </draw:line>
        <draw:line draw:style-name="gr10" draw:text-style-name="P1" draw:layer="layout" svg:x1="21.445cm" svg:y1="5.707cm" svg:x2="21.46cm" svg:y2="5.498cm">
          <text:p/>
        </draw:line>
        <draw:line draw:style-name="gr10" draw:text-style-name="P1" draw:layer="layout" svg:x1="21.466cm" svg:y1="5.365cm" svg:x2="21.478cm" svg:y2="5.156cm">
          <text:p/>
        </draw:line>
        <draw:line draw:style-name="gr10" draw:text-style-name="P1" draw:layer="layout" svg:x1="21.48cm" svg:y1="5.023cm" svg:x2="21.495cm" svg:y2="4.814cm">
          <text:p/>
        </draw:line>
        <draw:polyline draw:style-name="gr10" draw:text-style-name="P1" draw:layer="layout" svg:width="0.014cm" svg:height="0.208cm" svg:x="21.498cm" svg:y="4.471cm" svg:viewBox="0 0 15 209" draw:points="0,209 3,199 15,0">
          <text:p/>
        </draw:polyline>
        <draw:polyline draw:style-name="gr10" draw:text-style-name="P1" draw:layer="layout" svg:width="0.014cm" svg:height="0.211cm" svg:x="21.519cm" svg:y="4.126cm" svg:viewBox="0 0 15 212" draw:points="0,212 3,151 15,0">
          <text:p/>
        </draw:polyline>
        <draw:line draw:style-name="gr10" draw:text-style-name="P1" draw:layer="layout" svg:x1="21.54cm" svg:y1="3.993cm" svg:x2="21.555cm" svg:y2="3.783cm">
          <text:p/>
        </draw:line>
        <draw:polyline draw:style-name="gr10" draw:text-style-name="P1" draw:layer="layout" svg:width="0.014cm" svg:height="0.208cm" svg:x="21.565cm" svg:y="3.441cm" svg:viewBox="0 0 15 209" draw:points="0,209 4,145 15,0">
          <text:p/>
        </draw:polyline>
        <draw:line draw:style-name="gr10" draw:text-style-name="P1" draw:layer="layout" svg:x1="21.59cm" svg:y1="3.308cm" svg:x2="21.608cm" svg:y2="3.099cm">
          <text:p/>
        </draw:line>
        <draw:line draw:style-name="gr10" draw:text-style-name="P1" draw:layer="layout" svg:x1="21.621cm" svg:y1="2.966cm" svg:x2="21.643cm" svg:y2="2.757cm">
          <text:p/>
        </draw:line>
        <draw:line draw:style-name="gr10" draw:text-style-name="P1" draw:layer="layout" svg:x1="21.66cm" svg:y1="2.627cm" svg:x2="21.696cm" svg:y2="2.418cm">
          <text:p/>
        </draw:line>
        <draw:polyline draw:style-name="gr10" draw:text-style-name="P1" draw:layer="layout" svg:width="0.095cm" svg:height="0.106cm" svg:x="21.724cm" svg:y="2.217cm" svg:viewBox="0 0 96 107" draw:points="0,72 7,47 31,7 42,0 56,7 67,21 89,79 96,107">
          <text:p/>
        </draw:polyline>
        <draw:polyline draw:style-name="gr10" draw:text-style-name="P1" draw:layer="layout" svg:width="0.032cm" svg:height="0.205cm" svg:x="21.847cm" svg:y="2.457cm" svg:viewBox="0 0 33 206" draw:points="0,0 11,67 33,206">
          <text:p/>
        </draw:polyline>
        <draw:line draw:style-name="gr10" draw:text-style-name="P1" draw:layer="layout" svg:x1="21.893cm" svg:y1="2.796cm" svg:x2="21.915cm" svg:y2="3.005cm">
          <text:p/>
        </draw:line>
        <draw:polyline draw:style-name="gr10" draw:text-style-name="P1" draw:layer="layout" svg:width="0.014cm" svg:height="0.208cm" svg:x="21.928cm" svg:y="3.138cm" svg:viewBox="0 0 15 209" draw:points="0,0 0,14 15,209">
          <text:p/>
        </draw:polyline>
        <draw:line draw:style-name="gr10" draw:text-style-name="P1" draw:layer="layout" svg:x1="21.953cm" svg:y1="3.48cm" svg:x2="21.968cm" svg:y2="3.689cm">
          <text:p/>
        </draw:line>
        <draw:line draw:style-name="gr10" draw:text-style-name="P1" draw:layer="layout" svg:x1="21.978cm" svg:y1="3.822cm" svg:x2="21.996cm" svg:y2="4.031cm">
          <text:p/>
        </draw:line>
        <draw:line draw:style-name="gr10" draw:text-style-name="P1" draw:layer="layout" svg:x1="22.002cm" svg:y1="4.164cm" svg:x2="22.014cm" svg:y2="4.374cm">
          <text:p/>
        </draw:line>
        <draw:line draw:style-name="gr10" draw:text-style-name="P1" draw:layer="layout" svg:x1="22.023cm" svg:y1="4.51cm" svg:x2="22.035cm" svg:y2="4.719cm">
          <text:p/>
        </draw:line>
        <draw:polyline draw:style-name="gr10" draw:text-style-name="P1" draw:layer="layout" svg:width="0.014cm" svg:height="0.208cm" svg:x="22.041cm" svg:y="4.852cm" svg:viewBox="0 0 15 209" draw:points="0,0 5,25 15,209">
          <text:p/>
        </draw:polyline>
        <draw:line draw:style-name="gr10" draw:text-style-name="P1" draw:layer="layout" svg:x1="22.062cm" svg:y1="5.195cm" svg:x2="22.07cm" svg:y2="5.404cm">
          <text:p/>
        </draw:line>
        <draw:line draw:style-name="gr10" draw:text-style-name="P1" draw:layer="layout" svg:x1="22.076cm" svg:y1="5.537cm" svg:x2="22.088cm" svg:y2="5.746cm">
          <text:p/>
        </draw:line>
        <draw:polyline draw:style-name="gr10" draw:text-style-name="P1" draw:layer="layout" svg:width="0.012cm" svg:height="0.208cm" svg:x="22.094cm" svg:y="5.879cm" svg:viewBox="0 0 13 209" draw:points="0,0 8,139 13,209">
          <text:p/>
        </draw:polyline>
        <draw:line draw:style-name="gr10" draw:text-style-name="P1" draw:layer="layout" svg:x1="22.112cm" svg:y1="6.221cm" svg:x2="22.123cm" svg:y2="6.434cm">
          <text:p/>
        </draw:line>
        <draw:line draw:style-name="gr10" draw:text-style-name="P1" draw:layer="layout" svg:x1="22.126cm" svg:y1="6.567cm" svg:x2="22.137cm" svg:y2="6.776cm">
          <text:p/>
        </draw:line>
        <draw:line draw:style-name="gr10" draw:text-style-name="P1" draw:layer="layout" svg:x1="22.14cm" svg:y1="6.909cm" svg:x2="22.151cm" svg:y2="7.118cm">
          <text:p/>
        </draw:line>
        <draw:polyline draw:style-name="gr10" draw:text-style-name="P1" draw:layer="layout" svg:width="0.008cm" svg:height="0.208cm" svg:x="22.157cm" svg:y="7.251cm" svg:viewBox="0 0 9 209" draw:points="0,0 5,50 9,209">
          <text:p/>
        </draw:polyline>
        <draw:line draw:style-name="gr10" draw:text-style-name="P1" draw:layer="layout" svg:x1="22.172cm" svg:y1="7.597cm" svg:x2="22.18cm" svg:y2="7.806cm">
          <text:p/>
        </draw:line>
        <draw:line draw:style-name="gr10" draw:text-style-name="P1" draw:layer="layout" svg:x1="22.186cm" svg:y1="7.939cm" svg:x2="22.194cm" svg:y2="8.148cm">
          <text:p/>
        </draw:line>
        <draw:line draw:style-name="gr10" draw:text-style-name="P1" draw:layer="layout" svg:x1="22.2cm" svg:y1="8.281cm" svg:x2="22.208cm" svg:y2="8.49cm">
          <text:p/>
        </draw:line>
        <draw:line draw:style-name="gr10" draw:text-style-name="P1" draw:layer="layout" svg:x1="22.214cm" svg:y1="8.624cm" svg:x2="22.222cm" svg:y2="8.836cm">
          <text:p/>
        </draw:line>
        <draw:line draw:style-name="gr10" draw:text-style-name="P1" draw:layer="layout" svg:x1="22.228cm" svg:y1="8.969cm" svg:x2="22.236cm" svg:y2="9.178cm">
          <text:p/>
        </draw:line>
        <draw:line draw:style-name="gr10" draw:text-style-name="P1" draw:layer="layout" svg:x1="22.242cm" svg:y1="9.311cm" svg:x2="22.25cm" svg:y2="9.521cm">
          <text:p/>
        </draw:line>
        <draw:line draw:style-name="gr10" draw:text-style-name="P1" draw:layer="layout" svg:x1="22.256cm" svg:y1="9.654cm" svg:x2="22.264cm" svg:y2="9.863cm">
          <text:p/>
        </draw:line>
        <draw:line draw:style-name="gr10" draw:text-style-name="P1" draw:layer="layout" svg:x1="22.27cm" svg:y1="9.999cm" svg:x2="22.278cm" svg:y2="10.209cm">
          <text:p/>
        </draw:line>
        <draw:line draw:style-name="gr10" draw:text-style-name="P1" draw:layer="layout" svg:x1="22.284cm" svg:y1="10.342cm" svg:x2="22.294cm" svg:y2="10.551cm">
          <text:p/>
        </draw:line>
        <draw:polyline draw:style-name="gr10" draw:text-style-name="P1" draw:layer="layout" svg:width="0.007cm" svg:height="0.208cm" svg:x="22.299cm" svg:y="10.684cm" svg:viewBox="0 0 8 209" draw:points="0,0 3,117 8,209">
          <text:p/>
        </draw:polyline>
        <draw:line draw:style-name="gr10" draw:text-style-name="P1" draw:layer="layout" svg:x1="22.309cm" svg:y1="11.026cm" svg:x2="22.321cm" svg:y2="11.235cm">
          <text:p/>
        </draw:line>
        <draw:line draw:style-name="gr10" draw:text-style-name="P1" draw:layer="layout" svg:x1="22.323cm" svg:y1="11.372cm" svg:x2="22.331cm" svg:y2="11.581cm">
          <text:p/>
        </draw:line>
        <draw:polyline draw:style-name="gr10" draw:text-style-name="P1" draw:layer="layout" svg:width="0.01cm" svg:height="0.208cm" svg:x="22.334cm" svg:y="11.714cm" svg:viewBox="0 0 11 209" draw:points="0,0 0,7 11,209">
          <text:p/>
        </draw:polyline>
        <draw:line draw:style-name="gr10" draw:text-style-name="P1" draw:layer="layout" svg:x1="22.376cm" svg:y1="12.031cm" svg:x2="22.584cm" svg:y2="12.031cm">
          <text:p/>
        </draw:line>
        <draw:line draw:style-name="gr10" draw:text-style-name="P1" draw:layer="layout" svg:x1="22.718cm" svg:y1="12.031cm" svg:x2="22.927cm" svg:y2="12.031cm">
          <text:p/>
        </draw:line>
        <draw:line draw:style-name="gr10" draw:text-style-name="P1" draw:layer="layout" svg:x1="23.061cm" svg:y1="12.031cm" svg:x2="23.269cm" svg:y2="12.031cm">
          <text:p/>
        </draw:line>
        <draw:polyline draw:style-name="gr10" draw:text-style-name="P1" draw:layer="layout" svg:width="0.106cm" svg:height="0.109cm" svg:x="23.403cm" svg:y="11.922cm" svg:viewBox="0 0 107 110" draw:points="0,110 103,110 107,0">
          <text:p/>
        </draw:polyline>
        <draw:line draw:style-name="gr10" draw:text-style-name="P1" draw:layer="layout" svg:x1="23.516cm" svg:y1="11.789cm" svg:x2="23.524cm" svg:y2="11.58cm">
          <text:p/>
        </draw:line>
        <draw:line draw:style-name="gr10" draw:text-style-name="P1" draw:layer="layout" svg:x1="23.53cm" svg:y1="11.443cm" svg:x2="23.538cm" svg:y2="11.234cm">
          <text:p/>
        </draw:line>
        <draw:line draw:style-name="gr10" draw:text-style-name="P1" draw:layer="layout" svg:x1="23.54cm" svg:y1="11.101cm" svg:x2="23.552cm" svg:y2="10.892cm">
          <text:p/>
        </draw:line>
        <draw:line draw:style-name="gr10" draw:text-style-name="P1" draw:layer="layout" svg:x1="23.554cm" svg:y1="10.759cm" svg:x2="23.567cm" svg:y2="10.55cm">
          <text:p/>
        </draw:line>
        <draw:line draw:style-name="gr10" draw:text-style-name="P1" draw:layer="layout" svg:x1="23.569cm" svg:y1="10.417cm" svg:x2="23.58cm" svg:y2="10.204cm">
          <text:p/>
        </draw:line>
        <draw:line draw:style-name="gr10" draw:text-style-name="P1" draw:layer="layout" svg:x1="23.583cm" svg:y1="10.071cm" svg:x2="23.591cm" svg:y2="9.862cm">
          <text:p/>
        </draw:line>
        <draw:line draw:style-name="gr10" draw:text-style-name="P1" draw:layer="layout" svg:x1="23.597cm" svg:y1="9.729cm" svg:x2="23.605cm" svg:y2="9.52cm">
          <text:p/>
        </draw:line>
        <draw:line draw:style-name="gr10" draw:text-style-name="P1" draw:layer="layout" svg:x1="23.611cm" svg:y1="9.387cm" svg:x2="23.619cm" svg:y2="9.177cm">
          <text:p/>
        </draw:line>
        <draw:line draw:style-name="gr10" draw:text-style-name="P1" draw:layer="layout" svg:x1="23.625cm" svg:y1="9.044cm" svg:x2="23.633cm" svg:y2="8.832cm">
          <text:p/>
        </draw:line>
        <draw:line draw:style-name="gr10" draw:text-style-name="P1" draw:layer="layout" svg:x1="23.639cm" svg:y1="8.699cm" svg:x2="23.647cm" svg:y2="8.489cm">
          <text:p/>
        </draw:line>
        <draw:line draw:style-name="gr10" draw:text-style-name="P1" draw:layer="layout" svg:x1="23.653cm" svg:y1="8.356cm" svg:x2="23.661cm" svg:y2="8.147cm">
          <text:p/>
        </draw:line>
        <draw:line draw:style-name="gr10" draw:text-style-name="P1" draw:layer="layout" svg:x1="23.667cm" svg:y1="8.014cm" svg:x2="23.675cm" svg:y2="7.805cm">
          <text:p/>
        </draw:line>
        <draw:line draw:style-name="gr10" draw:text-style-name="P1" draw:layer="layout" svg:x1="23.681cm" svg:y1="7.669cm" svg:x2="23.693cm" svg:y2="7.459cm">
          <text:p/>
        </draw:line>
        <draw:line draw:style-name="gr10" draw:text-style-name="P1" draw:layer="layout" svg:x1="23.696cm" svg:y1="7.326cm" svg:x2="23.707cm" svg:y2="7.117cm">
          <text:p/>
        </draw:line>
        <draw:line draw:style-name="gr10" draw:text-style-name="P1" draw:layer="layout" svg:x1="23.71cm" svg:y1="6.984cm" svg:x2="23.721cm" svg:y2="6.775cm">
          <text:p/>
        </draw:line>
        <draw:polyline draw:style-name="gr10" draw:text-style-name="P1" draw:layer="layout" svg:width="0.01cm" svg:height="0.212cm" svg:x="23.724cm" svg:y="6.429cm" svg:viewBox="0 0 11 213" draw:points="0,213 8,86 11,0">
          <text:p/>
        </draw:polyline>
        <draw:line draw:style-name="gr10" draw:text-style-name="P1" draw:layer="layout" svg:x1="23.741cm" svg:y1="6.296cm" svg:x2="23.753cm" svg:y2="6.087cm">
          <text:p/>
        </draw:line>
        <draw:line draw:style-name="gr10" draw:text-style-name="P1" draw:layer="layout" svg:x1="23.759cm" svg:y1="5.954cm" svg:x2="23.771cm" svg:y2="5.745cm">
          <text:p/>
        </draw:line>
        <draw:line draw:style-name="gr10" draw:text-style-name="P1" draw:layer="layout" svg:x1="23.773cm" svg:y1="5.612cm" svg:x2="23.785cm" svg:y2="5.403cm">
          <text:p/>
        </draw:line>
        <draw:polyline draw:style-name="gr10" draw:text-style-name="P1" draw:layer="layout" svg:width="0.014cm" svg:height="0.212cm" svg:x="23.791cm" svg:y="5.057cm" svg:viewBox="0 0 15 213" draw:points="0,213 11,35 15,0">
          <text:p/>
        </draw:polyline>
        <draw:line draw:style-name="gr10" draw:text-style-name="P1" draw:layer="layout" svg:x1="23.812cm" svg:y1="4.924cm" svg:x2="23.824cm" svg:y2="4.718cm">
          <text:p/>
        </draw:line>
        <draw:line draw:style-name="gr10" draw:text-style-name="P1" draw:layer="layout" svg:x1="23.833cm" svg:y1="4.582cm" svg:x2="23.845cm" svg:y2="4.373cm">
          <text:p/>
        </draw:line>
        <draw:line draw:style-name="gr10" draw:text-style-name="P1" draw:layer="layout" svg:x1="23.851cm" svg:y1="4.24cm" svg:x2="23.866cm" svg:y2="4.03cm">
          <text:p/>
        </draw:line>
        <draw:line draw:style-name="gr10" draw:text-style-name="P1" draw:layer="layout" svg:x1="23.876cm" svg:y1="3.897cm" svg:x2="23.891cm" svg:y2="3.688cm">
          <text:p/>
        </draw:line>
        <draw:line draw:style-name="gr10" draw:text-style-name="P1" draw:layer="layout" svg:x1="23.9cm" svg:y1="3.555cm" svg:x2="23.915cm" svg:y2="3.346cm">
          <text:p/>
        </draw:line>
        <draw:polyline draw:style-name="gr10" draw:text-style-name="P1" draw:layer="layout" svg:width="0.021cm" svg:height="0.208cm" svg:x="23.925cm" svg:y="3.004cm" svg:viewBox="0 0 22 209" draw:points="0,209 8,149 22,0">
          <text:p/>
        </draw:polyline>
        <draw:polyline draw:style-name="gr10" draw:text-style-name="P1" draw:layer="layout" svg:width="0.025cm" svg:height="0.208cm" svg:x="23.96cm" svg:y="2.662cm" svg:viewBox="0 0 26 209" draw:points="0,209 8,137 26,0">
          <text:p/>
        </draw:polyline>
        <draw:polyline draw:style-name="gr10" draw:text-style-name="P1" draw:layer="layout" svg:width="0.042cm" svg:height="0.205cm" svg:x="24.003cm" svg:y="2.323cm" svg:viewBox="0 0 43 206" draw:points="0,206 0,202 25,71 43,0">
          <text:p/>
        </draw:polyline>
        <draw:polyline draw:style-name="gr10" draw:text-style-name="P1" draw:layer="layout" svg:width="0.071cm" svg:height="0.194cm" svg:x="24.108cm" svg:y="2.221cm" svg:viewBox="0 0 72 195" draw:points="0,0 4,3 15,18 40,75 65,173 72,195">
          <text:p/>
        </draw:polyline>
        <draw:polyline draw:style-name="gr10" draw:text-style-name="P1" draw:layer="layout" svg:width="0.028cm" svg:height="0.208cm" svg:x="24.204cm" svg:y="2.545cm" svg:viewBox="0 0 29 209" draw:points="0,0 22,153 29,209">
          <text:p/>
        </draw:polyline>
        <draw:polyline draw:style-name="gr10" draw:text-style-name="P1" draw:layer="layout" svg:width="0.021cm" svg:height="0.209cm" svg:x="24.246cm" svg:y="2.887cm" svg:viewBox="0 0 22 210" draw:points="0,0 14,139 22,210">
          <text:p/>
        </draw:polyline>
        <draw:polyline draw:style-name="gr10" draw:text-style-name="P1" draw:layer="layout" svg:width="0.018cm" svg:height="0.208cm" svg:x="24.281cm" svg:y="3.23cm" svg:viewBox="0 0 19 209" draw:points="0,0 5,56 19,209">
          <text:p/>
        </draw:polyline>
        <draw:polyline draw:style-name="gr10" draw:text-style-name="P1" draw:layer="layout" svg:width="0.015cm" svg:height="0.208cm" svg:x="24.309cm" svg:y="3.572cm" svg:viewBox="0 0 16 209" draw:points="0,0 16,174 16,209">
          <text:p/>
        </draw:polyline>
        <draw:line draw:style-name="gr10" draw:text-style-name="P1" draw:layer="layout" svg:x1="24.334cm" svg:y1="3.914cm" svg:x2="24.349cm" svg:y2="4.123cm">
          <text:p/>
        </draw:line>
        <draw:line draw:style-name="gr10" draw:text-style-name="P1" draw:layer="layout" svg:x1="24.355cm" svg:y1="4.256cm" svg:x2="24.37cm" svg:y2="4.465cm">
          <text:p/>
        </draw:line>
        <draw:polyline draw:style-name="gr10" draw:text-style-name="P1" draw:layer="layout" svg:width="0.015cm" svg:height="0.212cm" svg:x="24.376cm" svg:y="4.598cm" svg:viewBox="0 0 16 213" draw:points="0,0 9,71 16,213">
          <text:p/>
        </draw:polyline>
        <draw:line draw:style-name="gr10" draw:text-style-name="P1" draw:layer="layout" svg:x1="24.398cm" svg:y1="4.944cm" svg:x2="24.413cm" svg:y2="5.153cm">
          <text:p/>
        </draw:line>
        <draw:line draw:style-name="gr10" draw:text-style-name="P1" draw:layer="layout" svg:x1="24.419cm" svg:y1="5.286cm" svg:x2="24.43cm" svg:y2="5.495cm">
          <text:p/>
        </draw:line>
        <draw:polyline draw:style-name="gr10" draw:text-style-name="P1" draw:layer="layout" svg:width="0.011cm" svg:height="0.209cm" svg:x="24.44cm" svg:y="5.628cm" svg:viewBox="0 0 12 210" draw:points="0,0 8,150 12,210">
          <text:p/>
        </draw:polyline>
        <draw:line draw:style-name="gr10" draw:text-style-name="P1" draw:layer="layout" svg:x1="24.458cm" svg:y1="5.971cm" svg:x2="24.469cm" svg:y2="6.18cm">
          <text:p/>
        </draw:line>
        <draw:line draw:style-name="gr10" draw:text-style-name="P1" draw:layer="layout" svg:x1="24.475cm" svg:y1="6.316cm" svg:x2="24.483cm" svg:y2="6.522cm">
          <text:p/>
        </draw:line>
        <draw:line draw:style-name="gr10" draw:text-style-name="P1" draw:layer="layout" svg:x1="24.489cm" svg:y1="6.659cm" svg:x2="24.501cm" svg:y2="6.868cm">
          <text:p/>
        </draw:line>
        <draw:line draw:style-name="gr10" draw:text-style-name="P1" draw:layer="layout" svg:x1="24.507cm" svg:y1="7.001cm" svg:x2="24.519cm" svg:y2="7.21cm">
          <text:p/>
        </draw:line>
        <draw:line draw:style-name="gr10" draw:text-style-name="P1" draw:layer="layout" svg:x1="24.525cm" svg:y1="7.343cm" svg:x2="24.536cm" svg:y2="7.552cm">
          <text:p/>
        </draw:line>
        <draw:polyline draw:style-name="gr10" draw:text-style-name="P1" draw:layer="layout" svg:width="0.007cm" svg:height="0.208cm" svg:x="24.542cm" svg:y="7.685cm" svg:viewBox="0 0 8 209" draw:points="0,0 8,167 8,209">
          <text:p/>
        </draw:polyline>
        <draw:line draw:style-name="gr10" draw:text-style-name="P1" draw:layer="layout" svg:x1="24.556cm" svg:y1="8.031cm" svg:x2="24.568cm" svg:y2="8.24cm">
          <text:p/>
        </draw:line>
        <draw:line draw:style-name="gr10" draw:text-style-name="P1" draw:layer="layout" svg:x1="24.574cm" svg:y1="8.373cm" svg:x2="24.582cm" svg:y2="8.582cm">
          <text:p/>
        </draw:line>
        <draw:line draw:style-name="gr10" draw:text-style-name="P1" draw:layer="layout" svg:x1="24.588cm" svg:y1="8.715cm" svg:x2="24.596cm" svg:y2="8.924cm">
          <text:p/>
        </draw:line>
        <draw:line draw:style-name="gr10" draw:text-style-name="P1" draw:layer="layout" svg:x1="24.602cm" svg:y1="9.057cm" svg:x2="24.614cm" svg:y2="9.27cm">
          <text:p/>
        </draw:line>
        <draw:line draw:style-name="gr10" draw:text-style-name="P1" draw:layer="layout" svg:x1="24.616cm" svg:y1="9.403cm" svg:x2="24.628cm" svg:y2="9.612cm">
          <text:p/>
        </draw:line>
        <draw:line draw:style-name="gr10" draw:text-style-name="P1" draw:layer="layout" svg:x1="24.634cm" svg:y1="9.745cm" svg:x2="24.642cm" svg:y2="9.955cm">
          <text:p/>
        </draw:line>
        <draw:line draw:style-name="gr10" draw:text-style-name="P1" draw:layer="layout" svg:x1="24.648cm" svg:y1="10.088cm" svg:x2="24.66cm" svg:y2="10.297cm">
          <text:p/>
        </draw:line>
        <draw:line draw:style-name="gr10" draw:text-style-name="P1" draw:layer="layout" svg:x1="24.662cm" svg:y1="10.43cm" svg:x2="24.674cm" svg:y2="10.639cm">
          <text:p/>
        </draw:line>
        <draw:line draw:style-name="gr10" draw:text-style-name="P1" draw:layer="layout" svg:x1="24.68cm" svg:y1="10.775cm" svg:x2="24.688cm" svg:y2="10.985cm">
          <text:p/>
        </draw:line>
        <draw:line draw:style-name="gr10" draw:text-style-name="P1" draw:layer="layout" svg:x1="24.694cm" svg:y1="11.118cm" svg:x2="24.707cm" svg:y2="11.327cm">
          <text:p/>
        </draw:line>
        <draw:line draw:style-name="gr10" draw:text-style-name="P1" draw:layer="layout" svg:x1="24.708cm" svg:y1="11.46cm" svg:x2="24.72cm" svg:y2="11.669cm">
          <text:p/>
        </draw:line>
        <draw:line draw:style-name="gr10" draw:text-style-name="P1" draw:layer="layout" svg:x1="24.726cm" svg:y1="11.802cm" svg:x2="24.734cm" svg:y2="12.015cm">
          <text:p/>
        </draw:line>
        <draw:line draw:style-name="gr10" draw:text-style-name="P1" draw:layer="layout" svg:x1="24.853cm" svg:y1="12.031cm" svg:x2="25.061cm" svg:y2="12.031cm">
          <text:p/>
        </draw:line>
        <draw:line draw:style-name="gr10" draw:text-style-name="P1" draw:layer="layout" svg:x1="25.195cm" svg:y1="12.031cm" svg:x2="25.403cm" svg:y2="12.031cm">
          <text:p/>
        </draw:line>
        <draw:line draw:style-name="gr10" draw:text-style-name="P1" draw:layer="layout" svg:x1="25.537cm" svg:y1="12.031cm" svg:x2="25.749cm" svg:y2="12.031cm">
          <text:p/>
        </draw:line>
        <draw:polyline draw:style-name="gr10" draw:text-style-name="P1" draw:layer="layout" svg:width="0.042cm" svg:height="0.176cm" svg:x="25.883cm" svg:y="11.855cm" svg:viewBox="0 0 43 177" draw:points="0,177 36,177 43,0">
          <text:p/>
        </draw:polyline>
        <draw:line draw:style-name="gr10" draw:text-style-name="P1" draw:layer="layout" svg:x1="25.929cm" svg:y1="11.722cm" svg:x2="25.937cm" svg:y2="11.513cm">
          <text:p/>
        </draw:line>
        <draw:line draw:style-name="gr10" draw:text-style-name="P1" draw:layer="layout" svg:x1="25.943cm" svg:y1="11.38cm" svg:x2="25.951cm" svg:y2="11.171cm">
          <text:p/>
        </draw:line>
        <draw:line draw:style-name="gr10" draw:text-style-name="P1" draw:layer="layout" svg:x1="25.957cm" svg:y1="11.038cm" svg:x2="25.965cm" svg:y2="10.828cm">
          <text:p/>
        </draw:line>
        <draw:line draw:style-name="gr10" draw:text-style-name="P1" draw:layer="layout" svg:x1="25.967cm" svg:y1="10.695cm" svg:x2="25.979cm" svg:y2="10.483cm">
          <text:p/>
        </draw:line>
        <draw:line draw:style-name="gr10" draw:text-style-name="P1" draw:layer="layout" svg:x1="25.982cm" svg:y1="10.35cm" svg:x2="25.99cm" svg:y2="10.14cm">
          <text:p/>
        </draw:line>
        <draw:line draw:style-name="gr10" draw:text-style-name="P1" draw:layer="layout" svg:x1="25.996cm" svg:y1="10.007cm" svg:x2="26.004cm" svg:y2="9.798cm">
          <text:p/>
        </draw:line>
        <draw:line draw:style-name="gr10" draw:text-style-name="P1" draw:layer="layout" svg:x1="26.006cm" svg:y1="9.665cm" svg:x2="26.018cm" svg:y2="9.453cm">
          <text:p/>
        </draw:line>
        <draw:line draw:style-name="gr10" draw:text-style-name="P1" draw:layer="layout" svg:x1="26.02cm" svg:y1="9.32cm" svg:x2="26.028cm" svg:y2="9.11cm">
          <text:p/>
        </draw:line>
        <draw:line draw:style-name="gr10" draw:text-style-name="P1" draw:layer="layout" svg:x1="26.035cm" svg:y1="8.977cm" svg:x2="26.043cm" svg:y2="8.768cm">
          <text:p/>
        </draw:line>
        <draw:line draw:style-name="gr10" draw:text-style-name="P1" draw:layer="layout" svg:x1="26.049cm" svg:y1="8.635cm" svg:x2="26.057cm" svg:y2="8.426cm">
          <text:p/>
        </draw:line>
        <draw:polyline draw:style-name="gr10" draw:text-style-name="P1" draw:layer="layout" svg:width="0.007cm" svg:height="0.208cm" svg:x="26.063cm" svg:y="8.08cm" svg:viewBox="0 0 8 209" draw:points="0,209 8,53 8,0">
          <text:p/>
        </draw:polyline>
        <draw:line draw:style-name="gr10" draw:text-style-name="P1" draw:layer="layout" svg:x1="26.077cm" svg:y1="7.947cm" svg:x2="26.085cm" svg:y2="7.738cm">
          <text:p/>
        </draw:line>
        <draw:polyline draw:style-name="gr10" draw:text-style-name="P1" draw:layer="layout" svg:width="0.011cm" svg:height="0.208cm" svg:x="26.087cm" svg:y="7.396cm" svg:viewBox="0 0 12 209" draw:points="0,209 4,176 12,0">
          <text:p/>
        </draw:polyline>
        <draw:line draw:style-name="gr10" draw:text-style-name="P1" draw:layer="layout" svg:x1="26.105cm" svg:y1="7.263cm" svg:x2="26.113cm" svg:y2="7.05cm">
          <text:p/>
        </draw:line>
        <draw:line draw:style-name="gr10" draw:text-style-name="P1" draw:layer="layout" svg:x1="26.119cm" svg:y1="6.917cm" svg:x2="26.131cm" svg:y2="6.708cm">
          <text:p/>
        </draw:line>
        <draw:line draw:style-name="gr10" draw:text-style-name="P1" draw:layer="layout" svg:x1="26.133cm" svg:y1="6.575cm" svg:x2="26.145cm" svg:y2="6.366cm">
          <text:p/>
        </draw:line>
        <draw:line draw:style-name="gr10" draw:text-style-name="P1" draw:layer="layout" svg:x1="26.151cm" svg:y1="6.233cm" svg:x2="26.159cm" svg:y2="6.024cm">
          <text:p/>
        </draw:line>
        <draw:polyline draw:style-name="gr10" draw:text-style-name="P1" draw:layer="layout" svg:width="0.011cm" svg:height="0.205cm" svg:x="26.165cm" svg:y="5.681cm" svg:viewBox="0 0 12 206" draw:points="0,206 7,96 12,0">
          <text:p/>
        </draw:polyline>
        <draw:line draw:style-name="gr10" draw:text-style-name="P1" draw:layer="layout" svg:x1="11.045cm" svg:y1="12.031cm" svg:x2="11.257cm" svg:y2="12.031cm">
          <text:p/>
        </draw:line>
        <draw:polyline draw:style-name="gr10" draw:text-style-name="P1" draw:layer="layout" svg:width="0.116cm" svg:height="0.098cm" svg:x="11.391cm" svg:y="11.933cm" svg:viewBox="0 0 117 99" draw:points="0,99 114,99 117,0">
          <text:p/>
        </draw:polyline>
        <draw:line draw:style-name="gr10" draw:text-style-name="P1" draw:layer="layout" svg:x1="11.511cm" svg:y1="11.8cm" svg:x2="11.522cm" svg:y2="11.59cm">
          <text:p/>
        </draw:line>
        <draw:line draw:style-name="gr10" draw:text-style-name="P1" draw:layer="layout" svg:x1="11.525cm" svg:y1="11.457cm" svg:x2="11.536cm" svg:y2="11.248cm">
          <text:p/>
        </draw:line>
        <draw:line draw:style-name="gr10" draw:text-style-name="P1" draw:layer="layout" svg:x1="11.539cm" svg:y1="11.115cm" svg:x2="11.55cm" svg:y2="10.902cm">
          <text:p/>
        </draw:line>
        <draw:line draw:style-name="gr10" draw:text-style-name="P1" draw:layer="layout" svg:x1="11.553cm" svg:y1="10.769cm" svg:x2="11.565cm" svg:y2="10.56cm">
          <text:p/>
        </draw:line>
        <draw:line draw:style-name="gr10" draw:text-style-name="P1" draw:layer="layout" svg:x1="11.567cm" svg:y1="10.427cm" svg:x2="11.579cm" svg:y2="10.218cm">
          <text:p/>
        </draw:line>
        <draw:line draw:style-name="gr10" draw:text-style-name="P1" draw:layer="layout" svg:x1="11.581cm" svg:y1="10.085cm" svg:x2="11.593cm" svg:y2="9.876cm">
          <text:p/>
        </draw:line>
        <draw:line draw:style-name="gr10" draw:text-style-name="P1" draw:layer="layout" svg:x1="11.595cm" svg:y1="9.739cm" svg:x2="11.607cm" svg:y2="9.53cm">
          <text:p/>
        </draw:line>
        <draw:line draw:style-name="gr10" draw:text-style-name="P1" draw:layer="layout" svg:x1="11.609cm" svg:y1="9.397cm" svg:x2="11.621cm" svg:y2="9.188cm">
          <text:p/>
        </draw:line>
        <draw:line draw:style-name="gr10" draw:text-style-name="P1" draw:layer="layout" svg:x1="11.624cm" svg:y1="9.055cm" svg:x2="11.635cm" svg:y2="8.846cm">
          <text:p/>
        </draw:line>
        <draw:line draw:style-name="gr10" draw:text-style-name="P1" draw:layer="layout" svg:x1="11.638cm" svg:y1="8.713cm" svg:x2="11.649cm" svg:y2="8.5cm">
          <text:p/>
        </draw:line>
        <draw:line draw:style-name="gr10" draw:text-style-name="P1" draw:layer="layout" svg:x1="11.652cm" svg:y1="8.367cm" svg:x2="11.66cm" svg:y2="8.158cm">
          <text:p/>
        </draw:line>
        <draw:line draw:style-name="gr10" draw:text-style-name="P1" draw:layer="layout" svg:x1="11.666cm" svg:y1="8.025cm" svg:x2="11.674cm" svg:y2="7.816cm">
          <text:p/>
        </draw:line>
        <draw:line draw:style-name="gr10" draw:text-style-name="P1" draw:layer="layout" svg:x1="11.68cm" svg:y1="7.683cm" svg:x2="11.692cm" svg:y2="7.473cm">
          <text:p/>
        </draw:line>
        <draw:line draw:style-name="gr10" draw:text-style-name="P1" draw:layer="layout" svg:x1="11.694cm" svg:y1="7.337cm" svg:x2="11.707cm" svg:y2="7.131cm">
          <text:p/>
        </draw:line>
        <draw:line draw:style-name="gr10" draw:text-style-name="P1" draw:layer="layout" svg:x1="11.708cm" svg:y1="6.995cm" svg:x2="11.72cm" svg:y2="6.786cm">
          <text:p/>
        </draw:line>
        <draw:line draw:style-name="gr10" draw:text-style-name="P1" draw:layer="layout" svg:x1="11.722cm" svg:y1="6.653cm" svg:x2="11.734cm" svg:y2="6.443cm">
          <text:p/>
        </draw:line>
        <draw:polyline draw:style-name="gr10" draw:text-style-name="P1" draw:layer="layout" svg:width="0.011cm" svg:height="0.208cm" svg:x="11.736cm" svg:y="6.101cm" svg:viewBox="0 0 12 209" draw:points="0,209 4,163 12,0">
          <text:p/>
        </draw:polyline>
        <draw:line draw:style-name="gr10" draw:text-style-name="P1" draw:layer="layout" svg:x1="11.754cm" svg:y1="5.968cm" svg:x2="11.767cm" svg:y2="5.755cm">
          <text:p/>
        </draw:line>
        <draw:line draw:style-name="gr10" draw:text-style-name="P1" draw:layer="layout" svg:x1="11.772cm" svg:y1="5.622cm" svg:x2="11.78cm" svg:y2="5.413cm">
          <text:p/>
        </draw:line>
        <draw:polyline draw:style-name="gr10" draw:text-style-name="P1" draw:layer="layout" svg:width="0.01cm" svg:height="0.208cm" svg:x="11.786cm" svg:y="5.071cm" svg:viewBox="0 0 11 209" draw:points="0,209 11,21 11,0">
          <text:p/>
        </draw:polyline>
        <draw:line draw:style-name="gr10" draw:text-style-name="P1" draw:layer="layout" svg:x1="11.807cm" svg:y1="4.938cm" svg:x2="11.819cm" svg:y2="4.729cm">
          <text:p/>
        </draw:line>
        <draw:line draw:style-name="gr10" draw:text-style-name="P1" draw:layer="layout" svg:x1="11.825cm" svg:y1="4.596cm" svg:x2="11.84cm" svg:y2="4.387cm">
          <text:p/>
        </draw:line>
        <draw:line draw:style-name="gr10" draw:text-style-name="P1" draw:layer="layout" svg:x1="11.846cm" svg:y1="4.25cm" svg:x2="11.861cm" svg:y2="4.041cm">
          <text:p/>
        </draw:line>
        <draw:line draw:style-name="gr10" draw:text-style-name="P1" draw:layer="layout" svg:x1="11.87cm" svg:y1="3.908cm" svg:x2="11.886cm" svg:y2="3.699cm">
          <text:p/>
        </draw:line>
        <draw:line draw:style-name="gr10" draw:text-style-name="P1" draw:layer="layout" svg:x1="11.895cm" svg:y1="3.566cm" svg:x2="11.91cm" svg:y2="3.357cm">
          <text:p/>
        </draw:line>
        <draw:polyline draw:style-name="gr10" draw:text-style-name="P1" draw:layer="layout" svg:width="0.021cm" svg:height="0.209cm" svg:x="11.92cm" svg:y="3.014cm" svg:viewBox="0 0 22 210" draw:points="0,210 7,139 22,0">
          <text:p/>
        </draw:polyline>
        <draw:polyline draw:style-name="gr10" draw:text-style-name="P1" draw:layer="layout" svg:width="0.021cm" svg:height="0.208cm" svg:x="11.955cm" svg:y="2.672cm" svg:viewBox="0 0 22 209" draw:points="0,209 19,25 22,0">
          <text:p/>
        </draw:polyline>
        <draw:polyline draw:style-name="gr10" draw:text-style-name="P1" draw:layer="layout" svg:width="0.035cm" svg:height="0.208cm" svg:x="11.994cm" svg:y="2.334cm" svg:viewBox="0 0 36 209" draw:points="0,209 14,120 36,3 36,0">
          <text:p/>
        </draw:polyline>
        <draw:polyline draw:style-name="gr10" draw:text-style-name="P1" draw:layer="layout" svg:width="0.074cm" svg:height="0.191cm" svg:x="12.089cm" svg:y="2.217cm" svg:viewBox="0 0 75 192" draw:points="0,0 12,7 22,21 47,78 72,177 75,192">
          <text:p/>
        </draw:polyline>
        <draw:line draw:style-name="gr10" draw:text-style-name="P1" draw:layer="layout" svg:x1="12.188cm" svg:y1="2.538cm" svg:x2="12.214cm" svg:y2="2.747cm">
          <text:p/>
        </draw:line>
        <draw:line draw:style-name="gr10" draw:text-style-name="P1" draw:layer="layout" svg:x1="12.241cm" svg:y1="2.877cm" svg:x2="12.295cm" svg:y2="3.082cm">
          <text:p/>
        </draw:line>
        <draw:line draw:style-name="gr10" draw:text-style-name="P1" draw:layer="layout" svg:x1="12.326cm" svg:y1="3.212cm" svg:x2="12.369cm" svg:y2="3.414cm">
          <text:p/>
        </draw:line>
        <draw:polyline draw:style-name="gr10" draw:text-style-name="P1" draw:layer="layout" svg:width="0.042cm" svg:height="0.205cm" svg:x="12.396cm" svg:y="3.547cm" svg:viewBox="0 0 43 206" draw:points="0,0 11,40 43,206">
          <text:p/>
        </draw:polyline>
        <draw:polyline draw:style-name="gr10" draw:text-style-name="P1" draw:layer="layout" svg:width="0.035cm" svg:height="0.208cm" svg:x="12.463cm" svg:y="3.882cm" svg:viewBox="0 0 36 209" draw:points="0,0 4,32 36,209">
          <text:p/>
        </draw:polyline>
        <draw:line draw:style-name="gr10" draw:text-style-name="P1" draw:layer="layout" svg:x1="12.52cm" svg:y1="4.221cm" svg:x2="12.556cm" svg:y2="4.43cm">
          <text:p/>
        </draw:line>
        <draw:polyline draw:style-name="gr10" draw:text-style-name="P1" draw:layer="layout" svg:width="0.028cm" svg:height="0.208cm" svg:x="12.576cm" svg:y="4.56cm" svg:viewBox="0 0 29 209" draw:points="0,0 19,109 29,209">
          <text:p/>
        </draw:polyline>
        <draw:line draw:style-name="gr10" draw:text-style-name="P1" draw:layer="layout" svg:x1="12.622cm" svg:y1="4.902cm" svg:x2="12.642cm" svg:y2="5.111cm">
          <text:p/>
        </draw:line>
        <draw:polyline draw:style-name="gr10" draw:text-style-name="P1" draw:layer="layout" svg:width="0.018cm" svg:height="0.208cm" svg:x="12.65cm" svg:y="5.244cm" svg:viewBox="0 0 19 209" draw:points="0,0 8,68 19,209">
          <text:p/>
        </draw:polyline>
        <draw:line draw:style-name="gr10" draw:text-style-name="P1" draw:layer="layout" svg:x1="12.675cm" svg:y1="5.586cm" svg:x2="12.69cm" svg:y2="5.795cm">
          <text:p/>
        </draw:line>
        <draw:polyline draw:style-name="gr10" draw:text-style-name="P1" draw:layer="layout" svg:width="0.014cm" svg:height="0.208cm" svg:x="12.696cm" svg:y="5.928cm" svg:viewBox="0 0 15 209" draw:points="0,0 7,89 15,209">
          <text:p/>
        </draw:polyline>
        <draw:line draw:style-name="gr10" draw:text-style-name="P1" draw:layer="layout" svg:x1="12.717cm" svg:y1="6.271cm" svg:x2="12.729cm" svg:y2="6.48cm">
          <text:p/>
        </draw:line>
        <draw:line draw:style-name="gr10" draw:text-style-name="P1" draw:layer="layout" svg:x1="12.731cm" svg:y1="6.616cm" svg:x2="12.743cm" svg:y2="6.825cm">
          <text:p/>
        </draw:line>
        <draw:line draw:style-name="gr10" draw:text-style-name="P1" draw:layer="layout" svg:x1="12.745cm" svg:y1="6.958cm" svg:x2="12.757cm" svg:y2="7.168cm">
          <text:p/>
        </draw:line>
        <draw:line draw:style-name="gr10" draw:text-style-name="P1" draw:layer="layout" svg:x1="12.759cm" svg:y1="7.301cm" svg:x2="12.771cm" svg:y2="7.51cm">
          <text:p/>
        </draw:line>
        <draw:line draw:style-name="gr10" draw:text-style-name="P1" draw:layer="layout" svg:x1="12.774cm" svg:y1="7.643cm" svg:x2="12.785cm" svg:y2="7.852cm">
          <text:p/>
        </draw:line>
        <draw:line draw:style-name="gr10" draw:text-style-name="P1" draw:layer="layout" svg:x1="12.788cm" svg:y1="7.989cm" svg:x2="12.796cm" svg:y2="8.198cm">
          <text:p/>
        </draw:line>
        <draw:line draw:style-name="gr10" draw:text-style-name="P1" draw:layer="layout" svg:x1="12.802cm" svg:y1="8.331cm" svg:x2="12.81cm" svg:y2="8.54cm">
          <text:p/>
        </draw:line>
        <draw:line draw:style-name="gr10" draw:text-style-name="P1" draw:layer="layout" svg:x1="12.816cm" svg:y1="8.673cm" svg:x2="12.824cm" svg:y2="8.882cm">
          <text:p/>
        </draw:line>
        <draw:line draw:style-name="gr10" draw:text-style-name="P1" draw:layer="layout" svg:x1="12.83cm" svg:y1="9.015cm" svg:x2="12.838cm" svg:y2="9.228cm">
          <text:p/>
        </draw:line>
        <draw:line draw:style-name="gr10" draw:text-style-name="P1" draw:layer="layout" svg:x1="12.844cm" svg:y1="9.361cm" svg:x2="12.852cm" svg:y2="9.57cm">
          <text:p/>
        </draw:line>
        <draw:line draw:style-name="gr10" draw:text-style-name="P1" draw:layer="layout" svg:x1="12.858cm" svg:y1="9.703cm" svg:x2="12.866cm" svg:y2="9.912cm">
          <text:p/>
        </draw:line>
        <draw:line draw:style-name="gr10" draw:text-style-name="P1" draw:layer="layout" svg:x1="12.872cm" svg:y1="10.045cm" svg:x2="12.88cm" svg:y2="10.254cm">
          <text:p/>
        </draw:line>
        <draw:line draw:style-name="gr10" draw:text-style-name="P1" draw:layer="layout" svg:x1="12.886cm" svg:y1="10.391cm" svg:x2="12.895cm" svg:y2="10.6cm">
          <text:p/>
        </draw:line>
        <draw:line draw:style-name="gr10" draw:text-style-name="P1" draw:layer="layout" svg:x1="12.901cm" svg:y1="10.733cm" svg:x2="12.909cm" svg:y2="10.942cm">
          <text:p/>
        </draw:line>
        <draw:line draw:style-name="gr10" draw:text-style-name="P1" draw:layer="layout" svg:x1="12.915cm" svg:y1="11.075cm" svg:x2="12.923cm" svg:y2="11.284cm">
          <text:p/>
        </draw:line>
        <draw:line draw:style-name="gr10" draw:text-style-name="P1" draw:layer="layout" svg:x1="12.929cm" svg:y1="11.418cm" svg:x2="12.937cm" svg:y2="11.63cm">
          <text:p/>
        </draw:line>
        <draw:line draw:style-name="gr10" draw:text-style-name="P1" draw:layer="layout" svg:x1="12.943cm" svg:y1="11.763cm" svg:x2="12.951cm" svg:y2="11.972cm">
          <text:p/>
        </draw:line>
        <draw:line draw:style-name="gr10" draw:text-style-name="P1" draw:layer="layout" svg:x1="13.028cm" svg:y1="12.031cm" svg:x2="13.236cm" svg:y2="12.031cm">
          <text:p/>
        </draw:line>
        <draw:line draw:style-name="gr10" draw:text-style-name="P1" draw:layer="layout" svg:x1="13.37cm" svg:y1="12.031cm" svg:x2="13.581cm" svg:y2="12.031cm">
          <text:p/>
        </draw:line>
        <draw:line draw:style-name="gr10" draw:text-style-name="P1" draw:layer="layout" svg:x1="13.716cm" svg:y1="12.031cm" svg:x2="13.924cm" svg:y2="12.031cm">
          <text:p/>
        </draw:line>
        <draw:polyline draw:style-name="gr10" draw:text-style-name="P1" draw:layer="layout" svg:width="0.088cm" svg:height="0.127cm" svg:x="14.058cm" svg:y="11.904cm" svg:viewBox="0 0 89 128" draw:points="0,128 82,128 89,0">
          <text:p/>
        </draw:polyline>
        <draw:line draw:style-name="gr10" draw:text-style-name="P1" draw:layer="layout" svg:x1="14.149cm" svg:y1="11.771cm" svg:x2="14.161cm" svg:y2="11.559cm">
          <text:p/>
        </draw:line>
        <draw:line draw:style-name="gr10" draw:text-style-name="P1" draw:layer="layout" svg:x1="14.167cm" svg:y1="11.426cm" svg:x2="14.175cm" svg:y2="11.216cm">
          <text:p/>
        </draw:line>
        <draw:line draw:style-name="gr10" draw:text-style-name="P1" draw:layer="layout" svg:x1="14.181cm" svg:y1="11.083cm" svg:x2="14.189cm" svg:y2="10.874cm">
          <text:p/>
        </draw:line>
        <draw:line draw:style-name="gr10" draw:text-style-name="P1" draw:layer="layout" svg:x1="14.192cm" svg:y1="10.741cm" svg:x2="14.203cm" svg:y2="10.532cm">
          <text:p/>
        </draw:line>
        <draw:line draw:style-name="gr10" draw:text-style-name="P1" draw:layer="layout" svg:x1="14.206cm" svg:y1="10.395cm" svg:x2="14.217cm" svg:y2="10.186cm">
          <text:p/>
        </draw:line>
        <draw:line draw:style-name="gr10" draw:text-style-name="P1" draw:layer="layout" svg:x1="14.22cm" svg:y1="10.053cm" svg:x2="14.232cm" svg:y2="9.844cm">
          <text:p/>
        </draw:line>
        <draw:line draw:style-name="gr10" draw:text-style-name="P1" draw:layer="layout" svg:x1="14.234cm" svg:y1="9.711cm" svg:x2="14.247cm" svg:y2="9.502cm">
          <text:p/>
        </draw:line>
        <draw:line draw:style-name="gr10" draw:text-style-name="P1" draw:layer="layout" svg:x1="14.248cm" svg:y1="9.369cm" svg:x2="14.26cm" svg:y2="9.156cm">
          <text:p/>
        </draw:line>
        <draw:line draw:style-name="gr10" draw:text-style-name="P1" draw:layer="layout" svg:x1="14.262cm" svg:y1="9.023cm" svg:x2="14.274cm" svg:y2="8.814cm">
          <text:p/>
        </draw:line>
        <draw:line draw:style-name="gr10" draw:text-style-name="P1" draw:layer="layout" svg:x1="14.28cm" svg:y1="8.681cm" svg:x2="14.288cm" svg:y2="8.472cm">
          <text:p/>
        </draw:line>
        <draw:line draw:style-name="gr10" draw:text-style-name="P1" draw:layer="layout" svg:x1="14.294cm" svg:y1="8.339cm" svg:x2="14.302cm" svg:y2="8.13cm">
          <text:p/>
        </draw:line>
        <draw:line draw:style-name="gr10" draw:text-style-name="P1" draw:layer="layout" svg:x1="14.308cm" svg:y1="7.993cm" svg:x2="14.316cm" svg:y2="7.784cm">
          <text:p/>
        </draw:line>
        <draw:line draw:style-name="gr10" draw:text-style-name="P1" draw:layer="layout" svg:x1="14.319cm" svg:y1="7.651cm" svg:x2="14.33cm" svg:y2="7.442cm">
          <text:p/>
        </draw:line>
        <draw:line draw:style-name="gr10" draw:text-style-name="P1" draw:layer="layout" svg:x1="14.333cm" svg:y1="7.309cm" svg:x2="14.344cm" svg:y2="7.1cm">
          <text:p/>
        </draw:line>
        <draw:line draw:style-name="gr10" draw:text-style-name="P1" draw:layer="layout" svg:x1="14.347cm" svg:y1="6.966cm" svg:x2="14.359cm" svg:y2="6.757cm">
          <text:p/>
        </draw:line>
        <draw:line draw:style-name="gr10" draw:text-style-name="P1" draw:layer="layout" svg:x1="14.361cm" svg:y1="6.624cm" svg:x2="14.373cm" svg:y2="6.412cm">
          <text:p/>
        </draw:line>
        <draw:polyline draw:style-name="gr10" draw:text-style-name="P1" draw:layer="layout" svg:width="0.007cm" svg:height="0.209cm" svg:x="14.379cm" svg:y="6.069cm" svg:viewBox="0 0 8 210" draw:points="0,210 0,195 8,0">
          <text:p/>
        </draw:polyline>
        <draw:line draw:style-name="gr10" draw:text-style-name="P1" draw:layer="layout" svg:x1="14.393cm" svg:y1="5.936cm" svg:x2="14.404cm" svg:y2="5.727cm">
          <text:p/>
        </draw:line>
        <draw:polyline draw:style-name="gr10" draw:text-style-name="P1" draw:layer="layout" svg:width="0.014cm" svg:height="0.208cm" svg:x="14.407cm" svg:y="5.385cm" svg:viewBox="0 0 15 209" draw:points="0,209 3,156 15,0">
          <text:p/>
        </draw:polyline>
        <draw:line draw:style-name="gr10" draw:text-style-name="P1" draw:layer="layout" svg:x1="14.428cm" svg:y1="5.252cm" svg:x2="14.44cm" svg:y2="5.039cm">
          <text:p/>
        </draw:line>
        <draw:polyline draw:style-name="gr10" draw:text-style-name="P1" draw:layer="layout" svg:width="0.01cm" svg:height="0.208cm" svg:x="14.446cm" svg:y="4.697cm" svg:viewBox="0 0 11 209" draw:points="0,209 0,180 11,0">
          <text:p/>
        </draw:polyline>
        <draw:line draw:style-name="gr10" draw:text-style-name="P1" draw:layer="layout" svg:x1="14.463cm" svg:y1="4.564cm" svg:x2="14.475cm" svg:y2="4.355cm">
          <text:p/>
        </draw:line>
        <draw:polyline draw:style-name="gr10" draw:text-style-name="P1" draw:layer="layout" svg:width="0.01cm" svg:height="0.208cm" svg:x="14.485cm" svg:y="4.013cm" svg:viewBox="0 0 11 209" draw:points="0,209 7,78 11,0">
          <text:p/>
        </draw:polyline>
        <draw:line draw:style-name="gr10" draw:text-style-name="P1" draw:layer="layout" svg:x1="14.506cm" svg:y1="3.88cm" svg:x2="14.521cm" svg:y2="3.671cm">
          <text:p/>
        </draw:line>
        <draw:polyline draw:style-name="gr10" draw:text-style-name="P1" draw:layer="layout" svg:width="0.018cm" svg:height="0.208cm" svg:x="14.53cm" svg:y="3.328cm" svg:viewBox="0 0 19 209" draw:points="0,209 7,103 19,0">
          <text:p/>
        </draw:polyline>
        <draw:line draw:style-name="gr10" draw:text-style-name="P1" draw:layer="layout" svg:x1="14.562cm" svg:y1="3.195cm" svg:x2="14.581cm" svg:y2="2.986cm">
          <text:p/>
        </draw:line>
        <draw:line draw:style-name="gr10" draw:text-style-name="P1" draw:layer="layout" svg:x1="14.594cm" svg:y1="2.853cm" svg:x2="14.616cm" svg:y2="2.644cm">
          <text:p/>
        </draw:line>
        <draw:polyline draw:style-name="gr10" draw:text-style-name="P1" draw:layer="layout" svg:width="0.039cm" svg:height="0.205cm" svg:x="14.636cm" svg:y="2.305cm" svg:viewBox="0 0 40 206" draw:points="0,206 19,89 40,0">
          <text:p/>
        </draw:polyline>
        <draw:polyline draw:style-name="gr10" draw:text-style-name="P1" draw:layer="layout" svg:width="0.053cm" svg:height="0.201cm" svg:x="14.746cm" svg:y="2.235cm" svg:viewBox="0 0 54 202" draw:points="0,0 0,3 24,60 45,159 54,202">
          <text:p/>
        </draw:polyline>
        <draw:line draw:style-name="gr10" draw:text-style-name="P1" draw:layer="layout" svg:x1="14.823cm" svg:y1="2.57cm" svg:x2="14.849cm" svg:y2="2.775cm">
          <text:p/>
        </draw:line>
        <draw:line draw:style-name="gr10" draw:text-style-name="P1" draw:layer="layout" svg:x1="14.862cm" svg:y1="2.909cm" svg:x2="14.881cm" svg:y2="3.118cm">
          <text:p/>
        </draw:line>
        <draw:polyline draw:style-name="gr10" draw:text-style-name="P1" draw:layer="layout" svg:width="0.018cm" svg:height="0.208cm" svg:x="14.89cm" svg:y="3.251cm" svg:viewBox="0 0 19 209" draw:points="0,0 19,180 19,209">
          <text:p/>
        </draw:polyline>
        <draw:line draw:style-name="gr10" draw:text-style-name="P1" draw:layer="layout" svg:x1="14.918cm" svg:y1="3.593cm" svg:x2="14.934cm" svg:y2="3.802cm">
          <text:p/>
        </draw:line>
        <draw:polyline draw:style-name="gr10" draw:text-style-name="P1" draw:layer="layout" svg:width="0.014cm" svg:height="0.212cm" svg:x="14.943cm" svg:y="3.935cm" svg:viewBox="0 0 15 213" draw:points="0,0 12,155 15,213">
          <text:p/>
        </draw:polyline>
        <draw:line draw:style-name="gr10" draw:text-style-name="P1" draw:layer="layout" svg:x1="14.964cm" svg:y1="4.281cm" svg:x2="14.979cm" svg:y2="4.49cm">
          <text:p/>
        </draw:line>
        <draw:line draw:style-name="gr10" draw:text-style-name="P1" draw:layer="layout" svg:x1="14.986cm" svg:y1="4.623cm" svg:x2="14.997cm" svg:y2="4.832cm">
          <text:p/>
        </draw:line>
        <draw:line draw:style-name="gr10" draw:text-style-name="P1" draw:layer="layout" svg:x1="15.007cm" svg:y1="4.965cm" svg:x2="15.018cm" svg:y2="5.174cm">
          <text:p/>
        </draw:line>
        <draw:polyline draw:style-name="gr10" draw:text-style-name="P1" draw:layer="layout" svg:width="0.012cm" svg:height="0.209cm" svg:x="15.024cm" svg:y="5.307cm" svg:viewBox="0 0 13 210" draw:points="0,0 5,4 13,210">
          <text:p/>
        </draw:polyline>
        <draw:line draw:style-name="gr10" draw:text-style-name="P1" draw:layer="layout" svg:x1="15.042cm" svg:y1="5.653cm" svg:x2="15.05cm" svg:y2="5.862cm">
          <text:p/>
        </draw:line>
        <draw:polyline draw:style-name="gr10" draw:text-style-name="P1" draw:layer="layout" svg:width="0.011cm" svg:height="0.208cm" svg:x="15.056cm" svg:y="5.995cm" svg:viewBox="0 0 12 209" draw:points="0,0 0,22 12,209">
          <text:p/>
        </draw:polyline>
        <draw:polyline draw:style-name="gr10" draw:text-style-name="P1" draw:layer="layout" svg:width="0.007cm" svg:height="0.208cm" svg:x="15.074cm" svg:y="6.338cm" svg:viewBox="0 0 8 209" draw:points="0,0 8,177 8,209">
          <text:p/>
        </draw:polyline>
        <draw:line draw:style-name="gr10" draw:text-style-name="P1" draw:layer="layout" svg:x1="15.088cm" svg:y1="6.68cm" svg:x2="15.096cm" svg:y2="6.892cm">
          <text:p/>
        </draw:line>
        <draw:line draw:style-name="gr10" draw:text-style-name="P1" draw:layer="layout" svg:x1="15.102cm" svg:y1="7.022cm" svg:x2="15.11cm" svg:y2="7.235cm">
          <text:p/>
        </draw:line>
        <draw:line draw:style-name="gr10" draw:text-style-name="P1" draw:layer="layout" svg:x1="15.116cm" svg:y1="7.368cm" svg:x2="15.128cm" svg:y2="7.577cm">
          <text:p/>
        </draw:line>
        <draw:line draw:style-name="gr10" draw:text-style-name="P1" draw:layer="layout" svg:x1="15.13cm" svg:y1="7.71cm" svg:x2="15.142cm" svg:y2="7.919cm">
          <text:p/>
        </draw:line>
        <draw:polyline draw:style-name="gr10" draw:text-style-name="P1" draw:layer="layout" svg:width="0.012cm" svg:height="0.208cm" svg:x="15.144cm" svg:y="8.052cm" svg:viewBox="0 0 13 209" draw:points="0,0 5,81 13,209">
          <text:p/>
        </draw:polyline>
        <draw:line draw:style-name="gr10" draw:text-style-name="P1" draw:layer="layout" svg:x1="15.158cm" svg:y1="8.398cm" svg:x2="15.17cm" svg:y2="8.607cm">
          <text:p/>
        </draw:line>
        <draw:line draw:style-name="gr10" draw:text-style-name="P1" draw:layer="layout" svg:x1="15.172cm" svg:y1="8.74cm" svg:x2="15.184cm" svg:y2="8.949cm">
          <text:p/>
        </draw:line>
        <draw:line draw:style-name="gr10" draw:text-style-name="P1" draw:layer="layout" svg:x1="15.187cm" svg:y1="9.082cm" svg:x2="15.198cm" svg:y2="9.291cm">
          <text:p/>
        </draw:line>
        <draw:line draw:style-name="gr10" draw:text-style-name="P1" draw:layer="layout" svg:x1="15.201cm" svg:y1="9.424cm" svg:x2="15.209cm" svg:y2="9.637cm">
          <text:p/>
        </draw:line>
        <draw:line draw:style-name="gr10" draw:text-style-name="P1" draw:layer="layout" svg:x1="15.215cm" svg:y1="9.77cm" svg:x2="15.223cm" svg:y2="9.979cm">
          <text:p/>
        </draw:line>
        <draw:line draw:style-name="gr10" draw:text-style-name="P1" draw:layer="layout" svg:x1="15.229cm" svg:y1="10.112cm" svg:x2="15.237cm" svg:y2="10.321cm">
          <text:p/>
        </draw:line>
        <draw:line draw:style-name="gr10" draw:text-style-name="P1" draw:layer="layout" svg:x1="15.243cm" svg:y1="10.454cm" svg:x2="15.251cm" svg:y2="10.664cm">
          <text:p/>
        </draw:line>
        <draw:line draw:style-name="gr10" draw:text-style-name="P1" draw:layer="layout" svg:x1="15.257cm" svg:y1="10.8cm" svg:x2="15.265cm" svg:y2="11.009cm">
          <text:p/>
        </draw:line>
        <draw:line draw:style-name="gr10" draw:text-style-name="P1" draw:layer="layout" svg:x1="15.271cm" svg:y1="11.142cm" svg:x2="15.279cm" svg:y2="11.352cm">
          <text:p/>
        </draw:line>
        <draw:line draw:style-name="gr10" draw:text-style-name="P1" draw:layer="layout" svg:x1="15.282cm" svg:y1="11.485cm" svg:x2="15.293cm" svg:y2="11.694cm">
          <text:p/>
        </draw:line>
        <draw:polyline draw:style-name="gr10" draw:text-style-name="P1" draw:layer="layout" svg:width="0.018cm" svg:height="0.204cm" svg:x="15.296cm" svg:y="11.827cm" svg:viewBox="0 0 19 205" draw:points="0,0 11,205 19,205">
          <text:p/>
        </draw:polyline>
        <draw:line draw:style-name="gr10" draw:text-style-name="P1" draw:layer="layout" svg:x1="15.448cm" svg:y1="12.031cm" svg:x2="15.656cm" svg:y2="12.031cm">
          <text:p/>
        </draw:line>
        <draw:line draw:style-name="gr10" draw:text-style-name="P1" draw:layer="layout" svg:x1="15.79cm" svg:y1="12.031cm" svg:x2="15.998cm" svg:y2="12.031cm">
          <text:p/>
        </draw:line>
        <draw:line draw:style-name="gr10" draw:text-style-name="P1" draw:layer="layout" svg:x1="16.132cm" svg:y1="12.031cm" svg:x2="16.344cm" svg:y2="12.031cm">
          <text:p/>
        </draw:line>
        <draw:line draw:style-name="gr10" draw:text-style-name="P1" draw:layer="layout" svg:x1="16.471cm" svg:y1="12.025cm" svg:x2="16.482cm" svg:y2="11.816cm">
          <text:p/>
        </draw:line>
        <draw:line draw:style-name="gr10" draw:text-style-name="P1" draw:layer="layout" svg:x1="16.485cm" svg:y1="11.683cm" svg:x2="16.493cm" svg:y2="11.474cm">
          <text:p/>
        </draw:line>
        <draw:line draw:style-name="gr10" draw:text-style-name="P1" draw:layer="layout" svg:x1="16.499cm" svg:y1="11.337cm" svg:x2="16.507cm" svg:y2="11.128cm">
          <text:p/>
        </draw:line>
        <draw:line draw:style-name="gr10" draw:text-style-name="P1" draw:layer="layout" svg:x1="16.513cm" svg:y1="10.995cm" svg:x2="16.521cm" svg:y2="10.786cm">
          <text:p/>
        </draw:line>
        <draw:line draw:style-name="gr10" draw:text-style-name="P1" draw:layer="layout" svg:x1="16.527cm" svg:y1="10.653cm" svg:x2="16.535cm" svg:y2="10.444cm">
          <text:p/>
        </draw:line>
        <draw:line draw:style-name="gr10" draw:text-style-name="P1" draw:layer="layout" svg:x1="16.541cm" svg:y1="10.311cm" svg:x2="16.549cm" svg:y2="10.098cm">
          <text:p/>
        </draw:line>
        <draw:line draw:style-name="gr10" draw:text-style-name="P1" draw:layer="layout" svg:x1="16.552cm" svg:y1="9.965cm" svg:x2="16.563cm" svg:y2="9.756cm">
          <text:p/>
        </draw:line>
        <draw:line draw:style-name="gr10" draw:text-style-name="P1" draw:layer="layout" svg:x1="16.566cm" svg:y1="9.623cm" svg:x2="16.574cm" svg:y2="9.414cm">
          <text:p/>
        </draw:line>
        <draw:line draw:style-name="gr10" draw:text-style-name="P1" draw:layer="layout" svg:x1="16.58cm" svg:y1="9.281cm" svg:x2="16.588cm" svg:y2="9.072cm">
          <text:p/>
        </draw:line>
        <draw:line draw:style-name="gr10" draw:text-style-name="P1" draw:layer="layout" svg:x1="16.594cm" svg:y1="8.935cm" svg:x2="16.602cm" svg:y2="8.729cm">
          <text:p/>
        </draw:line>
        <draw:line draw:style-name="gr10" draw:text-style-name="P1" draw:layer="layout" svg:x1="16.608cm" svg:y1="8.593cm" svg:x2="16.616cm" svg:y2="8.384cm">
          <text:p/>
        </draw:line>
        <draw:polyline draw:style-name="gr10" draw:text-style-name="P1" draw:layer="layout" svg:width="0.01cm" svg:height="0.209cm" svg:x="16.619cm" svg:y="8.041cm" svg:viewBox="0 0 11 210" draw:points="0,210 8,92 11,0">
          <text:p/>
        </draw:polyline>
        <draw:line draw:style-name="gr10" draw:text-style-name="P1" draw:layer="layout" svg:x1="16.637cm" svg:y1="7.908cm" svg:x2="16.645cm" svg:y2="7.699cm">
          <text:p/>
        </draw:line>
        <draw:line draw:style-name="gr10" draw:text-style-name="P1" draw:layer="layout" svg:x1="16.651cm" svg:y1="7.566cm" svg:x2="16.659cm" svg:y2="7.354cm">
          <text:p/>
        </draw:line>
        <draw:line draw:style-name="gr10" draw:text-style-name="P1" draw:layer="layout" svg:x1="16.665cm" svg:y1="7.22cm" svg:x2="16.673cm" svg:y2="7.011cm">
          <text:p/>
        </draw:line>
        <draw:line draw:style-name="gr10" draw:text-style-name="P1" draw:layer="layout" svg:x1="16.679cm" svg:y1="6.878cm" svg:x2="16.69cm" svg:y2="6.669cm">
          <text:p/>
        </draw:line>
        <draw:polyline draw:style-name="gr10" draw:text-style-name="P1" draw:layer="layout" svg:width="0.011cm" svg:height="0.208cm" svg:x="16.693cm" svg:y="6.327cm" svg:viewBox="0 0 12 209" draw:points="0,209 4,188 12,0">
          <text:p/>
        </draw:polyline>
        <draw:line draw:style-name="gr10" draw:text-style-name="P1" draw:layer="layout" svg:x1="16.711cm" svg:y1="6.19cm" svg:x2="16.722cm" svg:y2="5.981cm">
          <text:p/>
        </draw:line>
        <draw:line draw:style-name="gr10" draw:text-style-name="P1" draw:layer="layout" svg:x1="16.728cm" svg:y1="5.848cm" svg:x2="16.74cm" svg:y2="5.639cm">
          <text:p/>
        </draw:line>
        <draw:line draw:style-name="gr10" draw:text-style-name="P1" draw:layer="layout" svg:x1="16.746cm" svg:y1="5.506cm" svg:x2="16.754cm" svg:y2="5.297cm">
          <text:p/>
        </draw:line>
        <draw:line draw:style-name="gr10" draw:text-style-name="P1" draw:layer="layout" svg:x1="16.76cm" svg:y1="5.164cm" svg:x2="16.772cm" svg:y2="4.951cm">
          <text:p/>
        </draw:line>
        <draw:line draw:style-name="gr10" draw:text-style-name="P1" draw:layer="layout" svg:x1="16.778cm" svg:y1="4.818cm" svg:x2="16.793cm" svg:y2="4.609cm">
          <text:p/>
        </draw:line>
        <draw:line draw:style-name="gr10" draw:text-style-name="P1" draw:layer="layout" svg:x1="16.799cm" svg:y1="4.476cm" svg:x2="16.814cm" svg:y2="4.267cm">
          <text:p/>
        </draw:line>
        <draw:polyline draw:style-name="gr10" draw:text-style-name="P1" draw:layer="layout" svg:width="0.014cm" svg:height="0.208cm" svg:x="16.82cm" svg:y="3.925cm" svg:viewBox="0 0 15 209" draw:points="0,209 4,166 15,0">
          <text:p/>
        </draw:polyline>
        <draw:line draw:style-name="gr10" draw:text-style-name="P1" draw:layer="layout" svg:x1="16.845cm" svg:y1="3.791cm" svg:x2="16.86cm" svg:y2="3.582cm">
          <text:p/>
        </draw:line>
        <draw:line draw:style-name="gr10" draw:text-style-name="P1" draw:layer="layout" svg:x1="16.869cm" svg:y1="3.449cm" svg:x2="16.888cm" svg:y2="3.24cm">
          <text:p/>
        </draw:line>
        <draw:polyline draw:style-name="gr10" draw:text-style-name="P1" draw:layer="layout" svg:width="0.021cm" svg:height="0.208cm" svg:x="16.894cm" svg:y="2.898cm" svg:viewBox="0 0 22 209" draw:points="0,209 8,128 22,0">
          <text:p/>
        </draw:polyline>
        <draw:polyline draw:style-name="gr10" draw:text-style-name="P1" draw:layer="layout" svg:width="0.028cm" svg:height="0.208cm" svg:x="16.933cm" svg:y="2.556cm" svg:viewBox="0 0 29 209" draw:points="0,209 7,142 29,0">
          <text:p/>
        </draw:polyline>
        <draw:polyline draw:style-name="gr10" draw:text-style-name="P1" draw:layer="layout" svg:width="0.064cm" svg:height="0.197cm" svg:x="16.982cm" svg:y="2.228cm" svg:viewBox="0 0 65 198" draw:points="0,198 43,35 65,0">
          <text:p/>
        </draw:polyline>
        <draw:polyline draw:style-name="gr10" draw:text-style-name="P1" draw:layer="layout" svg:width="0.039cm" svg:height="0.204cm" svg:x="17.113cm" svg:y="2.316cm" svg:viewBox="0 0 40 205" draw:points="0,0 8,21 29,138 40,205">
          <text:p/>
        </draw:polyline>
        <draw:polyline draw:style-name="gr10" draw:text-style-name="P1" draw:layer="layout" svg:width="0.025cm" svg:height="0.208cm" svg:x="17.169cm" svg:y="2.655cm" svg:viewBox="0 0 26 209" draw:points="0,0 19,144 26,209">
          <text:p/>
        </draw:polyline>
        <draw:polyline draw:style-name="gr10" draw:text-style-name="P1" draw:layer="layout" svg:width="0.021cm" svg:height="0.208cm" svg:x="17.208cm" svg:y="2.997cm" svg:viewBox="0 0 22 209" draw:points="0,0 15,156 22,209">
          <text:p/>
        </draw:polyline>
        <draw:line draw:style-name="gr10" draw:text-style-name="P1" draw:layer="layout" svg:x1="17.236cm" svg:y1="3.339cm" svg:x2="17.255cm" svg:y2="3.548cm">
          <text:p/>
        </draw:line>
        <draw:line draw:style-name="gr10" draw:text-style-name="P1" draw:layer="layout" svg:x1="17.261cm" svg:y1="3.681cm" svg:x2="17.28cm" svg:y2="3.89cm">
          <text:p/>
        </draw:line>
        <draw:line draw:style-name="gr10" draw:text-style-name="P1" draw:layer="layout" svg:x1="17.286cm" svg:y1="4.023cm" svg:x2="17.301cm" svg:y2="4.232cm">
          <text:p/>
        </draw:line>
        <draw:polyline draw:style-name="gr10" draw:text-style-name="P1" draw:layer="layout" svg:width="0.014cm" svg:height="0.211cm" svg:x="17.307cm" svg:y="4.366cm" svg:viewBox="0 0 15 212" draw:points="0,0 8,105 15,212">
          <text:p/>
        </draw:polyline>
        <draw:line draw:style-name="gr10" draw:text-style-name="P1" draw:layer="layout" svg:x1="17.328cm" svg:y1="4.711cm" svg:x2="17.34cm" svg:y2="4.92cm">
          <text:p/>
        </draw:line>
        <draw:line draw:style-name="gr10" draw:text-style-name="P1" draw:layer="layout" svg:x1="17.346cm" svg:y1="5.053cm" svg:x2="17.357cm" svg:y2="5.263cm">
          <text:p/>
        </draw:line>
        <draw:line draw:style-name="gr10" draw:text-style-name="P1" draw:layer="layout" svg:x1="17.363cm" svg:y1="5.396cm" svg:x2="17.375cm" svg:y2="5.605cm">
          <text:p/>
        </draw:line>
        <draw:polyline draw:style-name="gr10" draw:text-style-name="P1" draw:layer="layout" svg:width="0.01cm" svg:height="0.208cm" svg:x="17.381cm" svg:y="5.738cm" svg:viewBox="0 0 11 209" draw:points="0,0 3,39 11,209">
          <text:p/>
        </draw:polyline>
        <draw:line draw:style-name="gr10" draw:text-style-name="P1" draw:layer="layout" svg:x1="17.399cm" svg:y1="6.08cm" svg:x2="17.41cm" svg:y2="6.289cm">
          <text:p/>
        </draw:line>
        <draw:line draw:style-name="gr10" draw:text-style-name="P1" draw:layer="layout" svg:x1="17.413cm" svg:y1="6.426cm" svg:x2="17.424cm" svg:y2="6.635cm">
          <text:p/>
        </draw:line>
        <draw:line draw:style-name="gr10" draw:text-style-name="P1" draw:layer="layout" svg:x1="17.43cm" svg:y1="6.768cm" svg:x2="17.438cm" svg:y2="6.977cm">
          <text:p/>
        </draw:line>
        <draw:line draw:style-name="gr10" draw:text-style-name="P1" draw:layer="layout" svg:x1="17.444cm" svg:y1="7.11cm" svg:x2="17.457cm" svg:y2="7.319cm">
          <text:p/>
        </draw:line>
        <draw:line draw:style-name="gr10" draw:text-style-name="P1" draw:layer="layout" svg:x1="17.458cm" svg:y1="7.452cm" svg:x2="17.47cm" svg:y2="7.665cm">
          <text:p/>
        </draw:line>
        <draw:line draw:style-name="gr10" draw:text-style-name="P1" draw:layer="layout" svg:x1="17.473cm" svg:y1="7.798cm" svg:x2="17.481cm" svg:y2="8.007cm">
          <text:p/>
        </draw:line>
        <draw:line draw:style-name="gr10" draw:text-style-name="P1" draw:layer="layout" svg:x1="17.487cm" svg:y1="8.14cm" svg:x2="17.495cm" svg:y2="8.349cm">
          <text:p/>
        </draw:line>
        <draw:line draw:style-name="gr10" draw:text-style-name="P1" draw:layer="layout" svg:x1="17.501cm" svg:y1="8.482cm" svg:x2="17.509cm" svg:y2="8.692cm">
          <text:p/>
        </draw:line>
        <draw:line draw:style-name="gr10" draw:text-style-name="P1" draw:layer="layout" svg:x1="17.515cm" svg:y1="8.828cm" svg:x2="17.523cm" svg:y2="9.037cm">
          <text:p/>
        </draw:line>
        <draw:line draw:style-name="gr10" draw:text-style-name="P1" draw:layer="layout" svg:x1="17.526cm" svg:y1="9.17cm" svg:x2="17.537cm" svg:y2="9.379cm">
          <text:p/>
        </draw:line>
        <draw:line draw:style-name="gr10" draw:text-style-name="P1" draw:layer="layout" svg:x1="17.54cm" svg:y1="9.513cm" svg:x2="17.548cm" svg:y2="9.722cm">
          <text:p/>
        </draw:line>
        <draw:line draw:style-name="gr10" draw:text-style-name="P1" draw:layer="layout" svg:x1="17.554cm" svg:y1="9.855cm" svg:x2="17.562cm" svg:y2="10.067cm">
          <text:p/>
        </draw:line>
        <draw:line draw:style-name="gr10" draw:text-style-name="P1" draw:layer="layout" svg:x1="17.568cm" svg:y1="10.2cm" svg:x2="17.576cm" svg:y2="10.41cm">
          <text:p/>
        </draw:line>
        <draw:line draw:style-name="gr10" draw:text-style-name="P1" draw:layer="layout" svg:x1="17.578cm" svg:y1="10.543cm" svg:x2="17.59cm" svg:y2="10.752cm">
          <text:p/>
        </draw:line>
        <draw:line draw:style-name="gr10" draw:text-style-name="P1" draw:layer="layout" svg:x1="17.593cm" svg:y1="10.885cm" svg:x2="17.604cm" svg:y2="11.094cm">
          <text:p/>
        </draw:line>
        <draw:line draw:style-name="gr10" draw:text-style-name="P1" draw:layer="layout" svg:x1="4.543cm" svg:y1="11.722cm" svg:x2="4.549cm" svg:y2="11.513cm">
          <text:p/>
        </draw:line>
        <draw:line draw:style-name="gr10" draw:text-style-name="P1" draw:layer="layout" svg:x1="4.554cm" svg:y1="11.38cm" svg:x2="4.565cm" svg:y2="11.171cm">
          <text:p/>
        </draw:line>
        <draw:line draw:style-name="gr10" draw:text-style-name="P1" draw:layer="layout" svg:x1="4.568cm" svg:y1="11.038cm" svg:x2="4.576cm" svg:y2="10.828cm">
          <text:p/>
        </draw:line>
        <draw:polyline draw:style-name="gr10" draw:text-style-name="P1" draw:layer="layout" svg:width="0.007cm" svg:height="0.208cm" svg:x="4.579cm" svg:y="10.483cm" svg:viewBox="0 0 8 209" draw:points="0,209 8,10 8,0">
          <text:p/>
        </draw:polyline>
        <draw:line draw:style-name="gr10" draw:text-style-name="P1" draw:layer="layout" svg:x1="4.593cm" svg:y1="10.35cm" svg:x2="4.601cm" svg:y2="10.14cm">
          <text:p/>
        </draw:line>
        <draw:line draw:style-name="gr10" draw:text-style-name="P1" draw:layer="layout" svg:x1="4.607cm" svg:y1="10.007cm" svg:x2="4.615cm" svg:y2="9.798cm">
          <text:p/>
        </draw:line>
        <draw:line draw:style-name="gr10" draw:text-style-name="P1" draw:layer="layout" svg:x1="4.621cm" svg:y1="9.665cm" svg:x2="4.629cm" svg:y2="9.453cm">
          <text:p/>
        </draw:line>
        <draw:line draw:style-name="gr10" draw:text-style-name="P1" draw:layer="layout" svg:x1="4.635cm" svg:y1="9.32cm" svg:x2="4.643cm" svg:y2="9.11cm">
          <text:p/>
        </draw:line>
        <draw:line draw:style-name="gr10" draw:text-style-name="P1" draw:layer="layout" svg:x1="4.649cm" svg:y1="8.977cm" svg:x2="4.657cm" svg:y2="8.768cm">
          <text:p/>
        </draw:line>
        <draw:line draw:style-name="gr10" draw:text-style-name="P1" draw:layer="layout" svg:x1="4.663cm" svg:y1="8.635cm" svg:x2="4.671cm" svg:y2="8.426cm">
          <text:p/>
        </draw:line>
        <draw:line draw:style-name="gr10" draw:text-style-name="P1" draw:layer="layout" svg:x1="4.674cm" svg:y1="8.289cm" svg:x2="4.685cm" svg:y2="8.08cm">
          <text:p/>
        </draw:line>
        <draw:line draw:style-name="gr10" draw:text-style-name="P1" draw:layer="layout" svg:x1="4.688cm" svg:y1="7.947cm" svg:x2="4.7cm" svg:y2="7.738cm">
          <text:p/>
        </draw:line>
        <draw:line draw:style-name="gr10" draw:text-style-name="P1" draw:layer="layout" svg:x1="4.702cm" svg:y1="7.605cm" svg:x2="4.714cm" svg:y2="7.396cm">
          <text:p/>
        </draw:line>
        <draw:line draw:style-name="gr10" draw:text-style-name="P1" draw:layer="layout" svg:x1="4.716cm" svg:y1="7.263cm" svg:x2="4.728cm" svg:y2="7.05cm">
          <text:p/>
        </draw:line>
        <draw:line draw:style-name="gr10" draw:text-style-name="P1" draw:layer="layout" svg:x1="4.73cm" svg:y1="6.917cm" svg:x2="4.738cm" svg:y2="6.708cm">
          <text:p/>
        </draw:line>
        <draw:line draw:style-name="gr10" draw:text-style-name="P1" draw:layer="layout" svg:x1="4.744cm" svg:y1="6.575cm" svg:x2="4.752cm" svg:y2="6.366cm">
          <text:p/>
        </draw:line>
        <draw:line draw:style-name="gr10" draw:text-style-name="P1" draw:layer="layout" svg:x1="4.758cm" svg:y1="6.233cm" svg:x2="4.767cm" svg:y2="6.02cm">
          <text:p/>
        </draw:line>
        <draw:line draw:style-name="gr10" draw:text-style-name="P1" draw:layer="layout" svg:x1="4.773cm" svg:y1="5.887cm" svg:x2="4.784cm" svg:y2="5.678cm">
          <text:p/>
        </draw:line>
        <draw:line draw:style-name="gr10" draw:text-style-name="P1" draw:layer="layout" svg:x1="4.79cm" svg:y1="5.545cm" svg:x2="4.802cm" svg:y2="5.336cm">
          <text:p/>
        </draw:line>
        <draw:line draw:style-name="gr10" draw:text-style-name="P1" draw:layer="layout" svg:x1="4.808cm" svg:y1="5.203cm" svg:x2="4.819cm" svg:y2="4.993cm">
          <text:p/>
        </draw:line>
        <draw:polyline draw:style-name="gr10" draw:text-style-name="P1" draw:layer="layout" svg:width="0.01cm" svg:height="0.208cm" svg:x="4.826cm" svg:y="4.651cm" svg:viewBox="0 0 11 209" draw:points="0,209 11,18 11,0">
          <text:p/>
        </draw:polyline>
        <draw:line draw:style-name="gr10" draw:text-style-name="P1" draw:layer="layout" svg:x1="4.843cm" svg:y1="4.518cm" svg:x2="4.858cm" svg:y2="4.309cm">
          <text:p/>
        </draw:line>
        <draw:line draw:style-name="gr10" draw:text-style-name="P1" draw:layer="layout" svg:x1="4.864cm" svg:y1="4.172cm" svg:x2="4.879cm" svg:y2="3.963cm">
          <text:p/>
        </draw:line>
        <draw:polyline draw:style-name="gr10" draw:text-style-name="P1" draw:layer="layout" svg:width="0.015cm" svg:height="0.208cm" svg:x="4.885cm" svg:y="3.621cm" svg:viewBox="0 0 16 209" draw:points="0,209 4,125 16,0">
          <text:p/>
        </draw:polyline>
        <draw:line draw:style-name="gr10" draw:text-style-name="P1" draw:layer="layout" svg:x1="4.91cm" svg:y1="3.488cm" svg:x2="4.929cm" svg:y2="3.279cm">
          <text:p/>
        </draw:line>
        <draw:polyline draw:style-name="gr10" draw:text-style-name="P1" draw:layer="layout" svg:width="0.019cm" svg:height="0.208cm" svg:x="4.938cm" svg:y="2.937cm" svg:viewBox="0 0 20 209" draw:points="0,209 8,89 20,0">
          <text:p/>
        </draw:polyline>
        <draw:polyline draw:style-name="gr10" draw:text-style-name="P1" draw:layer="layout" svg:width="0.025cm" svg:height="0.208cm" svg:x="4.97cm" svg:y="2.595cm" svg:viewBox="0 0 26 209" draw:points="0,209 12,103 26,0">
          <text:p/>
        </draw:polyline>
        <draw:polyline draw:style-name="gr10" draw:text-style-name="P1" draw:layer="layout" svg:width="0.046cm" svg:height="0.205cm" svg:x="5.016cm" svg:y="2.259cm" svg:viewBox="0 0 47 206" draw:points="0,206 26,78 47,4 47,0">
          <text:p/>
        </draw:polyline>
        <draw:polyline draw:style-name="gr10" draw:text-style-name="P1" draw:layer="layout" svg:width="0.046cm" svg:height="0.204cm" svg:x="5.136cm" svg:y="2.281cm" svg:viewBox="0 0 47 205" draw:points="0,0 19,56 47,205">
          <text:p/>
        </draw:polyline>
        <draw:polyline draw:style-name="gr10" draw:text-style-name="P1" draw:layer="layout" svg:width="0.025cm" svg:height="0.208cm" svg:x="5.199cm" svg:y="2.619cm" svg:viewBox="0 0 26 209" draw:points="0,0 26,180 26,209">
          <text:p/>
        </draw:polyline>
        <draw:polyline draw:style-name="gr10" draw:text-style-name="P1" draw:layer="layout" svg:width="0.021cm" svg:height="0.208cm" svg:x="5.238cm" svg:y="2.958cm" svg:viewBox="0 0 22 209" draw:points="0,0 19,195 22,209">
          <text:p/>
        </draw:polyline>
        <draw:line draw:style-name="gr10" draw:text-style-name="P1" draw:layer="layout" svg:x1="5.27cm" svg:y1="3.304cm" svg:x2="5.285cm" svg:y2="3.513cm">
          <text:p/>
        </draw:line>
        <draw:polyline draw:style-name="gr10" draw:text-style-name="P1" draw:layer="layout" svg:width="0.014cm" svg:height="0.208cm" svg:x="5.295cm" svg:y="3.646cm" svg:viewBox="0 0 15 209" draw:points="0,0 8,99 15,209">
          <text:p/>
        </draw:polyline>
        <draw:polyline draw:style-name="gr10" draw:text-style-name="P1" draw:layer="layout" svg:width="0.014cm" svg:height="0.208cm" svg:x="5.316cm" svg:y="3.988cm" svg:viewBox="0 0 15 209" draw:points="0,0 7,103 15,209">
          <text:p/>
        </draw:polyline>
        <draw:line draw:style-name="gr10" draw:text-style-name="P1" draw:layer="layout" svg:x1="5.337cm" svg:y1="4.33cm" svg:x2="5.352cm" svg:y2="4.539cm">
          <text:p/>
        </draw:line>
        <draw:line draw:style-name="gr10" draw:text-style-name="P1" draw:layer="layout" svg:x1="5.358cm" svg:y1="4.672cm" svg:x2="5.37cm" svg:y2="4.882cm">
          <text:p/>
        </draw:line>
        <draw:line draw:style-name="gr10" draw:text-style-name="P1" draw:layer="layout" svg:x1="5.376cm" svg:y1="5.015cm" svg:x2="5.387cm" svg:y2="5.227cm">
          <text:p/>
        </draw:line>
        <draw:line draw:style-name="gr10" draw:text-style-name="P1" draw:layer="layout" svg:x1="5.39cm" svg:y1="5.36cm" svg:x2="5.405cm" svg:y2="5.569cm">
          <text:p/>
        </draw:line>
        <draw:line draw:style-name="gr10" draw:text-style-name="P1" draw:layer="layout" svg:x1="5.411cm" svg:y1="5.703cm" svg:x2="5.419cm" svg:y2="5.912cm">
          <text:p/>
        </draw:line>
        <draw:line draw:style-name="gr10" draw:text-style-name="P1" draw:layer="layout" svg:x1="5.425cm" svg:y1="6.045cm" svg:x2="5.437cm" svg:y2="6.254cm">
          <text:p/>
        </draw:line>
        <draw:line draw:style-name="gr10" draw:text-style-name="P1" draw:layer="layout" svg:x1="5.443cm" svg:y1="6.387cm" svg:x2="5.451cm" svg:y2="6.596cm">
          <text:p/>
        </draw:line>
        <draw:line draw:style-name="gr10" draw:text-style-name="P1" draw:layer="layout" svg:x1="5.457cm" svg:y1="6.733cm" svg:x2="5.465cm" svg:y2="6.942cm">
          <text:p/>
        </draw:line>
        <draw:line draw:style-name="gr10" draw:text-style-name="P1" draw:layer="layout" svg:x1="5.471cm" svg:y1="7.075cm" svg:x2="5.483cm" svg:y2="7.284cm">
          <text:p/>
        </draw:line>
        <draw:polyline draw:style-name="gr10" draw:text-style-name="P1" draw:layer="layout" svg:width="0.011cm" svg:height="0.208cm" svg:x="5.485cm" svg:y="7.417cm" svg:viewBox="0 0 12 209" draw:points="0,0 7,155 12,209">
          <text:p/>
        </draw:polyline>
        <draw:line draw:style-name="gr10" draw:text-style-name="P1" draw:layer="layout" svg:x1="5.499cm" svg:y1="7.759cm" svg:x2="5.511cm" svg:y2="7.972cm">
          <text:p/>
        </draw:line>
        <draw:line draw:style-name="gr10" draw:text-style-name="P1" draw:layer="layout" svg:x1="5.513cm" svg:y1="8.105cm" svg:x2="5.521cm" svg:y2="8.314cm">
          <text:p/>
        </draw:line>
        <draw:line draw:style-name="gr10" draw:text-style-name="P1" draw:layer="layout" svg:x1="5.528cm" svg:y1="8.447cm" svg:x2="5.536cm" svg:y2="8.656cm">
          <text:p/>
        </draw:line>
        <draw:line draw:style-name="gr10" draw:text-style-name="P1" draw:layer="layout" svg:x1="5.542cm" svg:y1="8.789cm" svg:x2="5.55cm" svg:y2="8.998cm">
          <text:p/>
        </draw:line>
        <draw:line draw:style-name="gr10" draw:text-style-name="P1" draw:layer="layout" svg:x1="5.552cm" svg:y1="9.135cm" svg:x2="5.564cm" svg:y2="9.344cm">
          <text:p/>
        </draw:line>
        <draw:line draw:style-name="gr10" draw:text-style-name="P1" draw:layer="layout" svg:x1="5.566cm" svg:y1="9.477cm" svg:x2="5.578cm" svg:y2="9.686cm">
          <text:p/>
        </draw:line>
        <draw:line draw:style-name="gr10" draw:text-style-name="P1" draw:layer="layout" svg:x1="5.58cm" svg:y1="9.819cm" svg:x2="5.589cm" svg:y2="10.029cm">
          <text:p/>
        </draw:line>
        <draw:line draw:style-name="gr10" draw:text-style-name="P1" draw:layer="layout" svg:x1="5.595cm" svg:y1="10.162cm" svg:x2="5.603cm" svg:y2="10.374cm">
          <text:p/>
        </draw:line>
        <draw:line draw:style-name="gr10" draw:text-style-name="P1" draw:layer="layout" svg:x1="5.609cm" svg:y1="10.507cm" svg:x2="5.617cm" svg:y2="10.717cm">
          <text:p/>
        </draw:line>
        <draw:line draw:style-name="gr10" draw:text-style-name="P1" draw:layer="layout" svg:x1="5.619cm" svg:y1="10.85cm" svg:x2="5.631cm" svg:y2="11.059cm">
          <text:p/>
        </draw:line>
        <draw:line draw:style-name="gr10" draw:text-style-name="P1" draw:layer="layout" svg:x1="5.633cm" svg:y1="11.192cm" svg:x2="5.645cm" svg:y2="11.401cm">
          <text:p/>
        </draw:line>
        <draw:line draw:style-name="gr10" draw:text-style-name="P1" draw:layer="layout" svg:x1="5.647cm" svg:y1="11.534cm" svg:x2="5.656cm" svg:y2="11.747cm">
          <text:p/>
        </draw:line>
        <draw:polyline draw:style-name="gr10" draw:text-style-name="P1" draw:layer="layout" svg:width="0.063cm" svg:height="0.151cm" svg:x="5.662cm" svg:y="11.88cm" svg:viewBox="0 0 64 152" draw:points="0,0 3,152 64,152">
          <text:p/>
        </draw:polyline>
        <draw:line draw:style-name="gr10" draw:text-style-name="P1" draw:layer="layout" svg:x1="5.859cm" svg:y1="12.031cm" svg:x2="6.067cm" svg:y2="12.031cm">
          <text:p/>
        </draw:line>
        <draw:line draw:style-name="gr10" draw:text-style-name="P1" draw:layer="layout" svg:x1="6.201cm" svg:y1="12.031cm" svg:x2="6.413cm" svg:y2="12.031cm">
          <text:p/>
        </draw:line>
        <draw:line draw:style-name="gr10" draw:text-style-name="P1" draw:layer="layout" svg:x1="6.547cm" svg:y1="12.031cm" svg:x2="6.755cm" svg:y2="12.031cm">
          <text:p/>
        </draw:line>
        <draw:line draw:style-name="gr10" draw:text-style-name="P1" draw:layer="layout" svg:x1="6.822cm" svg:y1="11.962cm" svg:x2="6.834cm" svg:y2="11.753cm">
          <text:p/>
        </draw:line>
        <draw:line draw:style-name="gr10" draw:text-style-name="P1" draw:layer="layout" svg:x1="6.836cm" svg:y1="11.62cm" svg:x2="6.848cm" svg:y2="11.407cm">
          <text:p/>
        </draw:line>
        <draw:line draw:style-name="gr10" draw:text-style-name="P1" draw:layer="layout" svg:x1="6.85cm" svg:y1="11.274cm" svg:x2="6.862cm" svg:y2="11.065cm">
          <text:p/>
        </draw:line>
        <draw:line draw:style-name="gr10" draw:text-style-name="P1" draw:layer="layout" svg:x1="6.865cm" svg:y1="10.932cm" svg:x2="6.876cm" svg:y2="10.723cm">
          <text:p/>
        </draw:line>
        <draw:line draw:style-name="gr10" draw:text-style-name="P1" draw:layer="layout" svg:x1="6.879cm" svg:y1="10.59cm" svg:x2="6.89cm" svg:y2="10.38cm">
          <text:p/>
        </draw:line>
        <draw:line draw:style-name="gr10" draw:text-style-name="P1" draw:layer="layout" svg:x1="6.893cm" svg:y1="10.247cm" svg:x2="6.904cm" svg:y2="10.038cm">
          <text:p/>
        </draw:line>
        <draw:line draw:style-name="gr10" draw:text-style-name="P1" draw:layer="layout" svg:x1="6.907cm" svg:y1="9.902cm" svg:x2="6.918cm" svg:y2="9.692cm">
          <text:p/>
        </draw:line>
        <draw:line draw:style-name="gr10" draw:text-style-name="P1" draw:layer="layout" svg:x1="6.921cm" svg:y1="9.559cm" svg:x2="6.933cm" svg:y2="9.35cm">
          <text:p/>
        </draw:line>
        <draw:line draw:style-name="gr10" draw:text-style-name="P1" draw:layer="layout" svg:x1="6.935cm" svg:y1="9.217cm" svg:x2="6.947cm" svg:y2="9.008cm">
          <text:p/>
        </draw:line>
        <draw:line draw:style-name="gr10" draw:text-style-name="P1" draw:layer="layout" svg:x1="6.949cm" svg:y1="8.875cm" svg:x2="6.961cm" svg:y2="8.662cm">
          <text:p/>
        </draw:line>
        <draw:line draw:style-name="gr10" draw:text-style-name="P1" draw:layer="layout" svg:x1="6.963cm" svg:y1="8.529cm" svg:x2="6.975cm" svg:y2="8.32cm">
          <text:p/>
        </draw:line>
        <draw:line draw:style-name="gr10" draw:text-style-name="P1" draw:layer="layout" svg:x1="6.981cm" svg:y1="8.187cm" svg:x2="6.989cm" svg:y2="7.978cm">
          <text:p/>
        </draw:line>
        <draw:line draw:style-name="gr10" draw:text-style-name="P1" draw:layer="layout" svg:x1="6.995cm" svg:y1="7.845cm" svg:x2="7.003cm" svg:y2="7.636cm">
          <text:p/>
        </draw:line>
        <draw:line draw:style-name="gr10" draw:text-style-name="P1" draw:layer="layout" svg:x1="7.009cm" svg:y1="7.499cm" svg:x2="7.017cm" svg:y2="7.29cm">
          <text:p/>
        </draw:line>
        <draw:line draw:style-name="gr10" draw:text-style-name="P1" draw:layer="layout" svg:x1="7.02cm" svg:y1="7.157cm" svg:x2="7.031cm" svg:y2="6.948cm">
          <text:p/>
        </draw:line>
        <draw:line draw:style-name="gr10" draw:text-style-name="P1" draw:layer="layout" svg:x1="7.034cm" svg:y1="6.815cm" svg:x2="7.045cm" svg:y2="6.606cm">
          <text:p/>
        </draw:line>
        <draw:line draw:style-name="gr10" draw:text-style-name="P1" draw:layer="layout" svg:x1="7.052cm" svg:y1="6.473cm" svg:x2="7.06cm" svg:y2="6.26cm">
          <text:p/>
        </draw:line>
        <draw:line draw:style-name="gr10" draw:text-style-name="P1" draw:layer="layout" svg:x1="7.066cm" svg:y1="6.13cm" svg:x2="7.074cm" svg:y2="5.918cm">
          <text:p/>
        </draw:line>
        <draw:polyline draw:style-name="gr10" draw:text-style-name="P1" draw:layer="layout" svg:width="0.01cm" svg:height="0.208cm" svg:x="7.08cm" svg:y="5.576cm" svg:viewBox="0 0 11 209" draw:points="0,209 0,202 11,0">
          <text:p/>
        </draw:polyline>
        <draw:line draw:style-name="gr10" draw:text-style-name="P1" draw:layer="layout" svg:x1="7.097cm" svg:y1="5.442cm" svg:x2="7.109cm" svg:y2="5.233cm">
          <text:p/>
        </draw:line>
        <draw:line draw:style-name="gr10" draw:text-style-name="P1" draw:layer="layout" svg:x1="7.115cm" svg:y1="5.1cm" svg:x2="7.127cm" svg:y2="4.891cm">
          <text:p/>
        </draw:line>
        <draw:line draw:style-name="gr10" draw:text-style-name="P1" draw:layer="layout" svg:x1="7.133cm" svg:y1="4.755cm" svg:x2="7.144cm" svg:y2="4.545cm">
          <text:p/>
        </draw:line>
        <draw:line draw:style-name="gr10" draw:text-style-name="P1" draw:layer="layout" svg:x1="7.15cm" svg:y1="4.412cm" svg:x2="7.165cm" svg:y2="4.203cm">
          <text:p/>
        </draw:line>
        <draw:line draw:style-name="gr10" draw:text-style-name="P1" draw:layer="layout" svg:x1="7.171cm" svg:y1="4.07cm" svg:x2="7.187cm" svg:y2="3.861cm">
          <text:p/>
        </draw:line>
        <draw:polyline draw:style-name="gr10" draw:text-style-name="P1" draw:layer="layout" svg:width="0.014cm" svg:height="0.208cm" svg:x="7.196cm" svg:y="3.519cm" svg:viewBox="0 0 15 209" draw:points="0,209 8,67 15,0">
          <text:p/>
        </draw:polyline>
        <draw:line draw:style-name="gr10" draw:text-style-name="P1" draw:layer="layout" svg:x1="7.221cm" svg:y1="3.386cm" svg:x2="7.24cm" svg:y2="3.177cm">
          <text:p/>
        </draw:line>
        <draw:polyline draw:style-name="gr10" draw:text-style-name="P1" draw:layer="layout" svg:width="0.025cm" svg:height="0.209cm" svg:x="7.249cm" svg:y="2.834cm" svg:viewBox="0 0 26 210" draw:points="0,210 0,192 26,0">
          <text:p/>
        </draw:polyline>
        <draw:polyline draw:style-name="gr10" draw:text-style-name="P1" draw:layer="layout" svg:width="0.025cm" svg:height="0.208cm" svg:x="7.288cm" svg:y="2.492cm" svg:viewBox="0 0 26 209" draw:points="0,209 22,32 26,0">
          <text:p/>
        </draw:polyline>
        <draw:polyline draw:style-name="gr10" draw:text-style-name="P1" draw:layer="layout" svg:width="0.092cm" svg:height="0.145cm" svg:x="7.337cm" svg:y="2.217cm" svg:viewBox="0 0 93 146" draw:points="0,146 18,79 39,22 53,7 64,0 74,7 89,22 93,36">
          <text:p/>
        </draw:polyline>
        <draw:polyline draw:style-name="gr10" draw:text-style-name="P1" draw:layer="layout" svg:width="0.035cm" svg:height="0.209cm" svg:x="7.468cm" svg:y="2.379cm" svg:viewBox="0 0 36 210" draw:points="0,0 15,75 36,210">
          <text:p/>
        </draw:polyline>
        <draw:polyline draw:style-name="gr10" draw:text-style-name="P1" draw:layer="layout" svg:width="0.024cm" svg:height="0.208cm" svg:x="7.521cm" svg:y="2.718cm" svg:viewBox="0 0 25 209" draw:points="0,0 22,188 25,209">
          <text:p/>
        </draw:polyline>
        <draw:polyline draw:style-name="gr10" draw:text-style-name="P1" draw:layer="layout" svg:width="0.019cm" svg:height="0.208cm" svg:x="7.556cm" svg:y="3.06cm" svg:viewBox="0 0 20 209" draw:points="0,0 12,92 20,209">
          <text:p/>
        </draw:polyline>
        <draw:polyline draw:style-name="gr10" draw:text-style-name="P1" draw:layer="layout" svg:width="0.018cm" svg:height="0.209cm" svg:x="7.584cm" svg:y="3.402cm" svg:viewBox="0 0 19 210" draw:points="0,0 15,185 19,210">
          <text:p/>
        </draw:polyline>
        <draw:line draw:style-name="gr10" draw:text-style-name="P1" draw:layer="layout" svg:x1="7.609cm" svg:y1="3.745cm" svg:x2="7.624cm" svg:y2="3.957cm">
          <text:p/>
        </draw:line>
        <draw:polyline draw:style-name="gr10" draw:text-style-name="P1" draw:layer="layout" svg:width="0.014cm" svg:height="0.208cm" svg:x="7.634cm" svg:y="4.09cm" svg:viewBox="0 0 15 209" draw:points="0,0 11,188 15,209">
          <text:p/>
        </draw:polyline>
        <draw:line draw:style-name="gr10" draw:text-style-name="P1" draw:layer="layout" svg:x1="7.655cm" svg:y1="4.433cm" svg:x2="7.666cm" svg:y2="4.642cm">
          <text:p/>
        </draw:line>
        <draw:line draw:style-name="gr10" draw:text-style-name="P1" draw:layer="layout" svg:x1="7.676cm" svg:y1="4.775cm" svg:x2="7.688cm" svg:y2="4.984cm">
          <text:p/>
        </draw:line>
        <draw:line draw:style-name="gr10" draw:text-style-name="P1" draw:layer="layout" svg:x1="7.694cm" svg:y1="5.117cm" svg:x2="7.705cm" svg:y2="5.326cm">
          <text:p/>
        </draw:line>
        <draw:line draw:style-name="gr10" draw:text-style-name="P1" draw:layer="layout" svg:x1="7.711cm" svg:y1="5.459cm" svg:x2="7.719cm" svg:y2="5.668cm">
          <text:p/>
        </draw:line>
        <draw:line draw:style-name="gr10" draw:text-style-name="P1" draw:layer="layout" svg:x1="7.725cm" svg:y1="5.805cm" svg:x2="7.733cm" svg:y2="6.014cm">
          <text:p/>
        </draw:line>
        <draw:line draw:style-name="gr10" draw:text-style-name="P1" draw:layer="layout" svg:x1="7.739cm" svg:y1="6.147cm" svg:x2="7.751cm" svg:y2="6.356cm">
          <text:p/>
        </draw:line>
        <draw:line draw:style-name="gr10" draw:text-style-name="P1" draw:layer="layout" svg:x1="7.757cm" svg:y1="6.489cm" svg:x2="7.765cm" svg:y2="6.698cm">
          <text:p/>
        </draw:line>
        <draw:line draw:style-name="gr10" draw:text-style-name="P1" draw:layer="layout" svg:x1="7.771cm" svg:y1="6.831cm" svg:x2="7.779cm" svg:y2="7.044cm">
          <text:p/>
        </draw:line>
        <draw:line draw:style-name="gr10" draw:text-style-name="P1" draw:layer="layout" svg:x1="7.785cm" svg:y1="7.177cm" svg:x2="7.797cm" svg:y2="7.386cm">
          <text:p/>
        </draw:line>
        <draw:line draw:style-name="gr10" draw:text-style-name="P1" draw:layer="layout" svg:x1="7.799cm" svg:y1="7.519cm" svg:x2="7.811cm" svg:y2="7.728cm">
          <text:p/>
        </draw:line>
        <draw:line draw:style-name="gr10" draw:text-style-name="P1" draw:layer="layout" svg:x1="7.817cm" svg:y1="7.862cm" svg:x2="7.825cm" svg:y2="8.071cm">
          <text:p/>
        </draw:line>
        <draw:line draw:style-name="gr10" draw:text-style-name="P1" draw:layer="layout" svg:x1="7.831cm" svg:y1="8.207cm" svg:x2="7.839cm" svg:y2="8.416cm">
          <text:p/>
        </draw:line>
        <draw:line draw:style-name="gr10" draw:text-style-name="P1" draw:layer="layout" svg:x1="7.842cm" svg:y1="8.549cm" svg:x2="7.853cm" svg:y2="8.759cm">
          <text:p/>
        </draw:line>
        <draw:line draw:style-name="gr10" draw:text-style-name="P1" draw:layer="layout" svg:x1="7.856cm" svg:y1="8.892cm" svg:x2="7.864cm" svg:y2="9.101cm">
          <text:p/>
        </draw:line>
        <draw:line draw:style-name="gr10" draw:text-style-name="P1" draw:layer="layout" svg:x1="7.87cm" svg:y1="9.234cm" svg:x2="7.878cm" svg:y2="9.443cm">
          <text:p/>
        </draw:line>
        <draw:line draw:style-name="gr10" draw:text-style-name="P1" draw:layer="layout" svg:x1="7.884cm" svg:y1="9.576cm" svg:x2="7.892cm" svg:y2="9.789cm">
          <text:p/>
        </draw:line>
        <draw:line draw:style-name="gr10" draw:text-style-name="P1" draw:layer="layout" svg:x1="7.898cm" svg:y1="9.922cm" svg:x2="7.906cm" svg:y2="10.131cm">
          <text:p/>
        </draw:line>
        <draw:line draw:style-name="gr10" draw:text-style-name="P1" draw:layer="layout" svg:x1="7.909cm" svg:y1="10.264cm" svg:x2="7.917cm" svg:y2="10.473cm">
          <text:p/>
        </draw:line>
        <draw:line draw:style-name="gr10" draw:text-style-name="P1" draw:layer="layout" svg:x1="7.923cm" svg:y1="10.606cm" svg:x2="7.931cm" svg:y2="10.819cm">
          <text:p/>
        </draw:line>
        <draw:line draw:style-name="gr10" draw:text-style-name="P1" draw:layer="layout" svg:x1="7.937cm" svg:y1="10.952cm" svg:x2="7.945cm" svg:y2="11.161cm">
          <text:p/>
        </draw:line>
        <draw:line draw:style-name="gr10" draw:text-style-name="P1" draw:layer="layout" svg:x1="7.948cm" svg:y1="11.294cm" svg:x2="7.959cm" svg:y2="11.503cm">
          <text:p/>
        </draw:line>
        <draw:line draw:style-name="gr10" draw:text-style-name="P1" draw:layer="layout" svg:x1="7.962cm" svg:y1="11.636cm" svg:x2="7.97cm" svg:y2="11.845cm">
          <text:p/>
        </draw:line>
        <draw:polyline draw:style-name="gr10" draw:text-style-name="P1" draw:layer="layout" svg:width="0.159cm" svg:height="0.049cm" svg:x="7.976cm" svg:y="11.982cm" svg:viewBox="0 0 160 50" draw:points="0,0 0,50 160,50">
          <text:p/>
        </draw:polyline>
        <draw:line draw:style-name="gr10" draw:text-style-name="P1" draw:layer="layout" svg:x1="8.269cm" svg:y1="12.031cm" svg:x2="8.477cm" svg:y2="12.031cm">
          <text:p/>
        </draw:line>
        <draw:line draw:style-name="gr10" draw:text-style-name="P1" draw:layer="layout" svg:x1="8.614cm" svg:y1="12.031cm" svg:x2="8.822cm" svg:y2="12.031cm">
          <text:p/>
        </draw:line>
        <draw:polyline draw:style-name="gr10" draw:text-style-name="P1" draw:layer="layout" svg:width="0.176cm" svg:height="0.035cm" svg:x="8.957cm" svg:y="11.996cm" svg:viewBox="0 0 177 36" draw:points="0,36 177,36 177,0">
          <text:p/>
        </draw:polyline>
        <draw:line draw:style-name="gr10" draw:text-style-name="P1" draw:layer="layout" svg:x1="9.14cm" svg:y1="11.863cm" svg:x2="9.148cm" svg:y2="11.654cm">
          <text:p/>
        </draw:line>
        <draw:line draw:style-name="gr10" draw:text-style-name="P1" draw:layer="layout" svg:x1="9.154cm" svg:y1="11.521cm" svg:x2="9.162cm" svg:y2="11.312cm">
          <text:p/>
        </draw:line>
        <draw:polyline draw:style-name="gr10" draw:text-style-name="P1" draw:layer="layout" svg:width="0.014cm" svg:height="0.208cm" svg:x="9.165cm" svg:y="10.97cm" svg:viewBox="0 0 15 209" draw:points="0,209 3,137 15,0">
          <text:p/>
        </draw:polyline>
        <draw:polyline draw:style-name="gr10" draw:text-style-name="P1" draw:layer="layout" svg:width="0.004cm" svg:height="0.208cm" svg:x="9.189cm" svg:y="10.627cm" svg:viewBox="0 0 5 209" draw:points="0,209 5,174 5,0">
          <text:p/>
        </draw:polyline>
        <draw:line draw:style-name="gr10" draw:text-style-name="P1" draw:layer="layout" svg:x1="9.193cm" svg:y1="10.491cm" svg:x2="9.201cm" svg:y2="10.282cm">
          <text:p/>
        </draw:line>
        <draw:line draw:style-name="gr10" draw:text-style-name="P1" draw:layer="layout" svg:x1="9.207cm" svg:y1="10.149cm" svg:x2="9.215cm" svg:y2="9.939cm">
          <text:p/>
        </draw:line>
        <draw:line draw:style-name="gr10" draw:text-style-name="P1" draw:layer="layout" svg:x1="9.221cm" svg:y1="9.806cm" svg:x2="9.229cm" svg:y2="9.597cm">
          <text:p/>
        </draw:line>
        <draw:polyline draw:style-name="gr10" draw:text-style-name="P1" draw:layer="layout" svg:width="0.011cm" svg:height="0.212cm" svg:x="9.235cm" svg:y="9.251cm" svg:viewBox="0 0 12 213" draw:points="0,213 7,39 12,0">
          <text:p/>
        </draw:polyline>
        <draw:line draw:style-name="gr10" draw:text-style-name="P1" draw:layer="layout" svg:x1="9.249cm" svg:y1="9.118cm" svg:x2="9.257cm" svg:y2="8.909cm">
          <text:p/>
        </draw:line>
        <draw:polyline draw:style-name="gr10" draw:text-style-name="P1" draw:layer="layout" svg:width="0.007cm" svg:height="0.208cm" svg:x="9.26cm" svg:y="8.567cm" svg:viewBox="0 0 8 209" draw:points="0,209 3,139 8,0">
          <text:p/>
        </draw:polyline>
        <draw:line draw:style-name="gr10" draw:text-style-name="P1" draw:layer="layout" svg:x1="9.274cm" svg:y1="8.434cm" svg:x2="9.287cm" svg:y2="8.225cm">
          <text:p/>
        </draw:line>
        <draw:line draw:style-name="gr10" draw:text-style-name="P1" draw:layer="layout" svg:x1="9.288cm" svg:y1="8.088cm" svg:x2="9.3cm" svg:y2="7.879cm">
          <text:p/>
        </draw:line>
        <draw:line draw:style-name="gr10" draw:text-style-name="P1" draw:layer="layout" svg:x1="9.302cm" svg:y1="7.746cm" svg:x2="9.314cm" svg:y2="7.537cm">
          <text:p/>
        </draw:line>
        <draw:polyline draw:style-name="gr10" draw:text-style-name="P1" draw:layer="layout" svg:width="0.007cm" svg:height="0.208cm" svg:x="9.32cm" svg:y="7.195cm" svg:viewBox="0 0 8 209" draw:points="0,209 4,106 8,0">
          <text:p/>
        </draw:polyline>
        <draw:line draw:style-name="gr10" draw:text-style-name="P1" draw:layer="layout" svg:x1="9.334cm" svg:y1="7.062cm" svg:x2="9.347cm" svg:y2="6.849cm">
          <text:p/>
        </draw:line>
        <draw:line draw:style-name="gr10" draw:text-style-name="P1" draw:layer="layout" svg:x1="9.348cm" svg:y1="6.716cm" svg:x2="9.36cm" svg:y2="6.507cm">
          <text:p/>
        </draw:line>
        <draw:line draw:style-name="gr10" draw:text-style-name="P1" draw:layer="layout" svg:x1="9.366cm" svg:y1="6.374cm" svg:x2="9.377cm" svg:y2="6.165cm">
          <text:p/>
        </draw:line>
        <draw:line draw:style-name="gr10" draw:text-style-name="P1" draw:layer="layout" svg:x1="9.38cm" svg:y1="6.032cm" svg:x2="9.391cm" svg:y2="5.822cm">
          <text:p/>
        </draw:line>
        <draw:polyline draw:style-name="gr10" draw:text-style-name="P1" draw:layer="layout" svg:width="0.01cm" svg:height="0.208cm" svg:x="9.398cm" svg:y="5.48cm" svg:viewBox="0 0 11 209" draw:points="0,209 8,61 11,0">
          <text:p/>
        </draw:polyline>
        <draw:line draw:style-name="gr10" draw:text-style-name="P1" draw:layer="layout" svg:x1="9.415cm" svg:y1="5.347cm" svg:x2="9.427cm" svg:y2="5.135cm">
          <text:p/>
        </draw:line>
        <draw:line draw:style-name="gr10" draw:text-style-name="P1" draw:layer="layout" svg:x1="9.433cm" svg:y1="5.002cm" svg:x2="9.444cm" svg:y2="4.792cm">
          <text:p/>
        </draw:line>
        <draw:polyline draw:style-name="gr10" draw:text-style-name="P1" draw:layer="layout" svg:width="0.015cm" svg:height="0.208cm" svg:x="9.45cm" svg:y="4.45cm" svg:viewBox="0 0 16 209" draw:points="0,209 12,21 16,0">
          <text:p/>
        </draw:polyline>
        <draw:line draw:style-name="gr10" draw:text-style-name="P1" draw:layer="layout" svg:x1="9.472cm" svg:y1="4.317cm" svg:x2="9.487cm" svg:y2="4.108cm">
          <text:p/>
        </draw:line>
        <draw:line draw:style-name="gr10" draw:text-style-name="P1" draw:layer="layout" svg:x1="9.493cm" svg:y1="3.975cm" svg:x2="9.508cm" svg:y2="3.766cm">
          <text:p/>
        </draw:line>
        <draw:polyline draw:style-name="gr10" draw:text-style-name="P1" draw:layer="layout" svg:width="0.018cm" svg:height="0.208cm" svg:x="9.517cm" svg:y="3.42cm" svg:viewBox="0 0 19 209" draw:points="0,209 4,167 19,0">
          <text:p/>
        </draw:polyline>
        <draw:line draw:style-name="gr10" draw:text-style-name="P1" draw:layer="layout" svg:x1="9.546cm" svg:y1="3.287cm" svg:x2="9.561cm" svg:y2="3.081cm">
          <text:p/>
        </draw:line>
        <draw:line draw:style-name="gr10" draw:text-style-name="P1" draw:layer="layout" svg:x1="9.574cm" svg:y1="2.948cm" svg:x2="9.6cm" svg:y2="2.739cm">
          <text:p/>
        </draw:line>
        <draw:line draw:style-name="gr10" draw:text-style-name="P1" draw:layer="layout" svg:x1="9.613cm" svg:y1="2.606cm" svg:x2="9.649cm" svg:y2="2.397cm">
          <text:p/>
        </draw:line>
        <draw:polyline draw:style-name="gr10" draw:text-style-name="P1" draw:layer="layout" svg:width="0.096cm" svg:height="0.127cm" svg:x="9.683cm" svg:y="2.217cm" svg:viewBox="0 0 97 128" draw:points="0,54 11,22 25,8 36,0 46,8 61,22 86,79 97,128">
          <text:p/>
        </draw:polyline>
        <draw:polyline draw:style-name="gr10" draw:text-style-name="P1" draw:layer="layout" svg:width="0.028cm" svg:height="0.204cm" svg:x="9.807cm" svg:y="2.475cm" svg:viewBox="0 0 29 205" draw:points="0,0 8,49 29,205">
          <text:p/>
        </draw:polyline>
        <draw:line draw:style-name="gr10" draw:text-style-name="P1" draw:layer="layout" svg:x1="9.853cm" svg:y1="2.813cm" svg:x2="9.875cm" svg:y2="3.022cm">
          <text:p/>
        </draw:line>
        <draw:line draw:style-name="gr10" draw:text-style-name="P1" draw:layer="layout" svg:x1="9.888cm" svg:y1="3.155cm" svg:x2="9.903cm" svg:y2="3.365cm">
          <text:p/>
        </draw:line>
        <draw:line draw:style-name="gr10" draw:text-style-name="P1" draw:layer="layout" svg:x1="9.916cm" svg:y1="3.498cm" svg:x2="9.931cm" svg:y2="3.707cm">
          <text:p/>
        </draw:line>
        <draw:line draw:style-name="gr10" draw:text-style-name="P1" draw:layer="layout" svg:x1="9.941cm" svg:y1="3.84cm" svg:x2="9.956cm" svg:y2="4.049cm">
          <text:p/>
        </draw:line>
        <draw:line draw:style-name="gr10" draw:text-style-name="P1" draw:layer="layout" svg:x1="9.962cm" svg:y1="4.182cm" svg:x2="9.977cm" svg:y2="4.395cm">
          <text:p/>
        </draw:line>
        <draw:polyline draw:style-name="gr10" draw:text-style-name="P1" draw:layer="layout" svg:width="0.014cm" svg:height="0.208cm" svg:x="9.983cm" svg:y="4.528cm" svg:viewBox="0 0 15 209" draw:points="0,0 12,141 15,209">
          <text:p/>
        </draw:polyline>
        <draw:line draw:style-name="gr10" draw:text-style-name="P1" draw:layer="layout" svg:x1="10.001cm" svg:y1="4.87cm" svg:x2="10.016cm" svg:y2="5.079cm">
          <text:p/>
        </draw:line>
        <draw:line draw:style-name="gr10" draw:text-style-name="P1" draw:layer="layout" svg:x1="10.022cm" svg:y1="5.212cm" svg:x2="10.034cm" svg:y2="5.421cm">
          <text:p/>
        </draw:line>
        <draw:line draw:style-name="gr10" draw:text-style-name="P1" draw:layer="layout" svg:x1="10.04cm" svg:y1="5.554cm" svg:x2="10.051cm" svg:y2="5.764cm">
          <text:p/>
        </draw:line>
        <draw:line draw:style-name="gr10" draw:text-style-name="P1" draw:layer="layout" svg:x1="10.057cm" svg:y1="5.9cm" svg:x2="10.069cm" svg:y2="6.109cm">
          <text:p/>
        </draw:line>
        <draw:line draw:style-name="gr10" draw:text-style-name="P1" draw:layer="layout" svg:x1="10.075cm" svg:y1="6.242cm" svg:x2="10.083cm" svg:y2="6.451cm">
          <text:p/>
        </draw:line>
        <draw:polyline draw:style-name="gr10" draw:text-style-name="P1" draw:layer="layout" svg:width="0.011cm" svg:height="0.209cm" svg:x="10.089cm" svg:y="6.584cm" svg:viewBox="0 0 12 210" draw:points="0,0 12,188 12,210">
          <text:p/>
        </draw:polyline>
        <draw:line draw:style-name="gr10" draw:text-style-name="P1" draw:layer="layout" svg:x1="10.107cm" svg:y1="6.927cm" svg:x2="10.118cm" svg:y2="7.139cm">
          <text:p/>
        </draw:line>
        <draw:line draw:style-name="gr10" draw:text-style-name="P1" draw:layer="layout" svg:x1="10.121cm" svg:y1="7.272cm" svg:x2="10.132cm" svg:y2="7.482cm">
          <text:p/>
        </draw:line>
        <draw:line draw:style-name="gr10" draw:text-style-name="P1" draw:layer="layout" svg:x1="10.135cm" svg:y1="7.615cm" svg:x2="10.146cm" svg:y2="7.824cm">
          <text:p/>
        </draw:line>
        <draw:line draw:style-name="gr10" draw:text-style-name="P1" draw:layer="layout" svg:x1="10.149cm" svg:y1="7.957cm" svg:x2="10.161cm" svg:y2="8.166cm">
          <text:p/>
        </draw:line>
        <draw:line draw:style-name="gr10" draw:text-style-name="P1" draw:layer="layout" svg:x1="10.163cm" svg:y1="8.299cm" svg:x2="10.175cm" svg:y2="8.508cm">
          <text:p/>
        </draw:line>
        <draw:line draw:style-name="gr10" draw:text-style-name="P1" draw:layer="layout" svg:x1="10.177cm" svg:y1="8.645cm" svg:x2="10.189cm" svg:y2="8.854cm">
          <text:p/>
        </draw:line>
        <draw:line draw:style-name="gr10" draw:text-style-name="P1" draw:layer="layout" svg:x1="10.191cm" svg:y1="8.987cm" svg:x2="10.203cm" svg:y2="9.196cm">
          <text:p/>
        </draw:line>
        <draw:line draw:style-name="gr10" draw:text-style-name="P1" draw:layer="layout" svg:x1="10.205cm" svg:y1="9.329cm" svg:x2="10.217cm" svg:y2="9.538cm">
          <text:p/>
        </draw:line>
        <draw:line draw:style-name="gr10" draw:text-style-name="P1" draw:layer="layout" svg:x1="10.219cm" svg:y1="9.671cm" svg:x2="10.231cm" svg:y2="9.884cm">
          <text:p/>
        </draw:line>
        <draw:line draw:style-name="gr10" draw:text-style-name="P1" draw:layer="layout" svg:x1="10.234cm" svg:y1="10.017cm" svg:x2="10.245cm" svg:y2="10.226cm">
          <text:p/>
        </draw:line>
        <draw:line draw:style-name="gr10" draw:text-style-name="P1" draw:layer="layout" svg:x1="10.248cm" svg:y1="10.359cm" svg:x2="10.256cm" svg:y2="10.568cm">
          <text:p/>
        </draw:line>
        <draw:line draw:style-name="gr10" draw:text-style-name="P1" draw:layer="layout" svg:x1="10.262cm" svg:y1="10.701cm" svg:x2="10.27cm" svg:y2="10.911cm">
          <text:p/>
        </draw:line>
        <draw:line draw:style-name="gr10" draw:text-style-name="P1" draw:layer="layout" svg:x1="10.276cm" svg:y1="11.047cm" svg:x2="10.284cm" svg:y2="11.256cm">
          <text:p/>
        </draw:line>
        <draw:line draw:style-name="gr10" draw:text-style-name="P1" draw:layer="layout" svg:x1="10.29cm" svg:y1="11.389cm" svg:x2="10.298cm" svg:y2="11.598cm">
          <text:p/>
        </draw:line>
        <draw:line draw:style-name="gr10" draw:text-style-name="P1" draw:layer="layout" svg:x1="10.304cm" svg:y1="11.732cm" svg:x2="10.312cm" svg:y2="11.941cm">
          <text:p/>
        </draw:line>
        <draw:line draw:style-name="gr10" draw:text-style-name="P1" draw:layer="layout" svg:x1="10.361cm" svg:y1="12.031cm" svg:x2="10.569cm" svg:y2="12.031cm">
          <text:p/>
        </draw:line>
        <draw:line draw:style-name="gr8" draw:text-style-name="P1" draw:layer="layout" svg:x1="6.794cm" svg:y1="0.002cm" svg:x2="6.794cm" svg:y2="0.104cm">
          <text:p/>
        </draw:line>
        <draw:line draw:style-name="gr8" draw:text-style-name="P1" draw:layer="layout" svg:x1="6.794cm" svg:y1="0.21cm" svg:x2="6.794cm" svg:y2="0.316cm">
          <text:p/>
        </draw:line>
        <draw:line draw:style-name="gr8" draw:text-style-name="P1" draw:layer="layout" svg:x1="6.794cm" svg:y1="0.418cm" svg:x2="6.794cm" svg:y2="0.524cm">
          <text:p/>
        </draw:line>
        <draw:line draw:style-name="gr8" draw:text-style-name="P1" draw:layer="layout" svg:x1="6.796cm" svg:y1="0.626cm" svg:x2="6.79cm" svg:y2="0.733cm">
          <text:p/>
        </draw:line>
        <draw:line draw:style-name="gr8" draw:text-style-name="P1" draw:layer="layout" svg:x1="6.79cm" svg:y1="0.838cm" svg:x2="6.79cm" svg:y2="0.94cm">
          <text:p/>
        </draw:line>
        <draw:line draw:style-name="gr8" draw:text-style-name="P1" draw:layer="layout" svg:x1="6.79cm" svg:y1="1.046cm" svg:x2="6.79cm" svg:y2="1.152cm">
          <text:p/>
        </draw:line>
        <draw:line draw:style-name="gr8" draw:text-style-name="P1" draw:layer="layout" svg:x1="6.79cm" svg:y1="1.254cm" svg:x2="6.79cm" svg:y2="1.36cm">
          <text:p/>
        </draw:line>
        <draw:line draw:style-name="gr8" draw:text-style-name="P1" draw:layer="layout" svg:x1="6.79cm" svg:y1="1.462cm" svg:x2="6.79cm" svg:y2="1.568cm">
          <text:p/>
        </draw:line>
        <draw:line draw:style-name="gr8" draw:text-style-name="P1" draw:layer="layout" svg:x1="6.79cm" svg:y1="1.674cm" svg:x2="6.79cm" svg:y2="1.776cm">
          <text:p/>
        </draw:line>
        <draw:line draw:style-name="gr8" draw:text-style-name="P1" draw:layer="layout" svg:x1="6.79cm" svg:y1="1.882cm" svg:x2="6.79cm" svg:y2="1.984cm">
          <text:p/>
        </draw:line>
        <draw:line draw:style-name="gr8" draw:text-style-name="P1" draw:layer="layout" svg:x1="6.787cm" svg:y1="2.09cm" svg:x2="6.787cm" svg:y2="2.196cm">
          <text:p/>
        </draw:line>
        <draw:line draw:style-name="gr8" draw:text-style-name="P1" draw:layer="layout" svg:x1="6.787cm" svg:y1="2.298cm" svg:x2="6.787cm" svg:y2="2.404cm">
          <text:p/>
        </draw:line>
        <draw:line draw:style-name="gr8" draw:text-style-name="P1" draw:layer="layout" svg:x1="6.787cm" svg:y1="2.506cm" svg:x2="6.787cm" svg:y2="2.612cm">
          <text:p/>
        </draw:line>
        <draw:line draw:style-name="gr8" draw:text-style-name="P1" draw:layer="layout" svg:x1="6.787cm" svg:y1="2.718cm" svg:x2="6.787cm" svg:y2="2.82cm">
          <text:p/>
        </draw:line>
        <draw:line draw:style-name="gr8" draw:text-style-name="P1" draw:layer="layout" svg:x1="6.787cm" svg:y1="2.926cm" svg:x2="6.787cm" svg:y2="3.028cm">
          <text:p/>
        </draw:line>
        <draw:line draw:style-name="gr8" draw:text-style-name="P1" draw:layer="layout" svg:x1="6.787cm" svg:y1="3.134cm" svg:x2="6.787cm" svg:y2="3.24cm">
          <text:p/>
        </draw:line>
        <draw:line draw:style-name="gr8" draw:text-style-name="P1" draw:layer="layout" svg:x1="6.787cm" svg:y1="3.342cm" svg:x2="6.787cm" svg:y2="3.448cm">
          <text:p/>
        </draw:line>
        <draw:line draw:style-name="gr8" draw:text-style-name="P1" draw:layer="layout" svg:x1="6.787cm" svg:y1="3.551cm" svg:x2="6.787cm" svg:y2="3.656cm">
          <text:p/>
        </draw:line>
        <draw:line draw:style-name="gr8" draw:text-style-name="P1" draw:layer="layout" svg:x1="6.788cm" svg:y1="3.762cm" svg:x2="6.783cm" svg:y2="3.866cm">
          <text:p/>
        </draw:line>
        <draw:line draw:style-name="gr8" draw:text-style-name="P1" draw:layer="layout" svg:x1="6.783cm" svg:y1="3.97cm" svg:x2="6.783cm" svg:y2="4.073cm">
          <text:p/>
        </draw:line>
        <draw:line draw:style-name="gr8" draw:text-style-name="P1" draw:layer="layout" svg:x1="6.783cm" svg:y1="4.179cm" svg:x2="6.783cm" svg:y2="4.284cm">
          <text:p/>
        </draw:line>
        <draw:line draw:style-name="gr8" draw:text-style-name="P1" draw:layer="layout" svg:x1="6.783cm" svg:y1="4.387cm" svg:x2="6.783cm" svg:y2="4.493cm">
          <text:p/>
        </draw:line>
        <draw:line draw:style-name="gr8" draw:text-style-name="P1" draw:layer="layout" svg:x1="6.783cm" svg:y1="4.595cm" svg:x2="6.783cm" svg:y2="4.701cm">
          <text:p/>
        </draw:line>
        <draw:line draw:style-name="gr8" draw:text-style-name="P1" draw:layer="layout" svg:x1="6.783cm" svg:y1="4.803cm" svg:x2="6.783cm" svg:y2="4.909cm">
          <text:p/>
        </draw:line>
        <draw:line draw:style-name="gr8" draw:text-style-name="P1" draw:layer="layout" svg:x1="6.784cm" svg:y1="5.015cm" svg:x2="6.78cm" svg:y2="5.118cm">
          <text:p/>
        </draw:line>
        <draw:line draw:style-name="gr8" draw:text-style-name="P1" draw:layer="layout" svg:x1="6.78cm" svg:y1="5.223cm" svg:x2="6.78cm" svg:y2="5.325cm">
          <text:p/>
        </draw:line>
        <draw:line draw:style-name="gr8" draw:text-style-name="P1" draw:layer="layout" svg:x1="6.78cm" svg:y1="5.431cm" svg:x2="6.78cm" svg:y2="5.537cm">
          <text:p/>
        </draw:line>
        <draw:line draw:style-name="gr8" draw:text-style-name="P1" draw:layer="layout" svg:x1="6.78cm" svg:y1="5.639cm" svg:x2="6.78cm" svg:y2="5.745cm">
          <text:p/>
        </draw:line>
        <draw:line draw:style-name="gr8" draw:text-style-name="P1" draw:layer="layout" svg:x1="6.78cm" svg:y1="5.847cm" svg:x2="6.78cm" svg:y2="5.953cm">
          <text:p/>
        </draw:line>
        <draw:line draw:style-name="gr8" draw:text-style-name="P1" draw:layer="layout" svg:x1="6.78cm" svg:y1="6.059cm" svg:x2="6.78cm" svg:y2="6.161cm">
          <text:p/>
        </draw:line>
        <draw:line draw:style-name="gr8" draw:text-style-name="P1" draw:layer="layout" svg:x1="6.78cm" svg:y1="6.267cm" svg:x2="6.78cm" svg:y2="6.369cm">
          <text:p/>
        </draw:line>
        <draw:line draw:style-name="gr8" draw:text-style-name="P1" draw:layer="layout" svg:x1="6.78cm" svg:y1="6.475cm" svg:x2="6.78cm" svg:y2="6.581cm">
          <text:p/>
        </draw:line>
        <draw:line draw:style-name="gr8" draw:text-style-name="P1" draw:layer="layout" svg:x1="6.78cm" svg:y1="6.683cm" svg:x2="6.78cm" svg:y2="6.789cm">
          <text:p/>
        </draw:line>
        <draw:line draw:style-name="gr8" draw:text-style-name="P1" draw:layer="layout" svg:x1="6.776cm" svg:y1="6.891cm" svg:x2="6.776cm" svg:y2="6.997cm">
          <text:p/>
        </draw:line>
        <draw:line draw:style-name="gr8" draw:text-style-name="P1" draw:layer="layout" svg:x1="6.776cm" svg:y1="7.103cm" svg:x2="6.776cm" svg:y2="7.205cm">
          <text:p/>
        </draw:line>
        <draw:line draw:style-name="gr8" draw:text-style-name="P1" draw:layer="layout" svg:x1="6.776cm" svg:y1="7.311cm" svg:x2="6.776cm" svg:y2="7.414cm">
          <text:p/>
        </draw:line>
        <draw:line draw:style-name="gr8" draw:text-style-name="P1" draw:layer="layout" svg:x1="6.776cm" svg:y1="7.519cm" svg:x2="6.776cm" svg:y2="7.625cm">
          <text:p/>
        </draw:line>
        <draw:line draw:style-name="gr8" draw:text-style-name="P1" draw:layer="layout" svg:x1="6.776cm" svg:y1="7.727cm" svg:x2="6.776cm" svg:y2="7.833cm">
          <text:p/>
        </draw:line>
        <draw:line draw:style-name="gr8" draw:text-style-name="P1" draw:layer="layout" svg:x1="6.776cm" svg:y1="7.936cm" svg:x2="6.776cm" svg:y2="8.041cm">
          <text:p/>
        </draw:line>
        <draw:line draw:style-name="gr8" draw:text-style-name="P1" draw:layer="layout" svg:x1="6.777cm" svg:y1="8.147cm" svg:x2="6.773cm" svg:y2="8.251cm">
          <text:p/>
        </draw:line>
        <draw:line draw:style-name="gr8" draw:text-style-name="P1" draw:layer="layout" svg:x1="6.773cm" svg:y1="8.355cm" svg:x2="6.773cm" svg:y2="8.458cm">
          <text:p/>
        </draw:line>
        <draw:line draw:style-name="gr8" draw:text-style-name="P1" draw:layer="layout" svg:x1="6.773cm" svg:y1="8.564cm" svg:x2="6.773cm" svg:y2="8.669cm">
          <text:p/>
        </draw:line>
        <draw:line draw:style-name="gr8" draw:text-style-name="P1" draw:layer="layout" svg:x1="6.773cm" svg:y1="8.772cm" svg:x2="6.773cm" svg:y2="8.878cm">
          <text:p/>
        </draw:line>
        <draw:line draw:style-name="gr8" draw:text-style-name="P1" draw:layer="layout" svg:x1="6.773cm" svg:y1="8.98cm" svg:x2="6.773cm" svg:y2="9.086cm">
          <text:p/>
        </draw:line>
        <draw:line draw:style-name="gr8" draw:text-style-name="P1" draw:layer="layout" svg:x1="6.773cm" svg:y1="9.188cm" svg:x2="6.773cm" svg:y2="9.294cm">
          <text:p/>
        </draw:line>
        <draw:line draw:style-name="gr8" draw:text-style-name="P1" draw:layer="layout" svg:x1="6.773cm" svg:y1="9.4cm" svg:x2="6.773cm" svg:y2="9.502cm">
          <text:p/>
        </draw:line>
        <draw:line draw:style-name="gr8" draw:text-style-name="P1" draw:layer="layout" svg:x1="6.773cm" svg:y1="9.608cm" svg:x2="6.773cm" svg:y2="9.71cm">
          <text:p/>
        </draw:line>
        <draw:line draw:style-name="gr8" draw:text-style-name="P1" draw:layer="layout" svg:x1="6.773cm" svg:y1="9.816cm" svg:x2="6.773cm" svg:y2="9.922cm">
          <text:p/>
        </draw:line>
        <draw:line draw:style-name="gr8" draw:text-style-name="P1" draw:layer="layout" svg:x1="6.769cm" svg:y1="10.024cm" svg:x2="6.769cm" svg:y2="10.13cm">
          <text:p/>
        </draw:line>
        <draw:line draw:style-name="gr8" draw:text-style-name="P1" draw:layer="layout" svg:x1="6.769cm" svg:y1="10.232cm" svg:x2="6.769cm" svg:y2="10.338cm">
          <text:p/>
        </draw:line>
        <draw:line draw:style-name="gr8" draw:text-style-name="P1" draw:layer="layout" svg:x1="6.769cm" svg:y1="10.444cm" svg:x2="6.769cm" svg:y2="10.546cm">
          <text:p/>
        </draw:line>
        <draw:line draw:style-name="gr8" draw:text-style-name="P1" draw:layer="layout" svg:x1="6.769cm" svg:y1="10.652cm" svg:x2="6.769cm" svg:y2="10.754cm">
          <text:p/>
        </draw:line>
        <draw:line draw:style-name="gr8" draw:text-style-name="P1" draw:layer="layout" svg:x1="6.769cm" svg:y1="10.86cm" svg:x2="6.769cm" svg:y2="10.966cm">
          <text:p/>
        </draw:line>
        <draw:line draw:style-name="gr8" draw:text-style-name="P1" draw:layer="layout" svg:x1="6.769cm" svg:y1="11.068cm" svg:x2="6.769cm" svg:y2="11.174cm">
          <text:p/>
        </draw:line>
        <draw:line draw:style-name="gr8" draw:text-style-name="P1" draw:layer="layout" svg:x1="6.77cm" svg:y1="11.276cm" svg:x2="6.766cm" svg:y2="11.383cm">
          <text:p/>
        </draw:line>
        <draw:line draw:style-name="gr8" draw:text-style-name="P1" draw:layer="layout" svg:x1="6.766cm" svg:y1="11.488cm" svg:x2="6.766cm" svg:y2="11.59cm">
          <text:p/>
        </draw:line>
        <draw:line draw:style-name="gr8" draw:text-style-name="P1" draw:layer="layout" svg:x1="6.766cm" svg:y1="11.696cm" svg:x2="6.766cm" svg:y2="11.799cm">
          <text:p/>
        </draw:line>
        <draw:line draw:style-name="gr8" draw:text-style-name="P1" draw:layer="layout" svg:x1="6.766cm" svg:y1="11.904cm" svg:x2="6.766cm" svg:y2="12.01cm">
          <text:p/>
        </draw:line>
        <draw:line draw:style-name="gr8" draw:text-style-name="P1" draw:layer="layout" svg:x1="6.766cm" svg:y1="12.113cm" svg:x2="6.766cm" svg:y2="12.218cm">
          <text:p/>
        </draw:line>
        <draw:line draw:style-name="gr8" draw:text-style-name="P1" draw:layer="layout" svg:x1="9.115cm" svg:y1="-0.633cm" svg:x2="9.115cm" svg:y2="-0.531cm">
          <text:p/>
        </draw:line>
        <draw:line draw:style-name="gr8" draw:text-style-name="P1" draw:layer="layout" svg:x1="9.115cm" svg:y1="-0.425cm" svg:x2="9.115cm" svg:y2="-0.323cm">
          <text:p/>
        </draw:line>
        <draw:line draw:style-name="gr8" draw:text-style-name="P1" draw:layer="layout" svg:x1="9.115cm" svg:y1="-0.217cm" svg:x2="9.115cm" svg:y2="-0.111cm">
          <text:p/>
        </draw:line>
        <draw:line draw:style-name="gr8" draw:text-style-name="P1" draw:layer="layout" svg:x1="9.115cm" svg:y1="-0.009cm" svg:x2="9.115cm" svg:y2="0.097cm">
          <text:p/>
        </draw:line>
        <draw:line draw:style-name="gr8" draw:text-style-name="P1" draw:layer="layout" svg:x1="9.115cm" svg:y1="0.199cm" svg:x2="9.115cm" svg:y2="0.305cm">
          <text:p/>
        </draw:line>
        <draw:line draw:style-name="gr8" draw:text-style-name="P1" draw:layer="layout" svg:x1="9.115cm" svg:y1="0.411cm" svg:x2="9.115cm" svg:y2="0.513cm">
          <text:p/>
        </draw:line>
        <draw:line draw:style-name="gr8" draw:text-style-name="P1" draw:layer="layout" svg:x1="9.115cm" svg:y1="0.619cm" svg:x2="9.115cm" svg:y2="0.721cm">
          <text:p/>
        </draw:line>
        <draw:line draw:style-name="gr8" draw:text-style-name="P1" draw:layer="layout" svg:x1="9.115cm" svg:y1="0.827cm" svg:x2="9.115cm" svg:y2="0.933cm">
          <text:p/>
        </draw:line>
        <draw:line draw:style-name="gr8" draw:text-style-name="P1" draw:layer="layout" svg:x1="9.115cm" svg:y1="1.035cm" svg:x2="9.115cm" svg:y2="1.141cm">
          <text:p/>
        </draw:line>
        <draw:line draw:style-name="gr8" draw:text-style-name="P1" draw:layer="layout" svg:x1="9.115cm" svg:y1="1.243cm" svg:x2="9.115cm" svg:y2="1.349cm">
          <text:p/>
        </draw:line>
        <draw:line draw:style-name="gr8" draw:text-style-name="P1" draw:layer="layout" svg:x1="9.115cm" svg:y1="1.455cm" svg:x2="9.115cm" svg:y2="1.557cm">
          <text:p/>
        </draw:line>
        <draw:line draw:style-name="gr8" draw:text-style-name="P1" draw:layer="layout" svg:x1="9.115cm" svg:y1="1.663cm" svg:x2="9.115cm" svg:y2="1.766cm">
          <text:p/>
        </draw:line>
        <draw:line draw:style-name="gr8" draw:text-style-name="P1" draw:layer="layout" svg:x1="9.119cm" svg:y1="1.871cm" svg:x2="9.119cm" svg:y2="1.977cm">
          <text:p/>
        </draw:line>
        <draw:line draw:style-name="gr8" draw:text-style-name="P1" draw:layer="layout" svg:x1="9.119cm" svg:y1="2.08cm" svg:x2="9.119cm" svg:y2="2.185cm">
          <text:p/>
        </draw:line>
        <draw:line draw:style-name="gr8" draw:text-style-name="P1" draw:layer="layout" svg:x1="9.119cm" svg:y1="2.288cm" svg:x2="9.119cm" svg:y2="2.393cm">
          <text:p/>
        </draw:line>
        <draw:line draw:style-name="gr8" draw:text-style-name="P1" draw:layer="layout" svg:x1="9.119cm" svg:y1="2.499cm" svg:x2="9.119cm" svg:y2="2.602cm">
          <text:p/>
        </draw:line>
        <draw:line draw:style-name="gr8" draw:text-style-name="P1" draw:layer="layout" svg:x1="9.119cm" svg:y1="2.707cm" svg:x2="9.119cm" svg:y2="2.813cm">
          <text:p/>
        </draw:line>
        <draw:line draw:style-name="gr8" draw:text-style-name="P1" draw:layer="layout" svg:x1="9.119cm" svg:y1="2.916cm" svg:x2="9.119cm" svg:y2="3.018cm">
          <text:p/>
        </draw:line>
        <draw:line draw:style-name="gr8" draw:text-style-name="P1" draw:layer="layout" svg:x1="9.119cm" svg:y1="3.124cm" svg:x2="9.119cm" svg:y2="3.23cm">
          <text:p/>
        </draw:line>
        <draw:line draw:style-name="gr8" draw:text-style-name="P1" draw:layer="layout" svg:x1="9.119cm" svg:y1="3.335cm" svg:x2="9.119cm" svg:y2="3.438cm">
          <text:p/>
        </draw:line>
        <draw:line draw:style-name="gr8" draw:text-style-name="P1" draw:layer="layout" svg:x1="9.119cm" svg:y1="3.54cm" svg:x2="9.119cm" svg:y2="3.646cm">
          <text:p/>
        </draw:line>
        <draw:line draw:style-name="gr8" draw:text-style-name="P1" draw:layer="layout" svg:x1="9.119cm" svg:y1="3.752cm" svg:x2="9.119cm" svg:y2="3.854cm">
          <text:p/>
        </draw:line>
        <draw:line draw:style-name="gr8" draw:text-style-name="P1" draw:layer="layout" svg:x1="9.119cm" svg:y1="3.96cm" svg:x2="9.119cm" svg:y2="4.062cm">
          <text:p/>
        </draw:line>
        <draw:line draw:style-name="gr8" draw:text-style-name="P1" draw:layer="layout" svg:x1="9.119cm" svg:y1="4.168cm" svg:x2="9.119cm" svg:y2="4.274cm">
          <text:p/>
        </draw:line>
        <draw:line draw:style-name="gr8" draw:text-style-name="P1" draw:layer="layout" svg:x1="9.119cm" svg:y1="4.376cm" svg:x2="9.119cm" svg:y2="4.482cm">
          <text:p/>
        </draw:line>
        <draw:line draw:style-name="gr8" draw:text-style-name="P1" draw:layer="layout" svg:x1="9.119cm" svg:y1="4.584cm" svg:x2="9.119cm" svg:y2="4.69cm">
          <text:p/>
        </draw:line>
        <draw:line draw:style-name="gr8" draw:text-style-name="P1" draw:layer="layout" svg:x1="9.119cm" svg:y1="4.796cm" svg:x2="9.119cm" svg:y2="4.898cm">
          <text:p/>
        </draw:line>
        <draw:line draw:style-name="gr8" draw:text-style-name="P1" draw:layer="layout" svg:x1="9.119cm" svg:y1="5.004cm" svg:x2="9.119cm" svg:y2="5.11cm">
          <text:p/>
        </draw:line>
        <draw:line draw:style-name="gr8" draw:text-style-name="P1" draw:layer="layout" svg:x1="9.119cm" svg:y1="5.212cm" svg:x2="9.119cm" svg:y2="5.318cm">
          <text:p/>
        </draw:line>
        <draw:line draw:style-name="gr8" draw:text-style-name="P1" draw:layer="layout" svg:x1="9.119cm" svg:y1="5.42cm" svg:x2="9.119cm" svg:y2="5.526cm">
          <text:p/>
        </draw:line>
        <draw:line draw:style-name="gr8" draw:text-style-name="P1" draw:layer="layout" svg:x1="9.119cm" svg:y1="5.632cm" svg:x2="9.119cm" svg:y2="5.734cm">
          <text:p/>
        </draw:line>
        <draw:line draw:style-name="gr8" draw:text-style-name="P1" draw:layer="layout" svg:x1="9.122cm" svg:y1="5.84cm" svg:x2="9.122cm" svg:y2="5.942cm">
          <text:p/>
        </draw:line>
        <draw:line draw:style-name="gr8" draw:text-style-name="P1" draw:layer="layout" svg:x1="9.122cm" svg:y1="6.048cm" svg:x2="9.122cm" svg:y2="6.154cm">
          <text:p/>
        </draw:line>
        <draw:line draw:style-name="gr8" draw:text-style-name="P1" draw:layer="layout" svg:x1="9.122cm" svg:y1="6.256cm" svg:x2="9.122cm" svg:y2="6.362cm">
          <text:p/>
        </draw:line>
        <draw:line draw:style-name="gr8" draw:text-style-name="P1" draw:layer="layout" svg:x1="9.122cm" svg:y1="6.465cm" svg:x2="9.122cm" svg:y2="6.57cm">
          <text:p/>
        </draw:line>
        <draw:line draw:style-name="gr8" draw:text-style-name="P1" draw:layer="layout" svg:x1="9.122cm" svg:y1="6.676cm" svg:x2="9.122cm" svg:y2="6.779cm">
          <text:p/>
        </draw:line>
        <draw:line draw:style-name="gr8" draw:text-style-name="P1" draw:layer="layout" svg:x1="9.122cm" svg:y1="6.884cm" svg:x2="9.122cm" svg:y2="6.987cm">
          <text:p/>
        </draw:line>
        <draw:line draw:style-name="gr8" draw:text-style-name="P1" draw:layer="layout" svg:x1="9.122cm" svg:y1="7.092cm" svg:x2="9.122cm" svg:y2="7.198cm">
          <text:p/>
        </draw:line>
        <draw:line draw:style-name="gr8" draw:text-style-name="P1" draw:layer="layout" svg:x1="9.122cm" svg:y1="7.301cm" svg:x2="9.122cm" svg:y2="7.406cm">
          <text:p/>
        </draw:line>
        <draw:line draw:style-name="gr8" draw:text-style-name="P1" draw:layer="layout" svg:x1="9.122cm" svg:y1="7.509cm" svg:x2="9.122cm" svg:y2="7.615cm">
          <text:p/>
        </draw:line>
        <draw:line draw:style-name="gr8" draw:text-style-name="P1" draw:layer="layout" svg:x1="9.122cm" svg:y1="7.717cm" svg:x2="9.122cm" svg:y2="7.823cm">
          <text:p/>
        </draw:line>
        <draw:line draw:style-name="gr8" draw:text-style-name="P1" draw:layer="layout" svg:x1="9.122cm" svg:y1="7.929cm" svg:x2="9.122cm" svg:y2="8.031cm">
          <text:p/>
        </draw:line>
        <draw:line draw:style-name="gr8" draw:text-style-name="P1" draw:layer="layout" svg:x1="9.122cm" svg:y1="8.137cm" svg:x2="9.122cm" svg:y2="8.239cm">
          <text:p/>
        </draw:line>
        <draw:line draw:style-name="gr8" draw:text-style-name="P1" draw:layer="layout" svg:x1="9.122cm" svg:y1="8.345cm" svg:x2="9.122cm" svg:y2="8.451cm">
          <text:p/>
        </draw:line>
        <draw:line draw:style-name="gr8" draw:text-style-name="P1" draw:layer="layout" svg:x1="9.122cm" svg:y1="8.553cm" svg:x2="9.122cm" svg:y2="8.659cm">
          <text:p/>
        </draw:line>
        <draw:line draw:style-name="gr8" draw:text-style-name="P1" draw:layer="layout" svg:x1="9.126cm" svg:y1="8.761cm" svg:x2="9.126cm" svg:y2="8.867cm">
          <text:p/>
        </draw:line>
        <draw:line draw:style-name="gr8" draw:text-style-name="P1" draw:layer="layout" svg:x1="9.126cm" svg:y1="8.973cm" svg:x2="9.126cm" svg:y2="9.075cm">
          <text:p/>
        </draw:line>
        <draw:line draw:style-name="gr8" draw:text-style-name="P1" draw:layer="layout" svg:x1="9.126cm" svg:y1="9.181cm" svg:x2="9.126cm" svg:y2="9.283cm">
          <text:p/>
        </draw:line>
        <draw:line draw:style-name="gr8" draw:text-style-name="P1" draw:layer="layout" svg:x1="9.126cm" svg:y1="9.389cm" svg:x2="9.126cm" svg:y2="9.495cm">
          <text:p/>
        </draw:line>
        <draw:line draw:style-name="gr8" draw:text-style-name="P1" draw:layer="layout" svg:x1="9.126cm" svg:y1="9.597cm" svg:x2="9.126cm" svg:y2="9.703cm">
          <text:p/>
        </draw:line>
        <draw:line draw:style-name="gr8" draw:text-style-name="P1" draw:layer="layout" svg:x1="9.126cm" svg:y1="9.805cm" svg:x2="9.126cm" svg:y2="9.911cm">
          <text:p/>
        </draw:line>
        <draw:line draw:style-name="gr8" draw:text-style-name="P1" draw:layer="layout" svg:x1="9.126cm" svg:y1="10.017cm" svg:x2="9.126cm" svg:y2="10.119cm">
          <text:p/>
        </draw:line>
        <draw:line draw:style-name="gr8" draw:text-style-name="P1" draw:layer="layout" svg:x1="9.126cm" svg:y1="10.225cm" svg:x2="9.126cm" svg:y2="10.327cm">
          <text:p/>
        </draw:line>
        <draw:line draw:style-name="gr8" draw:text-style-name="P1" draw:layer="layout" svg:x1="9.126cm" svg:y1="10.433cm" svg:x2="9.126cm" svg:y2="10.539cm">
          <text:p/>
        </draw:line>
        <draw:line draw:style-name="gr8" draw:text-style-name="P1" draw:layer="layout" svg:x1="9.126cm" svg:y1="10.641cm" svg:x2="9.126cm" svg:y2="10.747cm">
          <text:p/>
        </draw:line>
        <draw:line draw:style-name="gr8" draw:text-style-name="P1" draw:layer="layout" svg:x1="9.126cm" svg:y1="10.85cm" svg:x2="9.126cm" svg:y2="10.955cm">
          <text:p/>
        </draw:line>
        <draw:line draw:style-name="gr8" draw:text-style-name="P1" draw:layer="layout" svg:x1="9.126cm" svg:y1="11.061cm" svg:x2="9.126cm" svg:y2="11.164cm">
          <text:p/>
        </draw:line>
        <draw:line draw:style-name="gr8" draw:text-style-name="P1" draw:layer="layout" svg:x1="9.126cm" svg:y1="11.269cm" svg:x2="9.126cm" svg:y2="11.372cm">
          <text:p/>
        </draw:line>
        <draw:line draw:style-name="gr8" draw:text-style-name="P1" draw:layer="layout" svg:x1="9.126cm" svg:y1="11.478cm" svg:x2="9.126cm" svg:y2="11.583cm">
          <text:p/>
        </draw:line>
        <draw:line draw:style-name="gr8" draw:text-style-name="P1" draw:layer="layout" svg:x1="9.126cm" svg:y1="11.686cm" svg:x2="9.126cm" svg:y2="11.791cm">
          <text:p/>
        </draw:line>
        <draw:line draw:style-name="gr8" draw:text-style-name="P1" draw:layer="layout" svg:x1="9.126cm" svg:y1="11.894cm" svg:x2="9.126cm" svg:y2="12cm">
          <text:p/>
        </draw:line>
        <draw:line draw:style-name="gr8" draw:text-style-name="P1" draw:layer="layout" svg:x1="9.126cm" svg:y1="12.102cm" svg:x2="9.126cm" svg:y2="12.208cm">
          <text:p/>
        </draw:line>
        <draw:line draw:style-name="gr10" draw:text-style-name="P1" draw:layer="layout" svg:x1="10.703cm" svg:y1="12.031cm" svg:x2="10.911cm" svg:y2="12.031cm">
          <text:p/>
        </draw:line>
        <draw:polyline draw:style-name="gr10" draw:text-style-name="P1" draw:layer="layout" svg:width="0.099cm" svg:height="0.116cm" svg:x="17.631cm" svg:y="11.915cm" svg:viewBox="0 0 100 117" draw:points="0,0 7,117 100,117">
          <text:p/>
        </draw:polyline>
        <draw:line draw:style-name="gr10" draw:text-style-name="P1" draw:layer="layout" svg:x1="17.864cm" svg:y1="12.031cm" svg:x2="18.076cm" svg:y2="12.031cm">
          <text:p/>
        </draw:line>
        <draw:line draw:style-name="gr10" draw:text-style-name="P1" draw:layer="layout" svg:x1="17.607cm" svg:y1="11.227cm" svg:x2="17.615cm" svg:y2="11.44cm">
          <text:p/>
        </draw:line>
        <draw:line draw:style-name="gr10" draw:text-style-name="P1" draw:layer="layout" svg:x1="17.621cm" svg:y1="11.573cm" svg:x2="17.629cm" svg:y2="11.78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erif" svg:font-family="'Liberation Serif'"/>
    <style:font-face style:name="Liberation Sans" svg:font-family="'Liberation Sans'" style:font-family-generic="roman" style:font-pitch="variable"/>
    <style:font-face style:name="Liberation Serif1"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41.999cm" fo:page-height="29.6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8T18:06:15.639976875</dc:date>
    <meta:editing-duration>PT3H20M40S</meta:editing-duration>
    <meta:editing-cycles>1</meta:editing-cycles>
    <meta:document-statistic meta:object-count="1368"/>
    <meta:generator>LibreOffice/6.0.7.3$Linux_X86_64 LibreOffice_project/00m0$Build-3</meta:generator>
  </office:meta>
</office:document-meta>
</file>